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Average Charg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table:formula="of:=AVERAGE([$'sa-exhaustive-charge'.B:.B];[$'sa-exhaustive-charge'.D:.D];[$'sa-exhaustive-charge'.F:.F];[$'sa-exhaustive-charge'.H:.H];[$'sa-exhaustive-charge'.J:.J];[$'sa-exhaustive-charge'.L:.L];[$'sa-exhaustive-charge'.N:.N];[$'sa-exhaustive-charge'.P:.P];[$'sa-exhaustive-charge'.R:.R];[$'sa-exhaustive-charge'.T:.T];[$'sa-exhaustive-charge'.V:.V];[$'sa-exhaustive-charge'.X:.X];[$'sa-exhaustive-charge'.Z:.Z];[$'sa-exhaustive-charge'.AB:.AB];[$'sa-exhaustive-charge'.AD:.AD];[$'sa-exhaustive-charge'.AF:.AF];[$'sa-exhaustive-charge'.AH:.AH];[$'sa-exhaustive-charge'.AJ:.AJ];[$'sa-exhaustive-charge'.AL:.AL];[$'sa-exhaustive-charge'.AN:.AN];[$'sa-exhaustive-charge'.AP:.AP];[$'sa-exhaustive-charge'.AR:.AR];[$'sa-exhaustive-charge'.AT:.AT];[$'sa-exhaustive-charge'.AV:.AV];[$'sa-exhaustive-charge'.AX:.AX];[$'sa-exhaustive-charge'.AZ:.AZ];[$'sa-exhaustive-charge'.BB:.BB];[$'sa-exhaustive-charge'.BD:.BD];[$'sa-exhaustive-charge'.BF:.BF];[$'sa-exhaustive-charge'.BH:.BH];[$'sa-exhaustive-charge'.BJ:.BJ];[$'sa-exhaustive-charge'.BL:.BL];[$'sa-exhaustive-charge'.BN:.BN];[$'sa-exhaustive-charge'.BP:.BP];[$'sa-exhaustive-charge'.BR:.BR])" office:value-type="float" office:value="207.230807943787" calcext:value-type="float">
            <text:p>207.230807943787</text:p>
          </table:table-cell>
          <table:table-cell table:formula="of:=AVERAGE([$'sa-quick-charge'.B:.B];[$'sa-quick-charge'.D:.D];[$'sa-quick-charge'.F:.F];[$'sa-quick-charge'.H:.H];[$'sa-quick-charge'.J:.J];[$'sa-quick-charge'.L:.L];[$'sa-quick-charge'.N:.N];[$'sa-quick-charge'.P:.P];[$'sa-quick-charge'.R:.R];[$'sa-quick-charge'.T:.T];[$'sa-quick-charge'.V:.V];[$'sa-quick-charge'.X:.X];[$'sa-quick-charge'.Z:.Z];[$'sa-quick-charge'.AB:.AB];[$'sa-quick-charge'.AD:.AD];[$'sa-quick-charge'.AF:.AF];[$'sa-quick-charge'.AH:.AH];[$'sa-quick-charge'.AJ:.AJ];[$'sa-quick-charge'.AL:.AL];[$'sa-quick-charge'.AN:.AN];[$'sa-quick-charge'.AP:.AP];[$'sa-quick-charge'.AR:.AR];[$'sa-quick-charge'.AT:.AT];[$'sa-quick-charge'.AV:.AV];[$'sa-quick-charge'.AX:.AX];[$'sa-quick-charge'.AZ:.AZ];[$'sa-quick-charge'.BB:.BB];[$'sa-quick-charge'.BD:.BD];[$'sa-quick-charge'.BF:.BF];[$'sa-quick-charge'.BH:.BH];[$'sa-quick-charge'.BJ:.BJ];[$'sa-quick-charge'.BL:.BL];[$'sa-quick-charge'.BN:.BN];[$'sa-quick-charge'.BP:.BP];[$'sa-quick-charge'.BR:.BR])" office:value-type="float" office:value="229.449476346154" calcext:value-type="float">
            <text:p>229.449476346154</text:p>
          </table:table-cell>
          <table:table-cell table:formula="of:=AVERAGE([$'milp-charge'.B:.B];[$'milp-charge'.D:.D];[$'milp-charge'.F:.F];[$'milp-charge'.H:.H];[$'milp-charge'.J:.J];[$'milp-charge'.L:.L];[$'milp-charge'.N:.N];[$'milp-charge'.P:.P];[$'milp-charge'.R:.R];[$'milp-charge'.T:.T];[$'milp-charge'.V:.V];[$'milp-charge'.X:.X];[$'milp-charge'.Z:.Z];[$'milp-charge'.AB:.AB];[$'milp-charge'.AD:.AD];[$'milp-charge'.AF:.AF];[$'milp-charge'.AH:.AH];[$'milp-charge'.AJ:.AJ];[$'milp-charge'.AL:.AL];[$'milp-charge'.AN:.AN];[$'milp-charge'.AP:.AP];[$'milp-charge'.AR:.AR];[$'milp-charge'.AT:.AT];[$'milp-charge'.AV:.AV];[$'milp-charge'.AX:.AX];[$'milp-charge'.AZ:.AZ];[$'milp-charge'.BB:.BB];[$'milp-charge'.BD:.BD];[$'milp-charge'.BF:.BF];[$'milp-charge'.BH:.BH];[$'milp-charge'.BJ:.BJ];[$'milp-charge'.BL:.BL];[$'milp-charge'.BN:.BN];[$'milp-charge'.BP:.BP];[$'milp-charge'.BR:.BR])" office:value-type="float" office:value="179.580229533742" calcext:value-type="float">
            <text:p>179.580229533742</text:p>
          </table:table-cell>
          <table:table-cell table:formula="of:=AVERAGE([$'qm-charge'.B:.B];[$'qm-charge'.D:.D];[$'qm-charge'.F:.F];[$'qm-charge'.H:.H];[$'qm-charge'.J:.J];[$'qm-charge'.L:.L];[$'qm-charge'.N:.N];[$'qm-charge'.P:.P];[$'qm-charge'.R:.R];[$'qm-charge'.T:.T];[$'qm-charge'.V:.V];[$'qm-charge'.X:.X];[$'qm-charge'.Z:.Z];[$'qm-charge'.AB:.AB];[$'qm-charge'.AD:.AD];[$'qm-charge'.AF:.AF];[$'qm-charge'.AH:.AH];[$'qm-charge'.AJ:.AJ];[$'qm-charge'.AL:.AL];[$'qm-charge'.AN:.AN];[$'qm-charge'.AP:.AP];[$'qm-charge'.AR:.AR];[$'qm-charge'.AT:.AT];[$'qm-charge'.AV:.AV];[$'qm-charge'.AX:.AX];[$'qm-charge'.AZ:.AZ];[$'qm-charge'.BB:.BB];[$'qm-charge'.BD:.BD];[$'qm-charge'.BF:.BF];[$'qm-charge'.BH:.BH];[$'qm-charge'.BJ:.BJ];[$'qm-charge'.BL:.BL];[$'qm-charge'.BN:.BN];[$'qm-charge'.BP:.BP];[$'qm-charge'.BR:.BR])" office:value-type="float" office:value="253.049696882376" calcext:value-type="float">
            <text:p>253.049696882376</text:p>
          </table:table-cell>
        </table:table-row>
      </table:table>
      <table:table table:name="sa-exhaustive-charg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407719" calcext:value-type="float">
            <text:p>0.000440771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4286216" calcext:value-type="float">
            <text:p>0.0003428621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432869" calcext:value-type="float">
            <text:p>0.000543286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3364417" calcext:value-type="float">
            <text:p>0.0005336441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433235" calcext:value-type="float">
            <text:p>0.0001143323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40898387" calcext:value-type="float">
            <text:p>0.00004089838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15369585" calcext:value-type="float">
            <text:p>0.0001153695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151885" calcext:value-type="float">
            <text:p>0.000615188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7328034" calcext:value-type="float">
            <text:p>0.0008732803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538057" calcext:value-type="float">
            <text:p>0.0007353805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475988" calcext:value-type="float">
            <text:p>0.00084759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688232" calcext:value-type="float">
            <text:p>0.0008688232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4309426" calcext:value-type="float">
            <text:p>0.0003430942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5499323" calcext:value-type="float">
            <text:p>0.0007549932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9902517" calcext:value-type="float">
            <text:p>0.0005990251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0525327" calcext:value-type="float">
            <text:p>0.0006052532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426325" calcext:value-type="float">
            <text:p>0.000142632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527197" calcext:value-type="float">
            <text:p>0.0001652719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16520201" calcext:value-type="float">
            <text:p>0.000165202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31919524" calcext:value-type="float">
            <text:p>0.00003191952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8846194" calcext:value-type="float">
            <text:p>0.00078846194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9799635" calcext:value-type="float">
            <text:p>0.0009799635</text:p>
          </table:table-cell>
          <table:table-cell office:value-type="float" office:value="349.21616" calcext:value-type="float">
            <text:p>349.21616</text:p>
          </table:table-cell>
          <table:table-cell office:value-type="float" office:value="0.0004843356" calcext:value-type="float">
            <text:p>0.0004843356</text:p>
          </table:table-cell>
          <table:table-cell office:value-type="float" office:value="349.20422" calcext:value-type="float">
            <text:p>349.20422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754598" calcext:value-type="float">
            <text:p>0.0007754598</text:p>
          </table:table-cell>
          <table:table-cell office:value-type="float" office:value="349.41147" calcext:value-type="float">
            <text:p>349.41147</text:p>
          </table:table-cell>
          <table:table-cell office:value-type="float" office:value="0.0007124414" calcext:value-type="float">
            <text:p>0.0007124414</text:p>
          </table:table-cell>
          <table:table-cell office:value-type="float" office:value="349.20535" calcext:value-type="float">
            <text:p>349.20535</text:p>
          </table:table-cell>
          <table:table-cell office:value-type="float" office:value="0.00024234675" calcext:value-type="float">
            <text:p>0.00024234675</text:p>
          </table:table-cell>
          <table:table-cell office:value-type="float" office:value="349.20383" calcext:value-type="float">
            <text:p>349.2038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28300867" calcext:value-type="float">
            <text:p>0.00028300867</text:p>
          </table:table-cell>
          <table:table-cell office:value-type="float" office:value="349.20724" calcext:value-type="float">
            <text:p>349.20724</text:p>
          </table:table-cell>
          <table:table-cell office:value-type="float" office:value="0.0005931618" calcext:value-type="float">
            <text:p>0.0005931618</text:p>
          </table:table-cell>
          <table:table-cell office:value-type="float" office:value="349.21432" calcext:value-type="float">
            <text:p>349.21432</text:p>
          </table:table-cell>
          <table:table-cell office:value-type="float" office:value="0.0007177215" calcext:value-type="float">
            <text:p>0.0007177215</text:p>
          </table:table-cell>
          <table:table-cell office:value-type="float" office:value="349.20306" calcext:value-type="float">
            <text:p>349.2030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9881891" calcext:value-type="float">
            <text:p>0.0009881891</text:p>
          </table:table-cell>
          <table:table-cell office:value-type="float" office:value="349.20343" calcext:value-type="float">
            <text:p>349.20343</text:p>
          </table:table-cell>
          <table:table-cell office:value-type="float" office:value="0.0009782746" calcext:value-type="float">
            <text:p>0.0009782746</text:p>
          </table:table-cell>
          <table:table-cell office:value-type="float" office:value="349.42123" calcext:value-type="float">
            <text:p>349.42123</text:p>
          </table:table-cell>
          <table:table-cell office:value-type="float" office:value="0.0009666907" calcext:value-type="float">
            <text:p>0.0009666907</text:p>
          </table:table-cell>
          <table:table-cell office:value-type="float" office:value="349.20355" calcext:value-type="float">
            <text:p>349.20355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9712805" calcext:value-type="float">
            <text:p>0.0009712805</text:p>
          </table:table-cell>
          <table:table-cell office:value-type="float" office:value="349.2933" calcext:value-type="float">
            <text:p>349.293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6845" calcext:value-type="float">
            <text:p>0.000736845</text:p>
          </table:table-cell>
          <table:table-cell office:value-type="float" office:value="349.2118" calcext:value-type="float">
            <text:p>349.2118</text:p>
          </table:table-cell>
          <table:table-cell office:value-type="float" office:value="0.0008761331" calcext:value-type="float">
            <text:p>0.0008761331</text:p>
          </table:table-cell>
          <table:table-cell office:value-type="float" office:value="349.31033" calcext:value-type="float">
            <text:p>349.31033</text:p>
          </table:table-cell>
          <table:table-cell office:value-type="float" office:value="0.0007417075" calcext:value-type="float">
            <text:p>0.000741707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93758805" calcext:value-type="float">
            <text:p>0.00093758805</text:p>
          </table:table-cell>
          <table:table-cell office:value-type="float" office:value="349.50272" calcext:value-type="float">
            <text:p>349.50272</text:p>
          </table:table-cell>
          <table:table-cell office:value-type="float" office:value="0.00043107523" calcext:value-type="float">
            <text:p>0.00043107523</text:p>
          </table:table-cell>
          <table:table-cell office:value-type="float" office:value="349.20865" calcext:value-type="float">
            <text:p>349.20865</text:p>
          </table:table-cell>
          <table:table-cell office:value-type="float" office:value="0.00034179733" calcext:value-type="float">
            <text:p>0.00034179733</text:p>
          </table:table-cell>
          <table:table-cell office:value-type="float" office:value="349.2053" calcext:value-type="float">
            <text:p>349.205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2357954" calcext:value-type="float">
            <text:p>0.00052357954</text:p>
          </table:table-cell>
          <table:table-cell office:value-type="float" office:value="349.52646" calcext:value-type="float">
            <text:p>349.52646</text:p>
          </table:table-cell>
          <table:table-cell office:value-type="float" office:value="0.0001557799" calcext:value-type="float">
            <text:p>0.0001557799</text:p>
          </table:table-cell>
          <table:table-cell office:value-type="float" office:value="349.2037" calcext:value-type="float">
            <text:p>349.2037</text:p>
          </table:table-cell>
          <table:table-cell office:value-type="float" office:value="0.00094034156" calcext:value-type="float">
            <text:p>0.00094034156</text:p>
          </table:table-cell>
          <table:table-cell office:value-type="float" office:value="349.33835" calcext:value-type="float">
            <text:p>349.33835</text:p>
          </table:table-cell>
        </table:table-row>
        <table:table-row table:style-name="ro1">
          <table:table-cell office:value-type="float" office:value="5.333977" calcext:value-type="float">
            <text:p>5.33397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8816" calcext:value-type="float">
            <text:p>5.6668816</text:p>
          </table:table-cell>
          <table:table-cell office:value-type="float" office:value="165.61615" calcext:value-type="float">
            <text:p>165.61615</text:p>
          </table:table-cell>
          <table:table-cell office:value-type="float" office:value="6.000194" calcext:value-type="float">
            <text:p>6.000194</text:p>
          </table:table-cell>
          <table:table-cell office:value-type="float" office:value="154.80421" calcext:value-type="float">
            <text:p>154.80421</text:p>
          </table:table-cell>
          <table:table-cell office:value-type="float" office:value="5.0002737" calcext:value-type="float">
            <text:p>5.000273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61145" calcext:value-type="float">
            <text:p>176.61145</text:p>
          </table:table-cell>
          <table:table-cell office:value-type="float" office:value="5.667114" calcext:value-type="float">
            <text:p>5.667114</text:p>
          </table:table-cell>
          <table:table-cell office:value-type="float" office:value="165.60535" calcext:value-type="float">
            <text:p>165.60535</text:p>
          </table:table-cell>
          <table:table-cell office:value-type="float" office:value="6" calcext:value-type="float">
            <text:p>6</text:p>
          </table:table-cell>
          <table:table-cell office:value-type="float" office:value="154.80382" calcext:value-type="float">
            <text:p>154.80382</text:p>
          </table:table-cell>
          <table:table-cell office:value-type="float" office:value="6.9169407" calcext:value-type="float">
            <text:p>6.916940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7.416774" calcext:value-type="float">
            <text:p>7.416774</text:p>
          </table:table-cell>
          <table:table-cell office:value-type="float" office:value="165.60724" calcext:value-type="float">
            <text:p>165.60724</text:p>
          </table:table-cell>
          <table:table-cell office:value-type="float" office:value="6.719125" calcext:value-type="float">
            <text:p>6.719125</text:p>
          </table:table-cell>
          <table:table-cell office:value-type="float" office:value="154.81432" calcext:value-type="float">
            <text:p>154.81432</text:p>
          </table:table-cell>
          <table:table-cell office:value-type="float" office:value="5.0002365" calcext:value-type="float">
            <text:p>5.0002365</text:p>
          </table:table-cell>
          <table:table-cell office:value-type="float" office:value="187.20306" calcext:value-type="float">
            <text:p>187.20306</text:p>
          </table:table-cell>
          <table:table-cell office:value-type="float" office:value="5.3336926" calcext:value-type="float">
            <text:p>5.3336926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05226" calcext:value-type="float">
            <text:p>6.0005226</text:p>
          </table:table-cell>
          <table:table-cell office:value-type="float" office:value="154.80342" calcext:value-type="float">
            <text:p>154.80342</text:p>
          </table:table-cell>
          <table:table-cell office:value-type="float" office:value="5.201022" calcext:value-type="float">
            <text:p>5.201022</text:p>
          </table:table-cell>
          <table:table-cell office:value-type="float" office:value="187.42123" calcext:value-type="float">
            <text:p>187.42123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353" calcext:value-type="float">
            <text:p>176.40353</text:p>
          </table:table-cell>
          <table:table-cell office:value-type="float" office:value="5.718097" calcext:value-type="float">
            <text:p>5.718097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1917963" calcext:value-type="float">
            <text:p>6.1917963</text:p>
          </table:table-cell>
          <table:table-cell office:value-type="float" office:value="154.8933" calcext:value-type="float">
            <text:p>154.8933</text:p>
          </table:table-cell>
          <table:table-cell office:value-type="float" office:value="5.000009" calcext:value-type="float">
            <text:p>5.000009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7204" calcext:value-type="float">
            <text:p>5.6667204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000361" calcext:value-type="float">
            <text:p>6.00036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7.713397" calcext:value-type="float">
            <text:p>7.71339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6.8303127" calcext:value-type="float">
            <text:p>6.8303127</text:p>
          </table:table-cell>
          <table:table-cell office:value-type="float" office:value="176.41177" calcext:value-type="float">
            <text:p>176.41177</text:p>
          </table:table-cell>
          <table:table-cell office:value-type="float" office:value="8.506265" calcext:value-type="float">
            <text:p>8.506265</text:p>
          </table:table-cell>
          <table:table-cell office:value-type="float" office:value="165.71033" calcext:value-type="float">
            <text:p>165.71033</text:p>
          </table:table-cell>
          <table:table-cell office:value-type="float" office:value="7.636876" calcext:value-type="float">
            <text:p>7.63687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1.422913" calcext:value-type="float">
            <text:p>11.422913</text:p>
          </table:table-cell>
          <table:table-cell office:value-type="float" office:value="187.50272" calcext:value-type="float">
            <text:p>187.50272</text:p>
          </table:table-cell>
          <table:table-cell office:value-type="float" office:value="5.3333335" calcext:value-type="float">
            <text:p>5.3333335</text:p>
          </table:table-cell>
          <table:table-cell office:value-type="float" office:value="176.40863" calcext:value-type="float">
            <text:p>176.40863</text:p>
          </table:table-cell>
          <table:table-cell office:value-type="float" office:value="10.455958" calcext:value-type="float">
            <text:p>10.455958</text:p>
          </table:table-cell>
          <table:table-cell office:value-type="float" office:value="165.60529" calcext:value-type="float">
            <text:p>165.60529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536" calcext:value-type="float">
            <text:p>5.000536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371" calcext:value-type="float">
            <text:p>5.333371</text:p>
          </table:table-cell>
          <table:table-cell office:value-type="float" office:value="176.72644" calcext:value-type="float">
            <text:p>176.72644</text:p>
          </table:table-cell>
          <table:table-cell office:value-type="float" office:value="5.667285" calcext:value-type="float">
            <text:p>5.667285</text:p>
          </table:table-cell>
          <table:table-cell office:value-type="float" office:value="165.6037" calcext:value-type="float">
            <text:p>165.6037</text:p>
          </table:table-cell>
          <table:table-cell office:value-type="float" office:value="6.0005164" calcext:value-type="float">
            <text:p>6.0005164</text:p>
          </table:table-cell>
          <table:table-cell office:value-type="float" office:value="154.93834" calcext:value-type="float">
            <text:p>154.93834</text:p>
          </table:table-cell>
        </table:table-row>
        <table:table-row table:style-name="ro1">
          <table:table-cell office:value-type="float" office:value="5.334225" calcext:value-type="float">
            <text:p>5.334225</text:p>
          </table:table-cell>
          <table:table-cell office:value-type="float" office:value="176.40741" calcext:value-type="float">
            <text:p>176.40741</text:p>
          </table:table-cell>
          <table:table-cell office:value-type="float" office:value="5.6673584" calcext:value-type="float">
            <text:p>5.6673584</text:p>
          </table:table-cell>
          <table:table-cell office:value-type="float" office:value="165.61615" calcext:value-type="float">
            <text:p>165.61615</text:p>
          </table:table-cell>
          <table:table-cell office:value-type="float" office:value="6.0003123" calcext:value-type="float">
            <text:p>6.0003123</text:p>
          </table:table-cell>
          <table:table-cell office:value-type="float" office:value="154.80777" calcext:value-type="float">
            <text:p>154.80777</text:p>
          </table:table-cell>
          <table:table-cell office:value-type="float" office:value="5.000586" calcext:value-type="float">
            <text:p>5.000586</text:p>
          </table:table-cell>
          <table:table-cell office:value-type="float" office:value="187.4845" calcext:value-type="float">
            <text:p>187.4845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7.52234" calcext:value-type="float">
            <text:p>177.52234</text:p>
          </table:table-cell>
          <table:table-cell office:value-type="float" office:value="5.6675305" calcext:value-type="float">
            <text:p>5.6675305</text:p>
          </table:table-cell>
          <table:table-cell office:value-type="float" office:value="165.61784" calcext:value-type="float">
            <text:p>165.61784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80382" calcext:value-type="float">
            <text:p>154.80382</text:p>
          </table:table-cell>
          <table:table-cell office:value-type="float" office:value="6.9271975" calcext:value-type="float">
            <text:p>6.9271975</text:p>
          </table:table-cell>
          <table:table-cell office:value-type="float" office:value="187.50769" calcext:value-type="float">
            <text:p>187.50769</text:p>
          </table:table-cell>
          <table:table-cell office:value-type="float" office:value="10.541667" calcext:value-type="float">
            <text:p>10.541667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9.216429" calcext:value-type="float">
            <text:p>9.216429</text:p>
          </table:table-cell>
          <table:table-cell office:value-type="float" office:value="165.60724" calcext:value-type="float">
            <text:p>165.60724</text:p>
          </table:table-cell>
          <table:table-cell office:value-type="float" office:value="6.759196" calcext:value-type="float">
            <text:p>6.759196</text:p>
          </table:table-cell>
          <table:table-cell office:value-type="float" office:value="156.01645" calcext:value-type="float">
            <text:p>156.01645</text:p>
          </table:table-cell>
          <table:table-cell office:value-type="float" office:value="5.000339" calcext:value-type="float">
            <text:p>5.000339</text:p>
          </table:table-cell>
          <table:table-cell office:value-type="float" office:value="187.20615" calcext:value-type="float">
            <text:p>187.20615</text:p>
          </table:table-cell>
          <table:table-cell office:value-type="float" office:value="5.3340826" calcext:value-type="float">
            <text:p>5.3340826</text:p>
          </table:table-cell>
          <table:table-cell office:value-type="float" office:value="176.41167" calcext:value-type="float">
            <text:p>176.41167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54086" calcext:value-type="float">
            <text:p>166.54086</text:p>
          </table:table-cell>
          <table:table-cell office:value-type="float" office:value="6.0007925" calcext:value-type="float">
            <text:p>6.0007925</text:p>
          </table:table-cell>
          <table:table-cell office:value-type="float" office:value="154.81152" calcext:value-type="float">
            <text:p>154.81152</text:p>
          </table:table-cell>
          <table:table-cell office:value-type="float" office:value="5.210491" calcext:value-type="float">
            <text:p>5.210491</text:p>
          </table:table-cell>
          <table:table-cell office:value-type="float" office:value="187.7053" calcext:value-type="float">
            <text:p>187.7053</text:p>
          </table:table-cell>
          <table:table-cell office:value-type="float" office:value="5.7083335" calcext:value-type="float">
            <text:p>5.7083335</text:p>
          </table:table-cell>
          <table:table-cell office:value-type="float" office:value="176.40353" calcext:value-type="float">
            <text:p>176.40353</text:p>
          </table:table-cell>
          <table:table-cell office:value-type="float" office:value="5.745126" calcext:value-type="float">
            <text:p>5.745126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.201179" calcext:value-type="float">
            <text:p>6.201179</text:p>
          </table:table-cell>
          <table:table-cell office:value-type="float" office:value="155.17477" calcext:value-type="float">
            <text:p>155.17477</text:p>
          </table:table-cell>
          <table:table-cell office:value-type="float" office:value="5.000257" calcext:value-type="float">
            <text:p>5.000257</text:p>
          </table:table-cell>
          <table:table-cell office:value-type="float" office:value="187.42586" calcext:value-type="float">
            <text:p>187.42586</text:p>
          </table:table-cell>
          <table:table-cell office:value-type="float" office:value="5.3343334" calcext:value-type="float">
            <text:p>5.3343334</text:p>
          </table:table-cell>
          <table:table-cell office:value-type="float" office:value="177.31085" calcext:value-type="float">
            <text:p>177.31085</text:p>
          </table:table-cell>
          <table:table-cell office:value-type="float" office:value="5.6669126" calcext:value-type="float">
            <text:p>5.6669126</text:p>
          </table:table-cell>
          <table:table-cell office:value-type="float" office:value="165.60574" calcext:value-type="float">
            <text:p>165.60574</text:p>
          </table:table-cell>
          <table:table-cell office:value-type="float" office:value="6.0005097" calcext:value-type="float">
            <text:p>6.0005097</text:p>
          </table:table-cell>
          <table:table-cell office:value-type="float" office:value="154.80444" calcext:value-type="float">
            <text:p>154.80444</text:p>
          </table:table-cell>
          <table:table-cell office:value-type="float" office:value="7.7147775" calcext:value-type="float">
            <text:p>7.7147775</text:p>
          </table:table-cell>
          <table:table-cell office:value-type="float" office:value="187.2414" calcext:value-type="float">
            <text:p>187.2414</text:p>
          </table:table-cell>
          <table:table-cell office:value-type="float" office:value="6.8390117" calcext:value-type="float">
            <text:p>6.8390117</text:p>
          </table:table-cell>
          <table:table-cell office:value-type="float" office:value="184.33607" calcext:value-type="float">
            <text:p>184.33607</text:p>
          </table:table-cell>
          <table:table-cell office:value-type="float" office:value="8.545711" calcext:value-type="float">
            <text:p>8.545711</text:p>
          </table:table-cell>
          <table:table-cell office:value-type="float" office:value="166.8937" calcext:value-type="float">
            <text:p>166.8937</text:p>
          </table:table-cell>
          <table:table-cell office:value-type="float" office:value="7.6392813" calcext:value-type="float">
            <text:p>7.6392813</text:p>
          </table:table-cell>
          <table:table-cell office:value-type="float" office:value="156.99097" calcext:value-type="float">
            <text:p>156.99097</text:p>
          </table:table-cell>
          <table:table-cell office:value-type="float" office:value="11.641213" calcext:value-type="float">
            <text:p>11.641213</text:p>
          </table:table-cell>
          <table:table-cell office:value-type="float" office:value="194.05174" calcext:value-type="float">
            <text:p>194.05174</text:p>
          </table:table-cell>
          <table:table-cell office:value-type="float" office:value="22.325" calcext:value-type="float">
            <text:p>22.325</text:p>
          </table:table-cell>
          <table:table-cell office:value-type="float" office:value="176.40863" calcext:value-type="float">
            <text:p>176.40863</text:p>
          </table:table-cell>
          <table:table-cell office:value-type="float" office:value="17.869043" calcext:value-type="float">
            <text:p>17.869043</text:p>
          </table:table-cell>
          <table:table-cell office:value-type="float" office:value="387.99783" calcext:value-type="float">
            <text:p>387.99783</text:p>
          </table:table-cell>
          <table:table-cell office:value-type="float" office:value="22.991667" calcext:value-type="float">
            <text:p>22.991667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9637" calcext:value-type="float">
            <text:p>5.0009637</text:p>
          </table:table-cell>
          <table:table-cell office:value-type="float" office:value="187.21281" calcext:value-type="float">
            <text:p>187.21281</text:p>
          </table:table-cell>
          <table:table-cell office:value-type="float" office:value="5.334153" calcext:value-type="float">
            <text:p>5.334153</text:p>
          </table:table-cell>
          <table:table-cell office:value-type="float" office:value="176.74991" calcext:value-type="float">
            <text:p>176.74991</text:p>
          </table:table-cell>
          <table:table-cell office:value-type="float" office:value="5.6675296" calcext:value-type="float">
            <text:p>5.6675296</text:p>
          </table:table-cell>
          <table:table-cell office:value-type="float" office:value="165.82654" calcext:value-type="float">
            <text:p>165.82654</text:p>
          </table:table-cell>
          <table:table-cell office:value-type="float" office:value="6.000711" calcext:value-type="float">
            <text:p>6.000711</text:p>
          </table:table-cell>
          <table:table-cell office:value-type="float" office:value="154.94418" calcext:value-type="float">
            <text:p>154.94418</text:p>
          </table:table-cell>
        </table:table-row>
        <table:table-row table:style-name="ro1">
          <table:table-cell office:value-type="float" office:value="6.9302382" calcext:value-type="float">
            <text:p>6.9302382</text:p>
          </table:table-cell>
          <table:table-cell office:value-type="float" office:value="154.26741" calcext:value-type="float">
            <text:p>154.26741</text:p>
          </table:table-cell>
          <table:table-cell office:value-type="float" office:value="6.35" calcext:value-type="float">
            <text:p>6.35</text:p>
          </table:table-cell>
          <table:table-cell office:value-type="float" office:value="143.47615" calcext:value-type="float">
            <text:p>143.47615</text:p>
          </table:table-cell>
          <table:table-cell office:value-type="float" office:value="7.742615" calcext:value-type="float">
            <text:p>7.742615</text:p>
          </table:table-cell>
          <table:table-cell office:value-type="float" office:value="132.66777" calcext:value-type="float">
            <text:p>132.66777</text:p>
          </table:table-cell>
          <table:table-cell office:value-type="float" office:value="5.3166666" calcext:value-type="float">
            <text:p>5.3166666</text:p>
          </table:table-cell>
          <table:table-cell office:value-type="float" office:value="177.2245" calcext:value-type="float">
            <text:p>177.2245</text:p>
          </table:table-cell>
          <table:table-cell office:value-type="float" office:value="5.65" calcext:value-type="float">
            <text:p>5.65</text:p>
          </table:table-cell>
          <table:table-cell office:value-type="float" office:value="167.26234" calcext:value-type="float">
            <text:p>167.26234</text:p>
          </table:table-cell>
          <table:table-cell office:value-type="float" office:value="5.983333" calcext:value-type="float">
            <text:p>5.983333</text:p>
          </table:table-cell>
          <table:table-cell office:value-type="float" office:value="155.35785" calcext:value-type="float">
            <text:p>155.35785</text:p>
          </table:table-cell>
          <table:table-cell office:value-type="float" office:value="6.3166666" calcext:value-type="float">
            <text:p>6.3166666</text:p>
          </table:table-cell>
          <table:table-cell office:value-type="float" office:value="144.54382" calcext:value-type="float">
            <text:p>144.54382</text:p>
          </table:table-cell>
          <table:table-cell office:value-type="float" office:value="11.75251" calcext:value-type="float">
            <text:p>11.75251</text:p>
          </table:table-cell>
          <table:table-cell office:value-type="float" office:value="172.11768" calcext:value-type="float">
            <text:p>172.11768</text:p>
          </table:table-cell>
          <table:table-cell office:value-type="float" office:value="13.0174885" calcext:value-type="float">
            <text:p>13.0174885</text:p>
          </table:table-cell>
          <table:table-cell office:value-type="float" office:value="161.00998" calcext:value-type="float">
            <text:p>161.00998</text:p>
          </table:table-cell>
          <table:table-cell office:value-type="float" office:value="11.378008" calcext:value-type="float">
            <text:p>11.378008</text:p>
          </table:table-cell>
          <table:table-cell office:value-type="float" office:value="150.21722" calcext:value-type="float">
            <text:p>150.21722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40.62643" calcext:value-type="float">
            <text:p>140.62643</text:p>
          </table:table-cell>
          <table:table-cell office:value-type="float" office:value="7.564828" calcext:value-type="float">
            <text:p>7.564828</text:p>
          </table:table-cell>
          <table:table-cell office:value-type="float" office:value="133.47614" calcext:value-type="float">
            <text:p>133.47614</text:p>
          </table:table-cell>
          <table:table-cell office:value-type="float" office:value="7.7159805" calcext:value-type="float">
            <text:p>7.7159805</text:p>
          </table:table-cell>
          <table:table-cell office:value-type="float" office:value="122.68166" calcext:value-type="float">
            <text:p>122.68166</text:p>
          </table:table-cell>
          <table:table-cell office:value-type="float" office:value="7.325" calcext:value-type="float">
            <text:p>7.325</text:p>
          </table:table-cell>
          <table:table-cell office:value-type="float" office:value="112.81086" calcext:value-type="float">
            <text:p>112.81086</text:p>
          </table:table-cell>
          <table:table-cell office:value-type="float" office:value="7.6583333" calcext:value-type="float">
            <text:p>7.6583333</text:p>
          </table:table-cell>
          <table:table-cell office:value-type="float" office:value="101.08152" calcext:value-type="float">
            <text:p>101.08152</text:p>
          </table:table-cell>
          <table:table-cell office:value-type="float" office:value="5.8372626" calcext:value-type="float">
            <text:p>5.8372626</text:p>
          </table:table-cell>
          <table:table-cell office:value-type="float" office:value="173.6653" calcext:value-type="float">
            <text:p>173.6653</text:p>
          </table:table-cell>
          <table:table-cell office:value-type="float" office:value="6.427629" calcext:value-type="float">
            <text:p>6.427629</text:p>
          </table:table-cell>
          <table:table-cell office:value-type="float" office:value="162.36353" calcext:value-type="float">
            <text:p>162.36353</text:p>
          </table:table-cell>
          <table:table-cell office:value-type="float" office:value="6.968844" calcext:value-type="float">
            <text:p>6.968844</text:p>
          </table:table-cell>
          <table:table-cell office:value-type="float" office:value="151.55997" calcext:value-type="float">
            <text:p>151.55997</text:p>
          </table:table-cell>
          <table:table-cell office:value-type="float" office:value="7.338919" calcext:value-type="float">
            <text:p>7.338919</text:p>
          </table:table-cell>
          <table:table-cell office:value-type="float" office:value="141.13477" calcext:value-type="float">
            <text:p>141.13477</text:p>
          </table:table-cell>
          <table:table-cell office:value-type="float" office:value="5.54276" calcext:value-type="float">
            <text:p>5.54276</text:p>
          </table:table-cell>
          <table:table-cell office:value-type="float" office:value="180.13586" calcext:value-type="float">
            <text:p>180.13586</text:p>
          </table:table-cell>
          <table:table-cell office:value-type="float" office:value="5.62719" calcext:value-type="float">
            <text:p>5.62719</text:p>
          </table:table-cell>
          <table:table-cell office:value-type="float" office:value="170.02086" calcext:value-type="float">
            <text:p>170.02086</text:p>
          </table:table-cell>
          <table:table-cell office:value-type="float" office:value="6.0239315" calcext:value-type="float">
            <text:p>6.0239315</text:p>
          </table:table-cell>
          <table:table-cell office:value-type="float" office:value="158.31573" calcext:value-type="float">
            <text:p>158.31573</text:p>
          </table:table-cell>
          <table:table-cell office:value-type="float" office:value="6.2889595" calcext:value-type="float">
            <text:p>6.2889595</text:p>
          </table:table-cell>
          <table:table-cell office:value-type="float" office:value="147.51445" calcext:value-type="float">
            <text:p>147.51445</text:p>
          </table:table-cell>
          <table:table-cell office:value-type="float" office:value="10.371093" calcext:value-type="float">
            <text:p>10.371093</text:p>
          </table:table-cell>
          <table:table-cell office:value-type="float" office:value="171.58139" calcext:value-type="float">
            <text:p>171.58139</text:p>
          </table:table-cell>
          <table:table-cell office:value-type="float" office:value="10.93648" calcext:value-type="float">
            <text:p>10.93648</text:p>
          </table:table-cell>
          <table:table-cell office:value-type="float" office:value="168.67607" calcext:value-type="float">
            <text:p>168.67607</text:p>
          </table:table-cell>
          <table:table-cell office:value-type="float" office:value="10.457948" calcext:value-type="float">
            <text:p>10.457948</text:p>
          </table:table-cell>
          <table:table-cell office:value-type="float" office:value="151.23373" calcext:value-type="float">
            <text:p>151.23373</text:p>
          </table:table-cell>
          <table:table-cell office:value-type="float" office:value="12.747768" calcext:value-type="float">
            <text:p>12.747768</text:p>
          </table:table-cell>
          <table:table-cell office:value-type="float" office:value="141.33096" calcext:value-type="float">
            <text:p>141.33096</text:p>
          </table:table-cell>
          <table:table-cell office:value-type="float" office:value="23.000036" calcext:value-type="float">
            <text:p>23.000036</text:p>
          </table:table-cell>
          <table:table-cell office:value-type="float" office:value="161.38174" calcext:value-type="float">
            <text:p>161.38174</text:p>
          </table:table-cell>
          <table:table-cell office:value-type="float" office:value="23" calcext:value-type="float">
            <text:p>23</text:p>
          </table:table-cell>
          <table:table-cell office:value-type="float" office:value="154.53865" calcext:value-type="float">
            <text:p>154.53865</text:p>
          </table:table-cell>
          <table:table-cell office:value-type="float" office:value="23.000484" calcext:value-type="float">
            <text:p>23.000484</text:p>
          </table:table-cell>
          <table:table-cell office:value-type="float" office:value="376.92783" calcext:value-type="float">
            <text:p>376.92783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6.9609528" calcext:value-type="float">
            <text:p>6.9609528</text:p>
          </table:table-cell>
          <table:table-cell office:value-type="float" office:value="136.9928" calcext:value-type="float">
            <text:p>136.9928</text:p>
          </table:table-cell>
          <table:table-cell office:value-type="float" office:value="7.0191717" calcext:value-type="float">
            <text:p>7.0191717</text:p>
          </table:table-cell>
          <table:table-cell office:value-type="float" office:value="126.529915" calcext:value-type="float">
            <text:p>126.529915</text:p>
          </table:table-cell>
          <table:table-cell office:value-type="float" office:value="8.00964" calcext:value-type="float">
            <text:p>8.00964</text:p>
          </table:table-cell>
          <table:table-cell office:value-type="float" office:value="115.60653" calcext:value-type="float">
            <text:p>115.60653</text:p>
          </table:table-cell>
          <table:table-cell office:value-type="float" office:value="7.552601" calcext:value-type="float">
            <text:p>7.552601</text:p>
          </table:table-cell>
          <table:table-cell office:value-type="float" office:value="104.724174" calcext:value-type="float">
            <text:p>104.724174</text:p>
          </table:table-cell>
        </table:table-row>
        <table:table-row table:style-name="ro1">
          <table:table-cell office:value-type="float" office:value="6.952622" calcext:value-type="float">
            <text:p>6.952622</text:p>
          </table:table-cell>
          <table:table-cell office:value-type="float" office:value="154.93892" calcext:value-type="float">
            <text:p>154.93892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205.22617" calcext:value-type="float">
            <text:p>205.22617</text:p>
          </table:table-cell>
          <table:table-cell office:value-type="float" office:value="7.743074" calcext:value-type="float">
            <text:p>7.743074</text:p>
          </table:table-cell>
          <table:table-cell office:value-type="float" office:value="132.68153" calcext:value-type="float">
            <text:p>132.68153</text:p>
          </table:table-cell>
          <table:table-cell office:value-type="float" office:value="9.741667" calcext:value-type="float">
            <text:p>9.741667</text:p>
          </table:table-cell>
          <table:table-cell office:value-type="float" office:value="309.9745" calcext:value-type="float">
            <text:p>309.9745</text:p>
          </table:table-cell>
          <table:table-cell office:value-type="float" office:value="10.075" calcext:value-type="float">
            <text:p>10.075</text:p>
          </table:table-cell>
          <table:table-cell office:value-type="float" office:value="300.01233" calcext:value-type="float">
            <text:p>300.01233</text:p>
          </table:table-cell>
          <table:table-cell office:value-type="float" office:value="10.408334" calcext:value-type="float">
            <text:p>10.408334</text:p>
          </table:table-cell>
          <table:table-cell office:value-type="float" office:value="288.10785" calcext:value-type="float">
            <text:p>288.10785</text:p>
          </table:table-cell>
          <table:table-cell office:value-type="float" office:value="10.741667" calcext:value-type="float">
            <text:p>10.741667</text:p>
          </table:table-cell>
          <table:table-cell office:value-type="float" office:value="277.29382" calcext:value-type="float">
            <text:p>277.29382</text:p>
          </table:table-cell>
          <table:table-cell office:value-type="float" office:value="11.88663" calcext:value-type="float">
            <text:p>11.88663</text:p>
          </table:table-cell>
          <table:table-cell office:value-type="float" office:value="294.29428" calcext:value-type="float">
            <text:p>294.29428</text:p>
          </table:table-cell>
          <table:table-cell office:value-type="float" office:value="13.017738" calcext:value-type="float">
            <text:p>13.017738</text:p>
          </table:table-cell>
          <table:table-cell office:value-type="float" office:value="161.01747" calcext:value-type="float">
            <text:p>161.01747</text:p>
          </table:table-cell>
          <table:table-cell office:value-type="float" office:value="11.385541" calcext:value-type="float">
            <text:p>11.385541</text:p>
          </table:table-cell>
          <table:table-cell office:value-type="float" office:value="157.07948" calcext:value-type="float">
            <text:p>157.07948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40.62643" calcext:value-type="float">
            <text:p>140.62643</text:p>
          </table:table-cell>
          <table:table-cell office:value-type="float" office:value="7.8441067" calcext:value-type="float">
            <text:p>7.8441067</text:p>
          </table:table-cell>
          <table:table-cell office:value-type="float" office:value="387.88544" calcext:value-type="float">
            <text:p>387.88544</text:p>
          </table:table-cell>
          <table:table-cell office:value-type="float" office:value="7.7424464" calcext:value-type="float">
            <text:p>7.7424464</text:p>
          </table:table-cell>
          <table:table-cell office:value-type="float" office:value="123.47564" calcext:value-type="float">
            <text:p>123.47564</text:p>
          </table:table-cell>
          <table:table-cell office:value-type="float" office:value="9.783334" calcext:value-type="float">
            <text:p>9.783334</text:p>
          </table:table-cell>
          <table:table-cell office:value-type="float" office:value="112.81086" calcext:value-type="float">
            <text:p>112.81086</text:p>
          </table:table-cell>
          <table:table-cell office:value-type="float" office:value="10.116667" calcext:value-type="float">
            <text:p>10.116667</text:p>
          </table:table-cell>
          <table:table-cell office:value-type="float" office:value="174.83153" calcext:value-type="float">
            <text:p>174.83153</text:p>
          </table:table-cell>
          <table:table-cell office:value-type="float" office:value="5.9391084" calcext:value-type="float">
            <text:p>5.9391084</text:p>
          </table:table-cell>
          <table:table-cell office:value-type="float" office:value="176.72067" calcext:value-type="float">
            <text:p>176.72067</text:p>
          </table:table-cell>
          <table:table-cell office:value-type="float" office:value="6.675323" calcext:value-type="float">
            <text:p>6.675323</text:p>
          </table:table-cell>
          <table:table-cell office:value-type="float" office:value="388" calcext:value-type="float">
            <text:p>388</text:p>
          </table:table-cell>
          <table:table-cell office:value-type="float" office:value="6.993695" calcext:value-type="float">
            <text:p>6.993695</text:p>
          </table:table-cell>
          <table:table-cell office:value-type="float" office:value="152.3055" calcext:value-type="float">
            <text:p>152.3055</text:p>
          </table:table-cell>
          <table:table-cell office:value-type="float" office:value="7.3455215" calcext:value-type="float">
            <text:p>7.3455215</text:p>
          </table:table-cell>
          <table:table-cell office:value-type="float" office:value="141.33284" calcext:value-type="float">
            <text:p>141.33284</text:p>
          </table:table-cell>
          <table:table-cell office:value-type="float" office:value="5.6314" calcext:value-type="float">
            <text:p>5.6314</text:p>
          </table:table-cell>
          <table:table-cell office:value-type="float" office:value="260.88266" calcext:value-type="float">
            <text:p>260.88266</text:p>
          </table:table-cell>
          <table:table-cell office:value-type="float" office:value="5.639191" calcext:value-type="float">
            <text:p>5.639191</text:p>
          </table:table-cell>
          <table:table-cell office:value-type="float" office:value="170.38089" calcext:value-type="float">
            <text:p>170.38089</text:p>
          </table:table-cell>
          <table:table-cell office:value-type="float" office:value="6.2760687" calcext:value-type="float">
            <text:p>6.2760687</text:p>
          </table:table-cell>
          <table:table-cell office:value-type="float" office:value="388" calcext:value-type="float">
            <text:p>388</text:p>
          </table:table-cell>
          <table:table-cell office:value-type="float" office:value="6.542801" calcext:value-type="float">
            <text:p>6.542801</text:p>
          </table:table-cell>
          <table:table-cell office:value-type="float" office:value="155.1297" calcext:value-type="float">
            <text:p>155.1297</text:p>
          </table:table-cell>
          <table:table-cell office:value-type="float" office:value="10.387615" calcext:value-type="float">
            <text:p>10.387615</text:p>
          </table:table-cell>
          <table:table-cell office:value-type="float" office:value="172.07706" calcext:value-type="float">
            <text:p>172.07706</text:p>
          </table:table-cell>
          <table:table-cell office:value-type="float" office:value="11.177244" calcext:value-type="float">
            <text:p>11.177244</text:p>
          </table:table-cell>
          <table:table-cell office:value-type="float" office:value="388" calcext:value-type="float">
            <text:p>388</text:p>
          </table:table-cell>
          <table:table-cell office:value-type="float" office:value="10.458834" calcext:value-type="float">
            <text:p>10.458834</text:p>
          </table:table-cell>
          <table:table-cell office:value-type="float" office:value="151.26031" calcext:value-type="float">
            <text:p>151.26031</text:p>
          </table:table-cell>
          <table:table-cell office:value-type="float" office:value="12.748696" calcext:value-type="float">
            <text:p>12.748696</text:p>
          </table:table-cell>
          <table:table-cell office:value-type="float" office:value="141.3588" calcext:value-type="float">
            <text:p>141.3588</text:p>
          </table:table-cell>
          <table:table-cell office:value-type="float" office:value="23.000406" calcext:value-type="float">
            <text:p>23.000406</text:p>
          </table:table-cell>
          <table:table-cell office:value-type="float" office:value="161.39285" calcext:value-type="float">
            <text:p>161.39285</text:p>
          </table:table-cell>
          <table:table-cell office:value-type="float" office:value="23.000599" calcext:value-type="float">
            <text:p>23.000599</text:p>
          </table:table-cell>
          <table:table-cell office:value-type="float" office:value="155.08423" calcext:value-type="float">
            <text:p>155.08423</text:p>
          </table:table-cell>
          <table:table-cell office:value-type="float" office:value="23.000618" calcext:value-type="float">
            <text:p>23.000618</text:p>
          </table:table-cell>
          <table:table-cell office:value-type="float" office:value="376.93182" calcext:value-type="float">
            <text:p>376.93182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6.9688144" calcext:value-type="float">
            <text:p>6.9688144</text:p>
          </table:table-cell>
          <table:table-cell office:value-type="float" office:value="144.15434" calcext:value-type="float">
            <text:p>144.15434</text:p>
          </table:table-cell>
          <table:table-cell office:value-type="float" office:value="7.103671" calcext:value-type="float">
            <text:p>7.103671</text:p>
          </table:table-cell>
          <table:table-cell office:value-type="float" office:value="129.0649" calcext:value-type="float">
            <text:p>129.0649</text:p>
          </table:table-cell>
          <table:table-cell office:value-type="float" office:value="8.042543" calcext:value-type="float">
            <text:p>8.042543</text:p>
          </table:table-cell>
          <table:table-cell office:value-type="float" office:value="145.58012" calcext:value-type="float">
            <text:p>145.58012</text:p>
          </table:table-cell>
          <table:table-cell office:value-type="float" office:value="7.637746" calcext:value-type="float">
            <text:p>7.637746</text:p>
          </table:table-cell>
          <table:table-cell office:value-type="float" office:value="107.27853" calcext:value-type="float">
            <text:p>107.27853</text:p>
          </table:table-cell>
        </table:table-row>
        <table:table-row table:style-name="ro1">
          <table:table-cell office:value-type="float" office:value="10.48829" calcext:value-type="float">
            <text:p>10.48829</text:p>
          </table:table-cell>
          <table:table-cell office:value-type="float" office:value="140.89891" calcext:value-type="float">
            <text:p>140.89891</text:p>
          </table:table-cell>
          <table:table-cell office:value-type="float" office:value="10.451614" calcext:value-type="float">
            <text:p>10.451614</text:p>
          </table:table-cell>
          <table:table-cell office:value-type="float" office:value="191.18619" calcext:value-type="float">
            <text:p>191.18619</text:p>
          </table:table-cell>
          <table:table-cell office:value-type="float" office:value="9.430933" calcext:value-type="float">
            <text:p>9.430933</text:p>
          </table:table-cell>
          <table:table-cell office:value-type="float" office:value="118.64153" calcext:value-type="float">
            <text:p>118.64153</text:p>
          </table:table-cell>
          <table:table-cell office:value-type="float" office:value="15.483334" calcext:value-type="float">
            <text:p>15.483334</text:p>
          </table:table-cell>
          <table:table-cell office:value-type="float" office:value="123.94447" calcext:value-type="float">
            <text:p>123.94447</text:p>
          </table:table-cell>
          <table:table-cell office:value-type="float" office:value="18.763569" calcext:value-type="float">
            <text:p>18.763569</text:p>
          </table:table-cell>
          <table:table-cell office:value-type="float" office:value="113.982315" calcext:value-type="float">
            <text:p>113.982315</text:p>
          </table:table-cell>
          <table:table-cell office:value-type="float" office:value="19.104418" calcext:value-type="float">
            <text:p>19.104418</text:p>
          </table:table-cell>
          <table:table-cell office:value-type="float" office:value="102.077866" calcext:value-type="float">
            <text:p>102.077866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91.26381" calcext:value-type="float">
            <text:p>91.26381</text:p>
          </table:table-cell>
          <table:table-cell office:value-type="float" office:value="13.275" calcext:value-type="float">
            <text:p>13.275</text:p>
          </table:table-cell>
          <table:table-cell office:value-type="float" office:value="278.36432" calcext:value-type="float">
            <text:p>278.36432</text:p>
          </table:table-cell>
          <table:table-cell office:value-type="float" office:value="13.640231" calcext:value-type="float">
            <text:p>13.640231</text:p>
          </table:table-cell>
          <table:table-cell office:value-type="float" office:value="145.08746" calcext:value-type="float">
            <text:p>145.08746</text:p>
          </table:table-cell>
          <table:table-cell office:value-type="float" office:value="14.218365" calcext:value-type="float">
            <text:p>14.218365</text:p>
          </table:table-cell>
          <table:table-cell office:value-type="float" office:value="141.14948" calcext:value-type="float">
            <text:p>141.14948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4.69646" calcext:value-type="float">
            <text:p>124.69646</text:p>
          </table:table-cell>
          <table:table-cell office:value-type="float" office:value="9.932173" calcext:value-type="float">
            <text:p>9.932173</text:p>
          </table:table-cell>
          <table:table-cell office:value-type="float" office:value="370.06543" calcext:value-type="float">
            <text:p>370.06543</text:p>
          </table:table-cell>
          <table:table-cell office:value-type="float" office:value="13.878" calcext:value-type="float">
            <text:p>13.878</text:p>
          </table:table-cell>
          <table:table-cell office:value-type="float" office:value="105.65563" calcext:value-type="float">
            <text:p>105.65563</text:p>
          </table:table-cell>
          <table:table-cell office:value-type="float" office:value="15.6700535" calcext:value-type="float">
            <text:p>15.6700535</text:p>
          </table:table-cell>
          <table:table-cell office:value-type="float" office:value="94.99088" calcext:value-type="float">
            <text:p>94.99088</text:p>
          </table:table-cell>
          <table:table-cell office:value-type="float" office:value="10.666667" calcext:value-type="float">
            <text:p>10.666667</text:p>
          </table:table-cell>
          <table:table-cell office:value-type="float" office:value="157.01152" calcext:value-type="float">
            <text:p>157.01152</text:p>
          </table:table-cell>
          <table:table-cell office:value-type="float" office:value="6.7916665" calcext:value-type="float">
            <text:p>6.7916665</text:p>
          </table:table-cell>
          <table:table-cell office:value-type="float" office:value="162.68066" calcext:value-type="float">
            <text:p>162.68066</text:p>
          </table:table-cell>
          <table:table-cell office:value-type="float" office:value="7.182667" calcext:value-type="float">
            <text:p>7.182667</text:p>
          </table:table-cell>
          <table:table-cell office:value-type="float" office:value="373.96" calcext:value-type="float">
            <text:p>373.96</text:p>
          </table:table-cell>
          <table:table-cell office:value-type="float" office:value="7.7030854" calcext:value-type="float">
            <text:p>7.7030854</text:p>
          </table:table-cell>
          <table:table-cell office:value-type="float" office:value="138.26549" calcext:value-type="float">
            <text:p>138.26549</text:p>
          </table:table-cell>
          <table:table-cell office:value-type="float" office:value="7.7916665" calcext:value-type="float">
            <text:p>7.7916665</text:p>
          </table:table-cell>
          <table:table-cell office:value-type="float" office:value="127.29284" calcext:value-type="float">
            <text:p>127.29284</text:p>
          </table:table-cell>
          <table:table-cell office:value-type="float" office:value="6.4673176" calcext:value-type="float">
            <text:p>6.4673176</text:p>
          </table:table-cell>
          <table:table-cell office:value-type="float" office:value="244.95267" calcext:value-type="float">
            <text:p>244.95267</text:p>
          </table:table-cell>
          <table:table-cell office:value-type="float" office:value="7.0010304" calcext:value-type="float">
            <text:p>7.0010304</text:p>
          </table:table-cell>
          <table:table-cell office:value-type="float" office:value="154.45088" calcext:value-type="float">
            <text:p>154.45088</text:p>
          </table:table-cell>
          <table:table-cell office:value-type="float" office:value="6.9" calcext:value-type="float">
            <text:p>6.9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7742887" calcext:value-type="float">
            <text:p>7.7742887</text:p>
          </table:table-cell>
          <table:table-cell office:value-type="float" office:value="139.1997" calcext:value-type="float">
            <text:p>139.1997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156.14705" calcext:value-type="float">
            <text:p>156.14705</text:p>
          </table:table-cell>
          <table:table-cell office:value-type="float" office:value="14.323999" calcext:value-type="float">
            <text:p>14.323999</text:p>
          </table:table-cell>
          <table:table-cell office:value-type="float" office:value="372.07" calcext:value-type="float">
            <text:p>372.07</text:p>
          </table:table-cell>
          <table:table-cell office:value-type="float" office:value="12.908334" calcext:value-type="float">
            <text:p>12.908334</text:p>
          </table:table-cell>
          <table:table-cell office:value-type="float" office:value="135.3303" calcext:value-type="float">
            <text:p>135.3303</text:p>
          </table:table-cell>
          <table:table-cell office:value-type="float" office:value="13.866358" calcext:value-type="float">
            <text:p>13.866358</text:p>
          </table:table-cell>
          <table:table-cell office:value-type="float" office:value="125.42879" calcext:value-type="float">
            <text:p>125.42879</text:p>
          </table:table-cell>
          <table:table-cell office:value-type="float" office:value="23.992043" calcext:value-type="float">
            <text:p>23.992043</text:p>
          </table:table-cell>
          <table:table-cell office:value-type="float" office:value="129.26285" calcext:value-type="float">
            <text:p>129.26285</text:p>
          </table:table-cell>
          <table:table-cell office:value-type="float" office:value="23.996447" calcext:value-type="float">
            <text:p>23.996447</text:p>
          </table:table-cell>
          <table:table-cell office:value-type="float" office:value="122.95422" calcext:value-type="float">
            <text:p>122.95422</text:p>
          </table:table-cell>
          <table:table-cell office:value-type="float" office:value="23.995161" calcext:value-type="float">
            <text:p>23.995161</text:p>
          </table:table-cell>
          <table:table-cell office:value-type="float" office:value="344.80182" calcext:value-type="float">
            <text:p>344.80182</text:p>
          </table:table-cell>
          <table:table-cell office:value-type="float" office:value="23.99267" calcext:value-type="float">
            <text:p>23.99267</text:p>
          </table:table-cell>
          <table:table-cell office:value-type="float" office:value="122.39998" calcext:value-type="float">
            <text:p>122.39998</text:p>
          </table:table-cell>
          <table:table-cell office:value-type="float" office:value="7.639324" calcext:value-type="float">
            <text:p>7.639324</text:p>
          </table:table-cell>
          <table:table-cell office:value-type="float" office:value="138.21434" calcext:value-type="float">
            <text:p>138.21434</text:p>
          </table:table-cell>
          <table:table-cell office:value-type="float" office:value="7.9" calcext:value-type="float">
            <text:p>7.9</text:p>
          </table:table-cell>
          <table:table-cell office:value-type="float" office:value="123.12489" calcext:value-type="float">
            <text:p>123.12489</text:p>
          </table:table-cell>
          <table:table-cell office:value-type="float" office:value="8.635822" calcext:value-type="float">
            <text:p>8.635822</text:p>
          </table:table-cell>
          <table:table-cell office:value-type="float" office:value="139.64012" calcext:value-type="float">
            <text:p>139.64012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101.338524" calcext:value-type="float">
            <text:p>101.338524</text:p>
          </table:table-cell>
        </table:table-row>
        <table:table-row table:style-name="ro1">
          <table:table-cell office:value-type="float" office:value="10.604868" calcext:value-type="float">
            <text:p>10.604868</text:p>
          </table:table-cell>
          <table:table-cell office:value-type="float" office:value="247.09573" calcext:value-type="float">
            <text:p>247.09573</text:p>
          </table:table-cell>
          <table:table-cell office:value-type="float" office:value="10.456807" calcext:value-type="float">
            <text:p>10.456807</text:p>
          </table:table-cell>
          <table:table-cell office:value-type="float" office:value="191.34196" calcext:value-type="float">
            <text:p>191.34196</text:p>
          </table:table-cell>
          <table:table-cell office:value-type="float" office:value="9.726344" calcext:value-type="float">
            <text:p>9.726344</text:p>
          </table:table-cell>
          <table:table-cell office:value-type="float" office:value="127.503876" calcext:value-type="float">
            <text:p>127.503876</text:p>
          </table:table-cell>
          <table:table-cell office:value-type="float" office:value="20.908333" calcext:value-type="float">
            <text:p>20.908333</text:p>
          </table:table-cell>
          <table:table-cell office:value-type="float" office:value="123.94447" calcext:value-type="float">
            <text:p>123.94447</text:p>
          </table:table-cell>
          <table:table-cell office:value-type="float" office:value="18.857399" calcext:value-type="float">
            <text:p>18.857399</text:p>
          </table:table-cell>
          <table:table-cell office:value-type="float" office:value="199.45685" calcext:value-type="float">
            <text:p>199.45685</text:p>
          </table:table-cell>
          <table:table-cell office:value-type="float" office:value="19.108274" calcext:value-type="float">
            <text:p>19.108274</text:p>
          </table:table-cell>
          <table:table-cell office:value-type="float" office:value="102.193565" calcext:value-type="float">
            <text:p>102.193565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91.26381" calcext:value-type="float">
            <text:p>91.26381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278.36432" calcext:value-type="float">
            <text:p>278.36432</text:p>
          </table:table-cell>
          <table:table-cell office:value-type="float" office:value="13.652239" calcext:value-type="float">
            <text:p>13.652239</text:p>
          </table:table-cell>
          <table:table-cell office:value-type="float" office:value="145.4477" calcext:value-type="float">
            <text:p>145.4477</text:p>
          </table:table-cell>
          <table:table-cell office:value-type="float" office:value="14.321317" calcext:value-type="float">
            <text:p>14.321317</text:p>
          </table:table-cell>
          <table:table-cell office:value-type="float" office:value="144.23804" calcext:value-type="float">
            <text:p>144.23804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200.69644" calcext:value-type="float">
            <text:p>200.69644</text:p>
          </table:table-cell>
          <table:table-cell office:value-type="float" office:value="9.943906" calcext:value-type="float">
            <text:p>9.943906</text:p>
          </table:table-cell>
          <table:table-cell office:value-type="float" office:value="370.41742" calcext:value-type="float">
            <text:p>370.41742</text:p>
          </table:table-cell>
          <table:table-cell office:value-type="float" office:value="14.472" calcext:value-type="float">
            <text:p>14.472</text:p>
          </table:table-cell>
          <table:table-cell office:value-type="float" office:value="123.47564" calcext:value-type="float">
            <text:p>123.47564</text:p>
          </table:table-cell>
          <table:table-cell office:value-type="float" office:value="15.6725645" calcext:value-type="float">
            <text:p>15.6725645</text:p>
          </table:table-cell>
          <table:table-cell office:value-type="float" office:value="95.066216" calcext:value-type="float">
            <text:p>95.066216</text:p>
          </table:table-cell>
          <table:table-cell office:value-type="float" office:value="19.016666" calcext:value-type="float">
            <text:p>19.016666</text:p>
          </table:table-cell>
          <table:table-cell office:value-type="float" office:value="157.01152" calcext:value-type="float">
            <text:p>157.01152</text:p>
          </table:table-cell>
          <table:table-cell office:value-type="float" office:value="7.375" calcext:value-type="float">
            <text:p>7.375</text:p>
          </table:table-cell>
          <table:table-cell office:value-type="float" office:value="162.68066" calcext:value-type="float">
            <text:p>162.68066</text:p>
          </table:table-cell>
          <table:table-cell office:value-type="float" office:value="7.6506667" calcext:value-type="float">
            <text:p>7.6506667</text:p>
          </table:table-cell>
          <table:table-cell office:value-type="float" office:value="388" calcext:value-type="float">
            <text:p>388</text:p>
          </table:table-cell>
          <table:table-cell office:value-type="float" office:value="7.713319" calcext:value-type="float">
            <text:p>7.713319</text:p>
          </table:table-cell>
          <table:table-cell office:value-type="float" office:value="138.5725" calcext:value-type="float">
            <text:p>138.5725</text:p>
          </table:table-cell>
          <table:table-cell office:value-type="float" office:value="8.375" calcext:value-type="float">
            <text:p>8.375</text:p>
          </table:table-cell>
          <table:table-cell office:value-type="float" office:value="127.29284" calcext:value-type="float">
            <text:p>127.29284</text:p>
          </table:table-cell>
          <table:table-cell office:value-type="float" office:value="6.6243486" calcext:value-type="float">
            <text:p>6.6243486</text:p>
          </table:table-cell>
          <table:table-cell office:value-type="float" office:value="388" calcext:value-type="float">
            <text:p>388</text:p>
          </table:table-cell>
          <table:table-cell office:value-type="float" office:value="7.009149" calcext:value-type="float">
            <text:p>7.009149</text:p>
          </table:table-cell>
          <table:table-cell office:value-type="float" office:value="154.69444" calcext:value-type="float">
            <text:p>154.69444</text:p>
          </table:table-cell>
          <table:table-cell office:value-type="float" office:value="7.525" calcext:value-type="float">
            <text:p>7.525</text:p>
          </table:table-cell>
          <table:table-cell office:value-type="float" office:value="372.07" calcext:value-type="float">
            <text:p>372.07</text:p>
          </table:table-cell>
          <table:table-cell office:value-type="float" office:value="7.7893424" calcext:value-type="float">
            <text:p>7.7893424</text:p>
          </table:table-cell>
          <table:table-cell office:value-type="float" office:value="139.65132" calcext:value-type="float">
            <text:p>139.65132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156.14705" calcext:value-type="float">
            <text:p>156.14705</text:p>
          </table:table-cell>
          <table:table-cell office:value-type="float" office:value="14.45444" calcext:value-type="float">
            <text:p>14.45444</text:p>
          </table:table-cell>
          <table:table-cell office:value-type="float" office:value="375.98322" calcext:value-type="float">
            <text:p>375.98322</text:p>
          </table:table-cell>
          <table:table-cell office:value-type="float" office:value="14.925" calcext:value-type="float">
            <text:p>14.925</text:p>
          </table:table-cell>
          <table:table-cell office:value-type="float" office:value="135.3303" calcext:value-type="float">
            <text:p>135.3303</text:p>
          </table:table-cell>
          <table:table-cell office:value-type="float" office:value="13.86833" calcext:value-type="float">
            <text:p>13.86833</text:p>
          </table:table-cell>
          <table:table-cell office:value-type="float" office:value="125.48795" calcext:value-type="float">
            <text:p>125.48795</text:p>
          </table:table-cell>
          <table:table-cell office:value-type="float" office:value="23.992273" calcext:value-type="float">
            <text:p>23.992273</text:p>
          </table:table-cell>
          <table:table-cell office:value-type="float" office:value="129.26978" calcext:value-type="float">
            <text:p>129.26978</text:p>
          </table:table-cell>
          <table:table-cell office:value-type="float" office:value="23.999437" calcext:value-type="float">
            <text:p>23.999437</text:p>
          </table:table-cell>
          <table:table-cell office:value-type="float" office:value="123.043945" calcext:value-type="float">
            <text:p>123.043945</text:p>
          </table:table-cell>
          <table:table-cell office:value-type="float" office:value="23.995895" calcext:value-type="float">
            <text:p>23.995895</text:p>
          </table:table-cell>
          <table:table-cell office:value-type="float" office:value="345.47076" calcext:value-type="float">
            <text:p>345.47076</text:p>
          </table:table-cell>
          <table:table-cell office:value-type="float" office:value="23.9935" calcext:value-type="float">
            <text:p>23.9935</text:p>
          </table:table-cell>
          <table:table-cell office:value-type="float" office:value="123.15579" calcext:value-type="float">
            <text:p>123.15579</text:p>
          </table:table-cell>
          <table:table-cell office:value-type="float" office:value="7.64189" calcext:value-type="float">
            <text:p>7.64189</text:p>
          </table:table-cell>
          <table:table-cell office:value-type="float" office:value="138.29132" calcext:value-type="float">
            <text:p>138.29132</text:p>
          </table:table-cell>
          <table:table-cell office:value-type="float" office:value="8.683333" calcext:value-type="float">
            <text:p>8.683333</text:p>
          </table:table-cell>
          <table:table-cell office:value-type="float" office:value="123.12489" calcext:value-type="float">
            <text:p>123.12489</text:p>
          </table:table-cell>
          <table:table-cell office:value-type="float" office:value="8.772079" calcext:value-type="float">
            <text:p>8.772079</text:p>
          </table:table-cell>
          <table:table-cell office:value-type="float" office:value="263.7636" calcext:value-type="float">
            <text:p>263.7636</text:p>
          </table:table-cell>
          <table:table-cell office:value-type="float" office:value="9.35" calcext:value-type="float">
            <text:p>9.35</text:p>
          </table:table-cell>
          <table:table-cell office:value-type="float" office:value="101.338524" calcext:value-type="float">
            <text:p>101.338524</text:p>
          </table:table-cell>
        </table:table-row>
        <table:table-row table:style-name="ro1">
          <table:table-cell office:value-type="float" office:value="12.649536" calcext:value-type="float">
            <text:p>12.649536</text:p>
          </table:table-cell>
          <table:table-cell office:value-type="float" office:value="234.67574" calcext:value-type="float">
            <text:p>234.67574</text:p>
          </table:table-cell>
          <table:table-cell office:value-type="float" office:value="12.816186" calcext:value-type="float">
            <text:p>12.816186</text:p>
          </table:table-cell>
          <table:table-cell office:value-type="float" office:value="178.92197" calcext:value-type="float">
            <text:p>178.92197</text:p>
          </table:table-cell>
          <table:table-cell office:value-type="float" office:value="11.698913" calcext:value-type="float">
            <text:p>11.698913</text:p>
          </table:table-cell>
          <table:table-cell office:value-type="float" office:value="115.08388" calcext:value-type="float">
            <text:p>115.08388</text:p>
          </table:table-cell>
          <table:table-cell office:value-type="float" office:value="23.00086" calcext:value-type="float">
            <text:p>23.00086</text:p>
          </table:table-cell>
          <table:table-cell office:value-type="float" office:value="56.174454" calcext:value-type="float">
            <text:p>56.174454</text:p>
          </table:table-cell>
          <table:table-cell office:value-type="float" office:value="23" calcext:value-type="float">
            <text:p>23</text:p>
          </table:table-cell>
          <table:table-cell office:value-type="float" office:value="142.48685" calcext:value-type="float">
            <text:p>142.48685</text:p>
          </table:table-cell>
          <table:table-cell office:value-type="float" office:value="23" calcext:value-type="float">
            <text:p>23</text:p>
          </table:table-cell>
          <table:table-cell office:value-type="float" office:value="56.023586" calcext:value-type="float">
            <text:p>56.023586</text:p>
          </table:table-cell>
          <table:table-cell office:value-type="float" office:value="23.000551" calcext:value-type="float">
            <text:p>23.000551</text:p>
          </table:table-cell>
          <table:table-cell office:value-type="float" office:value="55.89379" calcext:value-type="float">
            <text:p>55.89379</text:p>
          </table:table-cell>
          <table:table-cell office:value-type="float" office:value="16.183332" calcext:value-type="float">
            <text:p>16.183332</text:p>
          </table:table-cell>
          <table:table-cell office:value-type="float" office:value="266.21436" calcext:value-type="float">
            <text:p>266.21436</text:p>
          </table:table-cell>
          <table:table-cell office:value-type="float" office:value="17.830805" calcext:value-type="float">
            <text:p>17.830805</text:p>
          </table:table-cell>
          <table:table-cell office:value-type="float" office:value="133.2977" calcext:value-type="float">
            <text:p>133.2977</text:p>
          </table:table-cell>
          <table:table-cell office:value-type="float" office:value="17.06334" calcext:value-type="float">
            <text:p>17.06334</text:p>
          </table:table-cell>
          <table:table-cell office:value-type="float" office:value="132.08804" calcext:value-type="float">
            <text:p>132.08804</text:p>
          </table:table-cell>
          <table:table-cell office:value-type="float" office:value="18.338955" calcext:value-type="float">
            <text:p>18.338955</text:p>
          </table:table-cell>
          <table:table-cell office:value-type="float" office:value="188.54645" calcext:value-type="float">
            <text:p>188.54645</text:p>
          </table:table-cell>
          <table:table-cell office:value-type="float" office:value="19.882341" calcext:value-type="float">
            <text:p>19.882341</text:p>
          </table:table-cell>
          <table:table-cell office:value-type="float" office:value="351.2474" calcext:value-type="float">
            <text:p>351.2474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104.30562" calcext:value-type="float">
            <text:p>104.30562</text:p>
          </table:table-cell>
          <table:table-cell office:value-type="float" office:value="19.275" calcext:value-type="float">
            <text:p>19.275</text:p>
          </table:table-cell>
          <table:table-cell office:value-type="float" office:value="75.896194" calcext:value-type="float">
            <text:p>75.896194</text:p>
          </table:table-cell>
          <table:table-cell office:value-type="float" office:value="20.771461" calcext:value-type="float">
            <text:p>20.771461</text:p>
          </table:table-cell>
          <table:table-cell office:value-type="float" office:value="137.8415" calcext:value-type="float">
            <text:p>137.8415</text:p>
          </table:table-cell>
          <table:table-cell office:value-type="float" office:value="7.733333" calcext:value-type="float">
            <text:p>7.733333</text:p>
          </table:table-cell>
          <table:table-cell office:value-type="float" office:value="151.07068" calcext:value-type="float">
            <text:p>151.07068</text:p>
          </table:table-cell>
          <table:table-cell office:value-type="float" office:value="8.572945" calcext:value-type="float">
            <text:p>8.572945</text:p>
          </table:table-cell>
          <table:table-cell office:value-type="float" office:value="376.39" calcext:value-type="float">
            <text:p>376.39</text:p>
          </table:table-cell>
          <table:table-cell office:value-type="float" office:value="8.4" calcext:value-type="float">
            <text:p>8.4</text:p>
          </table:table-cell>
          <table:table-cell office:value-type="float" office:value="126.96252" calcext:value-type="float">
            <text:p>126.96252</text:p>
          </table:table-cell>
          <table:table-cell office:value-type="float" office:value="8.824875" calcext:value-type="float">
            <text:p>8.824875</text:p>
          </table:table-cell>
          <table:table-cell office:value-type="float" office:value="115.68283" calcext:value-type="float">
            <text:p>115.68283</text:p>
          </table:table-cell>
          <table:table-cell office:value-type="float" office:value="7.6989183" calcext:value-type="float">
            <text:p>7.6989183</text:p>
          </table:table-cell>
          <table:table-cell office:value-type="float" office:value="376.38998" calcext:value-type="float">
            <text:p>376.38998</text:p>
          </table:table-cell>
          <table:table-cell office:value-type="float" office:value="7.798905" calcext:value-type="float">
            <text:p>7.798905</text:p>
          </table:table-cell>
          <table:table-cell office:value-type="float" office:value="143.08443" calcext:value-type="float">
            <text:p>143.08443</text:p>
          </table:table-cell>
          <table:table-cell office:value-type="float" office:value="8.356732" calcext:value-type="float">
            <text:p>8.356732</text:p>
          </table:table-cell>
          <table:table-cell office:value-type="float" office:value="360.46002" calcext:value-type="float">
            <text:p>360.46002</text:p>
          </table:table-cell>
          <table:table-cell office:value-type="float" office:value="8.574998" calcext:value-type="float">
            <text:p>8.574998</text:p>
          </table:table-cell>
          <table:table-cell office:value-type="float" office:value="128.04132" calcext:value-type="float">
            <text:p>128.04132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142.37704" calcext:value-type="float">
            <text:p>142.37704</text:p>
          </table:table-cell>
          <table:table-cell office:value-type="float" office:value="15.084528" calcext:value-type="float">
            <text:p>15.084528</text:p>
          </table:table-cell>
          <table:table-cell office:value-type="float" office:value="362.2132" calcext:value-type="float">
            <text:p>362.2132</text:p>
          </table:table-cell>
          <table:table-cell office:value-type="float" office:value="17.244764" calcext:value-type="float">
            <text:p>17.244764</text:p>
          </table:table-cell>
          <table:table-cell office:value-type="float" office:value="121.5603" calcext:value-type="float">
            <text:p>121.5603</text:p>
          </table:table-cell>
          <table:table-cell office:value-type="float" office:value="15.786889" calcext:value-type="float">
            <text:p>15.786889</text:p>
          </table:table-cell>
          <table:table-cell office:value-type="float" office:value="111.71795" calcext:value-type="float">
            <text:p>111.717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360325" calcext:value-type="float">
            <text:p>9.360325</text:p>
          </table:table-cell>
          <table:table-cell office:value-type="float" office:value="123.17133" calcext:value-type="float">
            <text:p>123.17133</text:p>
          </table:table-cell>
          <table:table-cell office:value-type="float" office:value="9.388095" calcext:value-type="float">
            <text:p>9.388095</text:p>
          </table:table-cell>
          <table:table-cell office:value-type="float" office:value="108.004906" calcext:value-type="float">
            <text:p>108.004906</text:p>
          </table:table-cell>
          <table:table-cell office:value-type="float" office:value="9.483334" calcext:value-type="float">
            <text:p>9.483334</text:p>
          </table:table-cell>
          <table:table-cell office:value-type="float" office:value="248.6436" calcext:value-type="float">
            <text:p>248.6436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86.21854" calcext:value-type="float">
            <text:p>86.21854</text:p>
          </table:table-cell>
        </table:table-row>
        <table:table-row table:style-name="ro1">
          <table:table-cell office:value-type="float" office:value="12.806196" calcext:value-type="float">
            <text:p>12.806196</text:p>
          </table:table-cell>
          <table:table-cell office:value-type="float" office:value="239.37553" calcext:value-type="float">
            <text:p>239.37553</text:p>
          </table:table-cell>
          <table:table-cell office:value-type="float" office:value="12.847248" calcext:value-type="float">
            <text:p>12.847248</text:p>
          </table:table-cell>
          <table:table-cell office:value-type="float" office:value="179.85384" calcext:value-type="float">
            <text:p>179.85384</text:p>
          </table:table-cell>
          <table:table-cell office:value-type="float" office:value="11.712547" calcext:value-type="float">
            <text:p>11.712547</text:p>
          </table:table-cell>
          <table:table-cell office:value-type="float" office:value="127.50386" calcext:value-type="float">
            <text:p>127.50386</text:p>
          </table:table-cell>
          <table:table-cell office:value-type="float" office:value="23.00097" calcext:value-type="float">
            <text:p>23.00097</text:p>
          </table:table-cell>
          <table:table-cell office:value-type="float" office:value="56.177773" calcext:value-type="float">
            <text:p>56.17777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42.51683" calcext:value-type="float">
            <text:p>142.51683</text:p>
          </table:table-cell>
          <table:table-cell office:value-type="float" office:value="23.001" calcext:value-type="float">
            <text:p>23.001</text:p>
          </table:table-cell>
          <table:table-cell office:value-type="float" office:value="56.023586" calcext:value-type="float">
            <text:p>56.023586</text:p>
          </table:table-cell>
          <table:table-cell office:value-type="float" office:value="23.000732" calcext:value-type="float">
            <text:p>23.000732</text:p>
          </table:table-cell>
          <table:table-cell office:value-type="float" office:value="55.899227" calcext:value-type="float">
            <text:p>55.899227</text:p>
          </table:table-cell>
          <table:table-cell office:value-type="float" office:value="18.291666" calcext:value-type="float">
            <text:p>18.291666</text:p>
          </table:table-cell>
          <table:table-cell office:value-type="float" office:value="266.21436" calcext:value-type="float">
            <text:p>266.21436</text:p>
          </table:table-cell>
          <table:table-cell office:value-type="float" office:value="18.071306" calcext:value-type="float">
            <text:p>18.071306</text:p>
          </table:table-cell>
          <table:table-cell office:value-type="float" office:value="352.38245" calcext:value-type="float">
            <text:p>352.38245</text:p>
          </table:table-cell>
          <table:table-cell office:value-type="float" office:value="17.1128" calcext:value-type="float">
            <text:p>17.1128</text:p>
          </table:table-cell>
          <table:table-cell office:value-type="float" office:value="177.14487" calcext:value-type="float">
            <text:p>177.14487</text:p>
          </table:table-cell>
          <table:table-cell office:value-type="float" office:value="18.358725" calcext:value-type="float">
            <text:p>18.358725</text:p>
          </table:table-cell>
          <table:table-cell office:value-type="float" office:value="189.13954" calcext:value-type="float">
            <text:p>189.13954</text:p>
          </table:table-cell>
          <table:table-cell office:value-type="float" office:value="19.885006" calcext:value-type="float">
            <text:p>19.885006</text:p>
          </table:table-cell>
          <table:table-cell office:value-type="float" office:value="351.32733" calcext:value-type="float">
            <text:p>351.32733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104.30562" calcext:value-type="float">
            <text:p>104.30562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121.39619" calcext:value-type="float">
            <text:p>121.39619</text:p>
          </table:table-cell>
          <table:table-cell office:value-type="float" office:value="20.775799" calcext:value-type="float">
            <text:p>20.775799</text:p>
          </table:table-cell>
          <table:table-cell office:value-type="float" office:value="137.97162" calcext:value-type="float">
            <text:p>137.97162</text:p>
          </table:table-cell>
          <table:table-cell office:value-type="float" office:value="8.516666" calcext:value-type="float">
            <text:p>8.516666</text:p>
          </table:table-cell>
          <table:table-cell office:value-type="float" office:value="151.07068" calcext:value-type="float">
            <text:p>151.07068</text:p>
          </table:table-cell>
          <table:table-cell office:value-type="float" office:value="8.614597" calcext:value-type="float">
            <text:p>8.614597</text:p>
          </table:table-cell>
          <table:table-cell office:value-type="float" office:value="377.6396" calcext:value-type="float">
            <text:p>377.6396</text:p>
          </table:table-cell>
          <table:table-cell office:value-type="float" office:value="9.183333" calcext:value-type="float">
            <text:p>9.183333</text:p>
          </table:table-cell>
          <table:table-cell office:value-type="float" office:value="150.46252" calcext:value-type="float">
            <text:p>150.46252</text:p>
          </table:table-cell>
          <table:table-cell office:value-type="float" office:value="8.8475275" calcext:value-type="float">
            <text:p>8.8475275</text:p>
          </table:table-cell>
          <table:table-cell office:value-type="float" office:value="116.36241" calcext:value-type="float">
            <text:p>116.36241</text:p>
          </table:table-cell>
          <table:table-cell office:value-type="float" office:value="7.699137" calcext:value-type="float">
            <text:p>7.699137</text:p>
          </table:table-cell>
          <table:table-cell office:value-type="float" office:value="376.39655" calcext:value-type="float">
            <text:p>376.39655</text:p>
          </table:table-cell>
          <table:table-cell office:value-type="float" office:value="8.067762" calcext:value-type="float">
            <text:p>8.067762</text:p>
          </table:table-cell>
          <table:table-cell office:value-type="float" office:value="388" calcext:value-type="float">
            <text:p>388</text:p>
          </table:table-cell>
          <table:table-cell office:value-type="float" office:value="8.477676" calcext:value-type="float">
            <text:p>8.477676</text:p>
          </table:table-cell>
          <table:table-cell office:value-type="float" office:value="364.08835" calcext:value-type="float">
            <text:p>364.08835</text:p>
          </table:table-cell>
          <table:table-cell office:value-type="float" office:value="8.812954" calcext:value-type="float">
            <text:p>8.812954</text:p>
          </table:table-cell>
          <table:table-cell office:value-type="float" office:value="344.80728" calcext:value-type="float">
            <text:p>344.80728</text:p>
          </table:table-cell>
          <table:table-cell office:value-type="float" office:value="17.25" calcext:value-type="float">
            <text:p>17.25</text:p>
          </table:table-cell>
          <table:table-cell office:value-type="float" office:value="219.37704" calcext:value-type="float">
            <text:p>219.37704</text:p>
          </table:table-cell>
          <table:table-cell office:value-type="float" office:value="15.112836" calcext:value-type="float">
            <text:p>15.112836</text:p>
          </table:table-cell>
          <table:table-cell office:value-type="float" office:value="388" calcext:value-type="float">
            <text:p>388</text:p>
          </table:table-cell>
          <table:table-cell office:value-type="float" office:value="17.41597" calcext:value-type="float">
            <text:p>17.41597</text:p>
          </table:table-cell>
          <table:table-cell office:value-type="float" office:value="277.51996" calcext:value-type="float">
            <text:p>277.51996</text:p>
          </table:table-cell>
          <table:table-cell office:value-type="float" office:value="15.984532" calcext:value-type="float">
            <text:p>15.984532</text:p>
          </table:table-cell>
          <table:table-cell office:value-type="float" office:value="117.64725" calcext:value-type="float">
            <text:p>117.6472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01338" calcext:value-type="float">
            <text:p>9.401338</text:p>
          </table:table-cell>
          <table:table-cell office:value-type="float" office:value="124.40172" calcext:value-type="float">
            <text:p>124.40172</text:p>
          </table:table-cell>
          <table:table-cell office:value-type="float" office:value="9.695238" calcext:value-type="float">
            <text:p>9.695238</text:p>
          </table:table-cell>
          <table:table-cell office:value-type="float" office:value="387.7975" calcext:value-type="float">
            <text:p>387.7975</text:p>
          </table:table-cell>
          <table:table-cell office:value-type="float" office:value="10.266666" calcext:value-type="float">
            <text:p>10.266666</text:p>
          </table:table-cell>
          <table:table-cell office:value-type="float" office:value="248.6436" calcext:value-type="float">
            <text:p>248.6436</text:p>
          </table:table-cell>
          <table:table-cell office:value-type="float" office:value="10.6" calcext:value-type="float">
            <text:p>10.6</text:p>
          </table:table-cell>
          <table:table-cell office:value-type="float" office:value="86.21854" calcext:value-type="float">
            <text:p>86.21854</text:p>
          </table:table-cell>
        </table:table-row>
        <table:table-row table:style-name="ro1">
          <table:table-cell office:value-type="float" office:value="13.541667" calcext:value-type="float">
            <text:p>13.541667</text:p>
          </table:table-cell>
          <table:table-cell office:value-type="float" office:value="225.60553" calcext:value-type="float">
            <text:p>225.60553</text:p>
          </table:table-cell>
          <table:table-cell office:value-type="float" office:value="13.875" calcext:value-type="float">
            <text:p>13.875</text:p>
          </table:table-cell>
          <table:table-cell office:value-type="float" office:value="166.08383" calcext:value-type="float">
            <text:p>166.08383</text:p>
          </table:table-cell>
          <table:table-cell office:value-type="float" office:value="14.489452" calcext:value-type="float">
            <text:p>14.489452</text:p>
          </table:table-cell>
          <table:table-cell office:value-type="float" office:value="113.73389" calcext:value-type="float">
            <text:p>113.7338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4.047768" calcext:value-type="float">
            <text:p>24.047768</text:p>
          </table:table-cell>
          <table:table-cell office:value-type="float" office:value="23.998339" calcext:value-type="float">
            <text:p>23.998339</text:p>
          </table:table-cell>
          <table:table-cell office:value-type="float" office:value="110.386826" calcext:value-type="float">
            <text:p>110.386826</text:p>
          </table:table-cell>
          <table:table-cell office:value-type="float" office:value="23.996574" calcext:value-type="float">
            <text:p>23.996574</text:p>
          </table:table-cell>
          <table:table-cell office:value-type="float" office:value="23.893581" calcext:value-type="float">
            <text:p>23.893581</text:p>
          </table:table-cell>
          <table:table-cell office:value-type="float" office:value="23.998777" calcext:value-type="float">
            <text:p>23.998777</text:p>
          </table:table-cell>
          <table:table-cell office:value-type="float" office:value="23.769222" calcext:value-type="float">
            <text:p>23.769222</text:p>
          </table:table-cell>
          <table:table-cell office:value-type="float" office:value="20.702831" calcext:value-type="float">
            <text:p>20.702831</text:p>
          </table:table-cell>
          <table:table-cell office:value-type="float" office:value="252.44432" calcext:value-type="float">
            <text:p>252.44432</text:p>
          </table:table-cell>
          <table:table-cell office:value-type="float" office:value="19.05" calcext:value-type="float">
            <text:p>19.05</text:p>
          </table:table-cell>
          <table:table-cell office:value-type="float" office:value="338.61246" calcext:value-type="float">
            <text:p>338.61246</text:p>
          </table:table-cell>
          <table:table-cell office:value-type="float" office:value="20.419313" calcext:value-type="float">
            <text:p>20.419313</text:p>
          </table:table-cell>
          <table:table-cell office:value-type="float" office:value="163.3749" calcext:value-type="float">
            <text:p>163.3749</text:p>
          </table:table-cell>
          <table:table-cell office:value-type="float" office:value="19.731262" calcext:value-type="float">
            <text:p>19.731262</text:p>
          </table:table-cell>
          <table:table-cell office:value-type="float" office:value="175.3695" calcext:value-type="float">
            <text:p>175.3695</text:p>
          </table:table-cell>
          <table:table-cell office:value-type="float" office:value="22.206007" calcext:value-type="float">
            <text:p>22.206007</text:p>
          </table:table-cell>
          <table:table-cell office:value-type="float" office:value="331.88733" calcext:value-type="float">
            <text:p>331.88733</text:p>
          </table:table-cell>
          <table:table-cell office:value-type="float" office:value="21.884016" calcext:value-type="float">
            <text:p>21.884016</text:p>
          </table:table-cell>
          <table:table-cell office:value-type="float" office:value="84.86567" calcext:value-type="float">
            <text:p>84.86567</text:p>
          </table:table-cell>
          <table:table-cell office:value-type="float" office:value="22.993532" calcext:value-type="float">
            <text:p>22.993532</text:p>
          </table:table-cell>
          <table:table-cell office:value-type="float" office:value="101.95618" calcext:value-type="float">
            <text:p>101.95618</text:p>
          </table:table-cell>
          <table:table-cell office:value-type="float" office:value="22.329945" calcext:value-type="float">
            <text:p>22.329945</text:p>
          </table:table-cell>
          <table:table-cell office:value-type="float" office:value="118.5316" calcext:value-type="float">
            <text:p>118.5316</text:p>
          </table:table-cell>
          <table:table-cell office:value-type="float" office:value="9" calcext:value-type="float">
            <text:p>9</text:p>
          </table:table-cell>
          <table:table-cell office:value-type="float" office:value="135.41068" calcext:value-type="float">
            <text:p>135.41068</text:p>
          </table:table-cell>
          <table:table-cell office:value-type="float" office:value="9.883574" calcext:value-type="float">
            <text:p>9.883574</text:p>
          </table:table-cell>
          <table:table-cell office:value-type="float" office:value="361.9796" calcext:value-type="float">
            <text:p>361.9796</text:p>
          </table:table-cell>
          <table:table-cell office:value-type="float" office:value="10.401263" calcext:value-type="float">
            <text:p>10.401263</text:p>
          </table:table-cell>
          <table:table-cell office:value-type="float" office:value="134.80252" calcext:value-type="float">
            <text:p>134.80252</text:p>
          </table:table-cell>
          <table:table-cell office:value-type="float" office:value="10" calcext:value-type="float">
            <text:p>10</text:p>
          </table:table-cell>
          <table:table-cell office:value-type="float" office:value="100.7024" calcext:value-type="float">
            <text:p>100.7024</text:p>
          </table:table-cell>
          <table:table-cell office:value-type="float" office:value="8.623077" calcext:value-type="float">
            <text:p>8.623077</text:p>
          </table:table-cell>
          <table:table-cell office:value-type="float" office:value="360.19653" calcext:value-type="float">
            <text:p>360.19653</text:p>
          </table:table-cell>
          <table:table-cell office:value-type="float" office:value="9.541833" calcext:value-type="float">
            <text:p>9.541833</text:p>
          </table:table-cell>
          <table:table-cell office:value-type="float" office:value="371.8" calcext:value-type="float">
            <text:p>371.8</text:p>
          </table:table-cell>
          <table:table-cell office:value-type="float" office:value="9.5609455" calcext:value-type="float">
            <text:p>9.5609455</text:p>
          </table:table-cell>
          <table:table-cell office:value-type="float" office:value="347.88834" calcext:value-type="float">
            <text:p>347.88834</text:p>
          </table:table-cell>
          <table:table-cell office:value-type="float" office:value="10.204235" calcext:value-type="float">
            <text:p>10.204235</text:p>
          </table:table-cell>
          <table:table-cell office:value-type="float" office:value="328.60727" calcext:value-type="float">
            <text:p>328.60727</text:p>
          </table:table-cell>
          <table:table-cell office:value-type="float" office:value="17.981287" calcext:value-type="float">
            <text:p>17.981287</text:p>
          </table:table-cell>
          <table:table-cell office:value-type="float" office:value="203.17705" calcext:value-type="float">
            <text:p>203.17705</text:p>
          </table:table-cell>
          <table:table-cell office:value-type="float" office:value="18.083881" calcext:value-type="float">
            <text:p>18.083881</text:p>
          </table:table-cell>
          <table:table-cell office:value-type="float" office:value="371.8" calcext:value-type="float">
            <text:p>371.8</text:p>
          </table:table-cell>
          <table:table-cell office:value-type="float" office:value="20.362774" calcext:value-type="float">
            <text:p>20.362774</text:p>
          </table:table-cell>
          <table:table-cell office:value-type="float" office:value="261.31995" calcext:value-type="float">
            <text:p>261.31995</text:p>
          </table:table-cell>
          <table:table-cell office:value-type="float" office:value="20.001783" calcext:value-type="float">
            <text:p>20.001783</text:p>
          </table:table-cell>
          <table:table-cell office:value-type="float" office:value="101.44725" calcext:value-type="float">
            <text:p>101.4472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26926" calcext:value-type="float">
            <text:p>10.226926</text:p>
          </table:table-cell>
          <table:table-cell office:value-type="float" office:value="110.631744" calcext:value-type="float">
            <text:p>110.631744</text:p>
          </table:table-cell>
          <table:table-cell office:value-type="float" office:value="10.460638" calcext:value-type="float">
            <text:p>10.460638</text:p>
          </table:table-cell>
          <table:table-cell office:value-type="float" office:value="374.02747" calcext:value-type="float">
            <text:p>374.02747</text:p>
          </table:table-cell>
          <table:table-cell office:value-type="float" office:value="10.744563" calcext:value-type="float">
            <text:p>10.744563</text:p>
          </table:table-cell>
          <table:table-cell office:value-type="float" office:value="234.8736" calcext:value-type="float">
            <text:p>234.8736</text:p>
          </table:table-cell>
          <table:table-cell office:value-type="float" office:value="11.721206" calcext:value-type="float">
            <text:p>11.721206</text:p>
          </table:table-cell>
          <table:table-cell office:value-type="float" office:value="72.44856" calcext:value-type="float">
            <text:p>72.44856</text:p>
          </table:table-cell>
        </table:table-row>
        <table:table-row table:style-name="ro1">
          <table:table-cell office:value-type="float" office:value="16.083334" calcext:value-type="float">
            <text:p>16.083334</text:p>
          </table:table-cell>
          <table:table-cell office:value-type="float" office:value="301.85553" calcext:value-type="float">
            <text:p>301.85553</text:p>
          </table:table-cell>
          <table:table-cell office:value-type="float" office:value="16.416666" calcext:value-type="float">
            <text:p>16.416666</text:p>
          </table:table-cell>
          <table:table-cell office:value-type="float" office:value="242.33382" calcext:value-type="float">
            <text:p>242.33382</text:p>
          </table:table-cell>
          <table:table-cell office:value-type="float" office:value="14.489738" calcext:value-type="float">
            <text:p>14.489738</text:p>
          </table:table-cell>
          <table:table-cell office:value-type="float" office:value="113.74247" calcext:value-type="float">
            <text:p>113.74247</text:p>
          </table:table-cell>
          <table:table-cell office:value-type="float" office:value="24" calcext:value-type="float">
            <text:p>24</text:p>
          </table:table-cell>
          <table:table-cell office:value-type="float" office:value="24.047768" calcext:value-type="float">
            <text:p>24.047768</text:p>
          </table:table-cell>
          <table:table-cell office:value-type="float" office:value="23.998608" calcext:value-type="float">
            <text:p>23.998608</text:p>
          </table:table-cell>
          <table:table-cell office:value-type="float" office:value="110.3949" calcext:value-type="float">
            <text:p>110.3949</text:p>
          </table:table-cell>
          <table:table-cell office:value-type="float" office:value="23.997019" calcext:value-type="float">
            <text:p>23.997019</text:p>
          </table:table-cell>
          <table:table-cell office:value-type="float" office:value="23.906914" calcext:value-type="float">
            <text:p>23.906914</text:p>
          </table:table-cell>
          <table:table-cell office:value-type="float" office:value="23.999506" calcext:value-type="float">
            <text:p>23.999506</text:p>
          </table:table-cell>
          <table:table-cell office:value-type="float" office:value="24.432947" calcext:value-type="float">
            <text:p>24.432947</text:p>
          </table:table-cell>
          <table:table-cell office:value-type="float" office:value="20.71318" calcext:value-type="float">
            <text:p>20.71318</text:p>
          </table:table-cell>
          <table:table-cell office:value-type="float" office:value="261.87198" calcext:value-type="float">
            <text:p>261.87198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338.61246" calcext:value-type="float">
            <text:p>338.61246</text:p>
          </table:table-cell>
          <table:table-cell office:value-type="float" office:value="20.561638" calcext:value-type="float">
            <text:p>20.561638</text:p>
          </table:table-cell>
          <table:table-cell office:value-type="float" office:value="167.64462" calcext:value-type="float">
            <text:p>167.64462</text:p>
          </table:table-cell>
          <table:table-cell office:value-type="float" office:value="21.768738" calcext:value-type="float">
            <text:p>21.768738</text:p>
          </table:table-cell>
          <table:table-cell office:value-type="float" office:value="236.49374" calcext:value-type="float">
            <text:p>236.49374</text:p>
          </table:table-cell>
          <table:table-cell office:value-type="float" office:value="22.245089" calcext:value-type="float">
            <text:p>22.245089</text:p>
          </table:table-cell>
          <table:table-cell office:value-type="float" office:value="333.05978" calcext:value-type="float">
            <text:p>333.05978</text:p>
          </table:table-cell>
          <table:table-cell office:value-type="float" office:value="21.88819" calcext:value-type="float">
            <text:p>21.88819</text:p>
          </table:table-cell>
          <table:table-cell office:value-type="float" office:value="84.99087" calcext:value-type="float">
            <text:p>84.99087</text:p>
          </table:table-cell>
          <table:table-cell office:value-type="float" office:value="22.994375" calcext:value-type="float">
            <text:p>22.994375</text:p>
          </table:table-cell>
          <table:table-cell office:value-type="float" office:value="101.98147" calcext:value-type="float">
            <text:p>101.98147</text:p>
          </table:table-cell>
          <table:table-cell office:value-type="float" office:value="22.42267" calcext:value-type="float">
            <text:p>22.42267</text:p>
          </table:table-cell>
          <table:table-cell office:value-type="float" office:value="121.31337" calcext:value-type="float">
            <text:p>121.31337</text:p>
          </table:table-cell>
          <table:table-cell office:value-type="float" office:value="9.766666" calcext:value-type="float">
            <text:p>9.766666</text:p>
          </table:table-cell>
          <table:table-cell office:value-type="float" office:value="135.41068" calcext:value-type="float">
            <text:p>135.41068</text:p>
          </table:table-cell>
          <table:table-cell office:value-type="float" office:value="9.971619" calcext:value-type="float">
            <text:p>9.971619</text:p>
          </table:table-cell>
          <table:table-cell office:value-type="float" office:value="364.62097" calcext:value-type="float">
            <text:p>364.62097</text:p>
          </table:table-cell>
          <table:table-cell office:value-type="float" office:value="10.404171" calcext:value-type="float">
            <text:p>10.404171</text:p>
          </table:table-cell>
          <table:table-cell office:value-type="float" office:value="134.88976" calcext:value-type="float">
            <text:p>134.88976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00.7024" calcext:value-type="float">
            <text:p>100.7024</text:p>
          </table:table-cell>
          <table:table-cell office:value-type="float" office:value="8.633002" calcext:value-type="float">
            <text:p>8.633002</text:p>
          </table:table-cell>
          <table:table-cell office:value-type="float" office:value="360.4943" calcext:value-type="float">
            <text:p>360.4943</text:p>
          </table:table-cell>
          <table:table-cell office:value-type="float" office:value="9.543434" calcext:value-type="float">
            <text:p>9.543434</text:p>
          </table:table-cell>
          <table:table-cell office:value-type="float" office:value="371.84802" calcext:value-type="float">
            <text:p>371.84802</text:p>
          </table:table-cell>
          <table:table-cell office:value-type="float" office:value="9.572263" calcext:value-type="float">
            <text:p>9.572263</text:p>
          </table:table-cell>
          <table:table-cell office:value-type="float" office:value="348.22784" calcext:value-type="float">
            <text:p>348.22784</text:p>
          </table:table-cell>
          <table:table-cell office:value-type="float" office:value="10.2104645" calcext:value-type="float">
            <text:p>10.2104645</text:p>
          </table:table-cell>
          <table:table-cell office:value-type="float" office:value="334.28195" calcext:value-type="float">
            <text:p>334.28195</text:p>
          </table:table-cell>
          <table:table-cell office:value-type="float" office:value="17.988781" calcext:value-type="float">
            <text:p>17.988781</text:p>
          </table:table-cell>
          <table:table-cell office:value-type="float" office:value="203.40187" calcext:value-type="float">
            <text:p>203.40187</text:p>
          </table:table-cell>
          <table:table-cell office:value-type="float" office:value="18.08416" calcext:value-type="float">
            <text:p>18.08416</text:p>
          </table:table-cell>
          <table:table-cell office:value-type="float" office:value="371.80835" calcext:value-type="float">
            <text:p>371.80835</text:p>
          </table:table-cell>
          <table:table-cell office:value-type="float" office:value="20.36967" calcext:value-type="float">
            <text:p>20.36967</text:p>
          </table:table-cell>
          <table:table-cell office:value-type="float" office:value="261.52686" calcext:value-type="float">
            <text:p>261.52686</text:p>
          </table:table-cell>
          <table:table-cell office:value-type="float" office:value="20.211395" calcext:value-type="float">
            <text:p>20.211395</text:p>
          </table:table-cell>
          <table:table-cell office:value-type="float" office:value="107.735664" calcext:value-type="float">
            <text:p>107.7356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531407" calcext:value-type="float">
            <text:p>10.531407</text:p>
          </table:table-cell>
          <table:table-cell office:value-type="float" office:value="119.76622" calcext:value-type="float">
            <text:p>119.76622</text:p>
          </table:table-cell>
          <table:table-cell office:value-type="float" office:value="10.460997" calcext:value-type="float">
            <text:p>10.460997</text:p>
          </table:table-cell>
          <table:table-cell office:value-type="float" office:value="374.0382" calcext:value-type="float">
            <text:p>374.0382</text:p>
          </table:table-cell>
          <table:table-cell office:value-type="float" office:value="11.056015" calcext:value-type="float">
            <text:p>11.056015</text:p>
          </table:table-cell>
          <table:table-cell office:value-type="float" office:value="244.21715" calcext:value-type="float">
            <text:p>244.21715</text:p>
          </table:table-cell>
          <table:table-cell office:value-type="float" office:value="11.730043" calcext:value-type="float">
            <text:p>11.730043</text:p>
          </table:table-cell>
          <table:table-cell office:value-type="float" office:value="80.49927" calcext:value-type="float">
            <text:p>80.49927</text:p>
          </table:table-cell>
        </table:table-row>
        <table:table-row table:style-name="ro1">
          <table:table-cell office:value-type="float" office:value="16.820663" calcext:value-type="float">
            <text:p>16.820663</text:p>
          </table:table-cell>
          <table:table-cell office:value-type="float" office:value="288.08554" calcext:value-type="float">
            <text:p>288.08554</text:p>
          </table:table-cell>
          <table:table-cell office:value-type="float" office:value="18.9848" calcext:value-type="float">
            <text:p>18.9848</text:p>
          </table:table-cell>
          <table:table-cell office:value-type="float" office:value="228.56378" calcext:value-type="float">
            <text:p>228.56378</text:p>
          </table:table-cell>
          <table:table-cell office:value-type="float" office:value="17.175" calcext:value-type="float">
            <text:p>17.175</text:p>
          </table:table-cell>
          <table:table-cell office:value-type="float" office:value="99.972496" calcext:value-type="float">
            <text:p>99.9724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1065" calcext:value-type="float">
            <text:p>21.11065</text:p>
          </table:table-cell>
          <table:table-cell office:value-type="float" office:value="253.50198" calcext:value-type="float">
            <text:p>253.50198</text:p>
          </table:table-cell>
          <table:table-cell office:value-type="float" office:value="21.462704" calcext:value-type="float">
            <text:p>21.462704</text:p>
          </table:table-cell>
          <table:table-cell office:value-type="float" office:value="330.24246" calcext:value-type="float">
            <text:p>330.24246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59.27463" calcext:value-type="float">
            <text:p>159.27463</text:p>
          </table:table-cell>
          <table:table-cell office:value-type="float" office:value="22.041666" calcext:value-type="float">
            <text:p>22.041666</text:p>
          </table:table-cell>
          <table:table-cell office:value-type="float" office:value="228.12375" calcext:value-type="float">
            <text:p>228.12375</text:p>
          </table:table-cell>
          <table:table-cell office:value-type="float" office:value="23.999855" calcext:value-type="float">
            <text:p>23.999855</text:p>
          </table:table-cell>
          <table:table-cell office:value-type="float" office:value="300.92978" calcext:value-type="float">
            <text:p>300.9297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2.860863" calcext:value-type="float">
            <text:p>52.860863</text:p>
          </table:table-cell>
          <table:table-cell office:value-type="float" office:value="23.998636" calcext:value-type="float">
            <text:p>23.998636</text:p>
          </table:table-cell>
          <table:table-cell office:value-type="float" office:value="69.85146" calcext:value-type="float">
            <text:p>69.8514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89.183365" calcext:value-type="float">
            <text:p>89.183365</text:p>
          </table:table-cell>
          <table:table-cell office:value-type="float" office:value="13.654216" calcext:value-type="float">
            <text:p>13.654216</text:p>
          </table:table-cell>
          <table:table-cell office:value-type="float" office:value="119.48067" calcext:value-type="float">
            <text:p>119.48067</text:p>
          </table:table-cell>
          <table:table-cell office:value-type="float" office:value="11.111242" calcext:value-type="float">
            <text:p>11.111242</text:p>
          </table:table-cell>
          <table:table-cell office:value-type="float" office:value="348.691" calcext:value-type="float">
            <text:p>348.691</text:p>
          </table:table-cell>
          <table:table-cell office:value-type="float" office:value="16.809935" calcext:value-type="float">
            <text:p>16.809935</text:p>
          </table:table-cell>
          <table:table-cell office:value-type="float" office:value="118.95975" calcext:value-type="float">
            <text:p>118.95975</text:p>
          </table:table-cell>
          <table:table-cell office:value-type="float" office:value="14.65719" calcext:value-type="float">
            <text:p>14.65719</text:p>
          </table:table-cell>
          <table:table-cell office:value-type="float" office:value="84.77239" calcext:value-type="float">
            <text:p>84.77239</text:p>
          </table:table-cell>
          <table:table-cell office:value-type="float" office:value="10.41003" calcext:value-type="float">
            <text:p>10.41003</text:p>
          </table:table-cell>
          <table:table-cell office:value-type="float" office:value="344.02426" calcext:value-type="float">
            <text:p>344.02426</text:p>
          </table:table-cell>
          <table:table-cell office:value-type="float" office:value="10.312336" calcext:value-type="float">
            <text:p>10.312336</text:p>
          </table:table-cell>
          <table:table-cell office:value-type="float" office:value="355.37802" calcext:value-type="float">
            <text:p>355.37802</text:p>
          </table:table-cell>
          <table:table-cell office:value-type="float" office:value="11.070243" calcext:value-type="float">
            <text:p>11.070243</text:p>
          </table:table-cell>
          <table:table-cell office:value-type="float" office:value="331.75784" calcext:value-type="float">
            <text:p>331.75784</text:p>
          </table:table-cell>
          <table:table-cell office:value-type="float" office:value="11.236273" calcext:value-type="float">
            <text:p>11.236273</text:p>
          </table:table-cell>
          <table:table-cell office:value-type="float" office:value="317.81192" calcext:value-type="float">
            <text:p>317.81192</text:p>
          </table:table-cell>
          <table:table-cell office:value-type="float" office:value="20.79902" calcext:value-type="float">
            <text:p>20.79902</text:p>
          </table:table-cell>
          <table:table-cell office:value-type="float" office:value="189.09184" calcext:value-type="float">
            <text:p>189.09184</text:p>
          </table:table-cell>
          <table:table-cell office:value-type="float" office:value="20.66131" calcext:value-type="float">
            <text:p>20.66131</text:p>
          </table:table-cell>
          <table:table-cell office:value-type="float" office:value="357.49838" calcext:value-type="float">
            <text:p>357.49838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247.21683" calcext:value-type="float">
            <text:p>247.21683</text:p>
          </table:table-cell>
          <table:table-cell office:value-type="float" office:value="21.849453" calcext:value-type="float">
            <text:p>21.849453</text:p>
          </table:table-cell>
          <table:table-cell office:value-type="float" office:value="93.42564" calcext:value-type="float">
            <text:p>93.4256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416377" calcext:value-type="float">
            <text:p>11.416377</text:p>
          </table:table-cell>
          <table:table-cell office:value-type="float" office:value="101.676216" calcext:value-type="float">
            <text:p>101.676216</text:p>
          </table:table-cell>
          <table:table-cell office:value-type="float" office:value="11.732444" calcext:value-type="float">
            <text:p>11.732444</text:p>
          </table:table-cell>
          <table:table-cell office:value-type="float" office:value="355.9482" calcext:value-type="float">
            <text:p>355.9482</text:p>
          </table:table-cell>
          <table:table-cell office:value-type="float" office:value="12.431478" calcext:value-type="float">
            <text:p>12.431478</text:p>
          </table:table-cell>
          <table:table-cell office:value-type="float" office:value="226.12715" calcext:value-type="float">
            <text:p>226.12715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62.409264" calcext:value-type="float">
            <text:p>62.409264</text:p>
          </table:table-cell>
        </table:table-row>
        <table:table-row table:style-name="ro1">
          <table:table-cell office:value-type="float" office:value="17.067007" calcext:value-type="float">
            <text:p>17.067007</text:p>
          </table:table-cell>
          <table:table-cell office:value-type="float" office:value="295.47586" calcext:value-type="float">
            <text:p>295.47586</text:p>
          </table:table-cell>
          <table:table-cell office:value-type="float" office:value="19.003624" calcext:value-type="float">
            <text:p>19.003624</text:p>
          </table:table-cell>
          <table:table-cell office:value-type="float" office:value="229.1285" calcext:value-type="float">
            <text:p>229.1285</text:p>
          </table:table-cell>
          <table:table-cell office:value-type="float" office:value="19.341667" calcext:value-type="float">
            <text:p>19.341667</text:p>
          </table:table-cell>
          <table:table-cell office:value-type="float" office:value="99.972496" calcext:value-type="float">
            <text:p>99.9724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21637" calcext:value-type="float">
            <text:p>21.21637</text:p>
          </table:table-cell>
          <table:table-cell office:value-type="float" office:value="349.8081" calcext:value-type="float">
            <text:p>349.8081</text:p>
          </table:table-cell>
          <table:table-cell office:value-type="float" office:value="21.525572" calcext:value-type="float">
            <text:p>21.525572</text:p>
          </table:table-cell>
          <table:table-cell office:value-type="float" office:value="332.1285" calcext:value-type="float">
            <text:p>332.1285</text:p>
          </table:table-cell>
          <table:table-cell office:value-type="float" office:value="22" calcext:value-type="float">
            <text:p>22</text:p>
          </table:table-cell>
          <table:table-cell office:value-type="float" office:value="159.27463" calcext:value-type="float">
            <text:p>159.27463</text:p>
          </table:table-cell>
          <table:table-cell office:value-type="float" office:value="22.333334" calcext:value-type="float">
            <text:p>22.333334</text:p>
          </table:table-cell>
          <table:table-cell office:value-type="float" office:value="228.12375" calcext:value-type="float">
            <text:p>228.12375</text:p>
          </table:table-cell>
          <table:table-cell office:value-type="float" office:value="23.99996" calcext:value-type="float">
            <text:p>23.99996</text:p>
          </table:table-cell>
          <table:table-cell office:value-type="float" office:value="301.02533" calcext:value-type="float">
            <text:p>301.02533</text:p>
          </table:table-cell>
          <table:table-cell office:value-type="float" office:value="24" calcext:value-type="float">
            <text:p>24</text:p>
          </table:table-cell>
          <table:table-cell office:value-type="float" office:value="53.11086" calcext:value-type="float">
            <text:p>53.11086</text:p>
          </table:table-cell>
          <table:table-cell office:value-type="float" office:value="23.99929" calcext:value-type="float">
            <text:p>23.99929</text:p>
          </table:table-cell>
          <table:table-cell office:value-type="float" office:value="69.87109" calcext:value-type="float">
            <text:p>69.87109</text:p>
          </table:table-cell>
          <table:table-cell office:value-type="float" office:value="23.991974" calcext:value-type="float">
            <text:p>23.991974</text:p>
          </table:table-cell>
          <table:table-cell office:value-type="float" office:value="89.19258" calcext:value-type="float">
            <text:p>89.19258</text:p>
          </table:table-cell>
          <table:table-cell office:value-type="float" office:value="13.682081" calcext:value-type="float">
            <text:p>13.682081</text:p>
          </table:table-cell>
          <table:table-cell office:value-type="float" office:value="120.31663" calcext:value-type="float">
            <text:p>120.31663</text:p>
          </table:table-cell>
          <table:table-cell office:value-type="float" office:value="11.154394" calcext:value-type="float">
            <text:p>11.154394</text:p>
          </table:table-cell>
          <table:table-cell office:value-type="float" office:value="388" calcext:value-type="float">
            <text:p>388</text:p>
          </table:table-cell>
          <table:table-cell office:value-type="float" office:value="16.81113" calcext:value-type="float">
            <text:p>16.81113</text:p>
          </table:table-cell>
          <table:table-cell office:value-type="float" office:value="118.99562" calcext:value-type="float">
            <text:p>118.99562</text:p>
          </table:table-cell>
          <table:table-cell office:value-type="float" office:value="14.934477" calcext:value-type="float">
            <text:p>14.934477</text:p>
          </table:table-cell>
          <table:table-cell office:value-type="float" office:value="337.36713" calcext:value-type="float">
            <text:p>337.36713</text:p>
          </table:table-cell>
          <table:table-cell office:value-type="float" office:value="10.413693" calcext:value-type="float">
            <text:p>10.413693</text:p>
          </table:table-cell>
          <table:table-cell office:value-type="float" office:value="344.13416" calcext:value-type="float">
            <text:p>344.13416</text:p>
          </table:table-cell>
          <table:table-cell office:value-type="float" office:value="10.330417" calcext:value-type="float">
            <text:p>10.330417</text:p>
          </table:table-cell>
          <table:table-cell office:value-type="float" office:value="371.84802" calcext:value-type="float">
            <text:p>371.84802</text:p>
          </table:table-cell>
          <table:table-cell office:value-type="float" office:value="11.070402" calcext:value-type="float">
            <text:p>11.070402</text:p>
          </table:table-cell>
          <table:table-cell office:value-type="float" office:value="331.76263" calcext:value-type="float">
            <text:p>331.76263</text:p>
          </table:table-cell>
          <table:table-cell office:value-type="float" office:value="11.323858" calcext:value-type="float">
            <text:p>11.323858</text:p>
          </table:table-cell>
          <table:table-cell office:value-type="float" office:value="320.43948" calcext:value-type="float">
            <text:p>320.43948</text:p>
          </table:table-cell>
          <table:table-cell office:value-type="float" office:value="20.799568" calcext:value-type="float">
            <text:p>20.799568</text:p>
          </table:table-cell>
          <table:table-cell office:value-type="float" office:value="189.10826" calcext:value-type="float">
            <text:p>189.10826</text:p>
          </table:table-cell>
          <table:table-cell office:value-type="float" office:value="20.682676" calcext:value-type="float">
            <text:p>20.682676</text:p>
          </table:table-cell>
          <table:table-cell office:value-type="float" office:value="358.13937" calcext:value-type="float">
            <text:p>358.13937</text:p>
          </table:table-cell>
          <table:table-cell office:value-type="float" office:value="21.825" calcext:value-type="float">
            <text:p>21.825</text:p>
          </table:table-cell>
          <table:table-cell office:value-type="float" office:value="247.21683" calcext:value-type="float">
            <text:p>247.21683</text:p>
          </table:table-cell>
          <table:table-cell office:value-type="float" office:value="21.850908" calcext:value-type="float">
            <text:p>21.850908</text:p>
          </table:table-cell>
          <table:table-cell office:value-type="float" office:value="93.4693" calcext:value-type="float">
            <text:p>93.469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419207" calcext:value-type="float">
            <text:p>11.419207</text:p>
          </table:table-cell>
          <table:table-cell office:value-type="float" office:value="101.7611" calcext:value-type="float">
            <text:p>101.7611</text:p>
          </table:table-cell>
          <table:table-cell office:value-type="float" office:value="11.739196" calcext:value-type="float">
            <text:p>11.739196</text:p>
          </table:table-cell>
          <table:table-cell office:value-type="float" office:value="362.09897" calcext:value-type="float">
            <text:p>362.09897</text:p>
          </table:table-cell>
          <table:table-cell office:value-type="float" office:value="12.54222" calcext:value-type="float">
            <text:p>12.54222</text:p>
          </table:table-cell>
          <table:table-cell office:value-type="float" office:value="229.44943" calcext:value-type="float">
            <text:p>229.44943</text:p>
          </table:table-cell>
          <table:table-cell office:value-type="float" office:value="12.9" calcext:value-type="float">
            <text:p>12.9</text:p>
          </table:table-cell>
          <table:table-cell office:value-type="float" office:value="80.65924" calcext:value-type="float">
            <text:p>80.65924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284.40585" calcext:value-type="float">
            <text:p>284.40585</text:p>
          </table:table-cell>
          <table:table-cell office:value-type="float" office:value="21.288744" calcext:value-type="float">
            <text:p>21.288744</text:p>
          </table:table-cell>
          <table:table-cell office:value-type="float" office:value="218.05847" calcext:value-type="float">
            <text:p>218.05847</text:p>
          </table:table-cell>
          <table:table-cell office:value-type="float" office:value="19.683332" calcext:value-type="float">
            <text:p>19.683332</text:p>
          </table:table-cell>
          <table:table-cell office:value-type="float" office:value="88.90254" calcext:value-type="float">
            <text:p>88.902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95.80814" calcext:value-type="float">
            <text:p>295.80814</text:p>
          </table:table-cell>
          <table:table-cell office:value-type="float" office:value="23.000092" calcext:value-type="float">
            <text:p>23.000092</text:p>
          </table:table-cell>
          <table:table-cell office:value-type="float" office:value="288.9285" calcext:value-type="float">
            <text:p>288.9285</text:p>
          </table:table-cell>
          <table:table-cell office:value-type="float" office:value="23" calcext:value-type="float">
            <text:p>23</text:p>
          </table:table-cell>
          <table:table-cell office:value-type="float" office:value="126.874626" calcext:value-type="float">
            <text:p>126.874626</text:p>
          </table:table-cell>
          <table:table-cell office:value-type="float" office:value="23.000404" calcext:value-type="float">
            <text:p>23.000404</text:p>
          </table:table-cell>
          <table:table-cell office:value-type="float" office:value="206.52377" calcext:value-type="float">
            <text:p>206.5237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80828" calcext:value-type="float">
            <text:p>18.080828</text:p>
          </table:table-cell>
          <table:table-cell office:value-type="float" office:value="104.38662" calcext:value-type="float">
            <text:p>104.38662</text:p>
          </table:table-cell>
          <table:table-cell office:value-type="float" office:value="18.207464" calcext:value-type="float">
            <text:p>18.207464</text:p>
          </table:table-cell>
          <table:table-cell office:value-type="float" office:value="372.07" calcext:value-type="float">
            <text:p>372.07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103.06561" calcext:value-type="float">
            <text:p>103.06561</text:p>
          </table:table-cell>
          <table:table-cell office:value-type="float" office:value="18.825" calcext:value-type="float">
            <text:p>18.825</text:p>
          </table:table-cell>
          <table:table-cell office:value-type="float" office:value="321.43713" calcext:value-type="float">
            <text:p>321.43713</text:p>
          </table:table-cell>
          <table:table-cell office:value-type="float" office:value="17.3" calcext:value-type="float">
            <text:p>17.3</text:p>
          </table:table-cell>
          <table:table-cell office:value-type="float" office:value="121.11418" calcext:value-type="float">
            <text:p>121.11418</text:p>
          </table:table-cell>
          <table:table-cell office:value-type="float" office:value="17.633333" calcext:value-type="float">
            <text:p>17.633333</text:p>
          </table:table-cell>
          <table:table-cell office:value-type="float" office:value="148.82802" calcext:value-type="float">
            <text:p>148.82802</text:p>
          </table:table-cell>
          <table:table-cell office:value-type="float" office:value="18.061354" calcext:value-type="float">
            <text:p>18.061354</text:p>
          </table:table-cell>
          <table:table-cell office:value-type="float" office:value="108.7426" calcext:value-type="float">
            <text:p>108.7426</text:p>
          </table:table-cell>
          <table:table-cell office:value-type="float" office:value="18.677984" calcext:value-type="float">
            <text:p>18.677984</text:p>
          </table:table-cell>
          <table:table-cell office:value-type="float" office:value="97.41951" calcext:value-type="float">
            <text:p>97.41951</text:p>
          </table:table-cell>
          <table:table-cell office:value-type="float" office:value="22.786278" calcext:value-type="float">
            <text:p>22.786278</text:p>
          </table:table-cell>
          <table:table-cell office:value-type="float" office:value="139.42822" calcext:value-type="float">
            <text:p>139.42822</text:p>
          </table:table-cell>
          <table:table-cell office:value-type="float" office:value="23.000774" calcext:value-type="float">
            <text:p>23.000774</text:p>
          </table:table-cell>
          <table:table-cell office:value-type="float" office:value="309.26938" calcext:value-type="float">
            <text:p>309.26938</text:p>
          </table:table-cell>
          <table:table-cell office:value-type="float" office:value="23.000635" calcext:value-type="float">
            <text:p>23.000635</text:p>
          </table:table-cell>
          <table:table-cell office:value-type="float" office:value="209.14685" calcext:value-type="float">
            <text:p>209.14685</text:p>
          </table:table-cell>
          <table:table-cell office:value-type="float" office:value="23" calcext:value-type="float">
            <text:p>23</text:p>
          </table:table-cell>
          <table:table-cell office:value-type="float" office:value="66.19928" calcext:value-type="float">
            <text:p>66.1992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948658" calcext:value-type="float">
            <text:p>12.948658</text:p>
          </table:table-cell>
          <table:table-cell office:value-type="float" office:value="82.051094" calcext:value-type="float">
            <text:p>82.051094</text:p>
          </table:table-cell>
          <table:table-cell office:value-type="float" office:value="12.841666" calcext:value-type="float">
            <text:p>12.841666</text:p>
          </table:table-cell>
          <table:table-cell office:value-type="float" office:value="342.38898" calcext:value-type="float">
            <text:p>342.38898</text:p>
          </table:table-cell>
          <table:table-cell office:value-type="float" office:value="13.175" calcext:value-type="float">
            <text:p>13.175</text:p>
          </table:table-cell>
          <table:table-cell office:value-type="float" office:value="209.73943" calcext:value-type="float">
            <text:p>209.73943</text:p>
          </table:table-cell>
          <table:table-cell office:value-type="float" office:value="13.8693695" calcext:value-type="float">
            <text:p>13.8693695</text:p>
          </table:table-cell>
          <table:table-cell office:value-type="float" office:value="60.949234" calcext:value-type="float">
            <text:p>60.94923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84.40585" calcext:value-type="float">
            <text:p>284.40585</text:p>
          </table:table-cell>
          <table:table-cell office:value-type="float" office:value="21.29158" calcext:value-type="float">
            <text:p>21.29158</text:p>
          </table:table-cell>
          <table:table-cell office:value-type="float" office:value="218.14355" calcext:value-type="float">
            <text:p>218.14355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88.90254" calcext:value-type="float">
            <text:p>88.9025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295.80814" calcext:value-type="float">
            <text:p>295.80814</text:p>
          </table:table-cell>
          <table:table-cell office:value-type="float" office:value="23.00042" calcext:value-type="float">
            <text:p>23.00042</text:p>
          </table:table-cell>
          <table:table-cell office:value-type="float" office:value="288.93835" calcext:value-type="float">
            <text:p>288.9383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26.874626" calcext:value-type="float">
            <text:p>126.874626</text:p>
          </table:table-cell>
          <table:table-cell office:value-type="float" office:value="23.000523" calcext:value-type="float">
            <text:p>23.000523</text:p>
          </table:table-cell>
          <table:table-cell office:value-type="float" office:value="206.6315" calcext:value-type="float">
            <text:p>206.63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82218" calcext:value-type="float">
            <text:p>18.082218</text:p>
          </table:table-cell>
          <table:table-cell office:value-type="float" office:value="104.42833" calcext:value-type="float">
            <text:p>104.42833</text:p>
          </table:table-cell>
          <table:table-cell office:value-type="float" office:value="18.209482" calcext:value-type="float">
            <text:p>18.209482</text:p>
          </table:table-cell>
          <table:table-cell office:value-type="float" office:value="372.13055" calcext:value-type="float">
            <text:p>372.13055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103.06561" calcext:value-type="float">
            <text:p>103.06561</text:p>
          </table:table-cell>
          <table:table-cell office:value-type="float" office:value="19.491667" calcext:value-type="float">
            <text:p>19.491667</text:p>
          </table:table-cell>
          <table:table-cell office:value-type="float" office:value="341.4371" calcext:value-type="float">
            <text:p>341.4371</text:p>
          </table:table-cell>
          <table:table-cell office:value-type="float" office:value="18.1" calcext:value-type="float">
            <text:p>18.1</text:p>
          </table:table-cell>
          <table:table-cell office:value-type="float" office:value="121.11418" calcext:value-type="float">
            <text:p>121.11418</text:p>
          </table:table-cell>
          <table:table-cell office:value-type="float" office:value="18.433332" calcext:value-type="float">
            <text:p>18.433332</text:p>
          </table:table-cell>
          <table:table-cell office:value-type="float" office:value="148.82802" calcext:value-type="float">
            <text:p>148.82802</text:p>
          </table:table-cell>
          <table:table-cell office:value-type="float" office:value="18.079958" calcext:value-type="float">
            <text:p>18.079958</text:p>
          </table:table-cell>
          <table:table-cell office:value-type="float" office:value="109.30073" calcext:value-type="float">
            <text:p>109.30073</text:p>
          </table:table-cell>
          <table:table-cell office:value-type="float" office:value="18.755466" calcext:value-type="float">
            <text:p>18.755466</text:p>
          </table:table-cell>
          <table:table-cell office:value-type="float" office:value="99.74397" calcext:value-type="float">
            <text:p>99.74397</text:p>
          </table:table-cell>
          <table:table-cell office:value-type="float" office:value="22.79056" calcext:value-type="float">
            <text:p>22.79056</text:p>
          </table:table-cell>
          <table:table-cell office:value-type="float" office:value="139.55669" calcext:value-type="float">
            <text:p>139.55669</text:p>
          </table:table-cell>
          <table:table-cell office:value-type="float" office:value="23.000998" calcext:value-type="float">
            <text:p>23.000998</text:p>
          </table:table-cell>
          <table:table-cell office:value-type="float" office:value="309.27606" calcext:value-type="float">
            <text:p>309.27606</text:p>
          </table:table-cell>
          <table:table-cell office:value-type="float" office:value="23.000793" calcext:value-type="float">
            <text:p>23.000793</text:p>
          </table:table-cell>
          <table:table-cell office:value-type="float" office:value="209.1516" calcext:value-type="float">
            <text:p>209.15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66.19928" calcext:value-type="float">
            <text:p>66.1992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016499" calcext:value-type="float">
            <text:p>13.016499</text:p>
          </table:table-cell>
          <table:table-cell office:value-type="float" office:value="84.08631" calcext:value-type="float">
            <text:p>84.08631</text:p>
          </table:table-cell>
          <table:table-cell office:value-type="float" office:value="13.508333" calcext:value-type="float">
            <text:p>13.508333</text:p>
          </table:table-cell>
          <table:table-cell office:value-type="float" office:value="342.38898" calcext:value-type="float">
            <text:p>342.38898</text:p>
          </table:table-cell>
          <table:table-cell office:value-type="float" office:value="13.841666" calcext:value-type="float">
            <text:p>13.841666</text:p>
          </table:table-cell>
          <table:table-cell office:value-type="float" office:value="229.73941" calcext:value-type="float">
            <text:p>229.73941</text:p>
          </table:table-cell>
          <table:table-cell office:value-type="float" office:value="13.86978" calcext:value-type="float">
            <text:p>13.86978</text:p>
          </table:table-cell>
          <table:table-cell office:value-type="float" office:value="60.961536" calcext:value-type="float">
            <text:p>60.961536</text:p>
          </table:table-cell>
        </table:table-row>
        <table:table-row table:style-name="ro1">
          <table:table-cell office:value-type="float" office:value="23.000673" calcext:value-type="float">
            <text:p>23.000673</text:p>
          </table:table-cell>
          <table:table-cell office:value-type="float" office:value="223.65585" calcext:value-type="float">
            <text:p>223.65585</text:p>
          </table:table-cell>
          <table:table-cell office:value-type="float" office:value="23.000233" calcext:value-type="float">
            <text:p>23.000233</text:p>
          </table:table-cell>
          <table:table-cell office:value-type="float" office:value="168.19357" calcext:value-type="float">
            <text:p>168.19357</text:p>
          </table:table-cell>
          <table:table-cell office:value-type="float" office:value="23" calcext:value-type="float">
            <text:p>23</text:p>
          </table:table-cell>
          <table:table-cell office:value-type="float" office:value="49.75252" calcext:value-type="float">
            <text:p>49.7525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9783" calcext:value-type="float">
            <text:p>23.999783</text:p>
          </table:table-cell>
          <table:table-cell office:value-type="float" office:value="263.67813" calcext:value-type="float">
            <text:p>263.67813</text:p>
          </table:table-cell>
          <table:table-cell office:value-type="float" office:value="23.99366" calcext:value-type="float">
            <text:p>23.99366</text:p>
          </table:table-cell>
          <table:table-cell office:value-type="float" office:value="256.80835" calcext:value-type="float">
            <text:p>256.80835</text:p>
          </table:table-cell>
          <table:table-cell office:value-type="float" office:value="23.99641" calcext:value-type="float">
            <text:p>23.99641</text:p>
          </table:table-cell>
          <table:table-cell office:value-type="float" office:value="94.74462" calcext:value-type="float">
            <text:p>94.7446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74.5015" calcext:value-type="float">
            <text:p>174.50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8" calcext:value-type="float">
            <text:p>19.066668</text:p>
          </table:table-cell>
          <table:table-cell office:value-type="float" office:value="85.7983" calcext:value-type="float">
            <text:p>85.7983</text:p>
          </table:table-cell>
          <table:table-cell office:value-type="float" office:value="20.026814" calcext:value-type="float">
            <text:p>20.026814</text:p>
          </table:table-cell>
          <table:table-cell office:value-type="float" office:value="353.50058" calcext:value-type="float">
            <text:p>353.50058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84.435585" calcext:value-type="float">
            <text:p>84.435585</text:p>
          </table:table-cell>
          <table:table-cell office:value-type="float" office:value="20.410282" calcext:value-type="float">
            <text:p>20.410282</text:p>
          </table:table-cell>
          <table:table-cell office:value-type="float" office:value="322.80707" calcext:value-type="float">
            <text:p>322.80707</text:p>
          </table:table-cell>
          <table:table-cell office:value-type="float" office:value="19.229544" calcext:value-type="float">
            <text:p>19.229544</text:p>
          </table:table-cell>
          <table:table-cell office:value-type="float" office:value="106.804214" calcext:value-type="float">
            <text:p>106.804214</text:p>
          </table:table-cell>
          <table:table-cell office:value-type="float" office:value="18.875" calcext:value-type="float">
            <text:p>18.875</text:p>
          </table:table-cell>
          <table:table-cell office:value-type="float" office:value="134.51799" calcext:value-type="float">
            <text:p>134.51799</text:p>
          </table:table-cell>
          <table:table-cell office:value-type="float" office:value="19.479193" calcext:value-type="float">
            <text:p>19.479193</text:p>
          </table:table-cell>
          <table:table-cell office:value-type="float" office:value="94.9907" calcext:value-type="float">
            <text:p>94.9907</text:p>
          </table:table-cell>
          <table:table-cell office:value-type="float" office:value="20.121014" calcext:value-type="float">
            <text:p>20.121014</text:p>
          </table:table-cell>
          <table:table-cell office:value-type="float" office:value="85.434006" calcext:value-type="float">
            <text:p>85.43400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7.42668" calcext:value-type="float">
            <text:p>107.42668</text:p>
          </table:table-cell>
          <table:table-cell office:value-type="float" office:value="23.994772" calcext:value-type="float">
            <text:p>23.994772</text:p>
          </table:table-cell>
          <table:table-cell office:value-type="float" office:value="277.14606" calcext:value-type="float">
            <text:p>277.14606</text:p>
          </table:table-cell>
          <table:table-cell office:value-type="float" office:value="23.993399" calcext:value-type="float">
            <text:p>23.993399</text:p>
          </table:table-cell>
          <table:table-cell office:value-type="float" office:value="177.02159" calcext:value-type="float">
            <text:p>177.0215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4.069275" calcext:value-type="float">
            <text:p>34.0692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7541" calcext:value-type="float">
            <text:p>13.87541</text:p>
          </table:table-cell>
          <table:table-cell office:value-type="float" office:value="65.186325" calcext:value-type="float">
            <text:p>65.186325</text:p>
          </table:table-cell>
          <table:table-cell office:value-type="float" office:value="14.510852" calcext:value-type="float">
            <text:p>14.510852</text:p>
          </table:table-cell>
          <table:table-cell office:value-type="float" office:value="323.48898" calcext:value-type="float">
            <text:p>323.48898</text:p>
          </table:table-cell>
          <table:table-cell office:value-type="float" office:value="14.692576" calcext:value-type="float">
            <text:p>14.692576</text:p>
          </table:table-cell>
          <table:table-cell office:value-type="float" office:value="210.83939" calcext:value-type="float">
            <text:p>210.83939</text:p>
          </table:table-cell>
          <table:table-cell office:value-type="float" office:value="14.8547735" calcext:value-type="float">
            <text:p>14.8547735</text:p>
          </table:table-cell>
          <table:table-cell office:value-type="float" office:value="42.061546" calcext:value-type="float">
            <text:p>42.061546</text:p>
          </table:table-cell>
        </table:table-row>
        <table:table-row table:style-name="ro1">
          <table:table-cell office:value-type="float" office:value="23.000801" calcext:value-type="float">
            <text:p>23.000801</text:p>
          </table:table-cell>
          <table:table-cell office:value-type="float" office:value="223.65968" calcext:value-type="float">
            <text:p>223.65968</text:p>
          </table:table-cell>
          <table:table-cell office:value-type="float" office:value="23.000546" calcext:value-type="float">
            <text:p>23.000546</text:p>
          </table:table-cell>
          <table:table-cell office:value-type="float" office:value="168.20296" calcext:value-type="float">
            <text:p>168.20296</text:p>
          </table:table-cell>
          <table:table-cell office:value-type="float" office:value="23.001" calcext:value-type="float">
            <text:p>23.001</text:p>
          </table:table-cell>
          <table:table-cell office:value-type="float" office:value="49.782505" calcext:value-type="float">
            <text:p>49.78250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9884" calcext:value-type="float">
            <text:p>23.999884</text:p>
          </table:table-cell>
          <table:table-cell office:value-type="float" office:value="263.68115" calcext:value-type="float">
            <text:p>263.68115</text:p>
          </table:table-cell>
          <table:table-cell office:value-type="float" office:value="23.994726" calcext:value-type="float">
            <text:p>23.994726</text:p>
          </table:table-cell>
          <table:table-cell office:value-type="float" office:value="256.84033" calcext:value-type="float">
            <text:p>256.84033</text:p>
          </table:table-cell>
          <table:table-cell office:value-type="float" office:value="23.996555" calcext:value-type="float">
            <text:p>23.996555</text:p>
          </table:table-cell>
          <table:table-cell office:value-type="float" office:value="94.74897" calcext:value-type="float">
            <text:p>94.74897</text:p>
          </table:table-cell>
          <table:table-cell office:value-type="float" office:value="24" calcext:value-type="float">
            <text:p>24</text:p>
          </table:table-cell>
          <table:table-cell office:value-type="float" office:value="174.7515" calcext:value-type="float">
            <text:p>174.751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7" calcext:value-type="float">
            <text:p>19.716667</text:p>
          </table:table-cell>
          <table:table-cell office:value-type="float" office:value="85.7983" calcext:value-type="float">
            <text:p>85.7983</text:p>
          </table:table-cell>
          <table:table-cell office:value-type="float" office:value="20.037424" calcext:value-type="float">
            <text:p>20.037424</text:p>
          </table:table-cell>
          <table:table-cell office:value-type="float" office:value="353.50058" calcext:value-type="float">
            <text:p>353.50058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84.435585" calcext:value-type="float">
            <text:p>84.435585</text:p>
          </table:table-cell>
          <table:table-cell office:value-type="float" office:value="20.418505" calcext:value-type="float">
            <text:p>20.418505</text:p>
          </table:table-cell>
          <table:table-cell office:value-type="float" office:value="323.05374" calcext:value-type="float">
            <text:p>323.05374</text:p>
          </table:table-cell>
          <table:table-cell office:value-type="float" office:value="19.25134" calcext:value-type="float">
            <text:p>19.25134</text:p>
          </table:table-cell>
          <table:table-cell office:value-type="float" office:value="107.45813" calcext:value-type="float">
            <text:p>107.45813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134.51799" calcext:value-type="float">
            <text:p>134.51799</text:p>
          </table:table-cell>
          <table:table-cell office:value-type="float" office:value="19.488123" calcext:value-type="float">
            <text:p>19.488123</text:p>
          </table:table-cell>
          <table:table-cell office:value-type="float" office:value="95.258606" calcext:value-type="float">
            <text:p>95.258606</text:p>
          </table:table-cell>
          <table:table-cell office:value-type="float" office:value="20.122623" calcext:value-type="float">
            <text:p>20.122623</text:p>
          </table:table-cell>
          <table:table-cell office:value-type="float" office:value="85.4823" calcext:value-type="float">
            <text:p>85.4823</text:p>
          </table:table-cell>
          <table:table-cell office:value-type="float" office:value="24" calcext:value-type="float">
            <text:p>24</text:p>
          </table:table-cell>
          <table:table-cell office:value-type="float" office:value="107.67668" calcext:value-type="float">
            <text:p>107.67668</text:p>
          </table:table-cell>
          <table:table-cell office:value-type="float" office:value="23.994892" calcext:value-type="float">
            <text:p>23.994892</text:p>
          </table:table-cell>
          <table:table-cell office:value-type="float" office:value="277.14966" calcext:value-type="float">
            <text:p>277.14966</text:p>
          </table:table-cell>
          <table:table-cell office:value-type="float" office:value="23.993502" calcext:value-type="float">
            <text:p>23.993502</text:p>
          </table:table-cell>
          <table:table-cell office:value-type="float" office:value="177.02469" calcext:value-type="float">
            <text:p>177.02469</text:p>
          </table:table-cell>
          <table:table-cell office:value-type="float" office:value="24" calcext:value-type="float">
            <text:p>24</text:p>
          </table:table-cell>
          <table:table-cell office:value-type="float" office:value="34.069275" calcext:value-type="float">
            <text:p>34.06927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84782" calcext:value-type="float">
            <text:p>13.884782</text:p>
          </table:table-cell>
          <table:table-cell office:value-type="float" office:value="65.467476" calcext:value-type="float">
            <text:p>65.467476</text:p>
          </table:table-cell>
          <table:table-cell office:value-type="float" office:value="14.526418" calcext:value-type="float">
            <text:p>14.526418</text:p>
          </table:table-cell>
          <table:table-cell office:value-type="float" office:value="323.95596" calcext:value-type="float">
            <text:p>323.95596</text:p>
          </table:table-cell>
          <table:table-cell office:value-type="float" office:value="14.720231" calcext:value-type="float">
            <text:p>14.720231</text:p>
          </table:table-cell>
          <table:table-cell office:value-type="float" office:value="211.66904" calcext:value-type="float">
            <text:p>211.66904</text:p>
          </table:table-cell>
          <table:table-cell office:value-type="float" office:value="14.968905" calcext:value-type="float">
            <text:p>14.968905</text:p>
          </table:table-cell>
          <table:table-cell office:value-type="float" office:value="45.485504" calcext:value-type="float">
            <text:p>45.485504</text:p>
          </table:table-cell>
        </table:table-row>
        <table:table-row table:style-name="ro1">
          <table:table-cell office:value-type="float" office:value="23.999538" calcext:value-type="float">
            <text:p>23.999538</text:p>
          </table:table-cell>
          <table:table-cell office:value-type="float" office:value="191.52968" calcext:value-type="float">
            <text:p>191.529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36.07295" calcext:value-type="float">
            <text:p>136.07295</text:p>
          </table:table-cell>
          <table:table-cell office:value-type="float" office:value="23.995684" calcext:value-type="float">
            <text:p>23.995684</text:p>
          </table:table-cell>
          <table:table-cell office:value-type="float" office:value="17.6525" calcext:value-type="float">
            <text:p>17.6525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8" calcext:value-type="float">
            <text:p>20.066668</text:p>
          </table:table-cell>
          <table:table-cell office:value-type="float" office:value="74.45829" calcext:value-type="float">
            <text:p>74.45829</text:p>
          </table:table-cell>
          <table:table-cell office:value-type="float" office:value="20.716621" calcext:value-type="float">
            <text:p>20.716621</text:p>
          </table:table-cell>
          <table:table-cell office:value-type="float" office:value="342.16055" calcext:value-type="float">
            <text:p>342.16055</text:p>
          </table:table-cell>
          <table:table-cell office:value-type="float" office:value="20.779825" calcext:value-type="float">
            <text:p>20.779825</text:p>
          </table:table-cell>
          <table:table-cell office:value-type="float" office:value="73.09557" calcext:value-type="float">
            <text:p>73.09557</text:p>
          </table:table-cell>
          <table:table-cell office:value-type="float" office:value="21.356083" calcext:value-type="float">
            <text:p>21.356083</text:p>
          </table:table-cell>
          <table:table-cell office:value-type="float" office:value="311.7137" calcext:value-type="float">
            <text:p>311.7137</text:p>
          </table:table-cell>
          <table:table-cell office:value-type="float" office:value="19.517076" calcext:value-type="float">
            <text:p>19.517076</text:p>
          </table:table-cell>
          <table:table-cell office:value-type="float" office:value="101.5181" calcext:value-type="float">
            <text:p>101.5181</text:p>
          </table:table-cell>
          <table:table-cell office:value-type="float" office:value="19.886513" calcext:value-type="float">
            <text:p>19.886513</text:p>
          </table:table-cell>
          <table:table-cell office:value-type="float" office:value="128.57802" calcext:value-type="float">
            <text:p>128.57802</text:p>
          </table:table-cell>
          <table:table-cell office:value-type="float" office:value="20.123034" calcext:value-type="float">
            <text:p>20.123034</text:p>
          </table:table-cell>
          <table:table-cell office:value-type="float" office:value="89.31857" calcext:value-type="float">
            <text:p>89.31857</text:p>
          </table:table-cell>
          <table:table-cell office:value-type="float" office:value="20.722435" calcext:value-type="float">
            <text:p>20.722435</text:p>
          </table:table-cell>
          <table:table-cell office:value-type="float" office:value="79.54227" calcext:value-type="float">
            <text:p>79.54227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46.29746" calcext:value-type="float">
            <text:p>46.29746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304.78595" calcext:value-type="float">
            <text:p>304.78595</text:p>
          </table:table-cell>
          <table:table-cell office:value-type="float" office:value="16.018644" calcext:value-type="float">
            <text:p>16.018644</text:p>
          </table:table-cell>
          <table:table-cell office:value-type="float" office:value="192.49905" calcext:value-type="float">
            <text:p>192.49905</text:p>
          </table:table-cell>
          <table:table-cell office:value-type="float" office:value="16.080975" calcext:value-type="float">
            <text:p>16.080975</text:p>
          </table:table-cell>
          <table:table-cell office:value-type="float" office:value="26.315517" calcext:value-type="float">
            <text:p>26.315517</text:p>
          </table:table-cell>
        </table:table-row>
        <table:table-row table:style-name="ro1">
          <table:table-cell office:value-type="float" office:value="23.999884" calcext:value-type="float">
            <text:p>23.999884</text:p>
          </table:table-cell>
          <table:table-cell office:value-type="float" office:value="191.54004" calcext:value-type="float">
            <text:p>191.54004</text:p>
          </table:table-cell>
          <table:table-cell office:value-type="float" office:value="24" calcext:value-type="float">
            <text:p>24</text:p>
          </table:table-cell>
          <table:table-cell office:value-type="float" office:value="136.07295" calcext:value-type="float">
            <text:p>136.07295</text:p>
          </table:table-cell>
          <table:table-cell office:value-type="float" office:value="23.998205" calcext:value-type="float">
            <text:p>23.998205</text:p>
          </table:table-cell>
          <table:table-cell office:value-type="float" office:value="17.728146" calcext:value-type="float">
            <text:p>17.72814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74.45829" calcext:value-type="float">
            <text:p>74.45829</text:p>
          </table:table-cell>
          <table:table-cell office:value-type="float" office:value="20.721666" calcext:value-type="float">
            <text:p>20.721666</text:p>
          </table:table-cell>
          <table:table-cell office:value-type="float" office:value="342.3119" calcext:value-type="float">
            <text:p>342.3119</text:p>
          </table:table-cell>
          <table:table-cell office:value-type="float" office:value="20.787825" calcext:value-type="float">
            <text:p>20.787825</text:p>
          </table:table-cell>
          <table:table-cell office:value-type="float" office:value="73.335556" calcext:value-type="float">
            <text:p>73.335556</text:p>
          </table:table-cell>
          <table:table-cell office:value-type="float" office:value="21.369284" calcext:value-type="float">
            <text:p>21.369284</text:p>
          </table:table-cell>
          <table:table-cell office:value-type="float" office:value="312.10974" calcext:value-type="float">
            <text:p>312.10974</text:p>
          </table:table-cell>
          <table:table-cell office:value-type="float" office:value="19.660543" calcext:value-type="float">
            <text:p>19.660543</text:p>
          </table:table-cell>
          <table:table-cell office:value-type="float" office:value="105.822105" calcext:value-type="float">
            <text:p>105.822105</text:p>
          </table:table-cell>
          <table:table-cell office:value-type="float" office:value="19.901056" calcext:value-type="float">
            <text:p>19.901056</text:p>
          </table:table-cell>
          <table:table-cell office:value-type="float" office:value="129.01433" calcext:value-type="float">
            <text:p>129.01433</text:p>
          </table:table-cell>
          <table:table-cell office:value-type="float" office:value="20.1259" calcext:value-type="float">
            <text:p>20.1259</text:p>
          </table:table-cell>
          <table:table-cell office:value-type="float" office:value="89.40457" calcext:value-type="float">
            <text:p>89.40457</text:p>
          </table:table-cell>
          <table:table-cell office:value-type="float" office:value="20.771389" calcext:value-type="float">
            <text:p>20.771389</text:p>
          </table:table-cell>
          <table:table-cell office:value-type="float" office:value="81.01089" calcext:value-type="float">
            <text:p>81.01089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46.29746" calcext:value-type="float">
            <text:p>46.29746</text:p>
          </table:table-cell>
          <table:table-cell office:value-type="float" office:value="16.025" calcext:value-type="float">
            <text:p>16.025</text:p>
          </table:table-cell>
          <table:table-cell office:value-type="float" office:value="304.78595" calcext:value-type="float">
            <text:p>304.78595</text:p>
          </table:table-cell>
          <table:table-cell office:value-type="float" office:value="16.039688" calcext:value-type="float">
            <text:p>16.039688</text:p>
          </table:table-cell>
          <table:table-cell office:value-type="float" office:value="193.13037" calcext:value-type="float">
            <text:p>193.13037</text:p>
          </table:table-cell>
          <table:table-cell office:value-type="float" office:value="16.458858" calcext:value-type="float">
            <text:p>16.458858</text:p>
          </table:table-cell>
          <table:table-cell office:value-type="float" office:value="370.5489" calcext:value-type="float">
            <text:p>370.5489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8921" calcext:value-type="float">
            <text:p>21.88921</text:p>
          </table:table-cell>
          <table:table-cell office:value-type="float" office:value="72.56832" calcext:value-type="float">
            <text:p>72.56832</text:p>
          </table:table-cell>
          <table:table-cell office:value-type="float" office:value="20.858334" calcext:value-type="float">
            <text:p>20.858334</text:p>
          </table:table-cell>
          <table:table-cell office:value-type="float" office:value="340.42184" calcext:value-type="float">
            <text:p>340.42184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71.445526" calcext:value-type="float">
            <text:p>71.445526</text:p>
          </table:table-cell>
          <table:table-cell office:value-type="float" office:value="22.487417" calcext:value-type="float">
            <text:p>22.487417</text:p>
          </table:table-cell>
          <table:table-cell office:value-type="float" office:value="310.21976" calcext:value-type="float">
            <text:p>310.21976</text:p>
          </table:table-cell>
          <table:table-cell office:value-type="float" office:value="20.626421" calcext:value-type="float">
            <text:p>20.626421</text:p>
          </table:table-cell>
          <table:table-cell office:value-type="float" office:value="104.20213" calcext:value-type="float">
            <text:p>104.20213</text:p>
          </table:table-cell>
          <table:table-cell office:value-type="float" office:value="20.694988" calcext:value-type="float">
            <text:p>20.694988</text:p>
          </table:table-cell>
          <table:table-cell office:value-type="float" office:value="127.39429" calcext:value-type="float">
            <text:p>127.39429</text:p>
          </table:table-cell>
          <table:table-cell office:value-type="float" office:value="22.626925" calcext:value-type="float">
            <text:p>22.626925</text:p>
          </table:table-cell>
          <table:table-cell office:value-type="float" office:value="87.7846" calcext:value-type="float">
            <text:p>87.7846</text:p>
          </table:table-cell>
          <table:table-cell office:value-type="float" office:value="21.182901" calcext:value-type="float">
            <text:p>21.182901</text:p>
          </table:table-cell>
          <table:table-cell office:value-type="float" office:value="79.390915" calcext:value-type="float">
            <text:p>79.39091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05798" calcext:value-type="float">
            <text:p>17.005798</text:p>
          </table:table-cell>
          <table:table-cell office:value-type="float" office:value="28.207457" calcext:value-type="float">
            <text:p>28.207457</text:p>
          </table:table-cell>
          <table:table-cell office:value-type="float" office:value="16.71742" calcext:value-type="float">
            <text:p>16.71742</text:p>
          </table:table-cell>
          <table:table-cell office:value-type="float" office:value="286.69592" calcext:value-type="float">
            <text:p>286.69592</text:p>
          </table:table-cell>
          <table:table-cell office:value-type="float" office:value="17.479458" calcext:value-type="float">
            <text:p>17.479458</text:p>
          </table:table-cell>
          <table:table-cell office:value-type="float" office:value="175.0404" calcext:value-type="float">
            <text:p>175.0404</text:p>
          </table:table-cell>
          <table:table-cell office:value-type="float" office:value="17.718578" calcext:value-type="float">
            <text:p>17.718578</text:p>
          </table:table-cell>
          <table:table-cell office:value-type="float" office:value="352.45892" calcext:value-type="float">
            <text:p>352.4589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89352" calcext:value-type="float">
            <text:p>21.89352</text:p>
          </table:table-cell>
          <table:table-cell office:value-type="float" office:value="72.69764" calcext:value-type="float">
            <text:p>72.69764</text:p>
          </table:table-cell>
          <table:table-cell office:value-type="float" office:value="23" calcext:value-type="float">
            <text:p>23</text:p>
          </table:table-cell>
          <table:table-cell office:value-type="float" office:value="340.42184" calcext:value-type="float">
            <text:p>340.42184</text:p>
          </table:table-cell>
          <table:table-cell office:value-type="float" office:value="23" calcext:value-type="float">
            <text:p>23</text:p>
          </table:table-cell>
          <table:table-cell office:value-type="float" office:value="71.445526" calcext:value-type="float">
            <text:p>71.445526</text:p>
          </table:table-cell>
          <table:table-cell office:value-type="float" office:value="22.59265" calcext:value-type="float">
            <text:p>22.59265</text:p>
          </table:table-cell>
          <table:table-cell office:value-type="float" office:value="310.21976" calcext:value-type="float">
            <text:p>310.21976</text:p>
          </table:table-cell>
          <table:table-cell office:value-type="float" office:value="20.627851" calcext:value-type="float">
            <text:p>20.627851</text:p>
          </table:table-cell>
          <table:table-cell office:value-type="float" office:value="104.24505" calcext:value-type="float">
            <text:p>104.24505</text:p>
          </table:table-cell>
          <table:table-cell office:value-type="float" office:value="20.697262" calcext:value-type="float">
            <text:p>20.697262</text:p>
          </table:table-cell>
          <table:table-cell office:value-type="float" office:value="127.462494" calcext:value-type="float">
            <text:p>127.462494</text:p>
          </table:table-cell>
          <table:table-cell office:value-type="float" office:value="22.668455" calcext:value-type="float">
            <text:p>22.668455</text:p>
          </table:table-cell>
          <table:table-cell office:value-type="float" office:value="89.03052" calcext:value-type="float">
            <text:p>89.03052</text:p>
          </table:table-cell>
          <table:table-cell office:value-type="float" office:value="21.456762" calcext:value-type="float">
            <text:p>21.456762</text:p>
          </table:table-cell>
          <table:table-cell office:value-type="float" office:value="87.60674" calcext:value-type="float">
            <text:p>87.6067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2062" calcext:value-type="float">
            <text:p>17.022062</text:p>
          </table:table-cell>
          <table:table-cell office:value-type="float" office:value="28.695375" calcext:value-type="float">
            <text:p>28.695375</text:p>
          </table:table-cell>
          <table:table-cell office:value-type="float" office:value="16.746836" calcext:value-type="float">
            <text:p>16.746836</text:p>
          </table:table-cell>
          <table:table-cell office:value-type="float" office:value="287.57837" calcext:value-type="float">
            <text:p>287.57837</text:p>
          </table:table-cell>
          <table:table-cell office:value-type="float" office:value="17.629267" calcext:value-type="float">
            <text:p>17.629267</text:p>
          </table:table-cell>
          <table:table-cell office:value-type="float" office:value="179.53467" calcext:value-type="float">
            <text:p>179.53467</text:p>
          </table:table-cell>
          <table:table-cell office:value-type="float" office:value="17.938665" calcext:value-type="float">
            <text:p>17.938665</text:p>
          </table:table-cell>
          <table:table-cell office:value-type="float" office:value="359.06152" calcext:value-type="float">
            <text:p>359.0615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2594" calcext:value-type="float">
            <text:p>23.992594</text:p>
          </table:table-cell>
          <table:table-cell office:value-type="float" office:value="40.567635" calcext:value-type="float">
            <text:p>40.567635</text:p>
          </table:table-cell>
          <table:table-cell office:value-type="float" office:value="23.993523" calcext:value-type="float">
            <text:p>23.993523</text:p>
          </table:table-cell>
          <table:table-cell office:value-type="float" office:value="308.29184" calcext:value-type="float">
            <text:p>308.29184</text:p>
          </table:table-cell>
          <table:table-cell office:value-type="float" office:value="23.997223" calcext:value-type="float">
            <text:p>23.997223</text:p>
          </table:table-cell>
          <table:table-cell office:value-type="float" office:value="39.31552" calcext:value-type="float">
            <text:p>39.31552</text:p>
          </table:table-cell>
          <table:table-cell office:value-type="float" office:value="23.997967" calcext:value-type="float">
            <text:p>23.997967</text:p>
          </table:table-cell>
          <table:table-cell office:value-type="float" office:value="278.08975" calcext:value-type="float">
            <text:p>278.08975</text:p>
          </table:table-cell>
          <table:table-cell office:value-type="float" office:value="23.994202" calcext:value-type="float">
            <text:p>23.994202</text:p>
          </table:table-cell>
          <table:table-cell office:value-type="float" office:value="72.11504" calcext:value-type="float">
            <text:p>72.11504</text:p>
          </table:table-cell>
          <table:table-cell office:value-type="float" office:value="23.994951" calcext:value-type="float">
            <text:p>23.994951</text:p>
          </table:table-cell>
          <table:table-cell office:value-type="float" office:value="95.33249" calcext:value-type="float">
            <text:p>95.3324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6.900513" calcext:value-type="float">
            <text:p>56.90051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5.476738" calcext:value-type="float">
            <text:p>55.47673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06394" calcext:value-type="float">
            <text:p>17.706394</text:p>
          </table:table-cell>
          <table:table-cell office:value-type="float" office:value="12.495375" calcext:value-type="float">
            <text:p>12.495375</text:p>
          </table:table-cell>
          <table:table-cell office:value-type="float" office:value="17.9948" calcext:value-type="float">
            <text:p>17.9948</text:p>
          </table:table-cell>
          <table:table-cell office:value-type="float" office:value="271.37836" calcext:value-type="float">
            <text:p>271.37836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163.33467" calcext:value-type="float">
            <text:p>163.33467</text:p>
          </table:table-cell>
          <table:table-cell office:value-type="float" office:value="19.116009" calcext:value-type="float">
            <text:p>19.116009</text:p>
          </table:table-cell>
          <table:table-cell office:value-type="float" office:value="342.8615" calcext:value-type="float">
            <text:p>342.8615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2739" calcext:value-type="float">
            <text:p>23.992739</text:p>
          </table:table-cell>
          <table:table-cell office:value-type="float" office:value="40.571983" calcext:value-type="float">
            <text:p>40.571983</text:p>
          </table:table-cell>
          <table:table-cell office:value-type="float" office:value="23.994234" calcext:value-type="float">
            <text:p>23.994234</text:p>
          </table:table-cell>
          <table:table-cell office:value-type="float" office:value="308.31317" calcext:value-type="float">
            <text:p>308.31317</text:p>
          </table:table-cell>
          <table:table-cell office:value-type="float" office:value="23.998198" calcext:value-type="float">
            <text:p>23.998198</text:p>
          </table:table-cell>
          <table:table-cell office:value-type="float" office:value="39.34476" calcext:value-type="float">
            <text:p>39.34476</text:p>
          </table:table-cell>
          <table:table-cell office:value-type="float" office:value="23.998245" calcext:value-type="float">
            <text:p>23.998245</text:p>
          </table:table-cell>
          <table:table-cell office:value-type="float" office:value="278.0981" calcext:value-type="float">
            <text:p>278.0981</text:p>
          </table:table-cell>
          <table:table-cell office:value-type="float" office:value="23.994495" calcext:value-type="float">
            <text:p>23.994495</text:p>
          </table:table-cell>
          <table:table-cell office:value-type="float" office:value="72.38262" calcext:value-type="float">
            <text:p>72.38262</text:p>
          </table:table-cell>
          <table:table-cell office:value-type="float" office:value="23.995754" calcext:value-type="float">
            <text:p>23.995754</text:p>
          </table:table-cell>
          <table:table-cell office:value-type="float" office:value="95.35658" calcext:value-type="float">
            <text:p>95.35658</text:p>
          </table:table-cell>
          <table:table-cell office:value-type="float" office:value="24" calcext:value-type="float">
            <text:p>24</text:p>
          </table:table-cell>
          <table:table-cell office:value-type="float" office:value="56.900513" calcext:value-type="float">
            <text:p>56.900513</text:p>
          </table:table-cell>
          <table:table-cell office:value-type="float" office:value="24" calcext:value-type="float">
            <text:p>24</text:p>
          </table:table-cell>
          <table:table-cell office:value-type="float" office:value="55.476738" calcext:value-type="float">
            <text:p>55.47673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118605" calcext:value-type="float">
            <text:p>18.118605</text:p>
          </table:table-cell>
          <table:table-cell office:value-type="float" office:value="388" calcext:value-type="float">
            <text:p>388</text:p>
          </table:table-cell>
          <table:table-cell office:value-type="float" office:value="18.042604" calcext:value-type="float">
            <text:p>18.042604</text:p>
          </table:table-cell>
          <table:table-cell office:value-type="float" office:value="314.9253" calcext:value-type="float">
            <text:p>314.9253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163.33467" calcext:value-type="float">
            <text:p>163.33467</text:p>
          </table:table-cell>
          <table:table-cell office:value-type="float" office:value="19.11834" calcext:value-type="float">
            <text:p>19.11834</text:p>
          </table:table-cell>
          <table:table-cell office:value-type="float" office:value="342.93143" calcext:value-type="float">
            <text:p>342.9314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33102" calcext:value-type="float">
            <text:p>19.133102</text:p>
          </table:table-cell>
          <table:table-cell office:value-type="float" office:value="371.8" calcext:value-type="float">
            <text:p>371.8</text:p>
          </table:table-cell>
          <table:table-cell office:value-type="float" office:value="19.133333" calcext:value-type="float">
            <text:p>19.133333</text:p>
          </table:table-cell>
          <table:table-cell office:value-type="float" office:value="298.72528" calcext:value-type="float">
            <text:p>298.72528</text:p>
          </table:table-cell>
          <table:table-cell office:value-type="float" office:value="19.466667" calcext:value-type="float">
            <text:p>19.466667</text:p>
          </table:table-cell>
          <table:table-cell office:value-type="float" office:value="147.13467" calcext:value-type="float">
            <text:p>147.13467</text:p>
          </table:table-cell>
          <table:table-cell office:value-type="float" office:value="19.91016" calcext:value-type="float">
            <text:p>19.91016</text:p>
          </table:table-cell>
          <table:table-cell office:value-type="float" office:value="326.7314" calcext:value-type="float">
            <text:p>326.731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222982" calcext:value-type="float">
            <text:p>19.222982</text:p>
          </table:table-cell>
          <table:table-cell office:value-type="float" office:value="374.4964" calcext:value-type="float">
            <text:p>374.4964</text:p>
          </table:table-cell>
          <table:table-cell office:value-type="float" office:value="19.808332" calcext:value-type="float">
            <text:p>19.808332</text:p>
          </table:table-cell>
          <table:table-cell office:value-type="float" office:value="298.72528" calcext:value-type="float">
            <text:p>298.72528</text:p>
          </table:table-cell>
          <table:table-cell office:value-type="float" office:value="20.141666" calcext:value-type="float">
            <text:p>20.141666</text:p>
          </table:table-cell>
          <table:table-cell office:value-type="float" office:value="147.13467" calcext:value-type="float">
            <text:p>147.13467</text:p>
          </table:table-cell>
          <table:table-cell office:value-type="float" office:value="19.911564" calcext:value-type="float">
            <text:p>19.911564</text:p>
          </table:table-cell>
          <table:table-cell office:value-type="float" office:value="326.77353" calcext:value-type="float">
            <text:p>326.773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65.58643" calcext:value-type="float">
            <text:p>365.58643</text:p>
          </table:table-cell>
          <table:table-cell office:value-type="float" office:value="20.699863" calcext:value-type="float">
            <text:p>20.699863</text:p>
          </table:table-cell>
          <table:table-cell office:value-type="float" office:value="289.81525" calcext:value-type="float">
            <text:p>289.81525</text:p>
          </table:table-cell>
          <table:table-cell office:value-type="float" office:value="20.416666" calcext:value-type="float">
            <text:p>20.416666</text:p>
          </table:table-cell>
          <table:table-cell office:value-type="float" office:value="138.22469" calcext:value-type="float">
            <text:p>138.22469</text:p>
          </table:table-cell>
          <table:table-cell office:value-type="float" office:value="20.75" calcext:value-type="float">
            <text:p>20.75</text:p>
          </table:table-cell>
          <table:table-cell office:value-type="float" office:value="317.86353" calcext:value-type="float">
            <text:p>317.863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384.83643" calcext:value-type="float">
            <text:p>384.83643</text:p>
          </table:table-cell>
          <table:table-cell office:value-type="float" office:value="20.700182" calcext:value-type="float">
            <text:p>20.700182</text:p>
          </table:table-cell>
          <table:table-cell office:value-type="float" office:value="289.8248" calcext:value-type="float">
            <text:p>289.8248</text:p>
          </table:table-cell>
          <table:table-cell office:value-type="float" office:value="21.058332" calcext:value-type="float">
            <text:p>21.058332</text:p>
          </table:table-cell>
          <table:table-cell office:value-type="float" office:value="138.22469" calcext:value-type="float">
            <text:p>138.22469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317.86353" calcext:value-type="float">
            <text:p>317.863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25452" calcext:value-type="float">
            <text:p>21.225452</text:p>
          </table:table-cell>
          <table:table-cell office:value-type="float" office:value="372.68643" calcext:value-type="float">
            <text:p>372.68643</text:p>
          </table:table-cell>
          <table:table-cell office:value-type="float" office:value="21.1" calcext:value-type="float">
            <text:p>21.1</text:p>
          </table:table-cell>
          <table:table-cell office:value-type="float" office:value="277.6748" calcext:value-type="float">
            <text:p>277.6748</text:p>
          </table:table-cell>
          <table:table-cell office:value-type="float" office:value="21.85366" calcext:value-type="float">
            <text:p>21.85366</text:p>
          </table:table-cell>
          <table:table-cell office:value-type="float" office:value="126.074684" calcext:value-type="float">
            <text:p>126.074684</text:p>
          </table:table-cell>
          <table:table-cell office:value-type="float" office:value="22.009754" calcext:value-type="float">
            <text:p>22.009754</text:p>
          </table:table-cell>
          <table:table-cell office:value-type="float" office:value="305.71353" calcext:value-type="float">
            <text:p>305.713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30118" calcext:value-type="float">
            <text:p>21.230118</text:p>
          </table:table-cell>
          <table:table-cell office:value-type="float" office:value="376.93634" calcext:value-type="float">
            <text:p>376.93634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277.6748" calcext:value-type="float">
            <text:p>277.6748</text:p>
          </table:table-cell>
          <table:table-cell office:value-type="float" office:value="21.863575" calcext:value-type="float">
            <text:p>21.863575</text:p>
          </table:table-cell>
          <table:table-cell office:value-type="float" office:value="126.372116" calcext:value-type="float">
            <text:p>126.372116</text:p>
          </table:table-cell>
          <table:table-cell office:value-type="float" office:value="22.100082" calcext:value-type="float">
            <text:p>22.100082</text:p>
          </table:table-cell>
          <table:table-cell office:value-type="float" office:value="387.99908" calcext:value-type="float">
            <text:p>387.999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" calcext:value-type="float">
            <text:p>21.791666</text:p>
          </table:table-cell>
          <table:table-cell office:value-type="float" office:value="361.00635" calcext:value-type="float">
            <text:p>361.00635</text:p>
          </table:table-cell>
          <table:table-cell office:value-type="float" office:value="22.263237" calcext:value-type="float">
            <text:p>22.263237</text:p>
          </table:table-cell>
          <table:table-cell office:value-type="float" office:value="261.7448" calcext:value-type="float">
            <text:p>261.7448</text:p>
          </table:table-cell>
          <table:table-cell office:value-type="float" office:value="22.536514" calcext:value-type="float">
            <text:p>22.536514</text:p>
          </table:table-cell>
          <table:table-cell office:value-type="float" office:value="110.44211" calcext:value-type="float">
            <text:p>110.44211</text:p>
          </table:table-cell>
          <table:table-cell office:value-type="float" office:value="22.798557" calcext:value-type="float">
            <text:p>22.798557</text:p>
          </table:table-cell>
          <table:table-cell office:value-type="float" office:value="372.0691" calcext:value-type="float">
            <text:p>372.0691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367.00638" calcext:value-type="float">
            <text:p>367.00638</text:p>
          </table:table-cell>
          <table:table-cell office:value-type="float" office:value="22.321169" calcext:value-type="float">
            <text:p>22.321169</text:p>
          </table:table-cell>
          <table:table-cell office:value-type="float" office:value="263.48276" calcext:value-type="float">
            <text:p>263.48276</text:p>
          </table:table-cell>
          <table:table-cell office:value-type="float" office:value="22.598228" calcext:value-type="float">
            <text:p>22.598228</text:p>
          </table:table-cell>
          <table:table-cell office:value-type="float" office:value="112.29353" calcext:value-type="float">
            <text:p>112.29353</text:p>
          </table:table-cell>
          <table:table-cell office:value-type="float" office:value="22.802168" calcext:value-type="float">
            <text:p>22.802168</text:p>
          </table:table-cell>
          <table:table-cell office:value-type="float" office:value="372.1774" calcext:value-type="float">
            <text:p>372.177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257" calcext:value-type="float">
            <text:p>23.000257</text:p>
          </table:table-cell>
          <table:table-cell office:value-type="float" office:value="334.33636" calcext:value-type="float">
            <text:p>334.33636</text:p>
          </table:table-cell>
          <table:table-cell office:value-type="float" office:value="23" calcext:value-type="float">
            <text:p>23</text:p>
          </table:table-cell>
          <table:table-cell office:value-type="float" office:value="241.61278" calcext:value-type="float">
            <text:p>241.61278</text:p>
          </table:table-cell>
          <table:table-cell office:value-type="float" office:value="23.000177" calcext:value-type="float">
            <text:p>23.000177</text:p>
          </table:table-cell>
          <table:table-cell office:value-type="float" office:value="101.22352" calcext:value-type="float">
            <text:p>101.22352</text:p>
          </table:table-cell>
          <table:table-cell office:value-type="float" office:value="23" calcext:value-type="float">
            <text:p>23</text:p>
          </table:table-cell>
          <table:table-cell office:value-type="float" office:value="371.9074" calcext:value-type="float">
            <text:p>371.907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0399" calcext:value-type="float">
            <text:p>23.000399</text:p>
          </table:table-cell>
          <table:table-cell office:value-type="float" office:value="334.3406" calcext:value-type="float">
            <text:p>334.3406</text:p>
          </table:table-cell>
          <table:table-cell office:value-type="float" office:value="23.001" calcext:value-type="float">
            <text:p>23.001</text:p>
          </table:table-cell>
          <table:table-cell office:value-type="float" office:value="241.64276" calcext:value-type="float">
            <text:p>241.64276</text:p>
          </table:table-cell>
          <table:table-cell office:value-type="float" office:value="23.00072" calcext:value-type="float">
            <text:p>23.00072</text:p>
          </table:table-cell>
          <table:table-cell office:value-type="float" office:value="101.22352" calcext:value-type="float">
            <text:p>101.22352</text:p>
          </table:table-cell>
          <table:table-cell office:value-type="float" office:value="23.001" calcext:value-type="float">
            <text:p>23.001</text:p>
          </table:table-cell>
          <table:table-cell office:value-type="float" office:value="371.9074" calcext:value-type="float">
            <text:p>371.907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02.2106" calcext:value-type="float">
            <text:p>302.2106</text:p>
          </table:table-cell>
          <table:table-cell office:value-type="float" office:value="23.993254" calcext:value-type="float">
            <text:p>23.993254</text:p>
          </table:table-cell>
          <table:table-cell office:value-type="float" office:value="209.51276" calcext:value-type="float">
            <text:p>209.51276</text:p>
          </table:table-cell>
          <table:table-cell office:value-type="float" office:value="23.993052" calcext:value-type="float">
            <text:p>23.993052</text:p>
          </table:table-cell>
          <table:table-cell office:value-type="float" office:value="69.09351" calcext:value-type="float">
            <text:p>69.09351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9.7774" calcext:value-type="float">
            <text:p>339.777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09.80173" calcext:value-type="float">
            <text:p>309.80173</text:p>
          </table:table-cell>
          <table:table-cell office:value-type="float" office:value="23.99362" calcext:value-type="float">
            <text:p>23.99362</text:p>
          </table:table-cell>
          <table:table-cell office:value-type="float" office:value="209.52374" calcext:value-type="float">
            <text:p>209.52374</text:p>
          </table:table-cell>
          <table:table-cell office:value-type="float" office:value="23.993155" calcext:value-type="float">
            <text:p>23.993155</text:p>
          </table:table-cell>
          <table:table-cell office:value-type="float" office:value="69.0966" calcext:value-type="float">
            <text:p>69.0966</text:p>
          </table:table-cell>
          <table:table-cell office:value-type="float" office:value="24" calcext:value-type="float">
            <text:p>24</text:p>
          </table:table-cell>
          <table:table-cell office:value-type="float" office:value="339.7774" calcext:value-type="float">
            <text:p>339.7774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milp-charge" table:style-name="ta1">
        <table:table-column table:style-name="co7" table:number-columns-repeated="5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" calcext:value-type="float">
            <text:p>6</text:p>
          </table:table-cell>
          <table:table-cell office:value-type="float" office:value="187.2" calcext:value-type="float">
            <text:p>187.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86.4" calcext:value-type="float">
            <text:p>186.4</text:p>
          </table:table-cell>
          <table:table-cell office:value-type="float" office:value="6.55" calcext:value-type="float">
            <text:p>6.55</text:p>
          </table:table-cell>
          <table:table-cell office:value-type="float" office:value="175.1" calcext:value-type="float">
            <text:p>175.1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76.4" calcext:value-type="float">
            <text:p>176.4</text:p>
          </table:table-cell>
          <table:table-cell office:value-type="float" office:value="6" calcext:value-type="float">
            <text:p>6</text:p>
          </table:table-cell>
          <table:table-cell office:value-type="float" office:value="175.6" calcext:value-type="float">
            <text:p>175.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57.55" calcext:value-type="float">
            <text:p>157.55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91.45" calcext:value-type="float">
            <text:p>191.45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5.6" calcext:value-type="float">
            <text:p>165.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4.8" calcext:value-type="float">
            <text:p>154.8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7.2" calcext:value-type="float">
            <text:p>187.2</text:p>
          </table:table-cell>
          <table:table-cell office:value-type="float" office:value="11.35" calcext:value-type="float">
            <text:p>11.35</text:p>
          </table:table-cell>
          <table:table-cell office:value-type="float" office:value="176.4" calcext:value-type="float">
            <text:p>176.4</text:p>
          </table:table-cell>
          <table:table-cell office:value-type="float" office:value="11.35" calcext:value-type="float">
            <text:p>11.35</text:p>
          </table:table-cell>
          <table:table-cell office:value-type="float" office:value="165.6" calcext:value-type="float">
            <text:p>165.6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43.46" calcext:value-type="float">
            <text:p>143.46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11394139194156" calcext:value-type="float">
            <text:p>6.11394139194156</text:p>
          </table:table-cell>
          <table:table-cell office:value-type="float" office:value="176.94" calcext:value-type="float">
            <text:p>176.94</text:p>
          </table:table-cell>
          <table:table-cell office:value-type="float" office:value="6.67363736263741" calcext:value-type="float">
            <text:p>6.67363736263741</text:p>
          </table:table-cell>
          <table:table-cell office:value-type="float" office:value="166.14" calcext:value-type="float">
            <text:p>166.14</text:p>
          </table:table-cell>
          <table:table-cell office:value-type="float" office:value="7.35833333333332" calcext:value-type="float">
            <text:p>7.35833333333332</text:p>
          </table:table-cell>
          <table:table-cell office:value-type="float" office:value="155.34" calcext:value-type="float">
            <text:p>155.34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71.010000000033" calcext:value-type="float">
            <text:p>171.010000000033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9.71" calcext:value-type="float">
            <text:p>159.71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33.47" calcext:value-type="float">
            <text:p>133.47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7.325" calcext:value-type="float">
            <text:p>7.325</text:p>
          </table:table-cell>
          <table:table-cell office:value-type="float" office:value="111.87" calcext:value-type="float">
            <text:p>111.8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01.07" calcext:value-type="float">
            <text:p>101.0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55" calcext:value-type="float">
            <text:p>6.55</text:p>
          </table:table-cell>
          <table:table-cell office:value-type="float" office:value="161.560000000015" calcext:value-type="float">
            <text:p>161.560000000015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43.51" calcext:value-type="float">
            <text:p>143.51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75.79" calcext:value-type="float">
            <text:p>175.79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15.38" calcext:value-type="float">
            <text:p>115.38</text:p>
          </table:table-cell>
          <table:table-cell office:value-type="float" office:value="7.54999999999999" calcext:value-type="float">
            <text:p>7.54999999999999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7.31611721611356" calcext:value-type="float">
            <text:p>7.31611721611356</text:p>
          </table:table-cell>
          <table:table-cell office:value-type="float" office:value="186.743516483407" calcext:value-type="float">
            <text:p>186.74351648340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63.046483516593" calcext:value-type="float">
            <text:p>163.04648351659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.34030402930408" calcext:value-type="float">
            <text:p>6.34030402930408</text:p>
          </table:table-cell>
          <table:table-cell office:value-type="float" office:value="382.929999999893" calcext:value-type="float">
            <text:p>382.929999999893</text:p>
          </table:table-cell>
          <table:table-cell office:value-type="float" office:value="6.89999999999999" calcext:value-type="float">
            <text:p>6.89999999999999</text:p>
          </table:table-cell>
          <table:table-cell office:value-type="float" office:value="372.12999999995" calcext:value-type="float">
            <text:p>372.12999999995</text:p>
          </table:table-cell>
          <table:table-cell office:value-type="float" office:value="7.5846959706959" calcext:value-type="float">
            <text:p>7.5846959706959</text:p>
          </table:table-cell>
          <table:table-cell office:value-type="float" office:value="361.329999999945" calcext:value-type="float">
            <text:p>361.329999999945</text:p>
          </table:table-cell>
          <table:table-cell office:value-type="float" office:value="6.56666666666658" calcext:value-type="float">
            <text:p>6.56666666666658</text:p>
          </table:table-cell>
          <table:table-cell office:value-type="float" office:value="350.52999999988" calcext:value-type="float">
            <text:p>350.52999999988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83.140000000084" calcext:value-type="float">
            <text:p>183.140000000084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65.999999999946" calcext:value-type="float">
            <text:p>165.99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41" calcext:value-type="float">
            <text:p>139.41</text:p>
          </table:table-cell>
          <table:table-cell office:value-type="float" office:value="6.82233333332575" calcext:value-type="float">
            <text:p>6.82233333332575</text:p>
          </table:table-cell>
          <table:table-cell office:value-type="float" office:value="133.889999999773" calcext:value-type="float">
            <text:p>133.889999999773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76.620000000001" calcext:value-type="float">
            <text:p>176.620000000001</text:p>
          </table:table-cell>
          <table:table-cell office:value-type="float" office:value="8.98088278388457" calcext:value-type="float">
            <text:p>8.98088278388457</text:p>
          </table:table-cell>
          <table:table-cell office:value-type="float" office:value="129.246483516537" calcext:value-type="float">
            <text:p>129.246483516537</text:p>
          </table:table-cell>
          <table:table-cell office:value-type="float" office:value="6" calcext:value-type="float">
            <text:p>6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14166666666666" calcext:value-type="float">
            <text:p>6.14166666666666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69.310000000014" calcext:value-type="float">
            <text:p>169.310000000014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8.323516483635" calcext:value-type="float">
            <text:p>158.32351648363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66666666666666" calcext:value-type="float">
            <text:p>5.66666666666666</text:p>
          </table:table-cell>
          <table:table-cell office:value-type="float" office:value="169.11" calcext:value-type="float">
            <text:p>169.11</text:p>
          </table:table-cell>
          <table:table-cell office:value-type="float" office:value="6" calcext:value-type="float">
            <text:p>6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83.213516483461" calcext:value-type="float">
            <text:p>183.213516483461</text:p>
          </table:table-cell>
          <table:table-cell office:value-type="float" office:value="11.35" calcext:value-type="float">
            <text:p>11.35</text:p>
          </table:table-cell>
          <table:table-cell office:value-type="float" office:value="180.49" calcext:value-type="float">
            <text:p>180.49</text:p>
          </table:table-cell>
          <table:table-cell office:value-type="float" office:value="11.35" calcext:value-type="float">
            <text:p>11.35</text:p>
          </table:table-cell>
          <table:table-cell office:value-type="float" office:value="149.94" calcext:value-type="float">
            <text:p>149.94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55100732600361" calcext:value-type="float">
            <text:p>7.55100732600361</text:p>
          </table:table-cell>
          <table:table-cell office:value-type="float" office:value="339.929999999944" calcext:value-type="float">
            <text:p>339.929999999944</text:p>
          </table:table-cell>
          <table:table-cell office:value-type="float" office:value="7.38878388278023" calcext:value-type="float">
            <text:p>7.38878388278023</text:p>
          </table:table-cell>
          <table:table-cell office:value-type="float" office:value="117.56" calcext:value-type="float">
            <text:p>117.56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29.58" calcext:value-type="float">
            <text:p>129.58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8.98088278388455" calcext:value-type="float">
            <text:p>8.98088278388455</text:p>
          </table:table-cell>
          <table:table-cell office:value-type="float" office:value="149.006483516593" calcext:value-type="float">
            <text:p>149.006483516593</text:p>
          </table:table-cell>
          <table:table-cell office:value-type="float" office:value="10.3033406593374" calcext:value-type="float">
            <text:p>10.3033406593374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3.275" calcext:value-type="float">
            <text:p>13.275</text:p>
          </table:table-cell>
          <table:table-cell office:value-type="float" office:value="155.88" calcext:value-type="float">
            <text:p>155.88</text:p>
          </table:table-cell>
          <table:table-cell office:value-type="float" office:value="15.2263333333365" calcext:value-type="float">
            <text:p>15.2263333333365</text:p>
          </table:table-cell>
          <table:table-cell office:value-type="float" office:value="167.210000000084" calcext:value-type="float">
            <text:p>167.21000000008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50.069999999946" calcext:value-type="float">
            <text:p>150.069999999946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3.48" calcext:value-type="float">
            <text:p>123.48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16.069999999795" calcext:value-type="float">
            <text:p>116.069999999795</text:p>
          </table:table-cell>
          <table:table-cell office:value-type="float" office:value="12.412" calcext:value-type="float">
            <text:p>12.412</text:p>
          </table:table-cell>
          <table:table-cell office:value-type="float" office:value="104.85" calcext:value-type="float">
            <text:p>104.85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11.426483516558" calcext:value-type="float">
            <text:p>111.42648351655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45833333333333" calcext:value-type="float">
            <text:p>7.45833333333333</text:p>
          </table:table-cell>
          <table:table-cell office:value-type="float" office:value="155.270000000056" calcext:value-type="float">
            <text:p>155.270000000056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44.283516483727" calcext:value-type="float">
            <text:p>144.283516483727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2416666666667" calcext:value-type="float">
            <text:p>12.2416666666667</text:p>
          </table:table-cell>
          <table:table-cell office:value-type="float" office:value="167.283516483461" calcext:value-type="float">
            <text:p>167.283516483461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64.56" calcext:value-type="float">
            <text:p>164.56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9416666666666" calcext:value-type="float">
            <text:p>13.9416666666666</text:p>
          </table:table-cell>
          <table:table-cell office:value-type="float" office:value="123.21" calcext:value-type="float">
            <text:p>123.2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38333333333459" calcext:value-type="float">
            <text:p>8.38333333333459</text:p>
          </table:table-cell>
          <table:table-cell office:value-type="float" office:value="111.62" calcext:value-type="float">
            <text:p>111.62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23.640000000017" calcext:value-type="float">
            <text:p>123.640000000017</text:p>
          </table:table-cell>
        </table:table-row>
        <table:table-row table:style-name="ro1">
          <table:table-cell office:value-type="float" office:value="9.48333333333334" calcext:value-type="float">
            <text:p>9.48333333333334</text:p>
          </table:table-cell>
          <table:table-cell office:value-type="float" office:value="172.703516483407" calcext:value-type="float">
            <text:p>172.703516483407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198.779999999942" calcext:value-type="float">
            <text:p>198.779999999942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219.309999999947" calcext:value-type="float">
            <text:p>219.309999999947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96.899999999909" calcext:value-type="float">
            <text:p>196.899999999909</text:p>
          </table:table-cell>
          <table:table-cell office:value-type="float" office:value="17.25" calcext:value-type="float">
            <text:p>17.25</text:p>
          </table:table-cell>
          <table:table-cell office:value-type="float" office:value="186.09999999995" calcext:value-type="float">
            <text:p>186.0999999999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5.299999999945" calcext:value-type="float">
            <text:p>175.299999999945</text:p>
          </table:table-cell>
          <table:table-cell office:value-type="float" office:value="17.25" calcext:value-type="float">
            <text:p>17.25</text:p>
          </table:table-cell>
          <table:table-cell office:value-type="float" office:value="164.49999999989" calcext:value-type="float">
            <text:p>164.4999999998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17.419999999946" calcext:value-type="float">
            <text:p>217.419999999946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70.209999999934" calcext:value-type="float">
            <text:p>170.209999999934</text:p>
          </table:table-cell>
          <table:table-cell office:value-type="float" office:value="15.1083333333288" calcext:value-type="float">
            <text:p>15.1083333333288</text:p>
          </table:table-cell>
          <table:table-cell office:value-type="float" office:value="180.569999999811" calcext:value-type="float">
            <text:p>180.569999999811</text:p>
          </table:table-cell>
          <table:table-cell office:value-type="float" office:value="16.3263333333315" calcext:value-type="float">
            <text:p>16.3263333333315</text:p>
          </table:table-cell>
          <table:table-cell office:value-type="float" office:value="185.019999999946" calcext:value-type="float">
            <text:p>185.01999999994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161.739999999858" calcext:value-type="float">
            <text:p>161.739999999858</text:p>
          </table:table-cell>
          <table:table-cell office:value-type="float" office:value="13.9416666666667" calcext:value-type="float">
            <text:p>13.9416666666667</text:p>
          </table:table-cell>
          <table:table-cell office:value-type="float" office:value="150.74" calcext:value-type="float">
            <text:p>150.74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58.800000000001" calcext:value-type="float">
            <text:p>158.800000000001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52.29648351667" calcext:value-type="float">
            <text:p>152.29648351667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59.12" calcext:value-type="float">
            <text:p>159.12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72.770000000056" calcext:value-type="float">
            <text:p>172.770000000056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52.550000000206" calcext:value-type="float">
            <text:p>152.550000000206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163.98" calcext:value-type="float">
            <text:p>163.98</text:p>
          </table:table-cell>
          <table:table-cell office:value-type="float" office:value="6.80833333333332" calcext:value-type="float">
            <text:p>6.80833333333332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42.38" calcext:value-type="float">
            <text:p>142.38</text:p>
          </table:table-cell>
          <table:table-cell office:value-type="float" office:value="7.31611721611356" calcext:value-type="float">
            <text:p>7.31611721611356</text:p>
          </table:table-cell>
          <table:table-cell office:value-type="float" office:value="131.58" calcext:value-type="float">
            <text:p>131.58</text:p>
          </table:table-cell>
          <table:table-cell office:value-type="float" office:value="12.412" calcext:value-type="float">
            <text:p>12.412</text:p>
          </table:table-cell>
          <table:table-cell office:value-type="float" office:value="172.393516483462" calcext:value-type="float">
            <text:p>172.393516483462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194.56" calcext:value-type="float">
            <text:p>194.56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7.216483516539" calcext:value-type="float">
            <text:p>137.21648351653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61.223516483407" calcext:value-type="float">
            <text:p>161.22351648340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22.4" calcext:value-type="float">
            <text:p>122.4</text:p>
          </table:table-cell>
          <table:table-cell office:value-type="float" office:value="8.06666666666654" calcext:value-type="float">
            <text:p>8.06666666666654</text:p>
          </table:table-cell>
          <table:table-cell office:value-type="float" office:value="131.04" calcext:value-type="float">
            <text:p>131.04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333.989999999968" calcext:value-type="float">
            <text:p>333.989999999968</text:p>
          </table:table-cell>
          <table:table-cell office:value-type="float" office:value="8.4" calcext:value-type="float">
            <text:p>8.4</text:p>
          </table:table-cell>
          <table:table-cell office:value-type="float" office:value="112.119999999962" calcext:value-type="float">
            <text:p>112.119999999962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26.903516483478" calcext:value-type="float">
            <text:p>126.90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1.9429999999982" calcext:value-type="float">
            <text:p>11.9429999999982</text:p>
          </table:table-cell>
          <table:table-cell office:value-type="float" office:value="186.359999999893" calcext:value-type="float">
            <text:p>186.359999999893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58.059999999934" calcext:value-type="float">
            <text:p>158.059999999934</text:p>
          </table:table-cell>
          <table:table-cell office:value-type="float" office:value="16.85" calcext:value-type="float">
            <text:p>16.85</text:p>
          </table:table-cell>
          <table:table-cell office:value-type="float" office:value="168.419999999859" calcext:value-type="float">
            <text:p>168.419999999859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1583333333358" calcext:value-type="float">
            <text:p>19.1583333333358</text:p>
          </table:table-cell>
          <table:table-cell office:value-type="float" office:value="131.57" calcext:value-type="float">
            <text:p>131.5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9.63" calcext:value-type="float">
            <text:p>139.63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3.12648351667" calcext:value-type="float">
            <text:p>133.12648351667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39999999999999" calcext:value-type="float">
            <text:p>8.39999999999999</text:p>
          </table:table-cell>
          <table:table-cell office:value-type="float" office:value="161.160000000056" calcext:value-type="float">
            <text:p>161.160000000056</text:p>
          </table:table-cell>
          <table:table-cell office:value-type="float" office:value="8.73333333333333" calcext:value-type="float">
            <text:p>8.73333333333333</text:p>
          </table:table-cell>
          <table:table-cell office:value-type="float" office:value="140.940000000206" calcext:value-type="float">
            <text:p>140.9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158.623516483462" calcext:value-type="float">
            <text:p>158.623516483462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5.4426666666685" calcext:value-type="float">
            <text:p>15.4426666666685</text:p>
          </table:table-cell>
          <table:table-cell office:value-type="float" office:value="123.446483516539" calcext:value-type="float">
            <text:p>123.446483516539</text:p>
          </table:table-cell>
          <table:table-cell office:value-type="float" office:value="15.7" calcext:value-type="float">
            <text:p>15.7</text:p>
          </table:table-cell>
          <table:table-cell office:value-type="float" office:value="147.453516483407" calcext:value-type="float">
            <text:p>147.45351648340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97" calcext:value-type="float">
            <text:p>97</text:p>
          </table:table-cell>
          <table:table-cell office:value-type="float" office:value="10.0000000000011" calcext:value-type="float">
            <text:p>10.0000000000011</text:p>
          </table:table-cell>
          <table:table-cell office:value-type="float" office:value="111.783516483478" calcext:value-type="float">
            <text:p>111.783516483478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160.283516483407" calcext:value-type="float">
            <text:p>160.283516483407</text:p>
          </table:table-cell>
          <table:table-cell office:value-type="float" office:value="12.1623333333317" calcext:value-type="float">
            <text:p>12.1623333333317</text:p>
          </table:table-cell>
          <table:table-cell office:value-type="float" office:value="192.939999999896" calcext:value-type="float">
            <text:p>192.939999999896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06.889999999947" calcext:value-type="float">
            <text:p>206.88999999994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16.85" calcext:value-type="float">
            <text:p>16.85</text:p>
          </table:table-cell>
          <table:table-cell office:value-type="float" office:value="205.269999999946" calcext:value-type="float">
            <text:p>205.269999999946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94.469999999829" calcext:value-type="float">
            <text:p>194.469999999829</text:p>
          </table:table-cell>
          <table:table-cell office:value-type="float" office:value="17.25" calcext:value-type="float">
            <text:p>17.25</text:p>
          </table:table-cell>
          <table:table-cell office:value-type="float" office:value="180.419999999858" calcext:value-type="float">
            <text:p>180.419999999858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2.869999999946" calcext:value-type="float">
            <text:p>172.86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56999999986" calcext:value-type="float">
            <text:p>142.569999999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8.319999999928" calcext:value-type="float">
            <text:p>148.319999999928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47.069999999999" calcext:value-type="float">
            <text:p>147.069999999999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33.246483516558" calcext:value-type="float">
            <text:p>133.246483516558</text:p>
          </table:table-cell>
          <table:table-cell office:value-type="float" office:value="8.34221611721582" calcext:value-type="float">
            <text:p>8.34221611721582</text:p>
          </table:table-cell>
          <table:table-cell office:value-type="float" office:value="147.51" calcext:value-type="float">
            <text:p>147.51</text:p>
          </table:table-cell>
          <table:table-cell office:value-type="float" office:value="8.38333333333333" calcext:value-type="float">
            <text:p>8.38333333333333</text:p>
          </table:table-cell>
          <table:table-cell office:value-type="float" office:value="137.943516483525" calcext:value-type="float">
            <text:p>137.943516483525</text:p>
          </table:table-cell>
          <table:table-cell office:value-type="float" office:value="8.6245494505513" calcext:value-type="float">
            <text:p>8.6245494505513</text:p>
          </table:table-cell>
          <table:table-cell office:value-type="float" office:value="167.896483516596" calcext:value-type="float">
            <text:p>167.896483516596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63.440000000206" calcext:value-type="float">
            <text:p>163.440000000206</text:p>
          </table:table-cell>
          <table:table-cell office:value-type="float" office:value="7.31611721611355" calcext:value-type="float">
            <text:p>7.31611721611355</text:p>
          </table:table-cell>
          <table:table-cell office:value-type="float" office:value="152.37" calcext:value-type="float">
            <text:p>152.3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130.77" calcext:value-type="float">
            <text:p>130.77</text:p>
          </table:table-cell>
          <table:table-cell office:value-type="float" office:value="8.4" calcext:value-type="float">
            <text:p>8.4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7" calcext:value-type="float">
            <text:p>15.7</text:p>
          </table:table-cell>
          <table:table-cell office:value-type="float" office:value="169.833516483516" calcext:value-type="float">
            <text:p>169.83351648351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79" calcext:value-type="float">
            <text:p>180.79</text:p>
          </table:table-cell>
          <table:table-cell office:value-type="float" office:value="16.25" calcext:value-type="float">
            <text:p>16.25</text:p>
          </table:table-cell>
          <table:table-cell office:value-type="float" office:value="147.666483516486" calcext:value-type="float">
            <text:p>147.666483516486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180.90999999995" calcext:value-type="float">
            <text:p>180.9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5.92" calcext:value-type="float">
            <text:p>115.92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318.869999999968" calcext:value-type="float">
            <text:p>318.869999999968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313.409999999611" calcext:value-type="float">
            <text:p>313.409999999611</text:p>
          </table:table-cell>
          <table:table-cell office:value-type="float" office:value="10.1858827838846" calcext:value-type="float">
            <text:p>10.1858827838846</text:p>
          </table:table-cell>
          <table:table-cell office:value-type="float" office:value="117.359999999985" calcext:value-type="float">
            <text:p>117.359999999985</text:p>
          </table:table-cell>
        </table:table-row>
        <table:table-row table:style-name="ro1">
          <table:table-cell office:value-type="float" office:value="15.1083333333288" calcext:value-type="float">
            <text:p>15.1083333333288</text:p>
          </table:table-cell>
          <table:table-cell office:value-type="float" office:value="146.513516483407" calcext:value-type="float">
            <text:p>146.513516483407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3.129999999881" calcext:value-type="float">
            <text:p>123.129999999881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8.879999999928" calcext:value-type="float">
            <text:p>128.879999999928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7.629999999999" calcext:value-type="float">
            <text:p>127.629999999999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13.806483516558" calcext:value-type="float">
            <text:p>113.806483516558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9.66666666666694" calcext:value-type="float">
            <text:p>9.66666666666694</text:p>
          </table:table-cell>
          <table:table-cell office:value-type="float" office:value="122.283516483525" calcext:value-type="float">
            <text:p>122.283516483525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4333333333333" calcext:value-type="float">
            <text:p>10.4333333333333</text:p>
          </table:table-cell>
          <table:table-cell office:value-type="float" office:value="147.780000000113" calcext:value-type="float">
            <text:p>147.780000000113</text:p>
          </table:table-cell>
          <table:table-cell office:value-type="float" office:value="8.48333333333333" calcext:value-type="float">
            <text:p>8.48333333333333</text:p>
          </table:table-cell>
          <table:table-cell office:value-type="float" office:value="136.17" calcext:value-type="float">
            <text:p>136.17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9.72114652014609" calcext:value-type="float">
            <text:p>9.72114652014609</text:p>
          </table:table-cell>
          <table:table-cell office:value-type="float" office:value="103.77" calcext:value-type="float">
            <text:p>103.77</text:p>
          </table:table-cell>
          <table:table-cell office:value-type="float" office:value="17.8966666666703" calcext:value-type="float">
            <text:p>17.8966666666703</text:p>
          </table:table-cell>
          <table:table-cell office:value-type="float" office:value="153.633516483516" calcext:value-type="float">
            <text:p>153.633516483516</text:p>
          </table:table-cell>
          <table:table-cell office:value-type="float" office:value="18.8903333333351" calcext:value-type="float">
            <text:p>18.8903333333351</text:p>
          </table:table-cell>
          <table:table-cell office:value-type="float" office:value="164.590000000001" calcext:value-type="float">
            <text:p>164.590000000001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131.466483516486" calcext:value-type="float">
            <text:p>131.46648351648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4139890109857" calcext:value-type="float">
            <text:p>10.4139890109857</text:p>
          </table:table-cell>
          <table:table-cell office:value-type="float" office:value="102.15" calcext:value-type="float">
            <text:p>102.1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35" calcext:value-type="float">
            <text:p>11.35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5.2152161172135" calcext:value-type="float">
            <text:p>15.2152161172135</text:p>
          </table:table-cell>
          <table:table-cell office:value-type="float" office:value="149.719999999946" calcext:value-type="float">
            <text:p>149.719999999946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79.169999999946" calcext:value-type="float">
            <text:p>179.169999999946</text:p>
          </table:table-cell>
          <table:table-cell office:value-type="float" office:value="15.7" calcext:value-type="float">
            <text:p>15.7</text:p>
          </table:table-cell>
          <table:table-cell office:value-type="float" office:value="193.119999999947" calcext:value-type="float">
            <text:p>193.1199999999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91.499999999946" calcext:value-type="float">
            <text:p>191.499999999946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80.699999999829" calcext:value-type="float">
            <text:p>180.699999999829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6.649999999858" calcext:value-type="float">
            <text:p>166.649999999858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59.099999999946" calcext:value-type="float">
            <text:p>159.099999999946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9.129999999881" calcext:value-type="float">
            <text:p>129.12999999988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29.129999999928" calcext:value-type="float">
            <text:p>129.12999999992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130000000021" calcext:value-type="float">
            <text:p>129.130000000021</text:p>
          </table:table-cell>
          <table:table-cell office:value-type="float" office:value="9.48333333333333" calcext:value-type="float">
            <text:p>9.48333333333333</text:p>
          </table:table-cell>
          <table:table-cell office:value-type="float" office:value="131.85" calcext:value-type="float">
            <text:p>131.85</text:p>
          </table:table-cell>
          <table:table-cell office:value-type="float" office:value="10" calcext:value-type="float">
            <text:p>10</text:p>
          </table:table-cell>
          <table:table-cell office:value-type="float" office:value="132.283516483517" calcext:value-type="float">
            <text:p>132.283516483517</text:p>
          </table:table-cell>
          <table:table-cell office:value-type="float" office:value="9.66666666666666" calcext:value-type="float">
            <text:p>9.66666666666666</text:p>
          </table:table-cell>
          <table:table-cell office:value-type="float" office:value="152.236483516633" calcext:value-type="float">
            <text:p>152.236483516633</text:p>
          </table:table-cell>
          <table:table-cell office:value-type="float" office:value="10.5146666666591" calcext:value-type="float">
            <text:p>10.5146666666591</text:p>
          </table:table-cell>
          <table:table-cell office:value-type="float" office:value="150.219999999886" calcext:value-type="float">
            <text:p>150.219999999886</text:p>
          </table:table-cell>
          <table:table-cell office:value-type="float" office:value="8.75975091575095" calcext:value-type="float">
            <text:p>8.75975091575095</text:p>
          </table:table-cell>
          <table:table-cell office:value-type="float" office:value="387.710000000035" calcext:value-type="float">
            <text:p>387.710000000035</text:p>
          </table:table-cell>
          <table:table-cell office:value-type="float" office:value="9.48333333333334" calcext:value-type="float">
            <text:p>9.48333333333334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48333333333336" calcext:value-type="float">
            <text:p>9.48333333333336</text:p>
          </table:table-cell>
          <table:table-cell office:value-type="float" office:value="114.57" calcext:value-type="float">
            <text:p>114.57</text:p>
          </table:table-cell>
          <table:table-cell office:value-type="float" office:value="10.0334871794867" calcext:value-type="float">
            <text:p>10.0334871794867</text:p>
          </table:table-cell>
          <table:table-cell office:value-type="float" office:value="388" calcext:value-type="float">
            <text:p>388</text:p>
          </table:table-cell>
          <table:table-cell office:value-type="float" office:value="18.8903333333352" calcext:value-type="float">
            <text:p>18.8903333333352</text:p>
          </table:table-cell>
          <table:table-cell office:value-type="float" office:value="183.443516483462" calcext:value-type="float">
            <text:p>183.443516483462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92.309999999946" calcext:value-type="float">
            <text:p>192.309999999946</text:p>
          </table:table-cell>
          <table:table-cell office:value-type="float" office:value="20.0847838827794" calcext:value-type="float">
            <text:p>20.0847838827794</text:p>
          </table:table-cell>
          <table:table-cell office:value-type="float" office:value="181.509999999867" calcext:value-type="float">
            <text:p>181.5099999998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64.70999999995" calcext:value-type="float">
            <text:p>164.70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6399999999962" calcext:value-type="float">
            <text:p>10.6399999999962</text:p>
          </table:table-cell>
          <table:table-cell office:value-type="float" office:value="307.819999999565" calcext:value-type="float">
            <text:p>307.819999999565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305.099999999968" calcext:value-type="float">
            <text:p>305.099999999968</text:p>
          </table:table-cell>
          <table:table-cell office:value-type="float" office:value="10.6916666666667" calcext:value-type="float">
            <text:p>10.6916666666667</text:p>
          </table:table-cell>
          <table:table-cell office:value-type="float" office:value="299.63999999961" calcext:value-type="float">
            <text:p>299.63999999961</text:p>
          </table:table-cell>
          <table:table-cell office:value-type="float" office:value="11.7333333333333" calcext:value-type="float">
            <text:p>11.7333333333333</text:p>
          </table:table-cell>
          <table:table-cell office:value-type="float" office:value="115.09" calcext:value-type="float">
            <text:p>115.09</text:p>
          </table:table-cell>
        </table:table-row>
        <table:table-row table:style-name="ro1">
          <table:table-cell office:value-type="float" office:value="16.5083333333333" calcext:value-type="float">
            <text:p>16.5083333333333</text:p>
          </table:table-cell>
          <table:table-cell office:value-type="float" office:value="135.949999999946" calcext:value-type="float">
            <text:p>135.949999999946</text:p>
          </table:table-cell>
          <table:table-cell office:value-type="float" office:value="17.25" calcext:value-type="float">
            <text:p>17.25</text:p>
          </table:table-cell>
          <table:table-cell office:value-type="float" office:value="165.399999999946" calcext:value-type="float">
            <text:p>165.39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58.279999999859" calcext:value-type="float">
            <text:p>158.279999999859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557967032967" calcext:value-type="float">
            <text:p>11.557967032967</text:p>
          </table:table-cell>
          <table:table-cell office:value-type="float" office:value="115.919999999999" calcext:value-type="float">
            <text:p>115.919999999999</text:p>
          </table:table-cell>
          <table:table-cell office:value-type="float" office:value="15.2087838827802" calcext:value-type="float">
            <text:p>15.2087838827802</text:p>
          </table:table-cell>
          <table:table-cell office:value-type="float" office:value="116.353516483517" calcext:value-type="float">
            <text:p>116.353516483517</text:p>
          </table:table-cell>
          <table:table-cell office:value-type="float" office:value="13.9485494505513" calcext:value-type="float">
            <text:p>13.9485494505513</text:p>
          </table:table-cell>
          <table:table-cell office:value-type="float" office:value="136.306483516519" calcext:value-type="float">
            <text:p>136.306483516519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134.289999999886" calcext:value-type="float">
            <text:p>134.28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0583333333333" calcext:value-type="float">
            <text:p>10.0583333333333</text:p>
          </table:table-cell>
          <table:table-cell office:value-type="float" office:value="108.9" calcext:value-type="float">
            <text:p>108.9</text:p>
          </table:table-cell>
          <table:table-cell office:value-type="float" office:value="10.7801245421245" calcext:value-type="float">
            <text:p>10.7801245421245</text:p>
          </table:table-cell>
          <table:table-cell office:value-type="float" office:value="98.0999999999996" calcext:value-type="float">
            <text:p>98.0999999999996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1916666666667" calcext:value-type="float">
            <text:p>20.1916666666667</text:p>
          </table:table-cell>
          <table:table-cell office:value-type="float" office:value="169.133516483462" calcext:value-type="float">
            <text:p>169.133516483462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2333333333334" calcext:value-type="float">
            <text:p>21.2333333333334</text:p>
          </table:table-cell>
          <table:table-cell office:value-type="float" office:value="150.39999999995" calcext:value-type="float">
            <text:p>150.39999999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6337692307676" calcext:value-type="float">
            <text:p>12.633769230767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.675" calcext:value-type="float">
            <text:p>18.675</text:p>
          </table:table-cell>
          <table:table-cell office:value-type="float" office:value="200.949999999946" calcext:value-type="float">
            <text:p>200.949999999946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78.649999999946" calcext:value-type="float">
            <text:p>178.64999999994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79.349999999947" calcext:value-type="float">
            <text:p>179.34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83.129999999946" calcext:value-type="float">
            <text:p>183.1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72.329999999877" calcext:value-type="float">
            <text:p>172.329999999877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529999999858" calcext:value-type="float">
            <text:p>161.529999999858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50.729999999946" calcext:value-type="float">
            <text:p>150.7299999999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11.625" calcext:value-type="float">
            <text:p>11.625</text:p>
          </table:table-cell>
          <table:table-cell office:value-type="float" office:value="176.919999999997" calcext:value-type="float">
            <text:p>176.91999999999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160.580000000324" calcext:value-type="float">
            <text:p>160.58000000032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140.59999999998" calcext:value-type="float">
            <text:p>140.59999999998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142.539999999886" calcext:value-type="float">
            <text:p>142.539999999886</text:p>
          </table:table-cell>
          <table:table-cell office:value-type="float" office:value="10" calcext:value-type="float">
            <text:p>10</text:p>
          </table:table-cell>
          <table:table-cell office:value-type="float" office:value="371.240000000035" calcext:value-type="float">
            <text:p>371.240000000035</text:p>
          </table:table-cell>
          <table:table-cell office:value-type="float" office:value="10.349673992674" calcext:value-type="float">
            <text:p>10.349673992674</text:p>
          </table:table-cell>
          <table:table-cell office:value-type="float" office:value="374.019999999965" calcext:value-type="float">
            <text:p>374.01999999996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374.020000000003" calcext:value-type="float">
            <text:p>374.020000000003</text:p>
          </table:table-cell>
          <table:table-cell office:value-type="float" office:value="11.35" calcext:value-type="float">
            <text:p>11.35</text:p>
          </table:table-cell>
          <table:table-cell office:value-type="float" office:value="371.53" calcext:value-type="float">
            <text:p>371.5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77.883516483463" calcext:value-type="float">
            <text:p>177.883516483463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77.999999999946" calcext:value-type="float">
            <text:p>177.99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7.199999999902" calcext:value-type="float">
            <text:p>167.199999999902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399999999946" calcext:value-type="float">
            <text:p>156.39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5" calcext:value-type="float">
            <text:p>11.35</text:p>
          </table:table-cell>
          <table:table-cell office:value-type="float" office:value="289.729999999565" calcext:value-type="float">
            <text:p>289.729999999565</text:p>
          </table:table-cell>
          <table:table-cell office:value-type="float" office:value="12.1623333333316" calcext:value-type="float">
            <text:p>12.1623333333316</text:p>
          </table:table-cell>
          <table:table-cell office:value-type="float" office:value="287.009999999968" calcext:value-type="float">
            <text:p>287.00999999996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81.54999999961" calcext:value-type="float">
            <text:p>281.54999999961</text:p>
          </table:table-cell>
          <table:table-cell office:value-type="float" office:value="12.828999999998" calcext:value-type="float">
            <text:p>12.828999999998</text:p>
          </table:table-cell>
          <table:table-cell office:value-type="float" office:value="274.6599999997" calcext:value-type="float">
            <text:p>274.65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7.579999999946" calcext:value-type="float">
            <text:p>167.5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44.650000000324" calcext:value-type="float">
            <text:p>144.65000000032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26.609999999885" calcext:value-type="float">
            <text:p>126.60999999988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48.220000000035" calcext:value-type="float">
            <text:p>148.22000000003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8.203516483463" calcext:value-type="float">
            <text:p>128.20351648346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19.7996666666667" calcext:value-type="float">
            <text:p>19.799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79.079999999946" calcext:value-type="float">
            <text:p>179.079999999946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68.279999999947" calcext:value-type="float">
            <text:p>168.27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60.989999999997" calcext:value-type="float">
            <text:p>160.989999999997</text:p>
          </table:table-cell>
          <table:table-cell office:value-type="float" office:value="18.825" calcext:value-type="float">
            <text:p>18.825</text:p>
          </table:table-cell>
          <table:table-cell office:value-type="float" office:value="159.74" calcext:value-type="float">
            <text:p>159.74</text:p>
          </table:table-cell>
          <table:table-cell office:value-type="float" office:value="19.1583333333333" calcext:value-type="float">
            <text:p>19.1583333333333</text:p>
          </table:table-cell>
          <table:table-cell office:value-type="float" office:value="124.66999999998" calcext:value-type="float">
            <text:p>124.66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4.859999999885" calcext:value-type="float">
            <text:p>134.859999999885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150.999999999982" calcext:value-type="float">
            <text:p>150.999999999982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50.999999999966" calcext:value-type="float">
            <text:p>150.999999999966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151.000000000003" calcext:value-type="float">
            <text:p>151.0000000000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48.51" calcext:value-type="float">
            <text:p>148.51</text:p>
          </table:table-cell>
          <table:table-cell office:value-type="float" office:value="23" calcext:value-type="float">
            <text:p>2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270.019999999565" calcext:value-type="float">
            <text:p>270.019999999565</text:p>
          </table:table-cell>
          <table:table-cell office:value-type="float" office:value="12.8416666666667" calcext:value-type="float">
            <text:p>12.8416666666667</text:p>
          </table:table-cell>
          <table:table-cell office:value-type="float" office:value="267.299999999968" calcext:value-type="float">
            <text:p>267.299999999968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61.839999999609" calcext:value-type="float">
            <text:p>261.839999999609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4.9499999997" calcext:value-type="float">
            <text:p>254.9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19.8143333333333" calcext:value-type="float">
            <text:p>19.8143333333333</text:p>
          </table:table-cell>
          <table:table-cell office:value-type="float" office:value="106.04" calcext:value-type="float">
            <text:p>106.04</text:p>
          </table:table-cell>
          <table:table-cell office:value-type="float" office:value="20.0706666666629" calcext:value-type="float">
            <text:p>20.0706666666629</text:p>
          </table:table-cell>
          <table:table-cell office:value-type="float" office:value="116.229999999885" calcext:value-type="float">
            <text:p>116.229999999885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4.2" calcext:value-type="float">
            <text:p>134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7" calcext:value-type="float">
            <text:p>129.12999999994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2.359999999997" calcext:value-type="float">
            <text:p>142.35999999999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41.11" calcext:value-type="float">
            <text:p>141.11</text:p>
          </table:table-cell>
          <table:table-cell office:value-type="float" office:value="20.3833333333333" calcext:value-type="float">
            <text:p>20.3833333333333</text:p>
          </table:table-cell>
          <table:table-cell office:value-type="float" office:value="123.110000000001" calcext:value-type="float">
            <text:p>123.110000000001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8.609999999998" calcext:value-type="float">
            <text:p>128.609999999998</text:p>
          </table:table-cell>
          <table:table-cell office:value-type="float" office:value="19.1" calcext:value-type="float">
            <text:p>19.1</text:p>
          </table:table-cell>
          <table:table-cell office:value-type="float" office:value="136.689999999999" calcext:value-type="float">
            <text:p>136.689999999999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36.689999999982" calcext:value-type="float">
            <text:p>136.68999999998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36.690000000003" calcext:value-type="float">
            <text:p>136.690000000003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6.69" calcext:value-type="float">
            <text:p>136.6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8416666666667" calcext:value-type="float">
            <text:p>13.8416666666667</text:p>
          </table:table-cell>
          <table:table-cell office:value-type="float" office:value="251.119999999564" calcext:value-type="float">
            <text:p>251.119999999564</text:p>
          </table:table-cell>
          <table:table-cell office:value-type="float" office:value="14.0916666666667" calcext:value-type="float">
            <text:p>14.0916666666667</text:p>
          </table:table-cell>
          <table:table-cell office:value-type="float" office:value="248.399999999968" calcext:value-type="float">
            <text:p>248.399999999968</text:p>
          </table:table-cell>
          <table:table-cell office:value-type="float" office:value="15.1083333333333" calcext:value-type="float">
            <text:p>15.1083333333333</text:p>
          </table:table-cell>
          <table:table-cell office:value-type="float" office:value="242.939999999609" calcext:value-type="float">
            <text:p>242.939999999609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6.0499999997" calcext:value-type="float">
            <text:p>236.04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11.770000000001" calcext:value-type="float">
            <text:p>111.77000000000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7.269999999997" calcext:value-type="float">
            <text:p>117.269999999997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4" calcext:value-type="float">
            <text:p>96.999999999946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6" calcext:value-type="float">
            <text:p>96.9999999999466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0666666666667" calcext:value-type="float">
            <text:p>20.0666666666667</text:p>
          </table:table-cell>
          <table:table-cell office:value-type="float" office:value="131.019999999997" calcext:value-type="float">
            <text:p>131.01999999999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29.77" calcext:value-type="float">
            <text:p>129.77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17.52" calcext:value-type="float">
            <text:p>117.52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1.019999999998" calcext:value-type="float">
            <text:p>121.019999999998</text:p>
          </table:table-cell>
          <table:table-cell office:value-type="float" office:value="19.7996666666667" calcext:value-type="float">
            <text:p>19.7996666666667</text:p>
          </table:table-cell>
          <table:table-cell office:value-type="float" office:value="130.749999999999" calcext:value-type="float">
            <text:p>130.749999999999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30.749999999982" calcext:value-type="float">
            <text:p>130.749999999982</text:p>
          </table:table-cell>
          <table:table-cell office:value-type="float" office:value="20.1083333333333" calcext:value-type="float">
            <text:p>20.1083333333333</text:p>
          </table:table-cell>
          <table:table-cell office:value-type="float" office:value="130.750000000003" calcext:value-type="float">
            <text:p>130.750000000003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30.75" calcext:value-type="float">
            <text:p>130.7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3263333333315" calcext:value-type="float">
            <text:p>15.3263333333315</text:p>
          </table:table-cell>
          <table:table-cell office:value-type="float" office:value="231.949999999564" calcext:value-type="float">
            <text:p>231.949999999564</text:p>
          </table:table-cell>
          <table:table-cell office:value-type="float" office:value="15.7" calcext:value-type="float">
            <text:p>15.7</text:p>
          </table:table-cell>
          <table:table-cell office:value-type="float" office:value="229.229999999967" calcext:value-type="float">
            <text:p>229.229999999967</text:p>
          </table:table-cell>
          <table:table-cell office:value-type="float" office:value="15.7" calcext:value-type="float">
            <text:p>15.7</text:p>
          </table:table-cell>
          <table:table-cell office:value-type="float" office:value="223.769999999607" calcext:value-type="float">
            <text:p>223.769999999607</text:p>
          </table:table-cell>
          <table:table-cell office:value-type="float" office:value="16.6830000000071" calcext:value-type="float">
            <text:p>16.6830000000071</text:p>
          </table:table-cell>
          <table:table-cell office:value-type="float" office:value="216.8799999997" calcext:value-type="float">
            <text:p>216.87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3916666666667" calcext:value-type="float">
            <text:p>21.3916666666667</text:p>
          </table:table-cell>
          <table:table-cell office:value-type="float" office:value="127.88" calcext:value-type="float">
            <text:p>127.88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15.63" calcext:value-type="float">
            <text:p>115.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19.129999999998" calcext:value-type="float">
            <text:p>11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25" calcext:value-type="float">
            <text:p>16.25</text:p>
          </table:table-cell>
          <table:table-cell office:value-type="float" office:value="213.859999999564" calcext:value-type="float">
            <text:p>213.859999999564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29999999997" calcext:value-type="float">
            <text:p>129.12999999999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8833333333333" calcext:value-type="float">
            <text:p>21.883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29.129999999998" calcext:value-type="float">
            <text:p>129.129999999998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129.129999999999" calcext:value-type="float">
            <text:p>129.129999999999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29.13" calcext:value-type="float">
            <text:p>129.1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29.130000000003" calcext:value-type="float">
            <text:p>129.130000000003</text:p>
          </table:table-cell>
          <table:table-cell office:value-type="float" office:value="20.8666666666667" calcext:value-type="float">
            <text:p>20.8666666666667</text:p>
          </table:table-cell>
          <table:table-cell office:value-type="float" office:value="129.13" calcext:value-type="float">
            <text:p>129.13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5083333333334" calcext:value-type="float">
            <text:p>16.5083333333334</text:p>
          </table:table-cell>
          <table:table-cell office:value-type="float" office:value="221.609999999565" calcext:value-type="float">
            <text:p>221.609999999565</text:p>
          </table:table-cell>
          <table:table-cell office:value-type="float" office:value="16.8152161172181" calcext:value-type="float">
            <text:p>16.8152161172181</text:p>
          </table:table-cell>
          <table:table-cell office:value-type="float" office:value="211.139999999967" calcext:value-type="float">
            <text:p>211.139999999967</text:p>
          </table:table-cell>
          <table:table-cell office:value-type="float" office:value="17.25" calcext:value-type="float">
            <text:p>17.25</text:p>
          </table:table-cell>
          <table:table-cell office:value-type="float" office:value="205.679999999605" calcext:value-type="float">
            <text:p>205.679999999605</text:p>
          </table:table-cell>
          <table:table-cell office:value-type="float" office:value="17.6916666666667" calcext:value-type="float">
            <text:p>17.6916666666667</text:p>
          </table:table-cell>
          <table:table-cell office:value-type="float" office:value="198.7899999997" calcext:value-type="float">
            <text:p>198.7899999997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7843333333316" calcext:value-type="float">
            <text:p>17.7843333333316</text:p>
          </table:table-cell>
          <table:table-cell office:value-type="float" office:value="205.409999999622" calcext:value-type="float">
            <text:p>205.409999999622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1916666666667" calcext:value-type="float">
            <text:p>18.1916666666667</text:p>
          </table:table-cell>
          <table:table-cell office:value-type="float" office:value="189.479999999603" calcext:value-type="float">
            <text:p>189.479999999603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" calcext:value-type="float">
            <text:p>9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26" calcext:value-type="float">
            <text:p>97.000000000002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7.0000000000001" calcext:value-type="float">
            <text:p>97.0000000000001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0453333333441" calcext:value-type="float">
            <text:p>18.0453333333441</text:p>
          </table:table-cell>
          <table:table-cell office:value-type="float" office:value="213.24" calcext:value-type="float">
            <text:p>213.24</text:p>
          </table:table-cell>
          <table:table-cell office:value-type="float" office:value="18.0453333333442" calcext:value-type="float">
            <text:p>18.0453333333442</text:p>
          </table:table-cell>
          <table:table-cell office:value-type="float" office:value="194.939999999967" calcext:value-type="float">
            <text:p>194.939999999967</text:p>
          </table:table-cell>
          <table:table-cell office:value-type="float" office:value="18.3220000000108" calcext:value-type="float">
            <text:p>18.3220000000108</text:p>
          </table:table-cell>
          <table:table-cell office:value-type="float" office:value="193.389999999928" calcext:value-type="float">
            <text:p>193.389999999928</text:p>
          </table:table-cell>
          <table:table-cell office:value-type="float" office:value="18.825" calcext:value-type="float">
            <text:p>18.825</text:p>
          </table:table-cell>
          <table:table-cell office:value-type="float" office:value="182.589999999946" calcext:value-type="float">
            <text:p>182.58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" calcext:value-type="float">
            <text:p>19.1</text:p>
          </table:table-cell>
          <table:table-cell office:value-type="float" office:value="197.04" calcext:value-type="float">
            <text:p>197.04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1583333333334" calcext:value-type="float">
            <text:p>19.1583333333334</text:p>
          </table:table-cell>
          <table:table-cell office:value-type="float" office:value="198.790000000002" calcext:value-type="float">
            <text:p>198.790000000002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8.739999999967" calcext:value-type="float">
            <text:p>178.739999999967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177.189999999926" calcext:value-type="float">
            <text:p>177.189999999926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66.389999999898" calcext:value-type="float">
            <text:p>166.38999999989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4166666666667" calcext:value-type="float">
            <text:p>20.4166666666667</text:p>
          </table:table-cell>
          <table:table-cell office:value-type="float" office:value="169.829999999967" calcext:value-type="float">
            <text:p>169.82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0476666666667" calcext:value-type="float">
            <text:p>20.0476666666667</text:p>
          </table:table-cell>
          <table:table-cell office:value-type="float" office:value="189.879999999946" calcext:value-type="float">
            <text:p>189.879999999946</text:p>
          </table:table-cell>
          <table:table-cell office:value-type="float" office:value="20.725" calcext:value-type="float">
            <text:p>20.725</text:p>
          </table:table-cell>
          <table:table-cell office:value-type="float" office:value="179.079999999967" calcext:value-type="float">
            <text:p>179.079999999967</text:p>
          </table:table-cell>
          <table:table-cell office:value-type="float" office:value="20.4833333333334" calcext:value-type="float">
            <text:p>20.4833333333334</text:p>
          </table:table-cell>
          <table:table-cell office:value-type="float" office:value="168.279999999926" calcext:value-type="float">
            <text:p>168.279999999926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57.479999999927" calcext:value-type="float">
            <text:p>157.47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0583333333333" calcext:value-type="float">
            <text:p>21.0583333333333</text:p>
          </table:table-cell>
          <table:table-cell office:value-type="float" office:value="177.729999999946" calcext:value-type="float">
            <text:p>177.729999999946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66.929999999967" calcext:value-type="float">
            <text:p>166.929999999967</text:p>
          </table:table-cell>
          <table:table-cell office:value-type="float" office:value="21.4333333333333" calcext:value-type="float">
            <text:p>21.4333333333333</text:p>
          </table:table-cell>
          <table:table-cell office:value-type="float" office:value="156.129999999926" calcext:value-type="float">
            <text:p>156.129999999926</text:p>
          </table:table-cell>
          <table:table-cell office:value-type="float" office:value="22.0416666666667" calcext:value-type="float">
            <text:p>22.0416666666667</text:p>
          </table:table-cell>
          <table:table-cell office:value-type="float" office:value="145.329999999927" calcext:value-type="float">
            <text:p>145.32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1.799999999946" calcext:value-type="float">
            <text:p>161.799999999946</text:p>
          </table:table-cell>
          <table:table-cell office:value-type="float" office:value="22.125" calcext:value-type="float">
            <text:p>22.125</text:p>
          </table:table-cell>
          <table:table-cell office:value-type="float" office:value="150.999999999967" calcext:value-type="float">
            <text:p>150.999999999967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140.199999999936" calcext:value-type="float">
            <text:p>140.199999999936</text:p>
          </table:table-cell>
          <table:table-cell office:value-type="float" office:value="22.9691172161154" calcext:value-type="float">
            <text:p>22.9691172161154</text:p>
          </table:table-cell>
          <table:table-cell office:value-type="float" office:value="129.399999999927" calcext:value-type="float">
            <text:p>129.39999999992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67" calcext:value-type="float">
            <text:p>129.129999999967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  <table:table-cell office:value-type="float" office:value="23" calcext:value-type="float">
            <text:p>23</text:p>
          </table:table-cell>
          <table:table-cell office:value-type="float" office:value="129.129999999946" calcext:value-type="float">
            <text:p>129.12999999994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672" calcext:value-type="float">
            <text:p>96.999999999967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6.9999999999463" calcext:value-type="float">
            <text:p>96.9999999999463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qm-charge" table:style-name="ta1"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  <table:table-cell office:value-type="float" office:value="0" calcext:value-type="float">
            <text:p>0</text:p>
          </table:table-cell>
          <table:table-cell office:value-type="float" office:value="349.2" calcext:value-type="float">
            <text:p>349.2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075" calcext:value-type="float">
            <text:p>10.07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325" calcext:value-type="float">
            <text:p>22.325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10.3097000384214" calcext:value-type="float">
            <text:p>10.3097000384214</text:p>
          </table:table-cell>
          <table:table-cell office:value-type="float" office:value="368.377034963499" calcext:value-type="float">
            <text:p>368.377034963499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4" calcext:value-type="float">
            <text:p>176.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4.8" calcext:value-type="float">
            <text:p>154.8</text:p>
          </table:table-cell>
          <table:table-cell office:value-type="float" office:value="5.19913277347824" calcext:value-type="float">
            <text:p>5.19913277347824</text:p>
          </table:table-cell>
          <table:table-cell office:value-type="float" office:value="368.410823865195" calcext:value-type="float">
            <text:p>368.410823865195</text:p>
          </table:table-cell>
          <table:table-cell office:value-type="float" office:value="22.202655195126" calcext:value-type="float">
            <text:p>22.202655195126</text:p>
          </table:table-cell>
          <table:table-cell office:value-type="float" office:value="368.399560897963" calcext:value-type="float">
            <text:p>368.39956089796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22.5597000384214" calcext:value-type="float">
            <text:p>22.5597000384214</text:p>
          </table:table-cell>
          <table:table-cell office:value-type="float" office:value="368.377034963501" calcext:value-type="float">
            <text:p>368.377034963501</text:p>
          </table:table-cell>
          <table:table-cell office:value-type="float" office:value="5" calcext:value-type="float">
            <text:p>5</text:p>
          </table:table-cell>
          <table:table-cell office:value-type="float" office:value="187.2" calcext:value-type="float">
            <text:p>187.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76.4" calcext:value-type="float">
            <text:p>176.4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65.6" calcext:value-type="float">
            <text:p>165.6</text:p>
          </table:table-cell>
          <table:table-cell office:value-type="float" office:value="6" calcext:value-type="float">
            <text:p>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float" office:value="6.40833333333333" calcext:value-type="float">
            <text:p>6.40833333333333</text:p>
          </table:table-cell>
          <table:table-cell office:value-type="float" office:value="154.26" calcext:value-type="float">
            <text:p>154.26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76.94" calcext:value-type="float">
            <text:p>176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6.14" calcext:value-type="float">
            <text:p>166.1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53.21" calcext:value-type="float">
            <text:p>353.21</text:p>
          </table:table-cell>
          <table:table-cell office:value-type="float" office:value="8.075" calcext:value-type="float">
            <text:p>8.075</text:p>
          </table:table-cell>
          <table:table-cell office:value-type="float" office:value="133.47" calcext:value-type="float">
            <text:p>133.47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2.67" calcext:value-type="float">
            <text:p>122.6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5.80833333333333" calcext:value-type="float">
            <text:p>5.80833333333333</text:p>
          </table:table-cell>
          <table:table-cell office:value-type="float" office:value="173.16" calcext:value-type="float">
            <text:p>173.16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475" calcext:value-type="float">
            <text:p>6.475</text:p>
          </table:table-cell>
          <table:table-cell office:value-type="float" office:value="151.56" calcext:value-type="float">
            <text:p>151.56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225" calcext:value-type="float">
            <text:p>5.225</text:p>
          </table:table-cell>
          <table:table-cell office:value-type="float" office:value="179.91" calcext:value-type="float">
            <text:p>179.91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58.31" calcext:value-type="float">
            <text:p>158.3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025" calcext:value-type="float">
            <text:p>7.025</text:p>
          </table:table-cell>
          <table:table-cell office:value-type="float" office:value="136.98" calcext:value-type="float">
            <text:p>136.98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26.18" calcext:value-type="float">
            <text:p>126.18</text:p>
          </table:table-cell>
          <table:table-cell office:value-type="float" office:value="7.71666666666667" calcext:value-type="float">
            <text:p>7.71666666666667</text:p>
          </table:table-cell>
          <table:table-cell office:value-type="float" office:value="115.38" calcext:value-type="float">
            <text:p>115.38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6.64362615950382" calcext:value-type="float">
            <text:p>6.64362615950382</text:p>
          </table:table-cell>
          <table:table-cell office:value-type="float" office:value="368.376471815138" calcext:value-type="float">
            <text:p>368.376471815138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143.46" calcext:value-type="float">
            <text:p>143.46</text:p>
          </table:table-cell>
          <table:table-cell office:value-type="float" office:value="8.075" calcext:value-type="float">
            <text:p>8.075</text:p>
          </table:table-cell>
          <table:table-cell office:value-type="float" office:value="132.66" calcext:value-type="float">
            <text:p>132.66</text:p>
          </table:table-cell>
          <table:table-cell office:value-type="float" office:value="5.95206240737691" calcext:value-type="float">
            <text:p>5.95206240737691</text:p>
          </table:table-cell>
          <table:table-cell office:value-type="float" office:value="368.400124046326" calcext:value-type="float">
            <text:p>368.400124046326</text:p>
          </table:table-cell>
          <table:table-cell office:value-type="float" office:value="9.96391816235798" calcext:value-type="float">
            <text:p>9.96391816235798</text:p>
          </table:table-cell>
          <table:table-cell office:value-type="float" office:value="368.388861079094" calcext:value-type="float">
            <text:p>368.3888610790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55.34" calcext:value-type="float">
            <text:p>155.3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44.54" calcext:value-type="float">
            <text:p>144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71.81" calcext:value-type="float">
            <text:p>171.81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1.01" calcext:value-type="float">
            <text:p>161.01</text:p>
          </table:table-cell>
          <table:table-cell office:value-type="float" office:value="11.9" calcext:value-type="float">
            <text:p>11.9</text:p>
          </table:table-cell>
          <table:table-cell office:value-type="float" office:value="150.21" calcext:value-type="float">
            <text:p>150.21</text:p>
          </table:table-cell>
          <table:table-cell office:value-type="float" office:value="13.6296666666667" calcext:value-type="float">
            <text:p>13.629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33311515450903" calcext:value-type="float">
            <text:p>8.33311515450903</text:p>
          </table:table-cell>
          <table:table-cell office:value-type="float" office:value="368.354790603217" calcext:value-type="float">
            <text:p>368.354790603217</text:p>
          </table:table-cell>
          <table:table-cell office:value-type="float" office:value="9.38663757615676" calcext:value-type="float">
            <text:p>9.38663757615676</text:p>
          </table:table-cell>
          <table:table-cell office:value-type="float" office:value="368.343527635985" calcext:value-type="float">
            <text:p>368.34352763598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11.87" calcext:value-type="float">
            <text:p>111.87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1.07" calcext:value-type="float">
            <text:p>101.07</text:p>
          </table:table-cell>
          <table:table-cell office:value-type="float" office:value="6.02287858828695" calcext:value-type="float">
            <text:p>6.02287858828695</text:p>
          </table:table-cell>
          <table:table-cell office:value-type="float" office:value="368.396182007794" calcext:value-type="float">
            <text:p>368.396182007794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62.36" calcext:value-type="float">
            <text:p>162.36</text:p>
          </table:table-cell>
          <table:table-cell office:value-type="float" office:value="6.71325676491575" calcext:value-type="float">
            <text:p>6.71325676491575</text:p>
          </table:table-cell>
          <table:table-cell office:value-type="float" office:value="368.37365607333" calcext:value-type="float">
            <text:p>368.37365607333</text:p>
          </table:table-cell>
          <table:table-cell office:value-type="float" office:value="7.025" calcext:value-type="float">
            <text:p>7.025</text:p>
          </table:table-cell>
          <table:table-cell office:value-type="float" office:value="140.76" calcext:value-type="float">
            <text:p>140.76</text:p>
          </table:table-cell>
          <table:table-cell office:value-type="float" office:value="5.43213540809045" calcext:value-type="float">
            <text:p>5.43213540809045</text:p>
          </table:table-cell>
          <table:table-cell office:value-type="float" office:value="368.403221362314" calcext:value-type="float">
            <text:p>368.403221362314</text:p>
          </table:table-cell>
          <table:table-cell office:value-type="float" office:value="5.74166666666667" calcext:value-type="float">
            <text:p>5.74166666666667</text:p>
          </table:table-cell>
          <table:table-cell office:value-type="float" office:value="169.11" calcext:value-type="float">
            <text:p>169.11</text:p>
          </table:table-cell>
          <table:table-cell office:value-type="float" office:value="6.40833333333333" calcext:value-type="float">
            <text:p>6.40833333333333</text:p>
          </table:table-cell>
          <table:table-cell office:value-type="float" office:value="203.81" calcext:value-type="float">
            <text:p>203.81</text:p>
          </table:table-cell>
          <table:table-cell office:value-type="float" office:value="6.35833333333333" calcext:value-type="float">
            <text:p>6.35833333333333</text:p>
          </table:table-cell>
          <table:table-cell office:value-type="float" office:value="147.51" calcext:value-type="float">
            <text:p>147.51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71.54" calcext:value-type="float">
            <text:p>171.5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60.74" calcext:value-type="float">
            <text:p>160.7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49.94" calcext:value-type="float">
            <text:p>149.94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39.14" calcext:value-type="float">
            <text:p>139.14</text:p>
          </table:table-cell>
          <table:table-cell office:value-type="float" office:value="23" calcext:value-type="float">
            <text:p>23</text:p>
          </table:table-cell>
          <table:table-cell office:value-type="float" office:value="335.93" calcext:value-type="float">
            <text:p>335.93</text:p>
          </table:table-cell>
          <table:table-cell office:value-type="float" office:value="23" calcext:value-type="float">
            <text:p>23</text:p>
          </table:table-cell>
          <table:table-cell office:value-type="float" office:value="346.73" calcext:value-type="float">
            <text:p>346.73</text:p>
          </table:table-cell>
          <table:table-cell office:value-type="float" office:value="23" calcext:value-type="float">
            <text:p>23</text:p>
          </table:table-cell>
          <table:table-cell office:value-type="float" office:value="154.53" calcext:value-type="float">
            <text:p>154.53</text:p>
          </table:table-cell>
          <table:table-cell office:value-type="float" office:value="23" calcext:value-type="float">
            <text:p>23</text:p>
          </table:table-cell>
          <table:table-cell office:value-type="float" office:value="368.33" calcext:value-type="float">
            <text:p>368.33</text:p>
          </table:table-cell>
          <table:table-cell office:value-type="float" office:value="7.27926203414018" calcext:value-type="float">
            <text:p>7.27926203414018</text:p>
          </table:table-cell>
          <table:table-cell office:value-type="float" office:value="368.358451067566" calcext:value-type="float">
            <text:p>368.358451067566</text:p>
          </table:table-cell>
          <table:table-cell office:value-type="float" office:value="7.64945112245458" calcext:value-type="float">
            <text:p>7.64945112245458</text:p>
          </table:table-cell>
          <table:table-cell office:value-type="float" office:value="368.347188100335" calcext:value-type="float">
            <text:p>368.347188100335</text:p>
          </table:table-cell>
          <table:table-cell office:value-type="float" office:value="7.99464021076898" calcext:value-type="float">
            <text:p>7.99464021076898</text:p>
          </table:table-cell>
          <table:table-cell office:value-type="float" office:value="368.335925133103" calcext:value-type="float">
            <text:p>368.335925133103</text:p>
          </table:table-cell>
          <table:table-cell office:value-type="float" office:value="8.075" calcext:value-type="float">
            <text:p>8.075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18.62" calcext:value-type="float">
            <text:p>118.62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55.88" calcext:value-type="float">
            <text:p>155.88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94.05" calcext:value-type="float">
            <text:p>94.05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6.85833333333333" calcext:value-type="float">
            <text:p>6.858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54.56" calcext:value-type="float">
            <text:p>354.56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23333333333333" calcext:value-type="float">
            <text:p>6.2333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4.81" calcext:value-type="float">
            <text:p>144.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62.66" calcext:value-type="float">
            <text:p>362.6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8.51666666666667" calcext:value-type="float">
            <text:p>8.51666666666667</text:p>
          </table:table-cell>
          <table:table-cell office:value-type="float" office:value="354.56" calcext:value-type="float">
            <text:p>354.5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9.42" calcext:value-type="float">
            <text:p>129.42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86.869999999999" calcext:value-type="float">
            <text:p>186.869999999999</text:p>
          </table:table-cell>
          <table:table-cell office:value-type="float" office:value="18.8875487128822" calcext:value-type="float">
            <text:p>18.8875487128822</text:p>
          </table:table-cell>
          <table:table-cell office:value-type="float" office:value="368.40599538943" calcext:value-type="float">
            <text:p>368.4059953894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82.57" calcext:value-type="float">
            <text:p>182.57</text:p>
          </table:table-cell>
          <table:table-cell office:value-type="float" office:value="21.3129658598167" calcext:value-type="float">
            <text:p>21.3129658598167</text:p>
          </table:table-cell>
          <table:table-cell office:value-type="float" office:value="368.215599099839" calcext:value-type="float">
            <text:p>368.21559909983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4.82518112959" calcext:value-type="float">
            <text:p>14.82518112959</text:p>
          </table:table-cell>
          <table:table-cell office:value-type="float" office:value="368.378161260223" calcext:value-type="float">
            <text:p>368.378161260223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134.28" calcext:value-type="float">
            <text:p>134.28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0.8106666666667" calcext:value-type="float">
            <text:p>10.81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50.78" calcext:value-type="float">
            <text:p>350.78</text:p>
          </table:table-cell>
          <table:table-cell office:value-type="float" office:value="11.5847219935232" calcext:value-type="float">
            <text:p>11.5847219935232</text:p>
          </table:table-cell>
          <table:table-cell office:value-type="float" office:value="368.313680772819" calcext:value-type="float">
            <text:p>368.313680772819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83.2500000000001" calcext:value-type="float">
            <text:p>83.2500000000001</text:p>
          </table:table-cell>
          <table:table-cell office:value-type="float" office:value="7.32633333333333" calcext:value-type="float">
            <text:p>7.326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48.32" calcext:value-type="float">
            <text:p>148.32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31" calcext:value-type="float">
            <text:p>356.31</text:p>
          </table:table-cell>
          <table:table-cell office:value-type="float" office:value="8.075" calcext:value-type="float">
            <text:p>8.075</text:p>
          </table:table-cell>
          <table:table-cell office:value-type="float" office:value="126.72" calcext:value-type="float">
            <text:p>126.72</text:p>
          </table:table-cell>
          <table:table-cell office:value-type="float" office:value="6.76433333333333" calcext:value-type="float">
            <text:p>6.7643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7.025" calcext:value-type="float">
            <text:p>7.025</text:p>
          </table:table-cell>
          <table:table-cell office:value-type="float" office:value="153.18" calcext:value-type="float">
            <text:p>153.18</text:p>
          </table:table-cell>
          <table:table-cell office:value-type="float" office:value="7.025" calcext:value-type="float">
            <text:p>7.025</text:p>
          </table:table-cell>
          <table:table-cell office:value-type="float" office:value="187.9275" calcext:value-type="float">
            <text:p>187.9275</text:p>
          </table:table-cell>
          <table:table-cell office:value-type="float" office:value="7.38333333333333" calcext:value-type="float">
            <text:p>7.38333333333333</text:p>
          </table:table-cell>
          <table:table-cell office:value-type="float" office:value="131.58" calcext:value-type="float">
            <text:p>131.58</text:p>
          </table:table-cell>
          <table:table-cell office:value-type="float" office:value="13.45" calcext:value-type="float">
            <text:p>13.45</text:p>
          </table:table-cell>
          <table:table-cell office:value-type="float" office:value="155.61" calcext:value-type="float">
            <text:p>155.61</text:p>
          </table:table-cell>
          <table:table-cell office:value-type="float" office:value="14.0289999451122" calcext:value-type="float">
            <text:p>14.0289999451122</text:p>
          </table:table-cell>
          <table:table-cell office:value-type="float" office:value="368.36661671881" calcext:value-type="float">
            <text:p>368.36661671881</text:p>
          </table:table-cell>
          <table:table-cell office:value-type="float" office:value="13.45" calcext:value-type="float">
            <text:p>13.45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123.21" calcext:value-type="float">
            <text:p>123.21</text:p>
          </table:table-cell>
          <table:table-cell office:value-type="float" office:value="24" calcext:value-type="float">
            <text:p>24</text:p>
          </table:table-cell>
          <table:table-cell office:value-type="float" office:value="303.8" calcext:value-type="float">
            <text:p>303.8</text:p>
          </table:table-cell>
          <table:table-cell office:value-type="float" office:value="24" calcext:value-type="float">
            <text:p>24</text:p>
          </table:table-cell>
          <table:table-cell office:value-type="float" office:value="314.6" calcext:value-type="float">
            <text:p>314.6</text:p>
          </table:table-cell>
          <table:table-cell office:value-type="float" office:value="24" calcext:value-type="float">
            <text:p>24</text:p>
          </table:table-cell>
          <table:table-cell office:value-type="float" office:value="122.4" calcext:value-type="float">
            <text:p>122.4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2" calcext:value-type="float">
            <text:p>336.2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7.98333333333333" calcext:value-type="float">
            <text:p>7.98333333333333</text:p>
          </table:table-cell>
          <table:table-cell office:value-type="float" office:value="362.66" calcext:value-type="float">
            <text:p>362.66</text:p>
          </table:table-cell>
          <table:table-cell office:value-type="float" office:value="8.71466666666667" calcext:value-type="float">
            <text:p>8.714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42.14" calcext:value-type="float">
            <text:p>342.14</text:p>
          </table:table-cell>
          <table:table-cell office:value-type="float" office:value="11.9" calcext:value-type="float">
            <text:p>11.9</text:p>
          </table:table-cell>
          <table:table-cell office:value-type="float" office:value="117" calcext:value-type="float">
            <text:p>117</text:p>
          </table:table-cell>
          <table:table-cell office:value-type="float" office:value="13.45" calcext:value-type="float">
            <text:p>13.45</text:p>
          </table:table-cell>
          <table:table-cell office:value-type="float" office:value="174.521249999999" calcext:value-type="float">
            <text:p>174.521249999999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6.45" calcext:value-type="float">
            <text:p>356.45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45" calcext:value-type="float">
            <text:p>9.45</text:p>
          </table:table-cell>
          <table:table-cell office:value-type="float" office:value="115.11" calcext:value-type="float">
            <text:p>115.11</text:p>
          </table:table-cell>
          <table:table-cell office:value-type="float" office:value="7.375" calcext:value-type="float">
            <text:p>7.375</text:p>
          </table:table-cell>
          <table:table-cell office:value-type="float" office:value="356.99" calcext:value-type="float">
            <text:p>356.99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21666666666667" calcext:value-type="float">
            <text:p>8.21666666666667</text:p>
          </table:table-cell>
          <table:table-cell office:value-type="float" office:value="119.97" calcext:value-type="float">
            <text:p>119.97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41.84" calcext:value-type="float">
            <text:p>141.84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25" calcext:value-type="float">
            <text:p>17.25</text:p>
          </table:table-cell>
          <table:table-cell office:value-type="float" office:value="109.44" calcext:value-type="float">
            <text:p>109.4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2.282" calcext:value-type="float">
            <text:p>12.282</text:p>
          </table:table-cell>
          <table:table-cell office:value-type="float" office:value="368.6" calcext:value-type="float">
            <text:p>368.6</text:p>
          </table:table-cell>
          <table:table-cell office:value-type="float" office:value="12.1761951808552" calcext:value-type="float">
            <text:p>12.1761951808552</text:p>
          </table:table-cell>
          <table:table-cell office:value-type="float" office:value="368.337614578187" calcext:value-type="float">
            <text:p>368.337614578187</text:p>
          </table:table-cell>
          <table:table-cell office:value-type="float" office:value="13.6630509358362" calcext:value-type="float">
            <text:p>13.6630509358362</text:p>
          </table:table-cell>
          <table:table-cell office:value-type="float" office:value="368.397601610955" calcext:value-type="float">
            <text:p>368.397601610955</text:p>
          </table:table-cell>
          <table:table-cell office:value-type="float" office:value="23" calcext:value-type="float">
            <text:p>23</text:p>
          </table:table-cell>
          <table:table-cell office:value-type="float" office:value="300.83" calcext:value-type="float">
            <text:p>300.83</text:p>
          </table:table-cell>
          <table:table-cell office:value-type="float" office:value="23" calcext:value-type="float">
            <text:p>23</text:p>
          </table:table-cell>
          <table:table-cell office:value-type="float" office:value="125.6" calcext:value-type="float">
            <text:p>125.6</text:p>
          </table:table-cell>
          <table:table-cell office:value-type="float" office:value="23" calcext:value-type="float">
            <text:p>23</text:p>
          </table:table-cell>
          <table:table-cell office:value-type="float" office:value="322.43" calcext:value-type="float">
            <text:p>322.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64.7" calcext:value-type="float">
            <text:p>364.7</text:p>
          </table:table-cell>
          <table:table-cell office:value-type="float" office:value="17.25" calcext:value-type="float">
            <text:p>17.25</text:p>
          </table:table-cell>
          <table:table-cell office:value-type="float" office:value="132.93" calcext:value-type="float">
            <text:p>132.9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2.13" calcext:value-type="float">
            <text:p>122.13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0.52" calcext:value-type="float">
            <text:p>340.52</text:p>
          </table:table-cell>
          <table:table-cell office:value-type="float" office:value="20.125" calcext:value-type="float">
            <text:p>20.125</text:p>
          </table:table-cell>
          <table:table-cell office:value-type="float" office:value="360.68" calcext:value-type="float">
            <text:p>360.68</text:p>
          </table:table-cell>
          <table:table-cell office:value-type="float" office:value="19.75" calcext:value-type="float">
            <text:p>19.75</text:p>
          </table:table-cell>
          <table:table-cell office:value-type="float" office:value="331.61" calcext:value-type="float">
            <text:p>331.61</text:p>
          </table:table-cell>
          <table:table-cell office:value-type="float" office:value="19.75" calcext:value-type="float">
            <text:p>19.75</text:p>
          </table:table-cell>
          <table:table-cell office:value-type="float" office:value="349.43" calcext:value-type="float">
            <text:p>349.4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64.08" calcext:value-type="float">
            <text:p>64.08</text:p>
          </table:table-cell>
          <table:table-cell office:value-type="float" office:value="8.42866666666667" calcext:value-type="float">
            <text:p>8.42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36.71" calcext:value-type="float">
            <text:p>136.71</text:p>
          </table:table-cell>
          <table:table-cell office:value-type="float" office:value="8.51666666666667" calcext:value-type="float">
            <text:p>8.51666666666667</text:p>
          </table:table-cell>
          <table:table-cell office:value-type="float" office:value="344.7" calcext:value-type="float">
            <text:p>344.7</text:p>
          </table:table-cell>
          <table:table-cell office:value-type="float" office:value="9.51666666666667" calcext:value-type="float">
            <text:p>9.51666666666667</text:p>
          </table:table-cell>
          <table:table-cell office:value-type="float" office:value="175.776666666668" calcext:value-type="float">
            <text:p>175.776666666668</text:p>
          </table:table-cell>
          <table:table-cell office:value-type="float" office:value="7.762" calcext:value-type="float">
            <text:p>7.762</text:p>
          </table:table-cell>
          <table:table-cell office:value-type="float" office:value="368.6" calcext:value-type="float">
            <text:p>368.6</text:p>
          </table:table-cell>
          <table:table-cell office:value-type="float" office:value="8.075" calcext:value-type="float">
            <text:p>8.075</text:p>
          </table:table-cell>
          <table:table-cell office:value-type="float" office:value="141.57" calcext:value-type="float">
            <text:p>141.57</text:p>
          </table:table-cell>
          <table:table-cell office:value-type="float" office:value="8.075" calcext:value-type="float">
            <text:p>8.075</text:p>
          </table:table-cell>
          <table:table-cell office:value-type="float" office:value="176.3175" calcext:value-type="float">
            <text:p>176.3175</text:p>
          </table:table-cell>
          <table:table-cell office:value-type="float" office:value="8.48960151490203" calcext:value-type="float">
            <text:p>8.48960151490203</text:p>
          </table:table-cell>
          <table:table-cell office:value-type="float" office:value="368.340711894176" calcext:value-type="float">
            <text:p>368.340711894176</text:p>
          </table:table-cell>
          <table:table-cell office:value-type="float" office:value="16.057260277732" calcext:value-type="float">
            <text:p>16.057260277732</text:p>
          </table:table-cell>
          <table:table-cell office:value-type="float" office:value="368.363519402821" calcext:value-type="float">
            <text:p>368.363519402821</text:p>
          </table:table-cell>
          <table:table-cell office:value-type="float" office:value="17.5833333333333" calcext:value-type="float">
            <text:p>17.5833333333333</text:p>
          </table:table-cell>
          <table:table-cell office:value-type="float" office:value="362.33" calcext:value-type="float">
            <text:p>362.33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120.24" calcext:value-type="float">
            <text:p>120.24</text:p>
          </table:table-cell>
          <table:table-cell office:value-type="float" office:value="17.5344942093419" calcext:value-type="float">
            <text:p>17.5344942093419</text:p>
          </table:table-cell>
          <table:table-cell office:value-type="float" office:value="368.329730501126" calcext:value-type="float">
            <text:p>368.32973050112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47.54" calcext:value-type="float">
            <text:p>347.54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3.48" calcext:value-type="float">
            <text:p>353.48</text:p>
          </table:table-cell>
          <table:table-cell office:value-type="float" office:value="10.075" calcext:value-type="float">
            <text:p>10.075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54.83" calcext:value-type="float">
            <text:p>35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575" calcext:value-type="float">
            <text:p>21.575</text:p>
          </table:table-cell>
          <table:table-cell office:value-type="float" office:value="326.75" calcext:value-type="float">
            <text:p>326.75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12.17" calcext:value-type="float">
            <text:p>312.17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2.94" calcext:value-type="float">
            <text:p>352.94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01666666666667" calcext:value-type="float">
            <text:p>9.01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52.4" calcext:value-type="float">
            <text:p>352.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0.3583333333333" calcext:value-type="float">
            <text:p>10.3583333333333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39.71" calcext:value-type="float">
            <text:p>33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3.7833333333333" calcext:value-type="float">
            <text:p>13.7833333333333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175" calcext:value-type="float">
            <text:p>14.175</text:p>
          </table:table-cell>
          <table:table-cell office:value-type="float" office:value="354.83" calcext:value-type="float">
            <text:p>354.83</text:p>
          </table:table-cell>
          <table:table-cell office:value-type="float" office:value="14.9006666666667" calcext:value-type="float">
            <text:p>14.900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8.7" calcext:value-type="float">
            <text:p>268.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3.47" calcext:value-type="float">
            <text:p>93.47</text:p>
          </table:table-cell>
          <table:table-cell office:value-type="float" office:value="24" calcext:value-type="float">
            <text:p>24</text:p>
          </table:table-cell>
          <table:table-cell office:value-type="float" office:value="290.3" calcext:value-type="float">
            <text:p>290.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0.93" calcext:value-type="float">
            <text:p>350.93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19.16" calcext:value-type="float">
            <text:p>119.16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108.36" calcext:value-type="float">
            <text:p>108.36</text:p>
          </table:table-cell>
          <table:table-cell office:value-type="float" office:value="21.6209410505516" calcext:value-type="float">
            <text:p>21.6209410505516</text:p>
          </table:table-cell>
          <table:table-cell office:value-type="float" office:value="368.556356001977" calcext:value-type="float">
            <text:p>368.556356001977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1.24" calcext:value-type="float">
            <text:p>341.24</text:p>
          </table:table-cell>
          <table:table-cell office:value-type="float" office:value="23" calcext:value-type="float">
            <text:p>23</text:p>
          </table:table-cell>
          <table:table-cell office:value-type="float" office:value="319.753333333333" calcext:value-type="float">
            <text:p>319.75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329.99" calcext:value-type="float">
            <text:p>329.9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44.64" calcext:value-type="float">
            <text:p>44.64</text:p>
          </table:table-cell>
          <table:table-cell office:value-type="float" office:value="9.73866666666667" calcext:value-type="float">
            <text:p>9.73866666666667</text:p>
          </table:table-cell>
          <table:table-cell office:value-type="float" office:value="368.6" calcext:value-type="float">
            <text:p>368.6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21.05" calcext:value-type="float">
            <text:p>121.05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329.04" calcext:value-type="float">
            <text:p>329.04</text:p>
          </table:table-cell>
          <table:table-cell office:value-type="float" office:value="10.075" calcext:value-type="float">
            <text:p>10.075</text:p>
          </table:table-cell>
          <table:table-cell office:value-type="float" office:value="160.180000000001" calcext:value-type="float">
            <text:p>160.180000000001</text:p>
          </table:table-cell>
          <table:table-cell office:value-type="float" office:value="9.21666666666667" calcext:value-type="float">
            <text:p>9.21666666666667</text:p>
          </table:table-cell>
          <table:table-cell office:value-type="float" office:value="358.4" calcext:value-type="float">
            <text:p>358.4</text:p>
          </table:table-cell>
          <table:table-cell office:value-type="float" office:value="9.11666666666667" calcext:value-type="float">
            <text:p>9.11666666666667</text:p>
          </table:table-cell>
          <table:table-cell office:value-type="float" office:value="125.37" calcext:value-type="float">
            <text:p>125.37</text:p>
          </table:table-cell>
          <table:table-cell office:value-type="float" office:value="9.74166666666667" calcext:value-type="float">
            <text:p>9.74166666666667</text:p>
          </table:table-cell>
          <table:table-cell office:value-type="float" office:value="160.1175" calcext:value-type="float">
            <text:p>160.1175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65.9" calcext:value-type="float">
            <text:p>365.9</text:p>
          </table:table-cell>
          <table:table-cell office:value-type="float" office:value="19.5483333333333" calcext:value-type="float">
            <text:p>19.548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6.13" calcext:value-type="float">
            <text:p>346.13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04.04" calcext:value-type="float">
            <text:p>104.04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2.4" calcext:value-type="float">
            <text:p>352.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2166666666667" calcext:value-type="float">
            <text:p>10.2166666666667</text:p>
          </table:table-cell>
          <table:table-cell office:value-type="float" office:value="333.77" calcext:value-type="float">
            <text:p>333.77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55.02" calcext:value-type="float">
            <text:p>355.02</text:p>
          </table:table-cell>
          <table:table-cell office:value-type="float" office:value="11.4" calcext:value-type="float">
            <text:p>11.4</text:p>
          </table:table-cell>
          <table:table-cell office:value-type="float" office:value="349.71" calcext:value-type="float">
            <text:p>349.7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69.75" calcext:value-type="float">
            <text:p>69.75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2583333333333" calcext:value-type="float">
            <text:p>10.2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3916666666667" calcext:value-type="float">
            <text:p>10.3916666666667</text:p>
          </table:table-cell>
          <table:table-cell office:value-type="float" office:value="143.6475" calcext:value-type="float">
            <text:p>143.6475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1.1916666666667" calcext:value-type="float">
            <text:p>21.1916666666667</text:p>
          </table:table-cell>
          <table:table-cell office:value-type="float" office:value="338.09" calcext:value-type="float">
            <text:p>338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66666667" calcext:value-type="float">
            <text:p>11.2916666666667</text:p>
          </table:table-cell>
          <table:table-cell office:value-type="float" office:value="315.68" calcext:value-type="float">
            <text:p>315.68</text:p>
          </table:table-cell>
          <table:table-cell office:value-type="float" office:value="11.625" calcext:value-type="float">
            <text:p>11.625</text:p>
          </table:table-cell>
          <table:table-cell office:value-type="float" office:value="336.93" calcext:value-type="float">
            <text:p>336.9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31.62" calcext:value-type="float">
            <text:p>331.62</text:p>
          </table:table-cell>
          <table:table-cell office:value-type="float" office:value="12.2916666666667" calcext:value-type="float">
            <text:p>12.2916666666667</text:p>
          </table:table-cell>
          <table:table-cell office:value-type="float" office:value="51.66" calcext:value-type="float">
            <text:p>51.66</text:p>
          </table:table-cell>
        </table:table-row>
        <table:table-row table:style-name="ro1">
          <table:table-cell office:value-type="float" office:value="18.0166666666667" calcext:value-type="float">
            <text:p>18.0166666666667</text:p>
          </table:table-cell>
          <table:table-cell office:value-type="float" office:value="341.06" calcext:value-type="float">
            <text:p>341.06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62.56" calcext:value-type="float">
            <text:p>362.56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4.83" calcext:value-type="float">
            <text:p>354.8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2.56" calcext:value-type="float">
            <text:p>342.56</text:p>
          </table:table-cell>
          <table:table-cell office:value-type="float" office:value="21.575" calcext:value-type="float">
            <text:p>21.575</text:p>
          </table:table-cell>
          <table:table-cell office:value-type="float" office:value="110.79" calcext:value-type="float">
            <text:p>110.79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99.99" calcext:value-type="float">
            <text:p>99.9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0.23" calcext:value-type="float">
            <text:p>360.23</text:p>
          </table:table-cell>
          <table:table-cell office:value-type="float" office:value="24" calcext:value-type="float">
            <text:p>24</text:p>
          </table:table-cell>
          <table:table-cell office:value-type="float" office:value="309.11" calcext:value-type="float">
            <text:p>309.11</text:p>
          </table:table-cell>
          <table:table-cell office:value-type="float" office:value="24" calcext:value-type="float">
            <text:p>24</text:p>
          </table:table-cell>
          <table:table-cell office:value-type="float" office:value="287.63125" calcext:value-type="float">
            <text:p>287.63125</text:p>
          </table:table-cell>
          <table:table-cell office:value-type="float" office:value="24" calcext:value-type="float">
            <text:p>24</text:p>
          </table:table-cell>
          <table:table-cell office:value-type="float" office:value="297.86" calcext:value-type="float">
            <text:p>297.86</text:p>
          </table:table-cell>
          <table:table-cell office:value-type="float" office:value="24" calcext:value-type="float">
            <text:p>24</text:p>
          </table:table-cell>
          <table:table-cell office:value-type="float" office:value="12.5099999999999" calcext:value-type="float">
            <text:p>12.5099999999999</text:p>
          </table:table-cell>
          <table:table-cell office:value-type="float" office:value="10.7893333333333" calcext:value-type="float">
            <text:p>10.7893333333333</text:p>
          </table:table-cell>
          <table:table-cell office:value-type="float" office:value="368.6" calcext:value-type="float">
            <text:p>368.6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105.12" calcext:value-type="float">
            <text:p>105.12</text:p>
          </table:table-cell>
          <table:table-cell office:value-type="float" office:value="11.2083333333333" calcext:value-type="float">
            <text:p>11.2083333333333</text:p>
          </table:table-cell>
          <table:table-cell office:value-type="float" office:value="313.11" calcext:value-type="float">
            <text:p>313.11</text:p>
          </table:table-cell>
          <table:table-cell office:value-type="float" office:value="11.2833333333333" calcext:value-type="float">
            <text:p>11.2833333333333</text:p>
          </table:table-cell>
          <table:table-cell office:value-type="float" office:value="144.250000000002" calcext:value-type="float">
            <text:p>144.250000000002</text:p>
          </table:table-cell>
          <table:table-cell office:value-type="float" office:value="9.76666666666667" calcext:value-type="float">
            <text:p>9.76666666666667</text:p>
          </table:table-cell>
          <table:table-cell office:value-type="float" office:value="341.93" calcext:value-type="float">
            <text:p>341.93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8.9" calcext:value-type="float">
            <text:p>108.9</text:p>
          </table:table-cell>
          <table:table-cell office:value-type="float" office:value="10.6386094187387" calcext:value-type="float">
            <text:p>10.6386094187387</text:p>
          </table:table-cell>
          <table:table-cell office:value-type="float" office:value="368.365404385531" calcext:value-type="float">
            <text:p>368.365404385531</text:p>
          </table:table-cell>
          <table:table-cell office:value-type="float" office:value="11.0666666666667" calcext:value-type="float">
            <text:p>11.0666666666667</text:p>
          </table:table-cell>
          <table:table-cell office:value-type="float" office:value="349.43" calcext:value-type="float">
            <text:p>349.43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4.29" calcext:value-type="float">
            <text:p>354.29</text:p>
          </table:table-cell>
          <table:table-cell office:value-type="float" office:value="21.125" calcext:value-type="float">
            <text:p>21.12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89.73" calcext:value-type="float">
            <text:p>89.73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67.09" calcext:value-type="float">
            <text:p>367.0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3497598660739" calcext:value-type="float">
            <text:p>11.3497598660739</text:p>
          </table:table-cell>
          <table:table-cell office:value-type="float" office:value="368.544811460563" calcext:value-type="float">
            <text:p>368.544811460563</text:p>
          </table:table-cell>
          <table:table-cell office:value-type="float" office:value="12.2333333333333" calcext:value-type="float">
            <text:p>12.2333333333333</text:p>
          </table:table-cell>
          <table:table-cell office:value-type="float" office:value="355.18" calcext:value-type="float">
            <text:p>355.18</text:p>
          </table:table-cell>
          <table:table-cell office:value-type="float" office:value="12.5666666666667" calcext:value-type="float">
            <text:p>12.5666666666667</text:p>
          </table:table-cell>
          <table:table-cell office:value-type="float" office:value="341.62" calcext:value-type="float">
            <text:p>341.62</text:p>
          </table:table-cell>
          <table:table-cell office:value-type="float" office:value="12.6395891651573" calcext:value-type="float">
            <text:p>12.6395891651573</text:p>
          </table:table-cell>
          <table:table-cell office:value-type="float" office:value="368.269473626433" calcext:value-type="float">
            <text:p>368.26947362643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75" calcext:value-type="float">
            <text:p>19.475</text:p>
          </table:table-cell>
          <table:table-cell office:value-type="float" office:value="128.320000000002" calcext:value-type="float">
            <text:p>128.320000000002</text:p>
          </table:table-cell>
          <table:table-cell office:value-type="float" office:value="17.3" calcext:value-type="float">
            <text:p>17.3</text:p>
          </table:table-cell>
          <table:table-cell office:value-type="float" office:value="118.91" calcext:value-type="float">
            <text:p>118.91</text:p>
          </table:table-cell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3.7833333333333" calcext:value-type="float">
            <text:p>13.7833333333333</text:p>
          </table:table-cell>
          <table:table-cell office:value-type="float" office:value="348.89" calcext:value-type="float">
            <text:p>348.89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359.99" calcext:value-type="float">
            <text:p>359.99</text:p>
          </table:table-cell>
          <table:table-cell office:value-type="float" office:value="19.75" calcext:value-type="float">
            <text:p>19.75</text:p>
          </table:table-cell>
          <table:table-cell office:value-type="float" office:value="351.49" calcext:value-type="float">
            <text:p>351.4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3.76" calcext:value-type="float">
            <text:p>343.7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88.56" calcext:value-type="float">
            <text:p>288.56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67.59" calcext:value-type="float">
            <text:p>67.59</text:p>
          </table:table-cell>
          <table:table-cell office:value-type="float" office:value="23" calcext:value-type="float">
            <text:p>23</text:p>
          </table:table-cell>
          <table:table-cell office:value-type="float" office:value="338.63" calcext:value-type="float">
            <text:p>338.63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52.67" calcext:value-type="float">
            <text:p>352.67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89.1899999999999" calcext:value-type="float">
            <text:p>89.1899999999999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97.18" calcext:value-type="float">
            <text:p>297.18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143.486666666667" calcext:value-type="float">
            <text:p>143.486666666667</text:p>
          </table:table-cell>
          <table:table-cell office:value-type="float" office:value="17.5740984686317" calcext:value-type="float">
            <text:p>17.5740984686317</text:p>
          </table:table-cell>
          <table:table-cell office:value-type="float" office:value="368.339606454801" calcext:value-type="float">
            <text:p>368.339606454801</text:p>
          </table:table-cell>
          <table:table-cell office:value-type="float" office:value="18.4333333333333" calcext:value-type="float">
            <text:p>18.4333333333333</text:p>
          </table:table-cell>
          <table:table-cell office:value-type="float" office:value="166.833333333334" calcext:value-type="float">
            <text:p>166.833333333334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45.58" calcext:value-type="float">
            <text:p>145.58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126.41" calcext:value-type="float">
            <text:p>126.41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04.61" calcext:value-type="float">
            <text:p>304.61</text:p>
          </table:table-cell>
          <table:table-cell office:value-type="float" office:value="23" calcext:value-type="float">
            <text:p>23</text:p>
          </table:table-cell>
          <table:table-cell office:value-type="float" office:value="282.95" calcext:value-type="float">
            <text:p>282.95</text:p>
          </table:table-cell>
          <table:table-cell office:value-type="float" office:value="23" calcext:value-type="float">
            <text:p>23</text:p>
          </table:table-cell>
          <table:table-cell office:value-type="float" office:value="51.66" calcext:value-type="float">
            <text:p>51.66</text:p>
          </table:table-cell>
          <table:table-cell office:value-type="float" office:value="23" calcext:value-type="float">
            <text:p>23</text:p>
          </table:table-cell>
          <table:table-cell office:value-type="float" office:value="339.82" calcext:value-type="float">
            <text:p>339.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48.89" calcext:value-type="float">
            <text:p>348.89</text:p>
          </table:table-cell>
          <table:table-cell office:value-type="float" office:value="13.1166666666667" calcext:value-type="float">
            <text:p>13.116666666666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3.45" calcext:value-type="float">
            <text:p>13.45</text:p>
          </table:table-cell>
          <table:table-cell office:value-type="float" office:value="321.91" calcext:value-type="float">
            <text:p>321.91</text:p>
          </table:table-cell>
          <table:table-cell office:value-type="float" office:value="14.175" calcext:value-type="float">
            <text:p>14.175</text:p>
          </table:table-cell>
          <table:table-cell office:value-type="float" office:value="360.64" calcext:value-type="float">
            <text:p>360.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0666666666667" calcext:value-type="float">
            <text:p>19.0666666666667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12.1" calcext:value-type="float">
            <text:p>112.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175" calcext:value-type="float">
            <text:p>14.175</text:p>
          </table:table-cell>
          <table:table-cell office:value-type="float" office:value="329.99" calcext:value-type="float">
            <text:p>329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4.7583333333333" calcext:value-type="float">
            <text:p>14.7583333333333</text:p>
          </table:table-cell>
          <table:table-cell office:value-type="float" office:value="341.74" calcext:value-type="float">
            <text:p>341.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9.24" calcext:value-type="float">
            <text:p>299.24</text:p>
          </table:table-cell>
          <table:table-cell office:value-type="float" office:value="23" calcext:value-type="float">
            <text:p>23</text:p>
          </table:table-cell>
          <table:table-cell office:value-type="float" office:value="301.54" calcext:value-type="float">
            <text:p>301.54</text:p>
          </table:table-cell>
          <table:table-cell office:value-type="float" office:value="23" calcext:value-type="float">
            <text:p>23</text:p>
          </table:table-cell>
          <table:table-cell office:value-type="float" office:value="304.61" calcext:value-type="float">
            <text:p>304.6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6.43" calcext:value-type="float">
            <text:p>256.4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5.46" calcext:value-type="float">
            <text:p>35.46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6.5" calcext:value-type="float">
            <text:p>306.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7166666666667" calcext:value-type="float">
            <text:p>19.7166666666667</text:p>
          </table:table-cell>
          <table:table-cell office:value-type="float" office:value="353.54" calcext:value-type="float">
            <text:p>353.54</text:p>
          </table:table-cell>
          <table:table-cell office:value-type="float" office:value="19.475" calcext:value-type="float">
            <text:p>19.475</text:p>
          </table:table-cell>
          <table:table-cell office:value-type="float" office:value="70.56" calcext:value-type="float">
            <text:p>70.56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278.55" calcext:value-type="float">
            <text:p>278.5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124.872500000001" calcext:value-type="float">
            <text:p>124.872500000001</text:p>
          </table:table-cell>
          <table:table-cell office:value-type="float" office:value="19.0083333333333" calcext:value-type="float">
            <text:p>19.0083333333333</text:p>
          </table:table-cell>
          <table:table-cell office:value-type="float" office:value="354.29" calcext:value-type="float">
            <text:p>354.29</text:p>
          </table:table-cell>
          <table:table-cell office:value-type="float" office:value="19.475" calcext:value-type="float">
            <text:p>19.475</text:p>
          </table:table-cell>
          <table:table-cell office:value-type="float" office:value="152.6975" calcext:value-type="float">
            <text:p>152.6975</text:p>
          </table:table-cell>
          <table:table-cell office:value-type="float" office:value="19.475" calcext:value-type="float">
            <text:p>19.475</text:p>
          </table:table-cell>
          <table:table-cell office:value-type="float" office:value="131.27" calcext:value-type="float">
            <text:p>131.27</text:p>
          </table:table-cell>
          <table:table-cell office:value-type="float" office:value="20.0899075141336" calcext:value-type="float">
            <text:p>20.0899075141336</text:p>
          </table:table-cell>
          <table:table-cell office:value-type="float" office:value="368.332504528239" calcext:value-type="float">
            <text:p>368.33250452823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72.48" calcext:value-type="float">
            <text:p>272.4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0.82" calcext:value-type="float">
            <text:p>250.8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9.53" calcext:value-type="float">
            <text:p>19.53</text:p>
          </table:table-cell>
          <table:table-cell office:value-type="float" office:value="24" calcext:value-type="float">
            <text:p>24</text:p>
          </table:table-cell>
          <table:table-cell office:value-type="float" office:value="307.69" calcext:value-type="float">
            <text:p>307.6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4416666666667" calcext:value-type="float">
            <text:p>14.4416666666667</text:p>
          </table:table-cell>
          <table:table-cell office:value-type="float" office:value="337.99" calcext:value-type="float">
            <text:p>337.99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16.57" calcext:value-type="float">
            <text:p>316.57</text:p>
          </table:table-cell>
          <table:table-cell office:value-type="float" office:value="14.5916666666667" calcext:value-type="float">
            <text:p>14.5916666666667</text:p>
          </table:table-cell>
          <table:table-cell office:value-type="float" office:value="303.01" calcext:value-type="float">
            <text:p>303.01</text:p>
          </table:table-cell>
          <table:table-cell office:value-type="float" office:value="15.4416666666667" calcext:value-type="float">
            <text:p>15.4416666666667</text:p>
          </table:table-cell>
          <table:table-cell office:value-type="float" office:value="362.24" calcext:value-type="float">
            <text:p>362.24</text:p>
          </table:table-cell>
        </table:table-row>
        <table:table-row table:style-name="ro1">
          <table:table-cell office:value-type="float" office:value="23.9916666666667" calcext:value-type="float">
            <text:p>23.9916666666667</text:p>
          </table:table-cell>
          <table:table-cell office:value-type="float" office:value="267.11" calcext:value-type="float">
            <text:p>267.11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0666666666667" calcext:value-type="float">
            <text:p>21.0666666666667</text:p>
          </table:table-cell>
          <table:table-cell office:value-type="float" office:value="113.532500000001" calcext:value-type="float">
            <text:p>113.532500000001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75" calcext:value-type="float">
            <text:p>20.475</text:p>
          </table:table-cell>
          <table:table-cell office:value-type="float" office:value="125.33" calcext:value-type="float">
            <text:p>125.33</text:p>
          </table:table-cell>
          <table:table-cell office:value-type="float" office:value="20.4416666666667" calcext:value-type="float">
            <text:p>20.4416666666667</text:p>
          </table:table-cell>
          <table:table-cell office:value-type="float" office:value="362.66" calcext:value-type="float">
            <text:p>362.6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33333333" calcext:value-type="float">
            <text:p>15.0333333333333</text:p>
          </table:table-cell>
          <table:table-cell office:value-type="float" office:value="318.82" calcext:value-type="float">
            <text:p>318.82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0333333333333" calcext:value-type="float">
            <text:p>16.0333333333333</text:p>
          </table:table-cell>
          <table:table-cell office:value-type="float" office:value="343.07" calcext:value-type="float">
            <text:p>343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4.693333333333" calcext:value-type="float">
            <text:p>274.69333333333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69.41" calcext:value-type="float">
            <text:p>269.41</text:p>
          </table:table-cell>
          <table:table-cell office:value-type="float" office:value="24" calcext:value-type="float">
            <text:p>24</text:p>
          </table:table-cell>
          <table:table-cell office:value-type="float" office:value="272.48" calcext:value-type="float">
            <text:p>272.48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25" calcext:value-type="float">
            <text:p>20.125</text:p>
          </table:table-cell>
          <table:table-cell office:value-type="float" office:value="342.2" calcext:value-type="float">
            <text:p>342.2</text:p>
          </table:table-cell>
          <table:table-cell office:value-type="float" office:value="20.475" calcext:value-type="float">
            <text:p>20.475</text:p>
          </table:table-cell>
          <table:table-cell office:value-type="float" office:value="59.22" calcext:value-type="float">
            <text:p>59.22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67.21" calcext:value-type="float">
            <text:p>267.21</text:p>
          </table:table-cell>
          <table:table-cell office:value-type="float" office:value="21.3466683132993" calcext:value-type="float">
            <text:p>21.3466683132993</text:p>
          </table:table-cell>
          <table:table-cell office:value-type="float" office:value="368.333998435698" calcext:value-type="float">
            <text:p>368.333998435698</text:p>
          </table:table-cell>
          <table:table-cell office:value-type="float" office:value="19.75" calcext:value-type="float">
            <text:p>19.75</text:p>
          </table:table-cell>
          <table:table-cell office:value-type="float" office:value="348.35" calcext:value-type="float">
            <text:p>348.35</text:p>
          </table:table-cell>
          <table:table-cell office:value-type="float" office:value="19.8083333333333" calcext:value-type="float">
            <text:p>19.8083333333333</text:p>
          </table:table-cell>
          <table:table-cell office:value-type="float" office:value="146.7575" calcext:value-type="float">
            <text:p>146.7575</text:p>
          </table:table-cell>
          <table:table-cell office:value-type="float" office:value="20.4833333333333" calcext:value-type="float">
            <text:p>20.4833333333333</text:p>
          </table:table-cell>
          <table:table-cell office:value-type="float" office:value="132.913333333333" calcext:value-type="float">
            <text:p>132.913333333333</text:p>
          </table:table-cell>
          <table:table-cell office:value-type="float" office:value="20.6396666666667" calcext:value-type="float">
            <text:p>20.6396666666667</text:p>
          </table:table-cell>
          <table:table-cell office:value-type="float" office:value="368.6" calcext:value-type="float">
            <text:p>368.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879795817553" calcext:value-type="float">
            <text:p>15.0879795817553</text:p>
          </table:table-cell>
          <table:table-cell office:value-type="float" office:value="368.548086063998" calcext:value-type="float">
            <text:p>368.548086063998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97.4" calcext:value-type="float">
            <text:p>297.4</text:p>
          </table:table-cell>
          <table:table-cell office:value-type="float" office:value="15.8083333333333" calcext:value-type="float">
            <text:p>15.8083333333333</text:p>
          </table:table-cell>
          <table:table-cell office:value-type="float" office:value="283.84" calcext:value-type="float">
            <text:p>283.84</text:p>
          </table:table-cell>
          <table:table-cell office:value-type="float" office:value="16.6916666666667" calcext:value-type="float">
            <text:p>16.6916666666667</text:p>
          </table:table-cell>
          <table:table-cell office:value-type="float" office:value="362.82" calcext:value-type="float">
            <text:p>362.8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6.73" calcext:value-type="float">
            <text:p>346.7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75" calcext:value-type="float">
            <text:p>16.75</text:p>
          </table:table-cell>
          <table:table-cell office:value-type="float" office:value="350.51" calcext:value-type="float">
            <text:p>350.51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40.31" calcext:value-type="float">
            <text:p>340.31</text:p>
          </table:table-cell>
          <table:table-cell office:value-type="float" office:value="22.325" calcext:value-type="float">
            <text:p>22.325</text:p>
          </table:table-cell>
          <table:table-cell office:value-type="float" office:value="57.33" calcext:value-type="float">
            <text:p>57.33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265.32" calcext:value-type="float">
            <text:p>265.32</text:p>
          </table:table-cell>
          <table:table-cell office:value-type="float" office:value="23" calcext:value-type="float">
            <text:p>23</text:p>
          </table:table-cell>
          <table:table-cell office:value-type="float" office:value="366.71" calcext:value-type="float">
            <text:p>366.71</text:p>
          </table:table-cell>
          <table:table-cell office:value-type="float" office:value="21.854" calcext:value-type="float">
            <text:p>21.854</text:p>
          </table:table-cell>
          <table:table-cell office:value-type="float" office:value="368.6" calcext:value-type="float">
            <text:p>368.6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45.1375" calcext:value-type="float">
            <text:p>145.1375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131.30125" calcext:value-type="float">
            <text:p>131.30125</text:p>
          </table:table-cell>
          <table:table-cell office:value-type="float" office:value="23" calcext:value-type="float">
            <text:p>23</text:p>
          </table:table-cell>
          <table:table-cell office:value-type="float" office:value="366.98" calcext:value-type="float">
            <text:p>366.98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025" calcext:value-type="float">
            <text:p>17.025</text:p>
          </table:table-cell>
          <table:table-cell office:value-type="float" office:value="358.76" calcext:value-type="float">
            <text:p>358.76</text:p>
          </table:table-cell>
          <table:table-cell office:value-type="float" office:value="17.25" calcext:value-type="float">
            <text:p>17.25</text:p>
          </table:table-cell>
          <table:table-cell office:value-type="float" office:value="279.31" calcext:value-type="float">
            <text:p>279.31</text:p>
          </table:table-cell>
          <table:table-cell office:value-type="float" office:value="17.25" calcext:value-type="float">
            <text:p>17.25</text:p>
          </table:table-cell>
          <table:table-cell office:value-type="float" office:value="265.75" calcext:value-type="float">
            <text:p>265.75</text:p>
          </table:table-cell>
          <table:table-cell office:value-type="float" office:value="18.0166666666667" calcext:value-type="float">
            <text:p>18.0166666666667</text:p>
          </table:table-cell>
          <table:table-cell office:value-type="float" office:value="344.73" calcext:value-type="float">
            <text:p>344.7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4.58" calcext:value-type="float">
            <text:p>334.5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08.18" calcext:value-type="float">
            <text:p>308.18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5.2" calcext:value-type="float">
            <text:p>25.2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233.19" calcext:value-type="float">
            <text:p>233.19</text:p>
          </table:table-cell>
          <table:table-cell office:value-type="float" office:value="24" calcext:value-type="float">
            <text:p>24</text:p>
          </table:table-cell>
          <table:table-cell office:value-type="float" office:value="334.83" calcext:value-type="float">
            <text:p>334.83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336.47" calcext:value-type="float">
            <text:p>336.47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113.0075" calcext:value-type="float">
            <text:p>113.0075</text:p>
          </table:table-cell>
          <table:table-cell office:value-type="float" office:value="23.9916666666667" calcext:value-type="float">
            <text:p>23.9916666666667</text:p>
          </table:table-cell>
          <table:table-cell office:value-type="float" office:value="99.1712499999995" calcext:value-type="float">
            <text:p>99.1712499999995</text:p>
          </table:table-cell>
          <table:table-cell office:value-type="float" office:value="24" calcext:value-type="float">
            <text:p>24</text:p>
          </table:table-cell>
          <table:table-cell office:value-type="float" office:value="334.85" calcext:value-type="float">
            <text:p>334.8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2916666666667" calcext:value-type="float">
            <text:p>18.2916666666667</text:p>
          </table:table-cell>
          <table:table-cell office:value-type="float" office:value="342.56" calcext:value-type="float">
            <text:p>342.56</text:p>
          </table:table-cell>
          <table:table-cell office:value-type="float" office:value="18.25" calcext:value-type="float">
            <text:p>18.25</text:p>
          </table:table-cell>
          <table:table-cell office:value-type="float" office:value="263.11" calcext:value-type="float">
            <text:p>263.11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249.55" calcext:value-type="float">
            <text:p>249.55</text:p>
          </table:table-cell>
          <table:table-cell office:value-type="float" office:value="18.6833333333333" calcext:value-type="float">
            <text:p>18.6833333333333</text:p>
          </table:table-cell>
          <table:table-cell office:value-type="float" office:value="328.53" calcext:value-type="float">
            <text:p>328.5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26.36" calcext:value-type="float">
            <text:p>326.36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46.91" calcext:value-type="float">
            <text:p>246.91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2583333333333" calcext:value-type="float">
            <text:p>20.2583333333333</text:p>
          </table:table-cell>
          <table:table-cell office:value-type="float" office:value="312.33" calcext:value-type="float">
            <text:p>312.3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463691750371" calcext:value-type="float">
            <text:p>18.8463691750371</text:p>
          </table:table-cell>
          <table:table-cell office:value-type="float" office:value="368.555949283715" calcext:value-type="float">
            <text:p>368.555949283715</text:p>
          </table:table-cell>
          <table:table-cell office:value-type="float" office:value="19.6252524836709" calcext:value-type="float">
            <text:p>19.6252524836709</text:p>
          </table:table-cell>
          <table:table-cell office:value-type="float" office:value="368.473093473847" calcext:value-type="float">
            <text:p>368.473093473847</text:p>
          </table:table-cell>
          <table:table-cell office:value-type="float" office:value="19.4916666666667" calcext:value-type="float">
            <text:p>19.4916666666667</text:p>
          </table:table-cell>
          <table:table-cell office:value-type="float" office:value="233.35" calcext:value-type="float">
            <text:p>233.35</text:p>
          </table:table-cell>
          <table:table-cell office:value-type="float" office:value="20.3201040122949" calcext:value-type="float">
            <text:p>20.3201040122949</text:p>
          </table:table-cell>
          <table:table-cell office:value-type="float" office:value="368.541317854986" calcext:value-type="float">
            <text:p>368.5413178549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125" calcext:value-type="float">
            <text:p>20.125</text:p>
          </table:table-cell>
          <table:table-cell office:value-type="float" office:value="359.69" calcext:value-type="float">
            <text:p>359.69</text:p>
          </table:table-cell>
          <table:table-cell office:value-type="float" office:value="20.9083333333333" calcext:value-type="float">
            <text:p>20.9083333333333</text:p>
          </table:table-cell>
          <table:table-cell office:value-type="float" office:value="224.44" calcext:value-type="float">
            <text:p>224.4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59.69" calcext:value-type="float">
            <text:p>359.6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7833333333333" calcext:value-type="float">
            <text:p>21.7833333333333</text:p>
          </table:table-cell>
          <table:table-cell office:value-type="float" office:value="212.29" calcext:value-type="float">
            <text:p>212.29</text:p>
          </table:table-cell>
          <table:table-cell office:value-type="float" office:value="22.1583333333333" calcext:value-type="float">
            <text:p>22.1583333333333</text:p>
          </table:table-cell>
          <table:table-cell office:value-type="float" office:value="347.54" calcext:value-type="float">
            <text:p>347.5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125" calcext:value-type="float">
            <text:p>21.125</text:p>
          </table:table-cell>
          <table:table-cell office:value-type="float" office:value="347.54" calcext:value-type="float">
            <text:p>347.54</text:p>
          </table:table-cell>
          <table:table-cell office:value-type="float" office:value="21.9549234315824" calcext:value-type="float">
            <text:p>21.9549234315824</text:p>
          </table:table-cell>
          <table:table-cell office:value-type="float" office:value="368.436989406663" calcext:value-type="float">
            <text:p>368.436989406663</text:p>
          </table:table-cell>
          <table:table-cell office:value-type="float" office:value="22.3" calcext:value-type="float">
            <text:p>22.3</text:p>
          </table:table-cell>
          <table:table-cell office:value-type="float" office:value="351.79" calcext:value-type="float">
            <text:p>351.7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7916666666667" calcext:value-type="float">
            <text:p>21.7916666666667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3" calcext:value-type="float">
            <text:p>22.3</text:p>
          </table:table-cell>
          <table:table-cell office:value-type="float" office:value="331.61" calcext:value-type="float">
            <text:p>331.61</text:p>
          </table:table-cell>
          <table:table-cell office:value-type="float" office:value="22.4583333333333" calcext:value-type="float">
            <text:p>22.4583333333333</text:p>
          </table:table-cell>
          <table:table-cell office:value-type="float" office:value="352.67" calcext:value-type="float">
            <text:p>352.67</text:p>
          </table:table-cell>
          <table:table-cell office:value-type="float" office:value="22.7916666666667" calcext:value-type="float">
            <text:p>22.7916666666667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916666666667" calcext:value-type="float">
            <text:p>21.9916666666667</text:p>
          </table:table-cell>
          <table:table-cell office:value-type="float" office:value="337.61" calcext:value-type="float">
            <text:p>337.61</text:p>
          </table:table-cell>
          <table:table-cell office:value-type="float" office:value="22.325" calcext:value-type="float">
            <text:p>22.325</text:p>
          </table:table-cell>
          <table:table-cell office:value-type="float" office:value="332.36" calcext:value-type="float">
            <text:p>332.36</text:p>
          </table:table-cell>
          <table:table-cell office:value-type="float" office:value="22.6583333333333" calcext:value-type="float">
            <text:p>22.6583333333333</text:p>
          </table:table-cell>
          <table:table-cell office:value-type="float" office:value="358.67" calcext:value-type="float">
            <text:p>358.67</text:p>
          </table:table-cell>
          <table:table-cell office:value-type="float" office:value="22.9916666666667" calcext:value-type="float">
            <text:p>22.9916666666667</text:p>
          </table:table-cell>
          <table:table-cell office:value-type="float" office:value="341.86" calcext:value-type="float">
            <text:p>341.86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04.94" calcext:value-type="float">
            <text:p>304.94</text:p>
          </table:table-cell>
          <table:table-cell office:value-type="float" office:value="23" calcext:value-type="float">
            <text:p>23</text:p>
          </table:table-cell>
          <table:table-cell office:value-type="float" office:value="310.49" calcext:value-type="float">
            <text:p>310.49</text:p>
          </table:table-cell>
          <table:table-cell office:value-type="float" office:value="23" calcext:value-type="float">
            <text:p>23</text:p>
          </table:table-cell>
          <table:table-cell office:value-type="float" office:value="347.6" calcext:value-type="float">
            <text:p>347.6</text:p>
          </table:table-cell>
          <table:table-cell office:value-type="float" office:value="23" calcext:value-type="float">
            <text:p>23</text:p>
          </table:table-cell>
          <table:table-cell office:value-type="float" office:value="341.59" calcext:value-type="float">
            <text:p>341.59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72.81" calcext:value-type="float">
            <text:p>272.81</text:p>
          </table:table-cell>
          <table:table-cell office:value-type="float" office:value="24" calcext:value-type="float">
            <text:p>24</text:p>
          </table:table-cell>
          <table:table-cell office:value-type="float" office:value="278.36" calcext:value-type="float">
            <text:p>278.36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  <table:table-cell office:value-type="float" office:value="24" calcext:value-type="float">
            <text:p>24</text:p>
          </table:table-cell>
          <table:table-cell office:value-type="float" office:value="315.47" calcext:value-type="float">
            <text:p>315.47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table table:name="sa-quick-charge" table:style-name="ta1">
        <table:table-column table:style-name="co2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0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eta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eta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eta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eta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eta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eta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eta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eta8</text:p>
          </table:table-cell>
          <table:table-cell office:value-type="string" calcext:value-type="string">
            <text:p>time9</text:p>
          </table:table-cell>
          <table:table-cell office:value-type="string" calcext:value-type="string">
            <text:p>eta9</text:p>
          </table:table-cell>
          <table:table-cell office:value-type="string" calcext:value-type="string">
            <text:p>time10</text:p>
          </table:table-cell>
          <table:table-cell office:value-type="string" calcext:value-type="string">
            <text:p>eta10</text:p>
          </table:table-cell>
          <table:table-cell office:value-type="string" calcext:value-type="string">
            <text:p>time11</text:p>
          </table:table-cell>
          <table:table-cell office:value-type="string" calcext:value-type="string">
            <text:p>eta11</text:p>
          </table:table-cell>
          <table:table-cell office:value-type="string" calcext:value-type="string">
            <text:p>time12</text:p>
          </table:table-cell>
          <table:table-cell office:value-type="string" calcext:value-type="string">
            <text:p>eta12</text:p>
          </table:table-cell>
          <table:table-cell office:value-type="string" calcext:value-type="string">
            <text:p>time13</text:p>
          </table:table-cell>
          <table:table-cell office:value-type="string" calcext:value-type="string">
            <text:p>eta13</text:p>
          </table:table-cell>
          <table:table-cell office:value-type="string" calcext:value-type="string">
            <text:p>time14</text:p>
          </table:table-cell>
          <table:table-cell office:value-type="string" calcext:value-type="string">
            <text:p>eta14</text:p>
          </table:table-cell>
          <table:table-cell office:value-type="string" calcext:value-type="string">
            <text:p>time15</text:p>
          </table:table-cell>
          <table:table-cell office:value-type="string" calcext:value-type="string">
            <text:p>eta15</text:p>
          </table:table-cell>
          <table:table-cell office:value-type="string" calcext:value-type="string">
            <text:p>time16</text:p>
          </table:table-cell>
          <table:table-cell office:value-type="string" calcext:value-type="string">
            <text:p>eta16</text:p>
          </table:table-cell>
          <table:table-cell office:value-type="string" calcext:value-type="string">
            <text:p>time17</text:p>
          </table:table-cell>
          <table:table-cell office:value-type="string" calcext:value-type="string">
            <text:p>eta17</text:p>
          </table:table-cell>
          <table:table-cell office:value-type="string" calcext:value-type="string">
            <text:p>time18</text:p>
          </table:table-cell>
          <table:table-cell office:value-type="string" calcext:value-type="string">
            <text:p>eta18</text:p>
          </table:table-cell>
          <table:table-cell office:value-type="string" calcext:value-type="string">
            <text:p>time19</text:p>
          </table:table-cell>
          <table:table-cell office:value-type="string" calcext:value-type="string">
            <text:p>eta19</text:p>
          </table:table-cell>
          <table:table-cell office:value-type="string" calcext:value-type="string">
            <text:p>time20</text:p>
          </table:table-cell>
          <table:table-cell office:value-type="string" calcext:value-type="string">
            <text:p>eta20</text:p>
          </table:table-cell>
          <table:table-cell office:value-type="string" calcext:value-type="string">
            <text:p>time21</text:p>
          </table:table-cell>
          <table:table-cell office:value-type="string" calcext:value-type="string">
            <text:p>eta21</text:p>
          </table:table-cell>
          <table:table-cell office:value-type="string" calcext:value-type="string">
            <text:p>time22</text:p>
          </table:table-cell>
          <table:table-cell office:value-type="string" calcext:value-type="string">
            <text:p>eta22</text:p>
          </table:table-cell>
          <table:table-cell office:value-type="string" calcext:value-type="string">
            <text:p>time23</text:p>
          </table:table-cell>
          <table:table-cell office:value-type="string" calcext:value-type="string">
            <text:p>eta23</text:p>
          </table:table-cell>
          <table:table-cell office:value-type="string" calcext:value-type="string">
            <text:p>time24</text:p>
          </table:table-cell>
          <table:table-cell office:value-type="string" calcext:value-type="string">
            <text:p>eta24</text:p>
          </table:table-cell>
          <table:table-cell office:value-type="string" calcext:value-type="string">
            <text:p>time25</text:p>
          </table:table-cell>
          <table:table-cell office:value-type="string" calcext:value-type="string">
            <text:p>eta25</text:p>
          </table:table-cell>
          <table:table-cell office:value-type="string" calcext:value-type="string">
            <text:p>time26</text:p>
          </table:table-cell>
          <table:table-cell office:value-type="string" calcext:value-type="string">
            <text:p>eta26</text:p>
          </table:table-cell>
          <table:table-cell office:value-type="string" calcext:value-type="string">
            <text:p>time27</text:p>
          </table:table-cell>
          <table:table-cell office:value-type="string" calcext:value-type="string">
            <text:p>eta27</text:p>
          </table:table-cell>
          <table:table-cell office:value-type="string" calcext:value-type="string">
            <text:p>time28</text:p>
          </table:table-cell>
          <table:table-cell office:value-type="string" calcext:value-type="string">
            <text:p>eta28</text:p>
          </table:table-cell>
          <table:table-cell office:value-type="string" calcext:value-type="string">
            <text:p>time29</text:p>
          </table:table-cell>
          <table:table-cell office:value-type="string" calcext:value-type="string">
            <text:p>eta29</text:p>
          </table:table-cell>
          <table:table-cell office:value-type="string" calcext:value-type="string">
            <text:p>time30</text:p>
          </table:table-cell>
          <table:table-cell office:value-type="string" calcext:value-type="string">
            <text:p>eta30</text:p>
          </table:table-cell>
          <table:table-cell office:value-type="string" calcext:value-type="string">
            <text:p>time31</text:p>
          </table:table-cell>
          <table:table-cell office:value-type="string" calcext:value-type="string">
            <text:p>eta31</text:p>
          </table:table-cell>
          <table:table-cell office:value-type="string" calcext:value-type="string">
            <text:p>time32</text:p>
          </table:table-cell>
          <table:table-cell office:value-type="string" calcext:value-type="string">
            <text:p>eta32</text:p>
          </table:table-cell>
          <table:table-cell office:value-type="string" calcext:value-type="string">
            <text:p>time33</text:p>
          </table:table-cell>
          <table:table-cell office:value-type="string" calcext:value-type="string">
            <text:p>eta33</text:p>
          </table:table-cell>
          <table:table-cell office:value-type="string" calcext:value-type="string">
            <text:p>time34</text:p>
          </table:table-cell>
          <table:table-cell office:value-type="string" calcext:value-type="string">
            <text:p>eta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3113599" calcext:value-type="float">
            <text:p>0.000311359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8871345" calcext:value-type="float">
            <text:p>0.000688713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3946645" calcext:value-type="float">
            <text:p>0.00063946645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7778204" calcext:value-type="float">
            <text:p>0.0004777820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5828688" calcext:value-type="float">
            <text:p>0.0005828688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570374" calcext:value-type="float">
            <text:p>0.00073570374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538379" calcext:value-type="float">
            <text:p>0.0000538379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48113277" calcext:value-type="float">
            <text:p>0.0004811327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00083351136" calcext:value-type="float">
            <text:p>0.00000083351136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" calcext:value-type="float">
            <text:p>0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45829243" calcext:value-type="float">
            <text:p>0.00045829243</text:p>
          </table:table-cell>
          <table:table-cell office:value-type="float" office:value="349.20438" calcext:value-type="float">
            <text:p>349.20438</text:p>
          </table:table-cell>
          <table:table-cell office:value-type="float" office:value="0.0008495607" calcext:value-type="float">
            <text:p>0.0008495607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623243" calcext:value-type="float">
            <text:p>0.0007623243</text:p>
          </table:table-cell>
          <table:table-cell office:value-type="float" office:value="349.3119" calcext:value-type="float">
            <text:p>349.3119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62114873" calcext:value-type="float">
            <text:p>0.0006211487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068738183" calcext:value-type="float">
            <text:p>0.00068738183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8858241" calcext:value-type="float">
            <text:p>0.000885824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07389934" calcext:value-type="float">
            <text:p>0.0007389934</text:p>
          </table:table-cell>
          <table:table-cell office:value-type="float" office:value="349.22055" calcext:value-type="float">
            <text:p>349.22055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9099891" calcext:value-type="float">
            <text:p>0.000909989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50.11093" calcext:value-type="float">
            <text:p>350.11093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028701025" calcext:value-type="float">
            <text:p>0.00028701025</text:p>
          </table:table-cell>
          <table:table-cell office:value-type="float" office:value="349.20856" calcext:value-type="float">
            <text:p>349.20856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22998" calcext:value-type="float">
            <text:p>349.22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  <table:table-cell office:value-type="float" office:value="0.001" calcext:value-type="float">
            <text:p>0.001</text:p>
          </table:table-cell>
          <table:table-cell office:value-type="float" office:value="349.19998" calcext:value-type="float">
            <text:p>349.19998</text:p>
          </table:table-cell>
        </table:table-row>
        <table:table-row table:style-name="ro1">
          <table:table-cell office:value-type="float" office:value="5.333952" calcext:value-type="float">
            <text:p>5.333952</text:p>
          </table:table-cell>
          <table:table-cell office:value-type="float" office:value="177.31091" calcext:value-type="float">
            <text:p>177.3109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.0001903" calcext:value-type="float">
            <text:p>5.0001903</text:p>
          </table:table-cell>
          <table:table-cell office:value-type="float" office:value="187.20438" calcext:value-type="float">
            <text:p>187.20438</text:p>
          </table:table-cell>
          <table:table-cell office:value-type="float" office:value="5.333453" calcext:value-type="float">
            <text:p>5.333453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058218" calcext:value-type="float">
            <text:p>10.058218</text:p>
          </table:table-cell>
          <table:table-cell office:value-type="float" office:value="187.31189" calcext:value-type="float">
            <text:p>187.31189</text:p>
          </table:table-cell>
          <table:table-cell office:value-type="float" office:value="9.885215" calcext:value-type="float">
            <text:p>9.885215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8291554" calcext:value-type="float">
            <text:p>5.829155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10.1601715" calcext:value-type="float">
            <text:p>10.160171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9725" calcext:value-type="float">
            <text:p>5.3339725</text:p>
          </table:table-cell>
          <table:table-cell office:value-type="float" office:value="177.31091" calcext:value-type="float">
            <text:p>177.31091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7.22055" calcext:value-type="float">
            <text:p>187.22055</text:p>
          </table:table-cell>
          <table:table-cell office:value-type="float" office:value="5.419995" calcext:value-type="float">
            <text:p>5.419995</text:p>
          </table:table-cell>
          <table:table-cell office:value-type="float" office:value="176.42996" calcext:value-type="float">
            <text:p>176.42996</text:p>
          </table:table-cell>
          <table:table-cell office:value-type="float" office:value="5.9246078" calcext:value-type="float">
            <text:p>5.9246078</text:p>
          </table:table-cell>
          <table:table-cell office:value-type="float" office:value="166.51093" calcext:value-type="float">
            <text:p>166.51093</text:p>
          </table:table-cell>
          <table:table-cell office:value-type="float" office:value="6.0595016" calcext:value-type="float">
            <text:p>6.0595016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0002627" calcext:value-type="float">
            <text:p>5.000262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779" calcext:value-type="float">
            <text:p>5.333779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0085" calcext:value-type="float">
            <text:p>6.000085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" calcext:value-type="float">
            <text:p>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5.709512" calcext:value-type="float">
            <text:p>5.70951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" calcext:value-type="float">
            <text:p>6</text:p>
          </table:table-cell>
          <table:table-cell office:value-type="float" office:value="154.80855" calcext:value-type="float">
            <text:p>154.80855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15.584339" calcext:value-type="float">
            <text:p>15.584339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6665" calcext:value-type="float">
            <text:p>5.6666665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21.364574" calcext:value-type="float">
            <text:p>21.364574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" calcext:value-type="float">
            <text:p>5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35342" calcext:value-type="float">
            <text:p>5.3335342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6968" calcext:value-type="float">
            <text:p>5.666968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6" calcext:value-type="float">
            <text:p>6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5.334123" calcext:value-type="float">
            <text:p>5.334123</text:p>
          </table:table-cell>
          <table:table-cell office:value-type="float" office:value="177.46686" calcext:value-type="float">
            <text:p>177.4668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5.71092" calcext:value-type="float">
            <text:p>155.71092</text:p>
          </table:table-cell>
          <table:table-cell office:value-type="float" office:value="5.0009794" calcext:value-type="float">
            <text:p>5.0009794</text:p>
          </table:table-cell>
          <table:table-cell office:value-type="float" office:value="187.92326" calcext:value-type="float">
            <text:p>187.92326</text:p>
          </table:table-cell>
          <table:table-cell office:value-type="float" office:value="5.3340993" calcext:value-type="float">
            <text:p>5.3340993</text:p>
          </table:table-cell>
          <table:table-cell office:value-type="float" office:value="176.98854" calcext:value-type="float">
            <text:p>176.98854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10.107496" calcext:value-type="float">
            <text:p>10.107496</text:p>
          </table:table-cell>
          <table:table-cell office:value-type="float" office:value="188.79024" calcext:value-type="float">
            <text:p>188.79024</text:p>
          </table:table-cell>
          <table:table-cell office:value-type="float" office:value="9.932408" calcext:value-type="float">
            <text:p>9.932408</text:p>
          </table:table-cell>
          <table:table-cell office:value-type="float" office:value="177.81577" calcext:value-type="float">
            <text:p>177.81577</text:p>
          </table:table-cell>
          <table:table-cell office:value-type="float" office:value="5.9633784" calcext:value-type="float">
            <text:p>5.9633784</text:p>
          </table:table-cell>
          <table:table-cell office:value-type="float" office:value="169.65666" calcext:value-type="float">
            <text:p>169.65666</text:p>
          </table:table-cell>
          <table:table-cell office:value-type="float" office:value="10.428581" calcext:value-type="float">
            <text:p>10.428581</text:p>
          </table:table-cell>
          <table:table-cell office:value-type="float" office:value="162.85226" calcext:value-type="float">
            <text:p>162.85226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294" calcext:value-type="float">
            <text:p>5.334294</text:p>
          </table:table-cell>
          <table:table-cell office:value-type="float" office:value="177.60368" calcext:value-type="float">
            <text:p>177.60368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  <table:table-cell office:value-type="float" office:value="5.375" calcext:value-type="float">
            <text:p>5.375</text:p>
          </table:table-cell>
          <table:table-cell office:value-type="float" office:value="187.22055" calcext:value-type="float">
            <text:p>187.22055</text:p>
          </table:table-cell>
          <table:table-cell office:value-type="float" office:value="5.5460477" calcext:value-type="float">
            <text:p>5.5460477</text:p>
          </table:table-cell>
          <table:table-cell office:value-type="float" office:value="180.21155" calcext:value-type="float">
            <text:p>180.21155</text:p>
          </table:table-cell>
          <table:table-cell office:value-type="float" office:value="5.9309516" calcext:value-type="float">
            <text:p>5.9309516</text:p>
          </table:table-cell>
          <table:table-cell office:value-type="float" office:value="172.28984" calcext:value-type="float">
            <text:p>172.28984</text:p>
          </table:table-cell>
          <table:table-cell office:value-type="float" office:value="6.3154984" calcext:value-type="float">
            <text:p>6.3154984</text:p>
          </table:table-cell>
          <table:table-cell office:value-type="float" office:value="162.47987" calcext:value-type="float">
            <text:p>162.47987</text:p>
          </table:table-cell>
          <table:table-cell office:value-type="float" office:value="5.000367" calcext:value-type="float">
            <text:p>5.000367</text:p>
          </table:table-cell>
          <table:table-cell office:value-type="float" office:value="187.2951" calcext:value-type="float">
            <text:p>187.2951</text:p>
          </table:table-cell>
          <table:table-cell office:value-type="float" office:value="5.334161" calcext:value-type="float">
            <text:p>5.334161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5.6676664" calcext:value-type="float">
            <text:p>5.6676664</text:p>
          </table:table-cell>
          <table:table-cell office:value-type="float" office:value="166.54086" calcext:value-type="float">
            <text:p>166.54086</text:p>
          </table:table-cell>
          <table:table-cell office:value-type="float" office:value="6.000909" calcext:value-type="float">
            <text:p>6.000909</text:p>
          </table:table-cell>
          <table:table-cell office:value-type="float" office:value="154.82469" calcext:value-type="float">
            <text:p>154.82469</text:p>
          </table:table-cell>
          <table:table-cell office:value-type="float" office:value="9.25" calcext:value-type="float">
            <text:p>9.25</text:p>
          </table:table-cell>
          <table:table-cell office:value-type="float" office:value="188.11093" calcext:value-type="float">
            <text:p>188.11093</text:p>
          </table:table-cell>
          <table:table-cell office:value-type="float" office:value="7.591303" calcext:value-type="float">
            <text:p>7.591303</text:p>
          </table:table-cell>
          <table:table-cell office:value-type="float" office:value="176.39996" calcext:value-type="float">
            <text:p>176.39996</text:p>
          </table:table-cell>
          <table:table-cell office:value-type="float" office:value="9.916667" calcext:value-type="float">
            <text:p>9.916667</text:p>
          </table:table-cell>
          <table:table-cell office:value-type="float" office:value="165.62997" calcext:value-type="float">
            <text:p>165.62997</text:p>
          </table:table-cell>
          <table:table-cell office:value-type="float" office:value="10.25" calcext:value-type="float">
            <text:p>10.25</text:p>
          </table:table-cell>
          <table:table-cell office:value-type="float" office:value="154.80855" calcext:value-type="float">
            <text:p>154.80855</text:p>
          </table:table-cell>
          <table:table-cell office:value-type="float" office:value="21.991667" calcext:value-type="float">
            <text:p>21.991667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15.816624" calcext:value-type="float">
            <text:p>15.816624</text:p>
          </table:table-cell>
          <table:table-cell office:value-type="float" office:value="388" calcext:value-type="float">
            <text:p>388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165.59998" calcext:value-type="float">
            <text:p>165.59998</text:p>
          </table:table-cell>
          <table:table-cell office:value-type="float" office:value="21.60566" calcext:value-type="float">
            <text:p>21.60566</text:p>
          </table:table-cell>
          <table:table-cell office:value-type="float" office:value="154.82997" calcext:value-type="float">
            <text:p>154.82997</text:p>
          </table:table-cell>
          <table:table-cell office:value-type="float" office:value="5.001" calcext:value-type="float">
            <text:p>5.001</text:p>
          </table:table-cell>
          <table:table-cell office:value-type="float" office:value="187.19998" calcext:value-type="float">
            <text:p>187.19998</text:p>
          </table:table-cell>
          <table:table-cell office:value-type="float" office:value="5.33413" calcext:value-type="float">
            <text:p>5.33413</text:p>
          </table:table-cell>
          <table:table-cell office:value-type="float" office:value="176.41783" calcext:value-type="float">
            <text:p>176.41783</text:p>
          </table:table-cell>
          <table:table-cell office:value-type="float" office:value="5.6676326" calcext:value-type="float">
            <text:p>5.6676326</text:p>
          </table:table-cell>
          <table:table-cell office:value-type="float" office:value="165.61992" calcext:value-type="float">
            <text:p>165.61992</text:p>
          </table:table-cell>
          <table:table-cell office:value-type="float" office:value="6.001" calcext:value-type="float">
            <text:p>6.001</text:p>
          </table:table-cell>
          <table:table-cell office:value-type="float" office:value="154.79997" calcext:value-type="float">
            <text:p>154.79997</text:p>
          </table:table-cell>
        </table:table-row>
        <table:table-row table:style-name="ro1">
          <table:table-cell office:value-type="float" office:value="6.016667" calcext:value-type="float">
            <text:p>6.016667</text:p>
          </table:table-cell>
          <table:table-cell office:value-type="float" office:value="155.32686" calcext:value-type="float">
            <text:p>155.32686</text:p>
          </table:table-cell>
          <table:table-cell office:value-type="float" office:value="6.35" calcext:value-type="float">
            <text:p>6.35</text:p>
          </table:table-cell>
          <table:table-cell office:value-type="float" office:value="143.48997" calcext:value-type="float">
            <text:p>143.48997</text:p>
          </table:table-cell>
          <table:table-cell office:value-type="float" office:value="6.6833334" calcext:value-type="float">
            <text:p>6.6833334</text:p>
          </table:table-cell>
          <table:table-cell office:value-type="float" office:value="133.57092" calcext:value-type="float">
            <text:p>133.57092</text:p>
          </table:table-cell>
          <table:table-cell office:value-type="float" office:value="7.888366" calcext:value-type="float">
            <text:p>7.888366</text:p>
          </table:table-cell>
          <table:table-cell office:value-type="float" office:value="177.66327" calcext:value-type="float">
            <text:p>177.66327</text:p>
          </table:table-cell>
          <table:table-cell office:value-type="float" office:value="8.870055" calcext:value-type="float">
            <text:p>8.870055</text:p>
          </table:table-cell>
          <table:table-cell office:value-type="float" office:value="166.72855" calcext:value-type="float">
            <text:p>166.72855</text:p>
          </table:table-cell>
          <table:table-cell office:value-type="float" office:value="8.068648" calcext:value-type="float">
            <text:p>8.068648</text:p>
          </table:table-cell>
          <table:table-cell office:value-type="float" office:value="155.36998" calcext:value-type="float">
            <text:p>155.36998</text:p>
          </table:table-cell>
          <table:table-cell office:value-type="float" office:value="6.6740665" calcext:value-type="float">
            <text:p>6.6740665</text:p>
          </table:table-cell>
          <table:table-cell office:value-type="float" office:value="144.53998" calcext:value-type="float">
            <text:p>144.53998</text:p>
          </table:table-cell>
          <table:table-cell office:value-type="float" office:value="12.0431" calcext:value-type="float">
            <text:p>12.0431</text:p>
          </table:table-cell>
          <table:table-cell office:value-type="float" office:value="173.40022" calcext:value-type="float">
            <text:p>173.40022</text:p>
          </table:table-cell>
          <table:table-cell office:value-type="float" office:value="11.148913" calcext:value-type="float">
            <text:p>11.148913</text:p>
          </table:table-cell>
          <table:table-cell office:value-type="float" office:value="162.42578" calcext:value-type="float">
            <text:p>162.42578</text:p>
          </table:table-cell>
          <table:table-cell office:value-type="float" office:value="11.35" calcext:value-type="float">
            <text:p>11.35</text:p>
          </table:table-cell>
          <table:table-cell office:value-type="float" office:value="154.26665" calcext:value-type="float">
            <text:p>154.26665</text:p>
          </table:table-cell>
          <table:table-cell office:value-type="float" office:value="11.683333" calcext:value-type="float">
            <text:p>11.683333</text:p>
          </table:table-cell>
          <table:table-cell office:value-type="float" office:value="147.46225" calcext:value-type="float">
            <text:p>147.46225</text:p>
          </table:table-cell>
          <table:table-cell office:value-type="float" office:value="7.495801" calcext:value-type="float">
            <text:p>7.495801</text:p>
          </table:table-cell>
          <table:table-cell office:value-type="float" office:value="133.46997" calcext:value-type="float">
            <text:p>133.46997</text:p>
          </table:table-cell>
          <table:table-cell office:value-type="float" office:value="6.991667" calcext:value-type="float">
            <text:p>6.991667</text:p>
          </table:table-cell>
          <table:table-cell office:value-type="float" office:value="123.87368" calcext:value-type="float">
            <text:p>123.87368</text:p>
          </table:table-cell>
          <table:table-cell office:value-type="float" office:value="8.402622" calcext:value-type="float">
            <text:p>8.402622</text:p>
          </table:table-cell>
          <table:table-cell office:value-type="float" office:value="111.89997" calcext:value-type="float">
            <text:p>111.89997</text:p>
          </table:table-cell>
          <table:table-cell office:value-type="float" office:value="8.779992" calcext:value-type="float">
            <text:p>8.779992</text:p>
          </table:table-cell>
          <table:table-cell office:value-type="float" office:value="101.06997" calcext:value-type="float">
            <text:p>101.06997</text:p>
          </table:table-cell>
          <table:table-cell office:value-type="float" office:value="6.0012207" calcext:value-type="float">
            <text:p>6.0012207</text:p>
          </table:table-cell>
          <table:table-cell office:value-type="float" office:value="173.18054" calcext:value-type="float">
            <text:p>173.18054</text:p>
          </table:table-cell>
          <table:table-cell office:value-type="float" office:value="6.3014045" calcext:value-type="float">
            <text:p>6.3014045</text:p>
          </table:table-cell>
          <table:table-cell office:value-type="float" office:value="166.17154" calcext:value-type="float">
            <text:p>166.17154</text:p>
          </table:table-cell>
          <table:table-cell office:value-type="float" office:value="6.475" calcext:value-type="float">
            <text:p>6.475</text:p>
          </table:table-cell>
          <table:table-cell office:value-type="float" office:value="158.24983" calcext:value-type="float">
            <text:p>158.24983</text:p>
          </table:table-cell>
          <table:table-cell office:value-type="float" office:value="6.8083334" calcext:value-type="float">
            <text:p>6.8083334</text:p>
          </table:table-cell>
          <table:table-cell office:value-type="float" office:value="148.43987" calcext:value-type="float">
            <text:p>148.43987</text:p>
          </table:table-cell>
          <table:table-cell office:value-type="float" office:value="5.225" calcext:value-type="float">
            <text:p>5.225</text:p>
          </table:table-cell>
          <table:table-cell office:value-type="float" office:value="180.00511" calcext:value-type="float">
            <text:p>180.00511</text:p>
          </table:table-cell>
          <table:table-cell office:value-type="float" office:value="5.5583334" calcext:value-type="float">
            <text:p>5.5583334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1062064" calcext:value-type="float">
            <text:p>6.1062064</text:p>
          </table:table-cell>
          <table:table-cell office:value-type="float" office:value="159.25085" calcext:value-type="float">
            <text:p>159.25085</text:p>
          </table:table-cell>
          <table:table-cell office:value-type="float" office:value="6.54151" calcext:value-type="float">
            <text:p>6.54151</text:p>
          </table:table-cell>
          <table:table-cell office:value-type="float" office:value="147.5347" calcext:value-type="float">
            <text:p>147.5347</text:p>
          </table:table-cell>
          <table:table-cell office:value-type="float" office:value="10.623357" calcext:value-type="float">
            <text:p>10.623357</text:p>
          </table:table-cell>
          <table:table-cell office:value-type="float" office:value="172.45093" calcext:value-type="float">
            <text:p>172.45093</text:p>
          </table:table-cell>
          <table:table-cell office:value-type="float" office:value="10.066667" calcext:value-type="float">
            <text:p>10.066667</text:p>
          </table:table-cell>
          <table:table-cell office:value-type="float" office:value="160.73996" calcext:value-type="float">
            <text:p>160.73996</text:p>
          </table:table-cell>
          <table:table-cell office:value-type="float" office:value="10.4" calcext:value-type="float">
            <text:p>10.4</text:p>
          </table:table-cell>
          <table:table-cell office:value-type="float" office:value="149.97" calcext:value-type="float">
            <text:p>149.97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39.14854" calcext:value-type="float">
            <text:p>139.14854</text:p>
          </table:table-cell>
          <table:table-cell office:value-type="float" office:value="23" calcext:value-type="float">
            <text:p>23</text:p>
          </table:table-cell>
          <table:table-cell office:value-type="float" office:value="154.52998" calcext:value-type="float">
            <text:p>154.52998</text:p>
          </table:table-cell>
          <table:table-cell office:value-type="float" office:value="23" calcext:value-type="float">
            <text:p>23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" calcext:value-type="float">
            <text:p>23</text:p>
          </table:table-cell>
          <table:table-cell office:value-type="float" office:value="154.52995" calcext:value-type="float">
            <text:p>154.52995</text:p>
          </table:table-cell>
          <table:table-cell office:value-type="float" office:value="23" calcext:value-type="float">
            <text:p>23</text:p>
          </table:table-cell>
          <table:table-cell office:value-type="float" office:value="154.55998" calcext:value-type="float">
            <text:p>154.55998</text:p>
          </table:table-cell>
          <table:table-cell office:value-type="float" office:value="6.55" calcext:value-type="float">
            <text:p>6.55</text:p>
          </table:table-cell>
          <table:table-cell office:value-type="float" office:value="136.97998" calcext:value-type="float">
            <text:p>136.97998</text:p>
          </table:table-cell>
          <table:table-cell office:value-type="float" office:value="6.883333" calcext:value-type="float">
            <text:p>6.883333</text:p>
          </table:table-cell>
          <table:table-cell office:value-type="float" office:value="126.19784" calcext:value-type="float">
            <text:p>126.19784</text:p>
          </table:table-cell>
          <table:table-cell office:value-type="float" office:value="7.8935018" calcext:value-type="float">
            <text:p>7.8935018</text:p>
          </table:table-cell>
          <table:table-cell office:value-type="float" office:value="115.39991" calcext:value-type="float">
            <text:p>115.39991</text:p>
          </table:table-cell>
          <table:table-cell office:value-type="float" office:value="7.938546" calcext:value-type="float">
            <text:p>7.938546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55.32686" calcext:value-type="float">
            <text:p>155.32686</text:p>
          </table:table-cell>
          <table:table-cell office:value-type="float" office:value="8.408334" calcext:value-type="float">
            <text:p>8.408334</text:p>
          </table:table-cell>
          <table:table-cell office:value-type="float" office:value="143.48997" calcext:value-type="float">
            <text:p>143.48997</text:p>
          </table:table-cell>
          <table:table-cell office:value-type="float" office:value="8.741667" calcext:value-type="float">
            <text:p>8.741667</text:p>
          </table:table-cell>
          <table:table-cell office:value-type="float" office:value="133.57092" calcext:value-type="float">
            <text:p>133.57092</text:p>
          </table:table-cell>
          <table:table-cell office:value-type="float" office:value="8.119053" calcext:value-type="float">
            <text:p>8.119053</text:p>
          </table:table-cell>
          <table:table-cell office:value-type="float" office:value="387.80798" calcext:value-type="float">
            <text:p>387.80798</text:p>
          </table:table-cell>
          <table:table-cell office:value-type="float" office:value="9.112957" calcext:value-type="float">
            <text:p>9.112957</text:p>
          </table:table-cell>
          <table:table-cell office:value-type="float" office:value="388" calcext:value-type="float">
            <text:p>388</text:p>
          </table:table-cell>
          <table:table-cell office:value-type="float" office:value="8.323018" calcext:value-type="float">
            <text:p>8.323018</text:p>
          </table:table-cell>
          <table:table-cell office:value-type="float" office:value="387.0891" calcext:value-type="float">
            <text:p>387.0891</text:p>
          </table:table-cell>
          <table:table-cell office:value-type="float" office:value="6.8475685" calcext:value-type="float">
            <text:p>6.8475685</text:p>
          </table:table-cell>
          <table:table-cell office:value-type="float" office:value="302.5916" calcext:value-type="float">
            <text:p>302.5916</text:p>
          </table:table-cell>
          <table:table-cell office:value-type="float" office:value="12.27824" calcext:value-type="float">
            <text:p>12.27824</text:p>
          </table:table-cell>
          <table:table-cell office:value-type="float" office:value="387.60037" calcext:value-type="float">
            <text:p>387.60037</text:p>
          </table:table-cell>
          <table:table-cell office:value-type="float" office:value="12.04845" calcext:value-type="float">
            <text:p>12.04845</text:p>
          </table:table-cell>
          <table:table-cell office:value-type="float" office:value="189.4119" calcext:value-type="float">
            <text:p>189.4119</text:p>
          </table:table-cell>
          <table:table-cell office:value-type="float" office:value="13.45" calcext:value-type="float">
            <text:p>13.45</text:p>
          </table:table-cell>
          <table:table-cell office:value-type="float" office:value="217.26663" calcext:value-type="float">
            <text:p>217.26663</text:p>
          </table:table-cell>
          <table:table-cell office:value-type="float" office:value="13.783334" calcext:value-type="float">
            <text:p>13.783334</text:p>
          </table:table-cell>
          <table:table-cell office:value-type="float" office:value="147.46225" calcext:value-type="float">
            <text:p>147.46225</text:p>
          </table:table-cell>
          <table:table-cell office:value-type="float" office:value="7.9890385" calcext:value-type="float">
            <text:p>7.9890385</text:p>
          </table:table-cell>
          <table:table-cell office:value-type="float" office:value="148.26709" calcext:value-type="float">
            <text:p>148.26709</text:p>
          </table:table-cell>
          <table:table-cell office:value-type="float" office:value="9.45" calcext:value-type="float">
            <text:p>9.45</text:p>
          </table:table-cell>
          <table:table-cell office:value-type="float" office:value="123.87368" calcext:value-type="float">
            <text:p>123.87368</text:p>
          </table:table-cell>
          <table:table-cell office:value-type="float" office:value="8.705711" calcext:value-type="float">
            <text:p>8.705711</text:p>
          </table:table-cell>
          <table:table-cell office:value-type="float" office:value="120.992676" calcext:value-type="float">
            <text:p>120.992676</text:p>
          </table:table-cell>
          <table:table-cell office:value-type="float" office:value="9.093972" calcext:value-type="float">
            <text:p>9.093972</text:p>
          </table:table-cell>
          <table:table-cell office:value-type="float" office:value="387.0891" calcext:value-type="float">
            <text:p>387.0891</text:p>
          </table:table-cell>
          <table:table-cell office:value-type="float" office:value="6.1203694" calcext:value-type="float">
            <text:p>6.1203694</text:p>
          </table:table-cell>
          <table:table-cell office:value-type="float" office:value="281.71906" calcext:value-type="float">
            <text:p>281.71906</text:p>
          </table:table-cell>
          <table:table-cell office:value-type="float" office:value="6.5449176" calcext:value-type="float">
            <text:p>6.5449176</text:p>
          </table:table-cell>
          <table:table-cell office:value-type="float" office:value="173.47694" calcext:value-type="float">
            <text:p>173.47694</text:p>
          </table:table-cell>
          <table:table-cell office:value-type="float" office:value="7.025" calcext:value-type="float">
            <text:p>7.025</text:p>
          </table:table-cell>
          <table:table-cell office:value-type="float" office:value="174.74983" calcext:value-type="float">
            <text:p>174.74983</text:p>
          </table:table-cell>
          <table:table-cell office:value-type="float" office:value="7.358333" calcext:value-type="float">
            <text:p>7.358333</text:p>
          </table:table-cell>
          <table:table-cell office:value-type="float" office:value="148.43987" calcext:value-type="float">
            <text:p>148.43987</text:p>
          </table:table-cell>
          <table:table-cell office:value-type="float" office:value="5.741667" calcext:value-type="float">
            <text:p>5.741667</text:p>
          </table:table-cell>
          <table:table-cell office:value-type="float" office:value="180.00511" calcext:value-type="float">
            <text:p>180.00511</text:p>
          </table:table-cell>
          <table:table-cell office:value-type="float" office:value="6.075" calcext:value-type="float">
            <text:p>6.075</text:p>
          </table:table-cell>
          <table:table-cell office:value-type="float" office:value="169.10997" calcext:value-type="float">
            <text:p>169.10997</text:p>
          </table:table-cell>
          <table:table-cell office:value-type="float" office:value="6.210507" calcext:value-type="float">
            <text:p>6.210507</text:p>
          </table:table-cell>
          <table:table-cell office:value-type="float" office:value="254.2634" calcext:value-type="float">
            <text:p>254.2634</text:p>
          </table:table-cell>
          <table:table-cell office:value-type="float" office:value="6.639801" calcext:value-type="float">
            <text:p>6.639801</text:p>
          </table:table-cell>
          <table:table-cell office:value-type="float" office:value="150.48343" calcext:value-type="float">
            <text:p>150.48343</text:p>
          </table:table-cell>
          <table:table-cell office:value-type="float" office:value="10.859977" calcext:value-type="float">
            <text:p>10.859977</text:p>
          </table:table-cell>
          <table:table-cell office:value-type="float" office:value="388" calcext:value-type="float">
            <text:p>388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160.73996" calcext:value-type="float">
            <text:p>160.73996</text:p>
          </table:table-cell>
          <table:table-cell office:value-type="float" office:value="12.416667" calcext:value-type="float">
            <text:p>12.416667</text:p>
          </table:table-cell>
          <table:table-cell office:value-type="float" office:value="149.97" calcext:value-type="float">
            <text:p>149.97</text:p>
          </table:table-cell>
          <table:table-cell office:value-type="float" office:value="12.75" calcext:value-type="float">
            <text:p>12.75</text:p>
          </table:table-cell>
          <table:table-cell office:value-type="float" office:value="199.64853" calcext:value-type="float">
            <text:p>199.64853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5.44043" calcext:value-type="float">
            <text:p>155.44043</text:p>
          </table:table-cell>
          <table:table-cell office:value-type="float" office:value="23.001" calcext:value-type="float">
            <text:p>23.001</text:p>
          </table:table-cell>
          <table:table-cell office:value-type="float" office:value="366.13004" calcext:value-type="float">
            <text:p>366.13004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2995" calcext:value-type="float">
            <text:p>154.529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154.55998" calcext:value-type="float">
            <text:p>154.55998</text:p>
          </table:table-cell>
          <table:table-cell office:value-type="float" office:value="7.383333" calcext:value-type="float">
            <text:p>7.383333</text:p>
          </table:table-cell>
          <table:table-cell office:value-type="float" office:value="161.97997" calcext:value-type="float">
            <text:p>161.97997</text:p>
          </table:table-cell>
          <table:table-cell office:value-type="float" office:value="7.7166667" calcext:value-type="float">
            <text:p>7.7166667</text:p>
          </table:table-cell>
          <table:table-cell office:value-type="float" office:value="126.19784" calcext:value-type="float">
            <text:p>126.19784</text:p>
          </table:table-cell>
          <table:table-cell office:value-type="float" office:value="7.9084225" calcext:value-type="float">
            <text:p>7.9084225</text:p>
          </table:table-cell>
          <table:table-cell office:value-type="float" office:value="115.847534" calcext:value-type="float">
            <text:p>115.847534</text:p>
          </table:table-cell>
          <table:table-cell office:value-type="float" office:value="8.031171" calcext:value-type="float">
            <text:p>8.031171</text:p>
          </table:table-cell>
          <table:table-cell office:value-type="float" office:value="104.57996" calcext:value-type="float">
            <text:p>104.57996</text:p>
          </table:table-cell>
        </table:table-row>
        <table:table-row table:style-name="ro1">
          <table:table-cell office:value-type="float" office:value="8.508333" calcext:value-type="float">
            <text:p>8.508333</text:p>
          </table:table-cell>
          <table:table-cell office:value-type="float" office:value="141.28685" calcext:value-type="float">
            <text:p>141.28685</text:p>
          </table:table-cell>
          <table:table-cell office:value-type="float" office:value="9.502402" calcext:value-type="float">
            <text:p>9.502402</text:p>
          </table:table-cell>
          <table:table-cell office:value-type="float" office:value="129.45" calcext:value-type="float">
            <text:p>129.45</text:p>
          </table:table-cell>
          <table:table-cell office:value-type="float" office:value="9.702342" calcext:value-type="float">
            <text:p>9.702342</text:p>
          </table:table-cell>
          <table:table-cell office:value-type="float" office:value="119.53092" calcext:value-type="float">
            <text:p>119.53092</text:p>
          </table:table-cell>
          <table:table-cell office:value-type="float" office:value="18.85172" calcext:value-type="float">
            <text:p>18.85172</text:p>
          </table:table-cell>
          <table:table-cell office:value-type="float" office:value="201.77797" calcext:value-type="float">
            <text:p>201.77797</text:p>
          </table:table-cell>
          <table:table-cell office:value-type="float" office:value="15.816667" calcext:value-type="float">
            <text:p>15.816667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21.462358" calcext:value-type="float">
            <text:p>21.462358</text:p>
          </table:table-cell>
          <table:table-cell office:value-type="float" office:value="201.05913" calcext:value-type="float">
            <text:p>201.05913</text:p>
          </table:table-cell>
          <table:table-cell office:value-type="float" office:value="16.483334" calcext:value-type="float">
            <text:p>16.483334</text:p>
          </table:table-cell>
          <table:table-cell office:value-type="float" office:value="116.5616" calcext:value-type="float">
            <text:p>116.5616</text:p>
          </table:table-cell>
          <table:table-cell office:value-type="float" office:value="13.275" calcext:value-type="float">
            <text:p>13.275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4.096095" calcext:value-type="float">
            <text:p>14.096095</text:p>
          </table:table-cell>
          <table:table-cell office:value-type="float" office:value="173.48189" calcext:value-type="float">
            <text:p>173.48189</text:p>
          </table:table-cell>
          <table:table-cell office:value-type="float" office:value="13.941667" calcext:value-type="float">
            <text:p>13.941667</text:p>
          </table:table-cell>
          <table:table-cell office:value-type="float" office:value="201.33662" calcext:value-type="float">
            <text:p>201.33662</text:p>
          </table:table-cell>
          <table:table-cell office:value-type="float" office:value="14.275" calcext:value-type="float">
            <text:p>14.275</text:p>
          </table:table-cell>
          <table:table-cell office:value-type="float" office:value="131.53227" calcext:value-type="float">
            <text:p>131.53227</text:p>
          </table:table-cell>
          <table:table-cell office:value-type="float" office:value="9.666667" calcext:value-type="float">
            <text:p>9.666667</text:p>
          </table:table-cell>
          <table:table-cell office:value-type="float" office:value="130.44708" calcext:value-type="float">
            <text:p>130.44708</text:p>
          </table:table-cell>
          <table:table-cell office:value-type="float" office:value="16.989592" calcext:value-type="float">
            <text:p>16.989592</text:p>
          </table:table-cell>
          <table:table-cell office:value-type="float" office:value="106.05367" calcext:value-type="float">
            <text:p>106.05367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03.1727" calcext:value-type="float">
            <text:p>103.1727</text:p>
          </table:table-cell>
          <table:table-cell office:value-type="float" office:value="17.525108" calcext:value-type="float">
            <text:p>17.525108</text:p>
          </table:table-cell>
          <table:table-cell office:value-type="float" office:value="369.2691" calcext:value-type="float">
            <text:p>369.2691</text:p>
          </table:table-cell>
          <table:table-cell office:value-type="float" office:value="6.970783" calcext:value-type="float">
            <text:p>6.970783</text:p>
          </table:table-cell>
          <table:table-cell office:value-type="float" office:value="267.67905" calcext:value-type="float">
            <text:p>267.67905</text:p>
          </table:table-cell>
          <table:table-cell office:value-type="float" office:value="7.125" calcext:value-type="float">
            <text:p>7.125</text:p>
          </table:table-cell>
          <table:table-cell office:value-type="float" office:value="159.43694" calcext:value-type="float">
            <text:p>159.43694</text:p>
          </table:table-cell>
          <table:table-cell office:value-type="float" office:value="7.4583335" calcext:value-type="float">
            <text:p>7.4583335</text:p>
          </table:table-cell>
          <table:table-cell office:value-type="float" office:value="160.70982" calcext:value-type="float">
            <text:p>160.70982</text:p>
          </table:table-cell>
          <table:table-cell office:value-type="float" office:value="7.8910174" calcext:value-type="float">
            <text:p>7.8910174</text:p>
          </table:table-cell>
          <table:table-cell office:value-type="float" office:value="134.39986" calcext:value-type="float">
            <text:p>134.39986</text:p>
          </table:table-cell>
          <table:table-cell office:value-type="float" office:value="6.53709" calcext:value-type="float">
            <text:p>6.53709</text:p>
          </table:table-cell>
          <table:table-cell office:value-type="float" office:value="164.07512" calcext:value-type="float">
            <text:p>164.07512</text:p>
          </table:table-cell>
          <table:table-cell office:value-type="float" office:value="6.779015" calcext:value-type="float">
            <text:p>6.779015</text:p>
          </table:table-cell>
          <table:table-cell office:value-type="float" office:value="153.17996" calcext:value-type="float">
            <text:p>153.17996</text:p>
          </table:table-cell>
          <table:table-cell office:value-type="float" office:value="7.0530934" calcext:value-type="float">
            <text:p>7.0530934</text:p>
          </table:table-cell>
          <table:table-cell office:value-type="float" office:value="238.33339" calcext:value-type="float">
            <text:p>238.33339</text:p>
          </table:table-cell>
          <table:table-cell office:value-type="float" office:value="7.233333" calcext:value-type="float">
            <text:p>7.233333</text:p>
          </table:table-cell>
          <table:table-cell office:value-type="float" office:value="134.55344" calcext:value-type="float">
            <text:p>134.55344</text:p>
          </table:table-cell>
          <table:table-cell office:value-type="float" office:value="12.241667" calcext:value-type="float">
            <text:p>12.24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57459" calcext:value-type="float">
            <text:p>13.57459</text:p>
          </table:table-cell>
          <table:table-cell office:value-type="float" office:value="144.80995" calcext:value-type="float">
            <text:p>144.80995</text:p>
          </table:table-cell>
          <table:table-cell office:value-type="float" office:value="13.899328" calcext:value-type="float">
            <text:p>13.899328</text:p>
          </table:table-cell>
          <table:table-cell office:value-type="float" office:value="134.04" calcext:value-type="float">
            <text:p>134.04</text:p>
          </table:table-cell>
          <table:table-cell office:value-type="float" office:value="13.926992" calcext:value-type="float">
            <text:p>13.926992</text:p>
          </table:table-cell>
          <table:table-cell office:value-type="float" office:value="183.71852" calcext:value-type="float">
            <text:p>183.7185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3.310425" calcext:value-type="float">
            <text:p>123.31042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34.00003" calcext:value-type="float">
            <text:p>334.00003</text:p>
          </table:table-cell>
          <table:table-cell office:value-type="float" office:value="23.99533" calcext:value-type="float">
            <text:p>23.99533</text:p>
          </table:table-cell>
          <table:table-cell office:value-type="float" office:value="122.39995" calcext:value-type="float">
            <text:p>122.39995</text:p>
          </table:table-cell>
          <table:table-cell office:value-type="float" office:value="23.996378" calcext:value-type="float">
            <text:p>23.996378</text:p>
          </table:table-cell>
          <table:table-cell office:value-type="float" office:value="122.42998" calcext:value-type="float">
            <text:p>122.42998</text:p>
          </table:table-cell>
          <table:table-cell office:value-type="float" office:value="7.5666666" calcext:value-type="float">
            <text:p>7.5666666</text:p>
          </table:table-cell>
          <table:table-cell office:value-type="float" office:value="156.03996" calcext:value-type="float">
            <text:p>156.03996</text:p>
          </table:table-cell>
          <table:table-cell office:value-type="float" office:value="8.144709" calcext:value-type="float">
            <text:p>8.144709</text:p>
          </table:table-cell>
          <table:table-cell office:value-type="float" office:value="120.257835" calcext:value-type="float">
            <text:p>120.257835</text:p>
          </table:table-cell>
          <table:table-cell office:value-type="float" office:value="8.472362" calcext:value-type="float">
            <text:p>8.472362</text:p>
          </table:table-cell>
          <table:table-cell office:value-type="float" office:value="109.90753" calcext:value-type="float">
            <text:p>109.90753</text:p>
          </table:table-cell>
          <table:table-cell office:value-type="float" office:value="8.566667" calcext:value-type="float">
            <text:p>8.566667</text:p>
          </table:table-cell>
          <table:table-cell office:value-type="float" office:value="98.63996" calcext:value-type="float">
            <text:p>98.63996</text:p>
          </table:table-cell>
        </table:table-row>
        <table:table-row table:style-name="ro1">
          <table:table-cell office:value-type="float" office:value="10.616667" calcext:value-type="float">
            <text:p>10.616667</text:p>
          </table:table-cell>
          <table:table-cell office:value-type="float" office:value="204.53687" calcext:value-type="float">
            <text:p>204.53687</text:p>
          </table:table-cell>
          <table:table-cell office:value-type="float" office:value="10.65498" calcext:value-type="float">
            <text:p>10.65498</text:p>
          </table:table-cell>
          <table:table-cell office:value-type="float" office:value="129.45" calcext:value-type="float">
            <text:p>129.45</text:p>
          </table:table-cell>
          <table:table-cell office:value-type="float" office:value="9.706223" calcext:value-type="float">
            <text:p>9.706223</text:p>
          </table:table-cell>
          <table:table-cell office:value-type="float" office:value="119.64734" calcext:value-type="float">
            <text:p>119.64734</text:p>
          </table:table-cell>
          <table:table-cell office:value-type="float" office:value="18.880621" calcext:value-type="float">
            <text:p>18.880621</text:p>
          </table:table-cell>
          <table:table-cell office:value-type="float" office:value="202.64497" calcext:value-type="float">
            <text:p>202.64497</text:p>
          </table:table-cell>
          <table:table-cell office:value-type="float" office:value="21.241667" calcext:value-type="float">
            <text:p>21.241667</text:p>
          </table:table-cell>
          <table:table-cell office:value-type="float" office:value="201.96999" calcext:value-type="float">
            <text:p>201.96999</text:p>
          </table:table-cell>
          <table:table-cell office:value-type="float" office:value="21.529297" calcext:value-type="float">
            <text:p>21.529297</text:p>
          </table:table-cell>
          <table:table-cell office:value-type="float" office:value="262.03665" calcext:value-type="float">
            <text:p>262.03665</text:p>
          </table:table-cell>
          <table:table-cell office:value-type="float" office:value="21.908333" calcext:value-type="float">
            <text:p>21.908333</text:p>
          </table:table-cell>
          <table:table-cell office:value-type="float" office:value="116.5616" calcext:value-type="float">
            <text:p>116.5616</text:p>
          </table:table-cell>
          <table:table-cell office:value-type="float" office:value="15.808333" calcext:value-type="float">
            <text:p>15.808333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4.839699" calcext:value-type="float">
            <text:p>14.839699</text:p>
          </table:table-cell>
          <table:table-cell office:value-type="float" office:value="195.79" calcext:value-type="float">
            <text:p>195.79</text:p>
          </table:table-cell>
          <table:table-cell office:value-type="float" office:value="16.475" calcext:value-type="float">
            <text:p>16.475</text:p>
          </table:table-cell>
          <table:table-cell office:value-type="float" office:value="201.33662" calcext:value-type="float">
            <text:p>201.33662</text:p>
          </table:table-cell>
          <table:table-cell office:value-type="float" office:value="16.808332" calcext:value-type="float">
            <text:p>16.808332</text:p>
          </table:table-cell>
          <table:table-cell office:value-type="float" office:value="131.53227" calcext:value-type="float">
            <text:p>131.53227</text:p>
          </table:table-cell>
          <table:table-cell office:value-type="float" office:value="18.016666" calcext:value-type="float">
            <text:p>18.016666</text:p>
          </table:table-cell>
          <table:table-cell office:value-type="float" office:value="130.44708" calcext:value-type="float">
            <text:p>130.44708</text:p>
          </table:table-cell>
          <table:table-cell office:value-type="float" office:value="17.266645" calcext:value-type="float">
            <text:p>17.266645</text:p>
          </table:table-cell>
          <table:table-cell office:value-type="float" office:value="358.43515" calcext:value-type="float">
            <text:p>358.43515</text:p>
          </table:table-cell>
          <table:table-cell office:value-type="float" office:value="18.683332" calcext:value-type="float">
            <text:p>18.683332</text:p>
          </table:table-cell>
          <table:table-cell office:value-type="float" office:value="103.1727" calcext:value-type="float">
            <text:p>103.1727</text:p>
          </table:table-cell>
          <table:table-cell office:value-type="float" office:value="18.149471" calcext:value-type="float">
            <text:p>18.149471</text:p>
          </table:table-cell>
          <table:table-cell office:value-type="float" office:value="388" calcext:value-type="float">
            <text:p>388</text:p>
          </table:table-cell>
          <table:table-cell office:value-type="float" office:value="7.0070653" calcext:value-type="float">
            <text:p>7.0070653</text:p>
          </table:table-cell>
          <table:table-cell office:value-type="float" office:value="300.7302" calcext:value-type="float">
            <text:p>300.7302</text:p>
          </table:table-cell>
          <table:table-cell office:value-type="float" office:value="7.7083335" calcext:value-type="float">
            <text:p>7.7083335</text:p>
          </table:table-cell>
          <table:table-cell office:value-type="float" office:value="159.43694" calcext:value-type="float">
            <text:p>159.43694</text:p>
          </table:table-cell>
          <table:table-cell office:value-type="float" office:value="8.041667" calcext:value-type="float">
            <text:p>8.041667</text:p>
          </table:table-cell>
          <table:table-cell office:value-type="float" office:value="160.70982" calcext:value-type="float">
            <text:p>160.70982</text:p>
          </table:table-cell>
          <table:table-cell office:value-type="float" office:value="7.9107513" calcext:value-type="float">
            <text:p>7.9107513</text:p>
          </table:table-cell>
          <table:table-cell office:value-type="float" office:value="134.99188" calcext:value-type="float">
            <text:p>134.99188</text:p>
          </table:table-cell>
          <table:table-cell office:value-type="float" office:value="6.5545764" calcext:value-type="float">
            <text:p>6.5545764</text:p>
          </table:table-cell>
          <table:table-cell office:value-type="float" office:value="164.59973" calcext:value-type="float">
            <text:p>164.59973</text:p>
          </table:table-cell>
          <table:table-cell office:value-type="float" office:value="6.9798717" calcext:value-type="float">
            <text:p>6.9798717</text:p>
          </table:table-cell>
          <table:table-cell office:value-type="float" office:value="336.15036" calcext:value-type="float">
            <text:p>336.15036</text:p>
          </table:table-cell>
          <table:table-cell office:value-type="float" office:value="7.21739" calcext:value-type="float">
            <text:p>7.21739</text:p>
          </table:table-cell>
          <table:table-cell office:value-type="float" office:value="388" calcext:value-type="float">
            <text:p>388</text:p>
          </table:table-cell>
          <table:table-cell office:value-type="float" office:value="7.858333" calcext:value-type="float">
            <text:p>7.858333</text:p>
          </table:table-cell>
          <table:table-cell office:value-type="float" office:value="153.30344" calcext:value-type="float">
            <text:p>153.30344</text:p>
          </table:table-cell>
          <table:table-cell office:value-type="float" office:value="14.258333" calcext:value-type="float">
            <text:p>14.2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3.592076" calcext:value-type="float">
            <text:p>13.592076</text:p>
          </table:table-cell>
          <table:table-cell office:value-type="float" office:value="160.73994" calcext:value-type="float">
            <text:p>160.73994</text:p>
          </table:table-cell>
          <table:table-cell office:value-type="float" office:value="13.934006" calcext:value-type="float">
            <text:p>13.934006</text:p>
          </table:table-cell>
          <table:table-cell office:value-type="float" office:value="135.08034" calcext:value-type="float">
            <text:p>135.08034</text:p>
          </table:table-cell>
          <table:table-cell office:value-type="float" office:value="13.94448" calcext:value-type="float">
            <text:p>13.94448</text:p>
          </table:table-cell>
          <table:table-cell office:value-type="float" office:value="199.64851" calcext:value-type="float">
            <text:p>199.64851</text:p>
          </table:table-cell>
          <table:table-cell office:value-type="float" office:value="24" calcext:value-type="float">
            <text:p>24</text:p>
          </table:table-cell>
          <table:table-cell office:value-type="float" office:value="123.560425" calcext:value-type="float">
            <text:p>123.560425</text:p>
          </table:table-cell>
          <table:table-cell office:value-type="float" office:value="24" calcext:value-type="float">
            <text:p>24</text:p>
          </table:table-cell>
          <table:table-cell office:value-type="float" office:value="334.25003" calcext:value-type="float">
            <text:p>334.25003</text:p>
          </table:table-cell>
          <table:table-cell office:value-type="float" office:value="23.9962" calcext:value-type="float">
            <text:p>23.9962</text:p>
          </table:table-cell>
          <table:table-cell office:value-type="float" office:value="123.192245" calcext:value-type="float">
            <text:p>123.192245</text:p>
          </table:table-cell>
          <table:table-cell office:value-type="float" office:value="23.99904" calcext:value-type="float">
            <text:p>23.99904</text:p>
          </table:table-cell>
          <table:table-cell office:value-type="float" office:value="124.85553" calcext:value-type="float">
            <text:p>124.85553</text:p>
          </table:table-cell>
          <table:table-cell office:value-type="float" office:value="8.35" calcext:value-type="float">
            <text:p>8.35</text:p>
          </table:table-cell>
          <table:table-cell office:value-type="float" office:value="156.03996" calcext:value-type="float">
            <text:p>156.03996</text:p>
          </table:table-cell>
          <table:table-cell office:value-type="float" office:value="8.438624" calcext:value-type="float">
            <text:p>8.438624</text:p>
          </table:table-cell>
          <table:table-cell office:value-type="float" office:value="388" calcext:value-type="float">
            <text:p>388</text:p>
          </table:table-cell>
          <table:table-cell office:value-type="float" office:value="8.777638" calcext:value-type="float">
            <text:p>8.777638</text:p>
          </table:table-cell>
          <table:table-cell office:value-type="float" office:value="388" calcext:value-type="float">
            <text:p>388</text:p>
          </table:table-cell>
          <table:table-cell office:value-type="float" office:value="9.35" calcext:value-type="float">
            <text:p>9.35</text:p>
          </table:table-cell>
          <table:table-cell office:value-type="float" office:value="122.13998" calcext:value-type="float">
            <text:p>122.13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2.11687" calcext:value-type="float">
            <text:p>192.11687</text:p>
          </table:table-cell>
          <table:table-cell office:value-type="float" office:value="12.244534" calcext:value-type="float">
            <text:p>12.244534</text:p>
          </table:table-cell>
          <table:table-cell office:value-type="float" office:value="117.03" calcext:value-type="float">
            <text:p>117.03</text:p>
          </table:table-cell>
          <table:table-cell office:value-type="float" office:value="12.285941" calcext:value-type="float">
            <text:p>12.285941</text:p>
          </table:table-cell>
          <table:table-cell office:value-type="float" office:value="107.22734" calcext:value-type="float">
            <text:p>107.22734</text:p>
          </table:table-cell>
          <table:table-cell office:value-type="float" office:value="23" calcext:value-type="float">
            <text:p>23</text:p>
          </table:table-cell>
          <table:table-cell office:value-type="float" office:value="134.87495" calcext:value-type="float">
            <text:p>134.87495</text:p>
          </table:table-cell>
          <table:table-cell office:value-type="float" office:value="23.000021" calcext:value-type="float">
            <text:p>23.000021</text:p>
          </table:table-cell>
          <table:table-cell office:value-type="float" office:value="144.99998" calcext:value-type="float">
            <text:p>144.99998</text:p>
          </table:table-cell>
          <table:table-cell office:value-type="float" office:value="23.000553" calcext:value-type="float">
            <text:p>23.000553</text:p>
          </table:table-cell>
          <table:table-cell office:value-type="float" office:value="215.86667" calcext:value-type="float">
            <text:p>215.86667</text:p>
          </table:table-cell>
          <table:table-cell office:value-type="float" office:value="23" calcext:value-type="float">
            <text:p>23</text:p>
          </table:table-cell>
          <table:table-cell office:value-type="float" office:value="81.19158" calcext:value-type="float">
            <text:p>81.19158</text:p>
          </table:table-cell>
          <table:table-cell office:value-type="float" office:value="17.230831" calcext:value-type="float">
            <text:p>17.230831</text:p>
          </table:table-cell>
          <table:table-cell office:value-type="float" office:value="359.52045" calcext:value-type="float">
            <text:p>359.52045</text:p>
          </table:table-cell>
          <table:table-cell office:value-type="float" office:value="16.516666" calcext:value-type="float">
            <text:p>16.516666</text:p>
          </table:table-cell>
          <table:table-cell office:value-type="float" office:value="183.64" calcext:value-type="float">
            <text:p>183.64</text:p>
          </table:table-cell>
          <table:table-cell office:value-type="float" office:value="18.113735" calcext:value-type="float">
            <text:p>18.113735</text:p>
          </table:table-cell>
          <table:table-cell office:value-type="float" office:value="189.18663" calcext:value-type="float">
            <text:p>189.18663</text:p>
          </table:table-cell>
          <table:table-cell office:value-type="float" office:value="18.84346" calcext:value-type="float">
            <text:p>18.84346</text:p>
          </table:table-cell>
          <table:table-cell office:value-type="float" office:value="119.38227" calcext:value-type="float">
            <text:p>119.38227</text:p>
          </table:table-cell>
          <table:table-cell office:value-type="float" office:value="18.608334" calcext:value-type="float">
            <text:p>18.608334</text:p>
          </table:table-cell>
          <table:table-cell office:value-type="float" office:value="111.27707" calcext:value-type="float">
            <text:p>111.27707</text:p>
          </table:table-cell>
          <table:table-cell office:value-type="float" office:value="18.941668" calcext:value-type="float">
            <text:p>18.941668</text:p>
          </table:table-cell>
          <table:table-cell office:value-type="float" office:value="339.26514" calcext:value-type="float">
            <text:p>339.26514</text:p>
          </table:table-cell>
          <table:table-cell office:value-type="float" office:value="19.275" calcext:value-type="float">
            <text:p>19.275</text:p>
          </table:table-cell>
          <table:table-cell office:value-type="float" office:value="84.002686" calcext:value-type="float">
            <text:p>84.002686</text:p>
          </table:table-cell>
          <table:table-cell office:value-type="float" office:value="20.96103" calcext:value-type="float">
            <text:p>20.96103</text:p>
          </table:table-cell>
          <table:table-cell office:value-type="float" office:value="368.83" calcext:value-type="float">
            <text:p>368.83</text:p>
          </table:table-cell>
          <table:table-cell office:value-type="float" office:value="7.881868" calcext:value-type="float">
            <text:p>7.881868</text:p>
          </table:table-cell>
          <table:table-cell office:value-type="float" office:value="289.1202" calcext:value-type="float">
            <text:p>289.1202</text:p>
          </table:table-cell>
          <table:table-cell office:value-type="float" office:value="8.066667" calcext:value-type="float">
            <text:p>8.066667</text:p>
          </table:table-cell>
          <table:table-cell office:value-type="float" office:value="147.82693" calcext:value-type="float">
            <text:p>147.82693</text:p>
          </table:table-cell>
          <table:table-cell office:value-type="float" office:value="8.661879" calcext:value-type="float">
            <text:p>8.661879</text:p>
          </table:table-cell>
          <table:table-cell office:value-type="float" office:value="149.09985" calcext:value-type="float">
            <text:p>149.09985</text:p>
          </table:table-cell>
          <table:table-cell office:value-type="float" office:value="9.074452" calcext:value-type="float">
            <text:p>9.074452</text:p>
          </table:table-cell>
          <table:table-cell office:value-type="float" office:value="123.381874" calcext:value-type="float">
            <text:p>123.381874</text:p>
          </table:table-cell>
          <table:table-cell office:value-type="float" office:value="7.8169036" calcext:value-type="float">
            <text:p>7.8169036</text:p>
          </table:table-cell>
          <table:table-cell office:value-type="float" office:value="152.98972" calcext:value-type="float">
            <text:p>152.98972</text:p>
          </table:table-cell>
          <table:table-cell office:value-type="float" office:value="7.5502043" calcext:value-type="float">
            <text:p>7.5502043</text:p>
          </table:table-cell>
          <table:table-cell office:value-type="float" office:value="324.54034" calcext:value-type="float">
            <text:p>324.54034</text:p>
          </table:table-cell>
          <table:table-cell office:value-type="float" office:value="8.009583" calcext:value-type="float">
            <text:p>8.009583</text:p>
          </table:table-cell>
          <table:table-cell office:value-type="float" office:value="376.39" calcext:value-type="float">
            <text:p>376.39</text:p>
          </table:table-cell>
          <table:table-cell office:value-type="float" office:value="8.216666" calcext:value-type="float">
            <text:p>8.216666</text:p>
          </table:table-cell>
          <table:table-cell office:value-type="float" office:value="141.69345" calcext:value-type="float">
            <text:p>141.69345</text:p>
          </table:table-cell>
          <table:table-cell office:value-type="float" office:value="15.471666" calcext:value-type="float">
            <text:p>15.471666</text:p>
          </table:table-cell>
          <table:table-cell office:value-type="float" office:value="358.3" calcext:value-type="float">
            <text:p>358.3</text:p>
          </table:table-cell>
          <table:table-cell office:value-type="float" office:value="15.016666" calcext:value-type="float">
            <text:p>15.016666</text:p>
          </table:table-cell>
          <table:table-cell office:value-type="float" office:value="146.96994" calcext:value-type="float">
            <text:p>146.96994</text:p>
          </table:table-cell>
          <table:table-cell office:value-type="float" office:value="15.35" calcext:value-type="float">
            <text:p>15.35</text:p>
          </table:table-cell>
          <table:table-cell office:value-type="float" office:value="121.31033" calcext:value-type="float">
            <text:p>121.31033</text:p>
          </table:table-cell>
          <table:table-cell office:value-type="float" office:value="17.185184" calcext:value-type="float">
            <text:p>17.185184</text:p>
          </table:table-cell>
          <table:table-cell office:value-type="float" office:value="185.87851" calcext:value-type="float">
            <text:p>185.8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140.91998" calcext:value-type="float">
            <text:p>140.91998</text:p>
          </table:table-cell>
          <table:table-cell office:value-type="float" office:value="9.289666" calcext:value-type="float">
            <text:p>9.289666</text:p>
          </table:table-cell>
          <table:table-cell office:value-type="float" office:value="372.88" calcext:value-type="float">
            <text:p>372.88</text:p>
          </table:table-cell>
          <table:table-cell office:value-type="float" office:value="10.222746" calcext:value-type="float">
            <text:p>10.222746</text:p>
          </table:table-cell>
          <table:table-cell office:value-type="float" office:value="372.87997" calcext:value-type="float">
            <text:p>372.87997</text:p>
          </table:table-cell>
          <table:table-cell office:value-type="float" office:value="9.816667" calcext:value-type="float">
            <text:p>9.816667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3.116667" calcext:value-type="float">
            <text:p>13.116667</text:p>
          </table:table-cell>
          <table:table-cell office:value-type="float" office:value="255.61687" calcext:value-type="float">
            <text:p>255.61687</text:p>
          </table:table-cell>
          <table:table-cell office:value-type="float" office:value="12.538799" calcext:value-type="float">
            <text:p>12.538799</text:p>
          </table:table-cell>
          <table:table-cell office:value-type="float" office:value="385.0913" calcext:value-type="float">
            <text:p>385.0913</text:p>
          </table:table-cell>
          <table:table-cell office:value-type="float" office:value="13.16406" calcext:value-type="float">
            <text:p>13.16406</text:p>
          </table:table-cell>
          <table:table-cell office:value-type="float" office:value="133.5709" calcext:value-type="float">
            <text:p>133.5709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87495" calcext:value-type="float">
            <text:p>134.87495</text:p>
          </table:table-cell>
          <table:table-cell office:value-type="float" office:value="23.000523" calcext:value-type="float">
            <text:p>23.000523</text:p>
          </table:table-cell>
          <table:table-cell office:value-type="float" office:value="145.45694" calcext:value-type="float">
            <text:p>145.45694</text:p>
          </table:table-cell>
          <table:table-cell office:value-type="float" office:value="23.000872" calcext:value-type="float">
            <text:p>23.000872</text:p>
          </table:table-cell>
          <table:table-cell office:value-type="float" office:value="215.86667" calcext:value-type="float">
            <text:p>215.86667</text:p>
          </table:table-cell>
          <table:table-cell office:value-type="float" office:value="23.001" calcext:value-type="float">
            <text:p>23.001</text:p>
          </table:table-cell>
          <table:table-cell office:value-type="float" office:value="81.19158" calcext:value-type="float">
            <text:p>81.19158</text:p>
          </table:table-cell>
          <table:table-cell office:value-type="float" office:value="17.244167" calcext:value-type="float">
            <text:p>17.244167</text:p>
          </table:table-cell>
          <table:table-cell office:value-type="float" office:value="371.6704" calcext:value-type="float">
            <text:p>371.6704</text:p>
          </table:table-cell>
          <table:table-cell office:value-type="float" office:value="18.625" calcext:value-type="float">
            <text:p>18.625</text:p>
          </table:table-cell>
          <table:table-cell office:value-type="float" office:value="246.89001" calcext:value-type="float">
            <text:p>246.89001</text:p>
          </table:table-cell>
          <table:table-cell office:value-type="float" office:value="18.858768" calcext:value-type="float">
            <text:p>18.858768</text:p>
          </table:table-cell>
          <table:table-cell office:value-type="float" office:value="189.18663" calcext:value-type="float">
            <text:p>189.18663</text:p>
          </table:table-cell>
          <table:table-cell office:value-type="float" office:value="19.246485" calcext:value-type="float">
            <text:p>19.246485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20.125" calcext:value-type="float">
            <text:p>20.125</text:p>
          </table:table-cell>
          <table:table-cell office:value-type="float" office:value="156.77707" calcext:value-type="float">
            <text:p>156.77707</text:p>
          </table:table-cell>
          <table:table-cell office:value-type="float" office:value="20.458334" calcext:value-type="float">
            <text:p>20.458334</text:p>
          </table:table-cell>
          <table:table-cell office:value-type="float" office:value="339.26514" calcext:value-type="float">
            <text:p>339.26514</text:p>
          </table:table-cell>
          <table:table-cell office:value-type="float" office:value="20.791666" calcext:value-type="float">
            <text:p>20.791666</text:p>
          </table:table-cell>
          <table:table-cell office:value-type="float" office:value="84.002686" calcext:value-type="float">
            <text:p>84.002686</text:p>
          </table:table-cell>
          <table:table-cell office:value-type="float" office:value="21.105207" calcext:value-type="float">
            <text:p>21.105207</text:p>
          </table:table-cell>
          <table:table-cell office:value-type="float" office:value="373.15533" calcext:value-type="float">
            <text:p>373.15533</text:p>
          </table:table-cell>
          <table:table-cell office:value-type="float" office:value="8.183826" calcext:value-type="float">
            <text:p>8.183826</text:p>
          </table:table-cell>
          <table:table-cell office:value-type="float" office:value="298.17896" calcext:value-type="float">
            <text:p>298.17896</text:p>
          </table:table-cell>
          <table:table-cell office:value-type="float" office:value="8.85" calcext:value-type="float">
            <text:p>8.85</text:p>
          </table:table-cell>
          <table:table-cell office:value-type="float" office:value="147.82693" calcext:value-type="float">
            <text:p>147.82693</text:p>
          </table:table-cell>
          <table:table-cell office:value-type="float" office:value="8.924132" calcext:value-type="float">
            <text:p>8.924132</text:p>
          </table:table-cell>
          <table:table-cell office:value-type="float" office:value="156.96747" calcext:value-type="float">
            <text:p>156.96747</text:p>
          </table:table-cell>
          <table:table-cell office:value-type="float" office:value="9.3797245" calcext:value-type="float">
            <text:p>9.3797245</text:p>
          </table:table-cell>
          <table:table-cell office:value-type="float" office:value="132.54004" calcext:value-type="float">
            <text:p>132.54004</text:p>
          </table:table-cell>
          <table:table-cell office:value-type="float" office:value="7.975325" calcext:value-type="float">
            <text:p>7.975325</text:p>
          </table:table-cell>
          <table:table-cell office:value-type="float" office:value="297.3038" calcext:value-type="float">
            <text:p>297.3038</text:p>
          </table:table-cell>
          <table:table-cell office:value-type="float" office:value="7.5666585" calcext:value-type="float">
            <text:p>7.5666585</text:p>
          </table:table-cell>
          <table:table-cell office:value-type="float" office:value="339.52933" calcext:value-type="float">
            <text:p>339.52933</text:p>
          </table:table-cell>
          <table:table-cell office:value-type="float" office:value="8.396584" calcext:value-type="float">
            <text:p>8.396584</text:p>
          </table:table-cell>
          <table:table-cell office:value-type="float" office:value="388" calcext:value-type="float">
            <text:p>388</text:p>
          </table:table-cell>
          <table:table-cell office:value-type="float" office:value="8.983334" calcext:value-type="float">
            <text:p>8.983334</text:p>
          </table:table-cell>
          <table:table-cell office:value-type="float" office:value="141.69345" calcext:value-type="float">
            <text:p>141.69345</text:p>
          </table:table-cell>
          <table:table-cell office:value-type="float" office:value="16.461666" calcext:value-type="float">
            <text:p>16.461666</text:p>
          </table:table-cell>
          <table:table-cell office:value-type="float" office:value="388" calcext:value-type="float">
            <text:p>388</text:p>
          </table:table-cell>
          <table:table-cell office:value-type="float" office:value="17.583334" calcext:value-type="float">
            <text:p>17.583334</text:p>
          </table:table-cell>
          <table:table-cell office:value-type="float" office:value="146.96994" calcext:value-type="float">
            <text:p>146.96994</text:p>
          </table:table-cell>
          <table:table-cell office:value-type="float" office:value="17.916666" calcext:value-type="float">
            <text:p>17.916666</text:p>
          </table:table-cell>
          <table:table-cell office:value-type="float" office:value="121.31033" calcext:value-type="float">
            <text:p>121.31033</text:p>
          </table:table-cell>
          <table:table-cell office:value-type="float" office:value="18.090857" calcext:value-type="float">
            <text:p>18.090857</text:p>
          </table:table-cell>
          <table:table-cell office:value-type="float" office:value="185.87851" calcext:value-type="float">
            <text:p>185.8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9.6" calcext:value-type="float">
            <text:p>9.6</text:p>
          </table:table-cell>
          <table:table-cell office:value-type="float" office:value="140.91998" calcext:value-type="float">
            <text:p>140.91998</text:p>
          </table:table-cell>
          <table:table-cell office:value-type="float" office:value="9.793667" calcext:value-type="float">
            <text:p>9.793667</text:p>
          </table:table-cell>
          <table:table-cell office:value-type="float" office:value="388" calcext:value-type="float">
            <text:p>388</text:p>
          </table:table-cell>
          <table:table-cell office:value-type="float" office:value="10.225902" calcext:value-type="float">
            <text:p>10.225902</text:p>
          </table:table-cell>
          <table:table-cell office:value-type="float" office:value="372.97464" calcext:value-type="float">
            <text:p>372.97464</text:p>
          </table:table-cell>
          <table:table-cell office:value-type="float" office:value="10.6" calcext:value-type="float">
            <text:p>10.6</text:p>
          </table:table-cell>
          <table:table-cell office:value-type="float" office:value="107.01999" calcext:value-type="float">
            <text:p>107.01999</text:p>
          </table:table-cell>
        </table:table-row>
        <table:table-row table:style-name="ro1">
          <table:table-cell office:value-type="float" office:value="16.058062" calcext:value-type="float">
            <text:p>16.058062</text:p>
          </table:table-cell>
          <table:table-cell office:value-type="float" office:value="241.84686" calcext:value-type="float">
            <text:p>241.84686</text:p>
          </table:table-cell>
          <table:table-cell office:value-type="float" office:value="15.494282" calcext:value-type="float">
            <text:p>15.494282</text:p>
          </table:table-cell>
          <table:table-cell office:value-type="float" office:value="371.3213" calcext:value-type="float">
            <text:p>371.3213</text:p>
          </table:table-cell>
          <table:table-cell office:value-type="float" office:value="14.208333" calcext:value-type="float">
            <text:p>14.208333</text:p>
          </table:table-cell>
          <table:table-cell office:value-type="float" office:value="119.800934" calcext:value-type="float">
            <text:p>119.80093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74495" calcext:value-type="float">
            <text:p>102.7449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13.326935" calcext:value-type="float">
            <text:p>113.32693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83.73666" calcext:value-type="float">
            <text:p>183.73666</text:p>
          </table:table-cell>
          <table:table-cell office:value-type="float" office:value="23.99349" calcext:value-type="float">
            <text:p>23.99349</text:p>
          </table:table-cell>
          <table:table-cell office:value-type="float" office:value="49.061577" calcext:value-type="float">
            <text:p>49.061577</text:p>
          </table:table-cell>
          <table:table-cell office:value-type="float" office:value="18.716667" calcext:value-type="float">
            <text:p>18.716667</text:p>
          </table:table-cell>
          <table:table-cell office:value-type="float" office:value="357.90036" calcext:value-type="float">
            <text:p>357.90036</text:p>
          </table:table-cell>
          <table:table-cell office:value-type="float" office:value="19.05" calcext:value-type="float">
            <text:p>19.05</text:p>
          </table:table-cell>
          <table:table-cell office:value-type="float" office:value="233.12004" calcext:value-type="float">
            <text:p>233.12004</text:p>
          </table:table-cell>
          <table:table-cell office:value-type="float" office:value="19.383333" calcext:value-type="float">
            <text:p>19.383333</text:p>
          </table:table-cell>
          <table:table-cell office:value-type="float" office:value="175.41666" calcext:value-type="float">
            <text:p>175.41666</text:p>
          </table:table-cell>
          <table:table-cell office:value-type="float" office:value="21.22686" calcext:value-type="float">
            <text:p>21.22686</text:p>
          </table:table-cell>
          <table:table-cell office:value-type="float" office:value="117.70297" calcext:value-type="float">
            <text:p>117.70297</text:p>
          </table:table-cell>
          <table:table-cell office:value-type="float" office:value="20.725" calcext:value-type="float">
            <text:p>20.725</text:p>
          </table:table-cell>
          <table:table-cell office:value-type="float" office:value="137.33705" calcext:value-type="float">
            <text:p>137.33705</text:p>
          </table:table-cell>
          <table:table-cell office:value-type="float" office:value="21.878456" calcext:value-type="float">
            <text:p>21.878456</text:p>
          </table:table-cell>
          <table:table-cell office:value-type="float" office:value="319.8252" calcext:value-type="float">
            <text:p>319.8252</text:p>
          </table:table-cell>
          <table:table-cell office:value-type="float" office:value="21.681572" calcext:value-type="float">
            <text:p>21.681572</text:p>
          </table:table-cell>
          <table:table-cell office:value-type="float" office:value="64.56267" calcext:value-type="float">
            <text:p>64.56267</text:p>
          </table:table-cell>
          <table:table-cell office:value-type="float" office:value="21.725" calcext:value-type="float">
            <text:p>21.725</text:p>
          </table:table-cell>
          <table:table-cell office:value-type="float" office:value="353.71533" calcext:value-type="float">
            <text:p>353.71533</text:p>
          </table:table-cell>
          <table:table-cell office:value-type="float" office:value="9.531392" calcext:value-type="float">
            <text:p>9.531392</text:p>
          </table:table-cell>
          <table:table-cell office:value-type="float" office:value="282.51895" calcext:value-type="float">
            <text:p>282.51895</text:p>
          </table:table-cell>
          <table:table-cell office:value-type="float" office:value="9.333333" calcext:value-type="float">
            <text:p>9.333333</text:p>
          </table:table-cell>
          <table:table-cell office:value-type="float" office:value="132.16696" calcext:value-type="float">
            <text:p>132.16696</text:p>
          </table:table-cell>
          <table:table-cell office:value-type="float" office:value="9.914597" calcext:value-type="float">
            <text:p>9.914597</text:p>
          </table:table-cell>
          <table:table-cell office:value-type="float" office:value="141.30746" calcext:value-type="float">
            <text:p>141.30746</text:p>
          </table:table-cell>
          <table:table-cell office:value-type="float" office:value="10" calcext:value-type="float">
            <text:p>10</text:p>
          </table:table-cell>
          <table:table-cell office:value-type="float" office:value="116.88003" calcext:value-type="float">
            <text:p>116.88003</text:p>
          </table:table-cell>
          <table:table-cell office:value-type="float" office:value="8.483334" calcext:value-type="float">
            <text:p>8.483334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8.816667" calcext:value-type="float">
            <text:p>8.816667</text:p>
          </table:table-cell>
          <table:table-cell office:value-type="float" office:value="323.3293" calcext:value-type="float">
            <text:p>323.3293</text:p>
          </table:table-cell>
          <table:table-cell office:value-type="float" office:value="9.246666" calcext:value-type="float">
            <text:p>9.246666</text:p>
          </table:table-cell>
          <table:table-cell office:value-type="float" office:value="371.8" calcext:value-type="float">
            <text:p>371.8</text:p>
          </table:table-cell>
          <table:table-cell office:value-type="float" office:value="9.705915" calcext:value-type="float">
            <text:p>9.705915</text:p>
          </table:table-cell>
          <table:table-cell office:value-type="float" office:value="125.493454" calcext:value-type="float">
            <text:p>125.493454</text:p>
          </table:table-cell>
          <table:table-cell office:value-type="float" office:value="17.75" calcext:value-type="float">
            <text:p>17.75</text:p>
          </table:table-cell>
          <table:table-cell office:value-type="float" office:value="371.8" calcext:value-type="float">
            <text:p>371.8</text:p>
          </table:table-cell>
          <table:table-cell office:value-type="float" office:value="18.982006" calcext:value-type="float">
            <text:p>18.982006</text:p>
          </table:table-cell>
          <table:table-cell office:value-type="float" office:value="130.76994" calcext:value-type="float">
            <text:p>130.76994</text:p>
          </table:table-cell>
          <table:table-cell office:value-type="float" office:value="19.261395" calcext:value-type="float">
            <text:p>19.261395</text:p>
          </table:table-cell>
          <table:table-cell office:value-type="float" office:value="105.11034" calcext:value-type="float">
            <text:p>105.11034</text:p>
          </table:table-cell>
          <table:table-cell office:value-type="float" office:value="18.75" calcext:value-type="float">
            <text:p>18.75</text:p>
          </table:table-cell>
          <table:table-cell office:value-type="float" office:value="169.67851" calcext:value-type="float">
            <text:p>169.6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025" calcext:value-type="float">
            <text:p>10.025</text:p>
          </table:table-cell>
          <table:table-cell office:value-type="float" office:value="127.15001" calcext:value-type="float">
            <text:p>127.15001</text:p>
          </table:table-cell>
          <table:table-cell office:value-type="float" office:value="10.450676" calcext:value-type="float">
            <text:p>10.450676</text:p>
          </table:table-cell>
          <table:table-cell office:value-type="float" office:value="374.22998" calcext:value-type="float">
            <text:p>374.22998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359.20462" calcext:value-type="float">
            <text:p>359.20462</text:p>
          </table:table-cell>
          <table:table-cell office:value-type="float" office:value="11.72512" calcext:value-type="float">
            <text:p>11.72512</text:p>
          </table:table-cell>
          <table:table-cell office:value-type="float" office:value="93.250015" calcext:value-type="float">
            <text:p>93.250015</text:p>
          </table:table-cell>
        </table:table-row>
        <table:table-row table:style-name="ro1">
          <table:table-cell office:value-type="float" office:value="16.073177" calcext:value-type="float">
            <text:p>16.073177</text:p>
          </table:table-cell>
          <table:table-cell office:value-type="float" office:value="255.61688" calcext:value-type="float">
            <text:p>255.61688</text:p>
          </table:table-cell>
          <table:table-cell office:value-type="float" office:value="15.512591" calcext:value-type="float">
            <text:p>15.512591</text:p>
          </table:table-cell>
          <table:table-cell office:value-type="float" office:value="388" calcext:value-type="float">
            <text:p>388</text:p>
          </table:table-cell>
          <table:table-cell office:value-type="float" office:value="16.75" calcext:value-type="float">
            <text:p>16.75</text:p>
          </table:table-cell>
          <table:table-cell office:value-type="float" office:value="119.800934" calcext:value-type="float">
            <text:p>119.800934</text:p>
          </table:table-cell>
          <table:table-cell office:value-type="float" office:value="24" calcext:value-type="float">
            <text:p>24</text:p>
          </table:table-cell>
          <table:table-cell office:value-type="float" office:value="102.74495" calcext:value-type="float">
            <text:p>102.74495</text:p>
          </table:table-cell>
          <table:table-cell office:value-type="float" office:value="24" calcext:value-type="float">
            <text:p>24</text:p>
          </table:table-cell>
          <table:table-cell office:value-type="float" office:value="113.326935" calcext:value-type="float">
            <text:p>113.326935</text:p>
          </table:table-cell>
          <table:table-cell office:value-type="float" office:value="24" calcext:value-type="float">
            <text:p>24</text:p>
          </table:table-cell>
          <table:table-cell office:value-type="float" office:value="183.73666" calcext:value-type="float">
            <text:p>183.73666</text:p>
          </table:table-cell>
          <table:table-cell office:value-type="float" office:value="23.993624" calcext:value-type="float">
            <text:p>23.993624</text:p>
          </table:table-cell>
          <table:table-cell office:value-type="float" office:value="49.061577" calcext:value-type="float">
            <text:p>49.061577</text:p>
          </table:table-cell>
          <table:table-cell office:value-type="float" office:value="20.783333" calcext:value-type="float">
            <text:p>20.783333</text:p>
          </table:table-cell>
          <table:table-cell office:value-type="float" office:value="357.90036" calcext:value-type="float">
            <text:p>357.90036</text:p>
          </table:table-cell>
          <table:table-cell office:value-type="float" office:value="21.116667" calcext:value-type="float">
            <text:p>21.116667</text:p>
          </table:table-cell>
          <table:table-cell office:value-type="float" office:value="233.12004" calcext:value-type="float">
            <text:p>233.12004</text:p>
          </table:table-cell>
          <table:table-cell office:value-type="float" office:value="21.45" calcext:value-type="float">
            <text:p>21.45</text:p>
          </table:table-cell>
          <table:table-cell office:value-type="float" office:value="175.41666" calcext:value-type="float">
            <text:p>175.41666</text:p>
          </table:table-cell>
          <table:table-cell office:value-type="float" office:value="21.24204" calcext:value-type="float">
            <text:p>21.24204</text:p>
          </table:table-cell>
          <table:table-cell office:value-type="float" office:value="131.53229" calcext:value-type="float">
            <text:p>131.53229</text:p>
          </table:table-cell>
          <table:table-cell office:value-type="float" office:value="23" calcext:value-type="float">
            <text:p>23</text:p>
          </table:table-cell>
          <table:table-cell office:value-type="float" office:value="137.33705" calcext:value-type="float">
            <text:p>137.33705</text:p>
          </table:table-cell>
          <table:table-cell office:value-type="float" office:value="22.179876" calcext:value-type="float">
            <text:p>22.179876</text:p>
          </table:table-cell>
          <table:table-cell office:value-type="float" office:value="328.86774" calcext:value-type="float">
            <text:p>328.86774</text:p>
          </table:table-cell>
          <table:table-cell office:value-type="float" office:value="22.230772" calcext:value-type="float">
            <text:p>22.230772</text:p>
          </table:table-cell>
          <table:table-cell office:value-type="float" office:value="81.038666" calcext:value-type="float">
            <text:p>81.038666</text:p>
          </table:table-cell>
          <table:table-cell office:value-type="float" office:value="23" calcext:value-type="float">
            <text:p>23</text:p>
          </table:table-cell>
          <table:table-cell office:value-type="float" office:value="353.71533" calcext:value-type="float">
            <text:p>353.71533</text:p>
          </table:table-cell>
          <table:table-cell office:value-type="float" office:value="9.647184" calcext:value-type="float">
            <text:p>9.647184</text:p>
          </table:table-cell>
          <table:table-cell office:value-type="float" office:value="388" calcext:value-type="float">
            <text:p>388</text:p>
          </table:table-cell>
          <table:table-cell office:value-type="float" office:value="10.1" calcext:value-type="float">
            <text:p>10.1</text:p>
          </table:table-cell>
          <table:table-cell office:value-type="float" office:value="132.16696" calcext:value-type="float">
            <text:p>132.16696</text:p>
          </table:table-cell>
          <table:table-cell office:value-type="float" office:value="10.185404" calcext:value-type="float">
            <text:p>10.185404</text:p>
          </table:table-cell>
          <table:table-cell office:value-type="float" office:value="388" calcext:value-type="float">
            <text:p>388</text:p>
          </table:table-cell>
          <table:table-cell office:value-type="float" office:value="10.766666" calcext:value-type="float">
            <text:p>10.766666</text:p>
          </table:table-cell>
          <table:table-cell office:value-type="float" office:value="116.88003" calcext:value-type="float">
            <text:p>116.88003</text:p>
          </table:table-cell>
          <table:table-cell office:value-type="float" office:value="9.216666" calcext:value-type="float">
            <text:p>9.216666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9.55" calcext:value-type="float">
            <text:p>9.55</text:p>
          </table:table-cell>
          <table:table-cell office:value-type="float" office:value="323.3293" calcext:value-type="float">
            <text:p>323.3293</text:p>
          </table:table-cell>
          <table:table-cell office:value-type="float" office:value="9.786667" calcext:value-type="float">
            <text:p>9.786667</text:p>
          </table:table-cell>
          <table:table-cell office:value-type="float" office:value="388" calcext:value-type="float">
            <text:p>388</text:p>
          </table:table-cell>
          <table:table-cell office:value-type="float" office:value="9.994084" calcext:value-type="float">
            <text:p>9.994084</text:p>
          </table:table-cell>
          <table:table-cell office:value-type="float" office:value="388" calcext:value-type="float">
            <text:p>388</text:p>
          </table:table-cell>
          <table:table-cell office:value-type="float" office:value="19.75" calcext:value-type="float">
            <text:p>19.75</text:p>
          </table:table-cell>
          <table:table-cell office:value-type="float" office:value="371.8" calcext:value-type="float">
            <text:p>371.8</text:p>
          </table:table-cell>
          <table:table-cell office:value-type="float" office:value="19.837637" calcext:value-type="float">
            <text:p>19.837637</text:p>
          </table:table-cell>
          <table:table-cell office:value-type="float" office:value="156.43887" calcext:value-type="float">
            <text:p>156.43887</text:p>
          </table:table-cell>
          <table:table-cell office:value-type="float" office:value="19.571938" calcext:value-type="float">
            <text:p>19.571938</text:p>
          </table:table-cell>
          <table:table-cell office:value-type="float" office:value="388" calcext:value-type="float">
            <text:p>388</text:p>
          </table:table-cell>
          <table:table-cell office:value-type="float" office:value="20.75" calcext:value-type="float">
            <text:p>20.75</text:p>
          </table:table-cell>
          <table:table-cell office:value-type="float" office:value="169.67851" calcext:value-type="float">
            <text:p>169.67851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0.733334" calcext:value-type="float">
            <text:p>10.733334</text:p>
          </table:table-cell>
          <table:table-cell office:value-type="float" office:value="127.15001" calcext:value-type="float">
            <text:p>127.15001</text:p>
          </table:table-cell>
          <table:table-cell office:value-type="float" office:value="10.9096775" calcext:value-type="float">
            <text:p>10.9096775</text:p>
          </table:table-cell>
          <table:table-cell office:value-type="float" office:value="388" calcext:value-type="float">
            <text:p>388</text:p>
          </table:table-cell>
          <table:table-cell office:value-type="float" office:value="11.4" calcext:value-type="float">
            <text:p>11.4</text:p>
          </table:table-cell>
          <table:table-cell office:value-type="float" office:value="380.45462" calcext:value-type="float">
            <text:p>380.45462</text:p>
          </table:table-cell>
          <table:table-cell office:value-type="float" office:value="11.732311" calcext:value-type="float">
            <text:p>11.732311</text:p>
          </table:table-cell>
          <table:table-cell office:value-type="float" office:value="99.801254" calcext:value-type="float">
            <text:p>99.801254</text:p>
          </table:table-cell>
        </table:table-row>
        <table:table-row table:style-name="ro1">
          <table:table-cell office:value-type="float" office:value="17.315105" calcext:value-type="float">
            <text:p>17.315105</text:p>
          </table:table-cell>
          <table:table-cell office:value-type="float" office:value="241.84691" calcext:value-type="float">
            <text:p>241.84691</text:p>
          </table:table-cell>
          <table:table-cell office:value-type="float" office:value="16.841667" calcext:value-type="float">
            <text:p>16.841667</text:p>
          </table:table-cell>
          <table:table-cell office:value-type="float" office:value="374.22995" calcext:value-type="float">
            <text:p>374.22995</text:p>
          </table:table-cell>
          <table:table-cell office:value-type="float" office:value="18.250774" calcext:value-type="float">
            <text:p>18.250774</text:p>
          </table:table-cell>
          <table:table-cell office:value-type="float" office:value="106.03096" calcext:value-type="float">
            <text:p>106.0309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041666" calcext:value-type="float">
            <text:p>21.041666</text:p>
          </table:table-cell>
          <table:table-cell office:value-type="float" office:value="349.53036" calcext:value-type="float">
            <text:p>349.53036</text:p>
          </table:table-cell>
          <table:table-cell office:value-type="float" office:value="21.505432" calcext:value-type="float">
            <text:p>21.505432</text:p>
          </table:table-cell>
          <table:table-cell office:value-type="float" office:value="224.75005" calcext:value-type="float">
            <text:p>224.75005</text:p>
          </table:table-cell>
          <table:table-cell office:value-type="float" office:value="21.708334" calcext:value-type="float">
            <text:p>21.708334</text:p>
          </table:table-cell>
          <table:table-cell office:value-type="float" office:value="167.04666" calcext:value-type="float">
            <text:p>167.04666</text:p>
          </table:table-cell>
          <table:table-cell office:value-type="float" office:value="22.201199" calcext:value-type="float">
            <text:p>22.201199</text:p>
          </table:table-cell>
          <table:table-cell office:value-type="float" office:value="123.16229" calcext:value-type="float">
            <text:p>123.16229</text:p>
          </table:table-cell>
          <table:table-cell office:value-type="float" office:value="23.99523" calcext:value-type="float">
            <text:p>23.99523</text:p>
          </table:table-cell>
          <table:table-cell office:value-type="float" office:value="105.20705" calcext:value-type="float">
            <text:p>105.207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6.73773" calcext:value-type="float">
            <text:p>296.73773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48.90866" calcext:value-type="float">
            <text:p>48.9086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1.58533" calcext:value-type="float">
            <text:p>321.58533</text:p>
          </table:table-cell>
          <table:table-cell office:value-type="float" office:value="13.712547" calcext:value-type="float">
            <text:p>13.71254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0.591666" calcext:value-type="float">
            <text:p>10.591666</text:p>
          </table:table-cell>
          <table:table-cell office:value-type="float" office:value="116.236984" calcext:value-type="float">
            <text:p>116.236984</text:p>
          </table:table-cell>
          <table:table-cell office:value-type="float" office:value="15.034023" calcext:value-type="float">
            <text:p>15.03402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1.258333" calcext:value-type="float">
            <text:p>11.258333</text:p>
          </table:table-cell>
          <table:table-cell office:value-type="float" office:value="100.95002" calcext:value-type="float">
            <text:p>100.95002</text:p>
          </table:table-cell>
          <table:table-cell office:value-type="float" office:value="9.870185" calcext:value-type="float">
            <text:p>9.870185</text:p>
          </table:table-cell>
          <table:table-cell office:value-type="float" office:value="264.63376" calcext:value-type="float">
            <text:p>264.63376</text:p>
          </table:table-cell>
          <table:table-cell office:value-type="float" office:value="10.058333" calcext:value-type="float">
            <text:p>10.058333</text:p>
          </table:table-cell>
          <table:table-cell office:value-type="float" office:value="306.8593" calcext:value-type="float">
            <text:p>306.8593</text:p>
          </table:table-cell>
          <table:table-cell office:value-type="float" office:value="10.391666" calcext:value-type="float">
            <text:p>10.391666</text:p>
          </table:table-cell>
          <table:table-cell office:value-type="float" office:value="371.53" calcext:value-type="float">
            <text:p>371.53</text:p>
          </table:table-cell>
          <table:table-cell office:value-type="float" office:value="10.725" calcext:value-type="float">
            <text:p>10.725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0.191668" calcext:value-type="float">
            <text:p>20.191668</text:p>
          </table:table-cell>
          <table:table-cell office:value-type="float" office:value="357.48996" calcext:value-type="float">
            <text:p>357.48996</text:p>
          </table:table-cell>
          <table:table-cell office:value-type="float" office:value="20.525" calcext:value-type="float">
            <text:p>20.525</text:p>
          </table:table-cell>
          <table:table-cell office:value-type="float" office:value="142.1289" calcext:value-type="float">
            <text:p>142.1289</text:p>
          </table:table-cell>
          <table:table-cell office:value-type="float" office:value="21.333813" calcext:value-type="float">
            <text:p>21.333813</text:p>
          </table:table-cell>
          <table:table-cell office:value-type="float" office:value="373.68997" calcext:value-type="float">
            <text:p>373.68997</text:p>
          </table:table-cell>
          <table:table-cell office:value-type="float" office:value="21.48787" calcext:value-type="float">
            <text:p>21.48787</text:p>
          </table:table-cell>
          <table:table-cell office:value-type="float" office:value="155.36848" calcext:value-type="float">
            <text:p>155.368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109.060005" calcext:value-type="float">
            <text:p>109.060005</text:p>
          </table:table-cell>
          <table:table-cell office:value-type="float" office:value="11.627666" calcext:value-type="float">
            <text:p>11.627666</text:p>
          </table:table-cell>
          <table:table-cell office:value-type="float" office:value="369.91" calcext:value-type="float">
            <text:p>369.91</text:p>
          </table:table-cell>
          <table:table-cell office:value-type="float" office:value="11.958333" calcext:value-type="float">
            <text:p>11.958333</text:p>
          </table:table-cell>
          <table:table-cell office:value-type="float" office:value="362.36462" calcext:value-type="float">
            <text:p>362.36462</text:p>
          </table:table-cell>
          <table:table-cell office:value-type="float" office:value="12.291667" calcext:value-type="float">
            <text:p>12.291667</text:p>
          </table:table-cell>
          <table:table-cell office:value-type="float" office:value="81.71125" calcext:value-type="float">
            <text:p>81.71125</text:p>
          </table:table-cell>
        </table:table-row>
        <table:table-row table:style-name="ro1">
          <table:table-cell office:value-type="float" office:value="17.330223" calcext:value-type="float">
            <text:p>17.330223</text:p>
          </table:table-cell>
          <table:table-cell office:value-type="float" office:value="255.6169" calcext:value-type="float">
            <text:p>255.6169</text:p>
          </table:table-cell>
          <table:table-cell office:value-type="float" office:value="19.008333" calcext:value-type="float">
            <text:p>19.008333</text:p>
          </table:table-cell>
          <table:table-cell office:value-type="float" office:value="374.22995" calcext:value-type="float">
            <text:p>374.22995</text:p>
          </table:table-cell>
          <table:table-cell office:value-type="float" office:value="18.265892" calcext:value-type="float">
            <text:p>18.265892</text:p>
          </table:table-cell>
          <table:table-cell office:value-type="float" office:value="119.80095" calcext:value-type="float">
            <text:p>119.800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1.333334" calcext:value-type="float">
            <text:p>21.333334</text:p>
          </table:table-cell>
          <table:table-cell office:value-type="float" office:value="349.53036" calcext:value-type="float">
            <text:p>349.53036</text:p>
          </table:table-cell>
          <table:table-cell office:value-type="float" office:value="21.536234" calcext:value-type="float">
            <text:p>21.536234</text:p>
          </table:table-cell>
          <table:table-cell office:value-type="float" office:value="252.81041" calcext:value-type="float">
            <text:p>252.81041</text:p>
          </table:table-cell>
          <table:table-cell office:value-type="float" office:value="22" calcext:value-type="float">
            <text:p>22</text:p>
          </table:table-cell>
          <table:table-cell office:value-type="float" office:value="167.04666" calcext:value-type="float">
            <text:p>167.04666</text:p>
          </table:table-cell>
          <table:table-cell office:value-type="float" office:value="22.210388" calcext:value-type="float">
            <text:p>22.210388</text:p>
          </table:table-cell>
          <table:table-cell office:value-type="float" office:value="131.53229" calcext:value-type="float">
            <text:p>131.53229</text:p>
          </table:table-cell>
          <table:table-cell office:value-type="float" office:value="23.996193" calcext:value-type="float">
            <text:p>23.996193</text:p>
          </table:table-cell>
          <table:table-cell office:value-type="float" office:value="105.23595" calcext:value-type="float">
            <text:p>105.23595</text:p>
          </table:table-cell>
          <table:table-cell office:value-type="float" office:value="24" calcext:value-type="float">
            <text:p>24</text:p>
          </table:table-cell>
          <table:table-cell office:value-type="float" office:value="296.73773" calcext:value-type="float">
            <text:p>296.73773</text:p>
          </table:table-cell>
          <table:table-cell office:value-type="float" office:value="24" calcext:value-type="float">
            <text:p>24</text:p>
          </table:table-cell>
          <table:table-cell office:value-type="float" office:value="48.90866" calcext:value-type="float">
            <text:p>48.90866</text:p>
          </table:table-cell>
          <table:table-cell office:value-type="float" office:value="24" calcext:value-type="float">
            <text:p>24</text:p>
          </table:table-cell>
          <table:table-cell office:value-type="float" office:value="321.58533" calcext:value-type="float">
            <text:p>321.58533</text:p>
          </table:table-cell>
          <table:table-cell office:value-type="float" office:value="13.87912" calcext:value-type="float">
            <text:p>13.87912</text:p>
          </table:table-cell>
          <table:table-cell office:value-type="float" office:value="377.0672" calcext:value-type="float">
            <text:p>377.0672</text:p>
          </table:table-cell>
          <table:table-cell office:value-type="float" office:value="17.666666" calcext:value-type="float">
            <text:p>17.666666</text:p>
          </table:table-cell>
          <table:table-cell office:value-type="float" office:value="116.236984" calcext:value-type="float">
            <text:p>116.236984</text:p>
          </table:table-cell>
          <table:table-cell office:value-type="float" office:value="15.565022" calcext:value-type="float">
            <text:p>15.565022</text:p>
          </table:table-cell>
          <table:table-cell office:value-type="float" office:value="388" calcext:value-type="float">
            <text:p>388</text:p>
          </table:table-cell>
          <table:table-cell office:value-type="float" office:value="18.333334" calcext:value-type="float">
            <text:p>18.333334</text:p>
          </table:table-cell>
          <table:table-cell office:value-type="float" office:value="100.95002" calcext:value-type="float">
            <text:p>100.95002</text:p>
          </table:table-cell>
          <table:table-cell office:value-type="float" office:value="9.888265" calcext:value-type="float">
            <text:p>9.888265</text:p>
          </table:table-cell>
          <table:table-cell office:value-type="float" office:value="281.1038" calcext:value-type="float">
            <text:p>281.1038</text:p>
          </table:table-cell>
          <table:table-cell office:value-type="float" office:value="10.75" calcext:value-type="float">
            <text:p>10.75</text:p>
          </table:table-cell>
          <table:table-cell office:value-type="float" office:value="306.8593" calcext:value-type="float">
            <text:p>306.8593</text:p>
          </table:table-cell>
          <table:table-cell office:value-type="float" office:value="11.083333" calcext:value-type="float">
            <text:p>11.083333</text:p>
          </table:table-cell>
          <table:table-cell office:value-type="float" office:value="371.53" calcext:value-type="float">
            <text:p>371.53</text:p>
          </table:table-cell>
          <table:table-cell office:value-type="float" office:value="11.416667" calcext:value-type="float">
            <text:p>11.416667</text:p>
          </table:table-cell>
          <table:table-cell office:value-type="float" office:value="371.52997" calcext:value-type="float">
            <text:p>371.52997</text:p>
          </table:table-cell>
          <table:table-cell office:value-type="float" office:value="21.158333" calcext:value-type="float">
            <text:p>21.158333</text:p>
          </table:table-cell>
          <table:table-cell office:value-type="float" office:value="357.48996" calcext:value-type="float">
            <text:p>357.48996</text:p>
          </table:table-cell>
          <table:table-cell office:value-type="float" office:value="21.491667" calcext:value-type="float">
            <text:p>21.491667</text:p>
          </table:table-cell>
          <table:table-cell office:value-type="float" office:value="142.1289" calcext:value-type="float">
            <text:p>142.1289</text:p>
          </table:table-cell>
          <table:table-cell office:value-type="float" office:value="21.349522" calcext:value-type="float">
            <text:p>21.349522</text:p>
          </table:table-cell>
          <table:table-cell office:value-type="float" office:value="388" calcext:value-type="float">
            <text:p>388</text:p>
          </table:table-cell>
          <table:table-cell office:value-type="float" office:value="21.700636" calcext:value-type="float">
            <text:p>21.700636</text:p>
          </table:table-cell>
          <table:table-cell office:value-type="float" office:value="161.75148" calcext:value-type="float">
            <text:p>161.7514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1.9" calcext:value-type="float">
            <text:p>11.9</text:p>
          </table:table-cell>
          <table:table-cell office:value-type="float" office:value="109.060005" calcext:value-type="float">
            <text:p>109.060005</text:p>
          </table:table-cell>
          <table:table-cell office:value-type="float" office:value="12.230667" calcext:value-type="float">
            <text:p>12.230667</text:p>
          </table:table-cell>
          <table:table-cell office:value-type="float" office:value="388" calcext:value-type="float">
            <text:p>388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362.36462" calcext:value-type="float">
            <text:p>362.36462</text:p>
          </table:table-cell>
          <table:table-cell office:value-type="float" office:value="12.9" calcext:value-type="float">
            <text:p>12.9</text:p>
          </table:table-cell>
          <table:table-cell office:value-type="float" office:value="81.71125" calcext:value-type="float">
            <text:p>81.71125</text:p>
          </table:table-cell>
        </table:table-row>
        <table:table-row table:style-name="ro1">
          <table:table-cell office:value-type="float" office:value="19.016666" calcext:value-type="float">
            <text:p>19.016666</text:p>
          </table:table-cell>
          <table:table-cell office:value-type="float" office:value="244.54688" calcext:value-type="float">
            <text:p>244.54688</text:p>
          </table:table-cell>
          <table:table-cell office:value-type="float" office:value="19.35" calcext:value-type="float">
            <text:p>19.35</text:p>
          </table:table-cell>
          <table:table-cell office:value-type="float" office:value="363.15994" calcext:value-type="float">
            <text:p>363.15994</text:p>
          </table:table-cell>
          <table:table-cell office:value-type="float" office:value="20.68285" calcext:value-type="float">
            <text:p>20.68285</text:p>
          </table:table-cell>
          <table:table-cell office:value-type="float" office:value="108.730995" calcext:value-type="float">
            <text:p>108.73099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788" calcext:value-type="float">
            <text:p>23.000788</text:p>
          </table:table-cell>
          <table:table-cell office:value-type="float" office:value="295.5304" calcext:value-type="float">
            <text:p>295.5304</text:p>
          </table:table-cell>
          <table:table-cell office:value-type="float" office:value="23.000559" calcext:value-type="float">
            <text:p>23.000559</text:p>
          </table:table-cell>
          <table:table-cell office:value-type="float" office:value="209.61038" calcext:value-type="float">
            <text:p>209.61038</text:p>
          </table:table-cell>
          <table:table-cell office:value-type="float" office:value="23" calcext:value-type="float">
            <text:p>23</text:p>
          </table:table-cell>
          <table:table-cell office:value-type="float" office:value="134.64667" calcext:value-type="float">
            <text:p>134.64667</text:p>
          </table:table-cell>
          <table:table-cell office:value-type="float" office:value="23" calcext:value-type="float">
            <text:p>23</text:p>
          </table:table-cell>
          <table:table-cell office:value-type="float" office:value="109.932304" calcext:value-type="float">
            <text:p>109.932304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7.825" calcext:value-type="float">
            <text:p>17.825</text:p>
          </table:table-cell>
          <table:table-cell office:value-type="float" office:value="361.1372" calcext:value-type="float">
            <text:p>361.1372</text:p>
          </table:table-cell>
          <table:table-cell office:value-type="float" office:value="18.470346" calcext:value-type="float">
            <text:p>18.470346</text:p>
          </table:table-cell>
          <table:table-cell office:value-type="float" office:value="100.30698" calcext:value-type="float">
            <text:p>100.30698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72.07" calcext:value-type="float">
            <text:p>372.07</text:p>
          </table:table-cell>
          <table:table-cell office:value-type="float" office:value="19.320417" calcext:value-type="float">
            <text:p>19.320417</text:p>
          </table:table-cell>
          <table:table-cell office:value-type="float" office:value="85.02001" calcext:value-type="float">
            <text:p>85.02001</text:p>
          </table:table-cell>
          <table:table-cell office:value-type="float" office:value="17.874079" calcext:value-type="float">
            <text:p>17.874079</text:p>
          </table:table-cell>
          <table:table-cell office:value-type="float" office:value="58.083817" calcext:value-type="float">
            <text:p>58.083817</text:p>
          </table:table-cell>
          <table:table-cell office:value-type="float" office:value="17.980406" calcext:value-type="float">
            <text:p>17.980406</text:p>
          </table:table-cell>
          <table:table-cell office:value-type="float" office:value="83.83931" calcext:value-type="float">
            <text:p>83.83931</text:p>
          </table:table-cell>
          <table:table-cell office:value-type="float" office:value="17.966667" calcext:value-type="float">
            <text:p>17.966667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8.3" calcext:value-type="float">
            <text:p>18.3</text:p>
          </table:table-cell>
          <table:table-cell office:value-type="float" office:value="148.51" calcext:value-type="float">
            <text:p>148.51</text:p>
          </table:table-cell>
          <table:table-cell office:value-type="float" office:value="22.691668" calcext:value-type="float">
            <text:p>22.691668</text:p>
          </table:table-cell>
          <table:table-cell office:value-type="float" office:value="307.8099" calcext:value-type="float">
            <text:p>307.8099</text:p>
          </table:table-cell>
          <table:table-cell office:value-type="float" office:value="23" calcext:value-type="float">
            <text:p>23</text:p>
          </table:table-cell>
          <table:table-cell office:value-type="float" office:value="93.25891" calcext:value-type="float">
            <text:p>93.25891</text:p>
          </table:table-cell>
          <table:table-cell office:value-type="float" office:value="23" calcext:value-type="float">
            <text:p>23</text:p>
          </table:table-cell>
          <table:table-cell office:value-type="float" office:value="349.93002" calcext:value-type="float">
            <text:p>349.93002</text:p>
          </table:table-cell>
          <table:table-cell office:value-type="float" office:value="23.000105" calcext:value-type="float">
            <text:p>23.000105</text:p>
          </table:table-cell>
          <table:table-cell office:value-type="float" office:value="134.48146" calcext:value-type="float">
            <text:p>134.481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2.508333" calcext:value-type="float">
            <text:p>12.508333</text:p>
          </table:table-cell>
          <table:table-cell office:value-type="float" office:value="89.35" calcext:value-type="float">
            <text:p>89.35</text:p>
          </table:table-cell>
          <table:table-cell office:value-type="float" office:value="13.164183" calcext:value-type="float">
            <text:p>13.164183</text:p>
          </table:table-cell>
          <table:table-cell office:value-type="float" office:value="368.29" calcext:value-type="float">
            <text:p>368.29</text:p>
          </table:table-cell>
          <table:table-cell office:value-type="float" office:value="13.362705" calcext:value-type="float">
            <text:p>13.362705</text:p>
          </table:table-cell>
          <table:table-cell office:value-type="float" office:value="342.6546" calcext:value-type="float">
            <text:p>342.6546</text:p>
          </table:table-cell>
          <table:table-cell office:value-type="float" office:value="13.913174" calcext:value-type="float">
            <text:p>13.913174</text:p>
          </table:table-cell>
          <table:table-cell office:value-type="float" office:value="62.001244" calcext:value-type="float">
            <text:p>62.00124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244.54688" calcext:value-type="float">
            <text:p>244.54688</text:p>
          </table:table-cell>
          <table:table-cell office:value-type="float" office:value="21.458334" calcext:value-type="float">
            <text:p>21.458334</text:p>
          </table:table-cell>
          <table:table-cell office:value-type="float" office:value="363.15994" calcext:value-type="float">
            <text:p>363.15994</text:p>
          </table:table-cell>
          <table:table-cell office:value-type="float" office:value="21.315645" calcext:value-type="float">
            <text:p>21.315645</text:p>
          </table:table-cell>
          <table:table-cell office:value-type="float" office:value="127.71486" calcext:value-type="float">
            <text:p>127.7148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00089" calcext:value-type="float">
            <text:p>23.00089</text:p>
          </table:table-cell>
          <table:table-cell office:value-type="float" office:value="295.5304" calcext:value-type="float">
            <text:p>295.5304</text:p>
          </table:table-cell>
          <table:table-cell office:value-type="float" office:value="23.000952" calcext:value-type="float">
            <text:p>23.000952</text:p>
          </table:table-cell>
          <table:table-cell office:value-type="float" office:value="209.61038" calcext:value-type="float">
            <text:p>209.61038</text:p>
          </table:table-cell>
          <table:table-cell office:value-type="float" office:value="23.001" calcext:value-type="float">
            <text:p>23.001</text:p>
          </table:table-cell>
          <table:table-cell office:value-type="float" office:value="134.64667" calcext:value-type="float">
            <text:p>134.64667</text:p>
          </table:table-cell>
          <table:table-cell office:value-type="float" office:value="23.001" calcext:value-type="float">
            <text:p>23.001</text:p>
          </table:table-cell>
          <table:table-cell office:value-type="float" office:value="109.96229" calcext:value-type="float">
            <text:p>109.96229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8.491667" calcext:value-type="float">
            <text:p>18.491667</text:p>
          </table:table-cell>
          <table:table-cell office:value-type="float" office:value="361.1372" calcext:value-type="float">
            <text:p>361.1372</text:p>
          </table:table-cell>
          <table:table-cell office:value-type="float" office:value="18.719954" calcext:value-type="float">
            <text:p>18.719954</text:p>
          </table:table-cell>
          <table:table-cell office:value-type="float" office:value="107.79519" calcext:value-type="float">
            <text:p>107.79519</text:p>
          </table:table-cell>
          <table:table-cell office:value-type="float" office:value="19.158333" calcext:value-type="float">
            <text:p>19.158333</text:p>
          </table:table-cell>
          <table:table-cell office:value-type="float" office:value="372.07" calcext:value-type="float">
            <text:p>372.07</text:p>
          </table:table-cell>
          <table:table-cell office:value-type="float" office:value="19.374596" calcext:value-type="float">
            <text:p>19.374596</text:p>
          </table:table-cell>
          <table:table-cell office:value-type="float" office:value="85.02001" calcext:value-type="float">
            <text:p>85.02001</text:p>
          </table:table-cell>
          <table:table-cell office:value-type="float" office:value="17.888412" calcext:value-type="float">
            <text:p>17.888412</text:p>
          </table:table-cell>
          <table:table-cell office:value-type="float" office:value="71.14112" calcext:value-type="float">
            <text:p>71.14112</text:p>
          </table:table-cell>
          <table:table-cell office:value-type="float" office:value="18.230877" calcext:value-type="float">
            <text:p>18.230877</text:p>
          </table:table-cell>
          <table:table-cell office:value-type="float" office:value="312.00598" calcext:value-type="float">
            <text:p>312.00598</text:p>
          </table:table-cell>
          <table:table-cell office:value-type="float" office:value="18.766666" calcext:value-type="float">
            <text:p>18.766666</text:p>
          </table:table-cell>
          <table:table-cell office:value-type="float" office:value="148.50996" calcext:value-type="float">
            <text:p>148.50996</text:p>
          </table:table-cell>
          <table:table-cell office:value-type="float" office:value="19.1" calcext:value-type="float">
            <text:p>19.1</text:p>
          </table:table-cell>
          <table:table-cell office:value-type="float" office:value="172.51003" calcext:value-type="float">
            <text:p>172.51003</text:p>
          </table:table-cell>
          <table:table-cell office:value-type="float" office:value="23" calcext:value-type="float">
            <text:p>23</text:p>
          </table:table-cell>
          <table:table-cell office:value-type="float" office:value="307.8099" calcext:value-type="float">
            <text:p>307.8099</text:p>
          </table:table-cell>
          <table:table-cell office:value-type="float" office:value="23.001" calcext:value-type="float">
            <text:p>23.001</text:p>
          </table:table-cell>
          <table:table-cell office:value-type="float" office:value="94.16936" calcext:value-type="float">
            <text:p>94.16936</text:p>
          </table:table-cell>
          <table:table-cell office:value-type="float" office:value="23.001" calcext:value-type="float">
            <text:p>23.001</text:p>
          </table:table-cell>
          <table:table-cell office:value-type="float" office:value="349.93002" calcext:value-type="float">
            <text:p>349.93002</text:p>
          </table:table-cell>
          <table:table-cell office:value-type="float" office:value="23.000635" calcext:value-type="float">
            <text:p>23.000635</text:p>
          </table:table-cell>
          <table:table-cell office:value-type="float" office:value="134.48146" calcext:value-type="float">
            <text:p>134.4814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3.175" calcext:value-type="float">
            <text:p>13.175</text:p>
          </table:table-cell>
          <table:table-cell office:value-type="float" office:value="109.350006" calcext:value-type="float">
            <text:p>109.350006</text:p>
          </table:table-cell>
          <table:table-cell office:value-type="float" office:value="13.185817" calcext:value-type="float">
            <text:p>13.185817</text:p>
          </table:table-cell>
          <table:table-cell office:value-type="float" office:value="388" calcext:value-type="float">
            <text:p>388</text:p>
          </table:table-cell>
          <table:table-cell office:value-type="float" office:value="13.653961" calcext:value-type="float">
            <text:p>13.653961</text:p>
          </table:table-cell>
          <table:table-cell office:value-type="float" office:value="351.3923" calcext:value-type="float">
            <text:p>351.3923</text:p>
          </table:table-cell>
          <table:table-cell office:value-type="float" office:value="14.056072" calcext:value-type="float">
            <text:p>14.056072</text:p>
          </table:table-cell>
          <table:table-cell office:value-type="float" office:value="192.17468" calcext:value-type="float">
            <text:p>192.174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.79688" calcext:value-type="float">
            <text:p>183.79688</text:p>
          </table:table-cell>
          <table:table-cell office:value-type="float" office:value="23.000298" calcext:value-type="float">
            <text:p>23.000298</text:p>
          </table:table-cell>
          <table:table-cell office:value-type="float" office:value="313.20996" calcext:value-type="float">
            <text:p>313.20996</text:p>
          </table:table-cell>
          <table:table-cell office:value-type="float" office:value="23.000511" calcext:value-type="float">
            <text:p>23.000511</text:p>
          </table:table-cell>
          <table:table-cell office:value-type="float" office:value="88.564835" calcext:value-type="float">
            <text:p>88.564835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3.4004" calcext:value-type="float">
            <text:p>263.4004</text:p>
          </table:table-cell>
          <table:table-cell office:value-type="float" office:value="23.998367" calcext:value-type="float">
            <text:p>23.998367</text:p>
          </table:table-cell>
          <table:table-cell office:value-type="float" office:value="177.48038" calcext:value-type="float">
            <text:p>177.4803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51666" calcext:value-type="float">
            <text:p>102.51666</text:p>
          </table:table-cell>
          <table:table-cell office:value-type="float" office:value="23.999092" calcext:value-type="float">
            <text:p>23.999092</text:p>
          </table:table-cell>
          <table:table-cell office:value-type="float" office:value="77.83228" calcext:value-type="float">
            <text:p>77.83228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367764" calcext:value-type="float">
            <text:p>19.367764</text:p>
          </table:table-cell>
          <table:table-cell office:value-type="float" office:value="342.50717" calcext:value-type="float">
            <text:p>342.50717</text:p>
          </table:table-cell>
          <table:table-cell office:value-type="float" office:value="19.4" calcext:value-type="float">
            <text:p>19.4</text:p>
          </table:table-cell>
          <table:table-cell office:value-type="float" office:value="89.16522" calcext:value-type="float">
            <text:p>89.16522</text:p>
          </table:table-cell>
          <table:table-cell office:value-type="float" office:value="19.733334" calcext:value-type="float">
            <text:p>19.733334</text:p>
          </table:table-cell>
          <table:table-cell office:value-type="float" office:value="353.43997" calcext:value-type="float">
            <text:p>353.43997</text:p>
          </table:table-cell>
          <table:table-cell office:value-type="float" office:value="20.518175" calcext:value-type="float">
            <text:p>20.518175</text:p>
          </table:table-cell>
          <table:table-cell office:value-type="float" office:value="66.389984" calcext:value-type="float">
            <text:p>66.389984</text:p>
          </table:table-cell>
          <table:table-cell office:value-type="float" office:value="18.776173" calcext:value-type="float">
            <text:p>18.776173</text:p>
          </table:table-cell>
          <table:table-cell office:value-type="float" office:value="56.831154" calcext:value-type="float">
            <text:p>56.831154</text:p>
          </table:table-cell>
          <table:table-cell office:value-type="float" office:value="18.875" calcext:value-type="float">
            <text:p>18.875</text:p>
          </table:table-cell>
          <table:table-cell office:value-type="float" office:value="297.69595" calcext:value-type="float">
            <text:p>297.69595</text:p>
          </table:table-cell>
          <table:table-cell office:value-type="float" office:value="19.697615" calcext:value-type="float">
            <text:p>19.697615</text:p>
          </table:table-cell>
          <table:table-cell office:value-type="float" office:value="134.19994" calcext:value-type="float">
            <text:p>134.19994</text:p>
          </table:table-cell>
          <table:table-cell office:value-type="float" office:value="19.757553" calcext:value-type="float">
            <text:p>19.757553</text:p>
          </table:table-cell>
          <table:table-cell office:value-type="float" office:value="158.20006" calcext:value-type="float">
            <text:p>158.20006</text:p>
          </table:table-cell>
          <table:table-cell office:value-type="float" office:value="23.996166" calcext:value-type="float">
            <text:p>23.996166</text:p>
          </table:table-cell>
          <table:table-cell office:value-type="float" office:value="275.6799" calcext:value-type="float">
            <text:p>275.6799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62.039352" calcext:value-type="float">
            <text:p>62.039352</text:p>
          </table:table-cell>
          <table:table-cell office:value-type="float" office:value="23.993677" calcext:value-type="float">
            <text:p>23.993677</text:p>
          </table:table-cell>
          <table:table-cell office:value-type="float" office:value="317.80002" calcext:value-type="float">
            <text:p>317.80002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02.351456" calcext:value-type="float">
            <text:p>102.35145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098731" calcext:value-type="float">
            <text:p>14.098731</text:p>
          </table:table-cell>
          <table:table-cell office:value-type="float" office:value="90.45001" calcext:value-type="float">
            <text:p>90.45001</text:p>
          </table:table-cell>
          <table:table-cell office:value-type="float" office:value="14.091666" calcext:value-type="float">
            <text:p>14.091666</text:p>
          </table:table-cell>
          <table:table-cell office:value-type="float" office:value="369.1" calcext:value-type="float">
            <text:p>369.1</text:p>
          </table:table-cell>
          <table:table-cell office:value-type="float" office:value="14.425" calcext:value-type="float">
            <text:p>14.425</text:p>
          </table:table-cell>
          <table:table-cell office:value-type="float" office:value="332.49228" calcext:value-type="float">
            <text:p>332.49228</text:p>
          </table:table-cell>
          <table:table-cell office:value-type="float" office:value="15.175319" calcext:value-type="float">
            <text:p>15.175319</text:p>
          </table:table-cell>
          <table:table-cell office:value-type="float" office:value="173.27469" calcext:value-type="float">
            <text:p>173.27469</text:p>
          </table:table-cell>
        </table:table-row>
        <table:table-row table:style-name="ro1">
          <table:table-cell office:value-type="float" office:value="23.001" calcext:value-type="float">
            <text:p>23.001</text:p>
          </table:table-cell>
          <table:table-cell office:value-type="float" office:value="183.79688" calcext:value-type="float">
            <text:p>183.79688</text:p>
          </table:table-cell>
          <table:table-cell office:value-type="float" office:value="23.000437" calcext:value-type="float">
            <text:p>23.000437</text:p>
          </table:table-cell>
          <table:table-cell office:value-type="float" office:value="313.21414" calcext:value-type="float">
            <text:p>313.21414</text:p>
          </table:table-cell>
          <table:table-cell office:value-type="float" office:value="23.00081" calcext:value-type="float">
            <text:p>23.00081</text:p>
          </table:table-cell>
          <table:table-cell office:value-type="float" office:value="88.57382" calcext:value-type="float">
            <text:p>88.57382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263.4004" calcext:value-type="float">
            <text:p>263.4004</text:p>
          </table:table-cell>
          <table:table-cell office:value-type="float" office:value="23.998745" calcext:value-type="float">
            <text:p>23.998745</text:p>
          </table:table-cell>
          <table:table-cell office:value-type="float" office:value="177.4917" calcext:value-type="float">
            <text:p>177.4917</text:p>
          </table:table-cell>
          <table:table-cell office:value-type="float" office:value="24" calcext:value-type="float">
            <text:p>24</text:p>
          </table:table-cell>
          <table:table-cell office:value-type="float" office:value="102.51666" calcext:value-type="float">
            <text:p>102.51666</text:p>
          </table:table-cell>
          <table:table-cell office:value-type="float" office:value="23.999422" calcext:value-type="float">
            <text:p>23.999422</text:p>
          </table:table-cell>
          <table:table-cell office:value-type="float" office:value="78.13287" calcext:value-type="float">
            <text:p>78.13287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9.415571" calcext:value-type="float">
            <text:p>19.415571</text:p>
          </table:table-cell>
          <table:table-cell office:value-type="float" office:value="386.0578" calcext:value-type="float">
            <text:p>386.0578</text:p>
          </table:table-cell>
          <table:table-cell office:value-type="float" office:value="20.05" calcext:value-type="float">
            <text:p>20.05</text:p>
          </table:table-cell>
          <table:table-cell office:value-type="float" office:value="89.16522" calcext:value-type="float">
            <text:p>89.16522</text:p>
          </table:table-cell>
          <table:table-cell office:value-type="float" office:value="20.383333" calcext:value-type="float">
            <text:p>20.383333</text:p>
          </table:table-cell>
          <table:table-cell office:value-type="float" office:value="353.43997" calcext:value-type="float">
            <text:p>353.43997</text:p>
          </table:table-cell>
          <table:table-cell office:value-type="float" office:value="20.538628" calcext:value-type="float">
            <text:p>20.538628</text:p>
          </table:table-cell>
          <table:table-cell office:value-type="float" office:value="85.02002" calcext:value-type="float">
            <text:p>85.02002</text:p>
          </table:table-cell>
          <table:table-cell office:value-type="float" office:value="19.20022" calcext:value-type="float">
            <text:p>19.20022</text:p>
          </table:table-cell>
          <table:table-cell office:value-type="float" office:value="69.55258" calcext:value-type="float">
            <text:p>69.55258</text:p>
          </table:table-cell>
          <table:table-cell office:value-type="float" office:value="19.591667" calcext:value-type="float">
            <text:p>19.591667</text:p>
          </table:table-cell>
          <table:table-cell office:value-type="float" office:value="297.69595" calcext:value-type="float">
            <text:p>297.69595</text:p>
          </table:table-cell>
          <table:table-cell office:value-type="float" office:value="19.713324" calcext:value-type="float">
            <text:p>19.713324</text:p>
          </table:table-cell>
          <table:table-cell office:value-type="float" office:value="134.6712" calcext:value-type="float">
            <text:p>134.6712</text:p>
          </table:table-cell>
          <table:table-cell office:value-type="float" office:value="19.953894" calcext:value-type="float">
            <text:p>19.953894</text:p>
          </table:table-cell>
          <table:table-cell office:value-type="float" office:value="164.09027" calcext:value-type="float">
            <text:p>164.09027</text:p>
          </table:table-cell>
          <table:table-cell office:value-type="float" office:value="23.996725" calcext:value-type="float">
            <text:p>23.996725</text:p>
          </table:table-cell>
          <table:table-cell office:value-type="float" office:value="276.189" calcext:value-type="float">
            <text:p>276.189</text:p>
          </table:table-cell>
          <table:table-cell office:value-type="float" office:value="24" calcext:value-type="float">
            <text:p>24</text:p>
          </table:table-cell>
          <table:table-cell office:value-type="float" office:value="69.630486" calcext:value-type="float">
            <text:p>69.630486</text:p>
          </table:table-cell>
          <table:table-cell office:value-type="float" office:value="23.999895" calcext:value-type="float">
            <text:p>23.999895</text:p>
          </table:table-cell>
          <table:table-cell office:value-type="float" office:value="323.46426" calcext:value-type="float">
            <text:p>323.46426</text:p>
          </table:table-cell>
          <table:table-cell office:value-type="float" office:value="24" calcext:value-type="float">
            <text:p>24</text:p>
          </table:table-cell>
          <table:table-cell office:value-type="float" office:value="102.351456" calcext:value-type="float">
            <text:p>102.351456</text:p>
          </table:table-cell>
          <table:table-cell table:number-columns-repeated="8" office:value-type="string" calcext:value-type="string">
            <text:p>nan</text:p>
          </table:table-cell>
          <table:table-cell office:value-type="float" office:value="14.384605" calcext:value-type="float">
            <text:p>14.384605</text:p>
          </table:table-cell>
          <table:table-cell office:value-type="float" office:value="350.86728" calcext:value-type="float">
            <text:p>350.86728</text:p>
          </table:table-cell>
          <table:table-cell office:value-type="float" office:value="14.775" calcext:value-type="float">
            <text:p>14.775</text:p>
          </table:table-cell>
          <table:table-cell office:value-type="float" office:value="369.1" calcext:value-type="float">
            <text:p>369.1</text:p>
          </table:table-cell>
          <table:table-cell office:value-type="float" office:value="15.108334" calcext:value-type="float">
            <text:p>15.108334</text:p>
          </table:table-cell>
          <table:table-cell office:value-type="float" office:value="332.49228" calcext:value-type="float">
            <text:p>332.49228</text:p>
          </table:table-cell>
          <table:table-cell office:value-type="float" office:value="15.231036" calcext:value-type="float">
            <text:p>15.231036</text:p>
          </table:table-cell>
          <table:table-cell office:value-type="float" office:value="173.27469" calcext:value-type="float">
            <text:p>173.27469</text:p>
          </table:table-cell>
        </table:table-row>
        <table:table-row table:style-name="ro1">
          <table:table-cell office:value-type="float" office:value="23.991667" calcext:value-type="float">
            <text:p>23.991667</text:p>
          </table:table-cell>
          <table:table-cell office:value-type="float" office:value="151.66687" calcext:value-type="float">
            <text:p>151.66687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81.08414" calcext:value-type="float">
            <text:p>281.0841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56.443817" calcext:value-type="float">
            <text:p>56.443817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192535" calcext:value-type="float">
            <text:p>20.192535</text:p>
          </table:table-cell>
          <table:table-cell office:value-type="float" office:value="374.71777" calcext:value-type="float">
            <text:p>374.71777</text:p>
          </table:table-cell>
          <table:table-cell office:value-type="float" office:value="20.4" calcext:value-type="float">
            <text:p>20.4</text:p>
          </table:table-cell>
          <table:table-cell office:value-type="float" office:value="77.82521" calcext:value-type="float">
            <text:p>77.82521</text:p>
          </table:table-cell>
          <table:table-cell office:value-type="float" office:value="20.733334" calcext:value-type="float">
            <text:p>20.733334</text:p>
          </table:table-cell>
          <table:table-cell office:value-type="float" office:value="342.09995" calcext:value-type="float">
            <text:p>342.09995</text:p>
          </table:table-cell>
          <table:table-cell office:value-type="float" office:value="21.066668" calcext:value-type="float">
            <text:p>21.066668</text:p>
          </table:table-cell>
          <table:table-cell office:value-type="float" office:value="73.68001" calcext:value-type="float">
            <text:p>73.68001</text:p>
          </table:table-cell>
          <table:table-cell office:value-type="float" office:value="19.441668" calcext:value-type="float">
            <text:p>19.441668</text:p>
          </table:table-cell>
          <table:table-cell office:value-type="float" office:value="63.61255" calcext:value-type="float">
            <text:p>63.61255</text:p>
          </table:table-cell>
          <table:table-cell office:value-type="float" office:value="20.066149" calcext:value-type="float">
            <text:p>20.066149</text:p>
          </table:table-cell>
          <table:table-cell office:value-type="float" office:value="291.75598" calcext:value-type="float">
            <text:p>291.75598</text:p>
          </table:table-cell>
          <table:table-cell office:value-type="float" office:value="20.153635" calcext:value-type="float">
            <text:p>20.153635</text:p>
          </table:table-cell>
          <table:table-cell office:value-type="float" office:value="128.73117" calcext:value-type="float">
            <text:p>128.73117</text:p>
          </table:table-cell>
          <table:table-cell office:value-type="float" office:value="20.441668" calcext:value-type="float">
            <text:p>20.441668</text:p>
          </table:table-cell>
          <table:table-cell office:value-type="float" office:value="158.15024" calcext:value-type="float">
            <text:p>158.1502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033334" calcext:value-type="float">
            <text:p>15.033334</text:p>
          </table:table-cell>
          <table:table-cell office:value-type="float" office:value="331.69727" calcext:value-type="float">
            <text:p>331.69727</text:p>
          </table:table-cell>
          <table:table-cell office:value-type="float" office:value="15.366667" calcext:value-type="float">
            <text:p>15.366667</text:p>
          </table:table-cell>
          <table:table-cell office:value-type="float" office:value="349.93" calcext:value-type="float">
            <text:p>349.93</text:p>
          </table:table-cell>
          <table:table-cell office:value-type="float" office:value="16.167639" calcext:value-type="float">
            <text:p>16.167639</text:p>
          </table:table-cell>
          <table:table-cell office:value-type="float" office:value="313.3223" calcext:value-type="float">
            <text:p>313.3223</text:p>
          </table:table-cell>
          <table:table-cell office:value-type="float" office:value="16.54945" calcext:value-type="float">
            <text:p>16.54945</text:p>
          </table:table-cell>
          <table:table-cell office:value-type="float" office:value="154.1047" calcext:value-type="float">
            <text:p>154.10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.66687" calcext:value-type="float">
            <text:p>151.66687</text:p>
          </table:table-cell>
          <table:table-cell office:value-type="float" office:value="24" calcext:value-type="float">
            <text:p>24</text:p>
          </table:table-cell>
          <table:table-cell office:value-type="float" office:value="281.08414" calcext:value-type="float">
            <text:p>281.08414</text:p>
          </table:table-cell>
          <table:table-cell office:value-type="float" office:value="24" calcext:value-type="float">
            <text:p>24</text:p>
          </table:table-cell>
          <table:table-cell office:value-type="float" office:value="56.693813" calcext:value-type="float">
            <text:p>56.693813</text:p>
          </table:table-cell>
          <table:table-cell table:number-columns-repeated="24" office:value-type="string" calcext:value-type="string">
            <text:p>nan</text:p>
          </table:table-cell>
          <table:table-cell office:value-type="float" office:value="20.429062" calcext:value-type="float">
            <text:p>20.429062</text:p>
          </table:table-cell>
          <table:table-cell office:value-type="float" office:value="381.81357" calcext:value-type="float">
            <text:p>381.81357</text:p>
          </table:table-cell>
          <table:table-cell office:value-type="float" office:value="20.8" calcext:value-type="float">
            <text:p>20.8</text:p>
          </table:table-cell>
          <table:table-cell office:value-type="float" office:value="77.82521" calcext:value-type="float">
            <text:p>77.82521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354.09995" calcext:value-type="float">
            <text:p>354.09995</text:p>
          </table:table-cell>
          <table:table-cell office:value-type="float" office:value="21.466667" calcext:value-type="float">
            <text:p>21.466667</text:p>
          </table:table-cell>
          <table:table-cell office:value-type="float" office:value="73.68001" calcext:value-type="float">
            <text:p>73.68001</text:p>
          </table:table-cell>
          <table:table-cell office:value-type="float" office:value="19.816668" calcext:value-type="float">
            <text:p>19.816668</text:p>
          </table:table-cell>
          <table:table-cell office:value-type="float" office:value="63.61255" calcext:value-type="float">
            <text:p>63.61255</text:p>
          </table:table-cell>
          <table:table-cell office:value-type="float" office:value="20.073227" calcext:value-type="float">
            <text:p>20.073227</text:p>
          </table:table-cell>
          <table:table-cell office:value-type="float" office:value="298.20383" calcext:value-type="float">
            <text:p>298.20383</text:p>
          </table:table-cell>
          <table:table-cell office:value-type="float" office:value="20.391848" calcext:value-type="float">
            <text:p>20.391848</text:p>
          </table:table-cell>
          <table:table-cell office:value-type="float" office:value="345.73093" calcext:value-type="float">
            <text:p>345.73093</text:p>
          </table:table-cell>
          <table:table-cell office:value-type="float" office:value="20.816668" calcext:value-type="float">
            <text:p>20.816668</text:p>
          </table:table-cell>
          <table:table-cell office:value-type="float" office:value="158.15024" calcext:value-type="float">
            <text:p>158.15024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5.691667" calcext:value-type="float">
            <text:p>15.691667</text:p>
          </table:table-cell>
          <table:table-cell office:value-type="float" office:value="351.44727" calcext:value-type="float">
            <text:p>351.44727</text:p>
          </table:table-cell>
          <table:table-cell office:value-type="float" office:value="16.025" calcext:value-type="float">
            <text:p>16.025</text:p>
          </table:table-cell>
          <table:table-cell office:value-type="float" office:value="349.93" calcext:value-type="float">
            <text:p>349.93</text:p>
          </table:table-cell>
          <table:table-cell office:value-type="float" office:value="16.20943" calcext:value-type="float">
            <text:p>16.20943</text:p>
          </table:table-cell>
          <table:table-cell office:value-type="float" office:value="351.3923" calcext:value-type="float">
            <text:p>351.3923</text:p>
          </table:table-cell>
          <table:table-cell office:value-type="float" office:value="16.570492" calcext:value-type="float">
            <text:p>16.570492</text:p>
          </table:table-cell>
          <table:table-cell office:value-type="float" office:value="154.73602" calcext:value-type="float">
            <text:p>154.73602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0.525" calcext:value-type="float">
            <text:p>20.525</text:p>
          </table:table-cell>
          <table:table-cell office:value-type="float" office:value="379.92358" calcext:value-type="float">
            <text:p>379.92358</text:p>
          </table:table-cell>
          <table:table-cell office:value-type="float" office:value="21.762062" calcext:value-type="float">
            <text:p>21.762062</text:p>
          </table:table-cell>
          <table:table-cell office:value-type="float" office:value="75.93518" calcext:value-type="float">
            <text:p>75.93518</text:p>
          </table:table-cell>
          <table:table-cell office:value-type="float" office:value="21.191668" calcext:value-type="float">
            <text:p>21.191668</text:p>
          </table:table-cell>
          <table:table-cell office:value-type="float" office:value="352.2099" calcext:value-type="float">
            <text:p>352.2099</text:p>
          </table:table-cell>
          <table:table-cell office:value-type="float" office:value="21.525" calcext:value-type="float">
            <text:p>21.525</text:p>
          </table:table-cell>
          <table:table-cell office:value-type="float" office:value="71.79004" calcext:value-type="float">
            <text:p>71.79004</text:p>
          </table:table-cell>
          <table:table-cell office:value-type="float" office:value="19.866667" calcext:value-type="float">
            <text:p>19.866667</text:p>
          </table:table-cell>
          <table:table-cell office:value-type="float" office:value="61.992573" calcext:value-type="float">
            <text:p>61.992573</text:p>
          </table:table-cell>
          <table:table-cell office:value-type="float" office:value="20.2" calcext:value-type="float">
            <text:p>20.2</text:p>
          </table:table-cell>
          <table:table-cell office:value-type="float" office:value="296.5838" calcext:value-type="float">
            <text:p>296.5838</text:p>
          </table:table-cell>
          <table:table-cell office:value-type="float" office:value="20.533333" calcext:value-type="float">
            <text:p>20.533333</text:p>
          </table:table-cell>
          <table:table-cell office:value-type="float" office:value="344.11096" calcext:value-type="float">
            <text:p>344.11096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156.53026" calcext:value-type="float">
            <text:p>156.5302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634274" calcext:value-type="float">
            <text:p>16.634274</text:p>
          </table:table-cell>
          <table:table-cell office:value-type="float" office:value="333.35727" calcext:value-type="float">
            <text:p>333.35727</text:p>
          </table:table-cell>
          <table:table-cell office:value-type="float" office:value="16.583334" calcext:value-type="float">
            <text:p>16.583334</text:p>
          </table:table-cell>
          <table:table-cell office:value-type="float" office:value="331.83997" calcext:value-type="float">
            <text:p>331.83997</text:p>
          </table:table-cell>
          <table:table-cell office:value-type="float" office:value="16.916666" calcext:value-type="float">
            <text:p>16.916666</text:p>
          </table:table-cell>
          <table:table-cell office:value-type="float" office:value="333.30234" calcext:value-type="float">
            <text:p>333.30234</text:p>
          </table:table-cell>
          <table:table-cell office:value-type="float" office:value="17.25" calcext:value-type="float">
            <text:p>17.25</text:p>
          </table:table-cell>
          <table:table-cell office:value-type="float" office:value="136.64606" calcext:value-type="float">
            <text:p>136.6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379.92358" calcext:value-type="float">
            <text:p>379.92358</text:p>
          </table:table-cell>
          <table:table-cell office:value-type="float" office:value="22.042608" calcext:value-type="float">
            <text:p>22.042608</text:p>
          </table:table-cell>
          <table:table-cell office:value-type="float" office:value="84.35156" calcext:value-type="float">
            <text:p>84.35156</text:p>
          </table:table-cell>
          <table:table-cell office:value-type="float" office:value="23" calcext:value-type="float">
            <text:p>23</text:p>
          </table:table-cell>
          <table:table-cell office:value-type="float" office:value="352.2099" calcext:value-type="float">
            <text:p>352.2099</text:p>
          </table:table-cell>
          <table:table-cell office:value-type="float" office:value="23" calcext:value-type="float">
            <text:p>23</text:p>
          </table:table-cell>
          <table:table-cell office:value-type="float" office:value="116.040054" calcext:value-type="float">
            <text:p>116.040054</text:p>
          </table:table-cell>
          <table:table-cell office:value-type="float" office:value="23" calcext:value-type="float">
            <text:p>23</text:p>
          </table:table-cell>
          <table:table-cell office:value-type="float" office:value="61.992573" calcext:value-type="float">
            <text:p>61.992573</text:p>
          </table:table-cell>
          <table:table-cell office:value-type="float" office:value="23" calcext:value-type="float">
            <text:p>23</text:p>
          </table:table-cell>
          <table:table-cell office:value-type="float" office:value="296.5838" calcext:value-type="float">
            <text:p>296.5838</text:p>
          </table:table-cell>
          <table:table-cell office:value-type="float" office:value="23" calcext:value-type="float">
            <text:p>23</text:p>
          </table:table-cell>
          <table:table-cell office:value-type="float" office:value="344.11096" calcext:value-type="float">
            <text:p>344.11096</text:p>
          </table:table-cell>
          <table:table-cell office:value-type="float" office:value="23" calcext:value-type="float">
            <text:p>23</text:p>
          </table:table-cell>
          <table:table-cell office:value-type="float" office:value="156.53026" calcext:value-type="float">
            <text:p>156.53026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6.815254" calcext:value-type="float">
            <text:p>16.815254</text:p>
          </table:table-cell>
          <table:table-cell office:value-type="float" office:value="338.78668" calcext:value-type="float">
            <text:p>338.78668</text:p>
          </table:table-cell>
          <table:table-cell office:value-type="float" office:value="17.358334" calcext:value-type="float">
            <text:p>17.358334</text:p>
          </table:table-cell>
          <table:table-cell office:value-type="float" office:value="331.83997" calcext:value-type="float">
            <text:p>331.83997</text:p>
          </table:table-cell>
          <table:table-cell office:value-type="float" office:value="17.691668" calcext:value-type="float">
            <text:p>17.691668</text:p>
          </table:table-cell>
          <table:table-cell office:value-type="float" office:value="333.30234" calcext:value-type="float">
            <text:p>333.30234</text:p>
          </table:table-cell>
          <table:table-cell office:value-type="float" office:value="18.025" calcext:value-type="float">
            <text:p>18.025</text:p>
          </table:table-cell>
          <table:table-cell office:value-type="float" office:value="136.64606" calcext:value-type="float">
            <text:p>136.6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47.79358" calcext:value-type="float">
            <text:p>347.79358</text:p>
          </table:table-cell>
          <table:table-cell office:value-type="float" office:value="23.995052" calcext:value-type="float">
            <text:p>23.995052</text:p>
          </table:table-cell>
          <table:table-cell office:value-type="float" office:value="52.221558" calcext:value-type="float">
            <text:p>52.22155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0.0799" calcext:value-type="float">
            <text:p>320.0799</text:p>
          </table:table-cell>
          <table:table-cell office:value-type="float" office:value="23.992434" calcext:value-type="float">
            <text:p>23.992434</text:p>
          </table:table-cell>
          <table:table-cell office:value-type="float" office:value="83.91005" calcext:value-type="float">
            <text:p>83.91005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9.862568" calcext:value-type="float">
            <text:p>29.862568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264.4538" calcext:value-type="float">
            <text:p>264.4538</text:p>
          </table:table-cell>
          <table:table-cell office:value-type="float" office:value="23.99254" calcext:value-type="float">
            <text:p>23.99254</text:p>
          </table:table-cell>
          <table:table-cell office:value-type="float" office:value="311.98096" calcext:value-type="float">
            <text:p>311.98096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124.40025" calcext:value-type="float">
            <text:p>124.400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7.525" calcext:value-type="float">
            <text:p>17.525</text:p>
          </table:table-cell>
          <table:table-cell office:value-type="float" office:value="322.58667" calcext:value-type="float">
            <text:p>322.58667</text:p>
          </table:table-cell>
          <table:table-cell office:value-type="float" office:value="18.298477" calcext:value-type="float">
            <text:p>18.298477</text:p>
          </table:table-cell>
          <table:table-cell office:value-type="float" office:value="315.63995" calcext:value-type="float">
            <text:p>315.63995</text:p>
          </table:table-cell>
          <table:table-cell office:value-type="float" office:value="18.191668" calcext:value-type="float">
            <text:p>18.191668</text:p>
          </table:table-cell>
          <table:table-cell office:value-type="float" office:value="317.10233" calcext:value-type="float">
            <text:p>317.10233</text:p>
          </table:table-cell>
          <table:table-cell office:value-type="float" office:value="19.211538" calcext:value-type="float">
            <text:p>19.211538</text:p>
          </table:table-cell>
          <table:table-cell office:value-type="float" office:value="120.44606" calcext:value-type="float">
            <text:p>120.44606</text:p>
          </table:table-cell>
        </table:table-row>
        <table:table-row table:style-name="ro1">
          <table:table-cell table:number-columns-repeated="30" office:value-type="string" calcext:value-type="string">
            <text:p>nan</text:p>
          </table:table-cell>
          <table:table-cell office:value-type="float" office:value="24" calcext:value-type="float">
            <text:p>24</text:p>
          </table:table-cell>
          <table:table-cell office:value-type="float" office:value="347.79358" calcext:value-type="float">
            <text:p>347.79358</text:p>
          </table:table-cell>
          <table:table-cell office:value-type="float" office:value="23.995268" calcext:value-type="float">
            <text:p>23.995268</text:p>
          </table:table-cell>
          <table:table-cell office:value-type="float" office:value="52.221558" calcext:value-type="float">
            <text:p>52.221558</text:p>
          </table:table-cell>
          <table:table-cell office:value-type="float" office:value="24" calcext:value-type="float">
            <text:p>24</text:p>
          </table:table-cell>
          <table:table-cell office:value-type="float" office:value="327.67102" calcext:value-type="float">
            <text:p>327.67102</text:p>
          </table:table-cell>
          <table:table-cell office:value-type="float" office:value="23.996008" calcext:value-type="float">
            <text:p>23.996008</text:p>
          </table:table-cell>
          <table:table-cell office:value-type="float" office:value="83.91005" calcext:value-type="float">
            <text:p>83.91005</text:p>
          </table:table-cell>
          <table:table-cell office:value-type="float" office:value="24" calcext:value-type="float">
            <text:p>24</text:p>
          </table:table-cell>
          <table:table-cell office:value-type="float" office:value="29.862568" calcext:value-type="float">
            <text:p>29.862568</text:p>
          </table:table-cell>
          <table:table-cell office:value-type="float" office:value="24" calcext:value-type="float">
            <text:p>24</text:p>
          </table:table-cell>
          <table:table-cell office:value-type="float" office:value="264.4538" calcext:value-type="float">
            <text:p>264.4538</text:p>
          </table:table-cell>
          <table:table-cell office:value-type="float" office:value="23.993528" calcext:value-type="float">
            <text:p>23.993528</text:p>
          </table:table-cell>
          <table:table-cell office:value-type="float" office:value="311.98096" calcext:value-type="float">
            <text:p>311.98096</text:p>
          </table:table-cell>
          <table:table-cell office:value-type="float" office:value="24" calcext:value-type="float">
            <text:p>24</text:p>
          </table:table-cell>
          <table:table-cell office:value-type="float" office:value="124.40025" calcext:value-type="float">
            <text:p>124.40025</text:p>
          </table:table-cell>
          <table:table-cell table:number-columns-repeated="16" office:value-type="string" calcext:value-type="string">
            <text:p>nan</text:p>
          </table:table-cell>
          <table:table-cell office:value-type="float" office:value="18.3" calcext:value-type="float">
            <text:p>18.3</text:p>
          </table:table-cell>
          <table:table-cell office:value-type="float" office:value="322.58667" calcext:value-type="float">
            <text:p>322.58667</text:p>
          </table:table-cell>
          <table:table-cell office:value-type="float" office:value="18.353893" calcext:value-type="float">
            <text:p>18.353893</text:p>
          </table:table-cell>
          <table:table-cell office:value-type="float" office:value="317.30243" calcext:value-type="float">
            <text:p>317.30243</text:p>
          </table:table-cell>
          <table:table-cell office:value-type="float" office:value="18.966667" calcext:value-type="float">
            <text:p>18.966667</text:p>
          </table:table-cell>
          <table:table-cell office:value-type="float" office:value="317.10233" calcext:value-type="float">
            <text:p>317.10233</text:p>
          </table:table-cell>
          <table:table-cell office:value-type="float" office:value="19.25867" calcext:value-type="float">
            <text:p>19.25867</text:p>
          </table:table-cell>
          <table:table-cell office:value-type="float" office:value="121.86003" calcext:value-type="float">
            <text:p>121.86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8.8" calcext:value-type="float">
            <text:p>18.8</text:p>
          </table:table-cell>
          <table:table-cell office:value-type="float" office:value="306.38666" calcext:value-type="float">
            <text:p>306.38666</text:p>
          </table:table-cell>
          <table:table-cell office:value-type="float" office:value="19.511694" calcext:value-type="float">
            <text:p>19.511694</text:p>
          </table:table-cell>
          <table:table-cell office:value-type="float" office:value="301.10242" calcext:value-type="float">
            <text:p>301.10242</text:p>
          </table:table-cell>
          <table:table-cell office:value-type="float" office:value="19.977606" calcext:value-type="float">
            <text:p>19.977606</text:p>
          </table:table-cell>
          <table:table-cell office:value-type="float" office:value="300.9023" calcext:value-type="float">
            <text:p>300.9023</text:p>
          </table:table-cell>
          <table:table-cell office:value-type="float" office:value="19.921722" calcext:value-type="float">
            <text:p>19.921722</text:p>
          </table:table-cell>
          <table:table-cell office:value-type="float" office:value="105.660034" calcext:value-type="float">
            <text:p>105.66003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475" calcext:value-type="float">
            <text:p>19.475</text:p>
          </table:table-cell>
          <table:table-cell office:value-type="float" office:value="306.38666" calcext:value-type="float">
            <text:p>306.38666</text:p>
          </table:table-cell>
          <table:table-cell office:value-type="float" office:value="19.598944" calcext:value-type="float">
            <text:p>19.598944</text:p>
          </table:table-cell>
          <table:table-cell office:value-type="float" office:value="380.58258" calcext:value-type="float">
            <text:p>380.58258</text:p>
          </table:table-cell>
          <table:table-cell office:value-type="float" office:value="20.002384" calcext:value-type="float">
            <text:p>20.002384</text:p>
          </table:table-cell>
          <table:table-cell office:value-type="float" office:value="301.64566" calcext:value-type="float">
            <text:p>301.64566</text:p>
          </table:table-cell>
          <table:table-cell office:value-type="float" office:value="20.231663" calcext:value-type="float">
            <text:p>20.2316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19.75" calcext:value-type="float">
            <text:p>19.75</text:p>
          </table:table-cell>
          <table:table-cell office:value-type="float" office:value="297.47668" calcext:value-type="float">
            <text:p>297.47668</text:p>
          </table:table-cell>
          <table:table-cell office:value-type="float" office:value="20.451609" calcext:value-type="float">
            <text:p>20.451609</text:p>
          </table:table-cell>
          <table:table-cell office:value-type="float" office:value="371.67255" calcext:value-type="float">
            <text:p>371.67255</text:p>
          </table:table-cell>
          <table:table-cell office:value-type="float" office:value="20.791521" calcext:value-type="float">
            <text:p>20.791521</text:p>
          </table:table-cell>
          <table:table-cell office:value-type="float" office:value="292.73566" calcext:value-type="float">
            <text:p>292.73566</text:p>
          </table:table-cell>
          <table:table-cell office:value-type="float" office:value="20.75" calcext:value-type="float">
            <text:p>20.75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0.391666" calcext:value-type="float">
            <text:p>20.391666</text:p>
          </table:table-cell>
          <table:table-cell office:value-type="float" office:value="297.47668" calcext:value-type="float">
            <text:p>297.47668</text:p>
          </table:table-cell>
          <table:table-cell office:value-type="float" office:value="20.461388" calcext:value-type="float">
            <text:p>20.461388</text:p>
          </table:table-cell>
          <table:table-cell office:value-type="float" office:value="371.96597" calcext:value-type="float">
            <text:p>371.96597</text:p>
          </table:table-cell>
          <table:table-cell office:value-type="float" office:value="20.848223" calcext:value-type="float">
            <text:p>20.848223</text:p>
          </table:table-cell>
          <table:table-cell office:value-type="float" office:value="344.3888" calcext:value-type="float">
            <text:p>344.3888</text:p>
          </table:table-cell>
          <table:table-cell office:value-type="float" office:value="21.391666" calcext:value-type="float">
            <text:p>21.391666</text:p>
          </table:table-cell>
          <table:table-cell office:value-type="float" office:value="379.09003" calcext:value-type="float">
            <text:p>379.09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57776" calcext:value-type="float">
            <text:p>21.257776</text:p>
          </table:table-cell>
          <table:table-cell office:value-type="float" office:value="285.3267" calcext:value-type="float">
            <text:p>285.3267</text:p>
          </table:table-cell>
          <table:table-cell office:value-type="float" office:value="21.1" calcext:value-type="float">
            <text:p>21.1</text:p>
          </table:table-cell>
          <table:table-cell office:value-type="float" office:value="359.81598" calcext:value-type="float">
            <text:p>359.81598</text:p>
          </table:table-cell>
          <table:table-cell office:value-type="float" office:value="21.790102" calcext:value-type="float">
            <text:p>21.790102</text:p>
          </table:table-cell>
          <table:table-cell office:value-type="float" office:value="332.2388" calcext:value-type="float">
            <text:p>332.2388</text:p>
          </table:table-cell>
          <table:table-cell office:value-type="float" office:value="21.766666" calcext:value-type="float">
            <text:p>21.766666</text:p>
          </table:table-cell>
          <table:table-cell office:value-type="float" office:value="366.94003" calcext:value-type="float">
            <text:p>366.94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281527" calcext:value-type="float">
            <text:p>21.281527</text:p>
          </table:table-cell>
          <table:table-cell office:value-type="float" office:value="286.03918" calcext:value-type="float">
            <text:p>286.03918</text:p>
          </table:table-cell>
          <table:table-cell office:value-type="float" office:value="21.633333" calcext:value-type="float">
            <text:p>21.633333</text:p>
          </table:table-cell>
          <table:table-cell office:value-type="float" office:value="359.81598" calcext:value-type="float">
            <text:p>359.81598</text:p>
          </table:table-cell>
          <table:table-cell office:value-type="float" office:value="21.80344" calcext:value-type="float">
            <text:p>21.80344</text:p>
          </table:table-cell>
          <table:table-cell office:value-type="float" office:value="332.63895" calcext:value-type="float">
            <text:p>332.63895</text:p>
          </table:table-cell>
          <table:table-cell office:value-type="float" office:value="22.3" calcext:value-type="float">
            <text:p>22.3</text:p>
          </table:table-cell>
          <table:table-cell office:value-type="float" office:value="366.94003" calcext:value-type="float">
            <text:p>366.94003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1597" calcext:value-type="float">
            <text:p>21.931597</text:p>
          </table:table-cell>
          <table:table-cell office:value-type="float" office:value="270.1092" calcext:value-type="float">
            <text:p>270.1092</text:p>
          </table:table-cell>
          <table:table-cell office:value-type="float" office:value="22.278538" calcext:value-type="float">
            <text:p>22.278538</text:p>
          </table:table-cell>
          <table:table-cell office:value-type="float" office:value="343.886" calcext:value-type="float">
            <text:p>343.886</text:p>
          </table:table-cell>
          <table:table-cell office:value-type="float" office:value="22.458334" calcext:value-type="float">
            <text:p>22.458334</text:p>
          </table:table-cell>
          <table:table-cell office:value-type="float" office:value="316.70895" calcext:value-type="float">
            <text:p>316.70895</text:p>
          </table:table-cell>
          <table:table-cell office:value-type="float" office:value="22.85029" calcext:value-type="float">
            <text:p>22.85029</text:p>
          </table:table-cell>
          <table:table-cell office:value-type="float" office:value="351.01004" calcext:value-type="float">
            <text:p>351.01004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1.931936" calcext:value-type="float">
            <text:p>21.931936</text:p>
          </table:table-cell>
          <table:table-cell office:value-type="float" office:value="270.1194" calcext:value-type="float">
            <text:p>270.1194</text:p>
          </table:table-cell>
          <table:table-cell office:value-type="float" office:value="22.317276" calcext:value-type="float">
            <text:p>22.317276</text:p>
          </table:table-cell>
          <table:table-cell office:value-type="float" office:value="345.04813" calcext:value-type="float">
            <text:p>345.04813</text:p>
          </table:table-cell>
          <table:table-cell office:value-type="float" office:value="22.658333" calcext:value-type="float">
            <text:p>22.658333</text:p>
          </table:table-cell>
          <table:table-cell office:value-type="float" office:value="316.70895" calcext:value-type="float">
            <text:p>316.70895</text:p>
          </table:table-cell>
          <table:table-cell office:value-type="float" office:value="22.909315" calcext:value-type="float">
            <text:p>22.909315</text:p>
          </table:table-cell>
          <table:table-cell office:value-type="float" office:value="352.7808" calcext:value-type="float">
            <text:p>352.78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237.44939" calcext:value-type="float">
            <text:p>237.44939</text:p>
          </table:table-cell>
          <table:table-cell office:value-type="float" office:value="23.000486" calcext:value-type="float">
            <text:p>23.000486</text:p>
          </table:table-cell>
          <table:table-cell office:value-type="float" office:value="323.17816" calcext:value-type="float">
            <text:p>323.17816</text:p>
          </table:table-cell>
          <table:table-cell office:value-type="float" office:value="23" calcext:value-type="float">
            <text:p>23</text:p>
          </table:table-cell>
          <table:table-cell office:value-type="float" office:value="305.63895" calcext:value-type="float">
            <text:p>305.63895</text:p>
          </table:table-cell>
          <table:table-cell office:value-type="float" office:value="23" calcext:value-type="float">
            <text:p>23</text:p>
          </table:table-cell>
          <table:table-cell office:value-type="float" office:value="352.5108" calcext:value-type="float">
            <text:p>352.51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001" calcext:value-type="float">
            <text:p>23.001</text:p>
          </table:table-cell>
          <table:table-cell office:value-type="float" office:value="237.44939" calcext:value-type="float">
            <text:p>237.44939</text:p>
          </table:table-cell>
          <table:table-cell office:value-type="float" office:value="23.000813" calcext:value-type="float">
            <text:p>23.000813</text:p>
          </table:table-cell>
          <table:table-cell office:value-type="float" office:value="323.17816" calcext:value-type="float">
            <text:p>323.17816</text:p>
          </table:table-cell>
          <table:table-cell office:value-type="float" office:value="23.001" calcext:value-type="float">
            <text:p>23.001</text:p>
          </table:table-cell>
          <table:table-cell office:value-type="float" office:value="305.63895" calcext:value-type="float">
            <text:p>305.63895</text:p>
          </table:table-cell>
          <table:table-cell office:value-type="float" office:value="23.001" calcext:value-type="float">
            <text:p>23.001</text:p>
          </table:table-cell>
          <table:table-cell office:value-type="float" office:value="352.5108" calcext:value-type="float">
            <text:p>352.51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4843" calcext:value-type="float">
            <text:p>23.994843</text:p>
          </table:table-cell>
          <table:table-cell office:value-type="float" office:value="205.31938" calcext:value-type="float">
            <text:p>205.31938</text:p>
          </table:table-cell>
          <table:table-cell office:value-type="float" office:value="23.996445" calcext:value-type="float">
            <text:p>23.996445</text:p>
          </table:table-cell>
          <table:table-cell office:value-type="float" office:value="291.04816" calcext:value-type="float">
            <text:p>291.04816</text:p>
          </table:table-cell>
          <table:table-cell office:value-type="float" office:value="23.99881" calcext:value-type="float">
            <text:p>23.99881</text:p>
          </table:table-cell>
          <table:table-cell office:value-type="float" office:value="273.50894" calcext:value-type="float">
            <text:p>273.50894</text:p>
          </table:table-cell>
          <table:table-cell office:value-type="float" office:value="23.991667" calcext:value-type="float">
            <text:p>23.991667</text:p>
          </table:table-cell>
          <table:table-cell office:value-type="float" office:value="320.3808" calcext:value-type="float">
            <text:p>320.3808</text:p>
          </table:table-cell>
        </table:table-row>
        <table:table-row table:style-name="ro1">
          <table:table-cell table:number-columns-repeated="62" office:value-type="string" calcext:value-type="string">
            <text:p>nan</text:p>
          </table:table-cell>
          <table:table-cell office:value-type="float" office:value="23.996845" calcext:value-type="float">
            <text:p>23.996845</text:p>
          </table:table-cell>
          <table:table-cell office:value-type="float" office:value="205.37946" calcext:value-type="float">
            <text:p>205.37946</text:p>
          </table:table-cell>
          <table:table-cell office:value-type="float" office:value="23.997597" calcext:value-type="float">
            <text:p>23.997597</text:p>
          </table:table-cell>
          <table:table-cell office:value-type="float" office:value="291.04816" calcext:value-type="float">
            <text:p>291.04816</text:p>
          </table:table-cell>
          <table:table-cell office:value-type="float" office:value="23.999979" calcext:value-type="float">
            <text:p>23.999979</text:p>
          </table:table-cell>
          <table:table-cell office:value-type="float" office:value="273.544" calcext:value-type="float">
            <text:p>273.544</text:p>
          </table:table-cell>
          <table:table-cell office:value-type="float" office:value="24" calcext:value-type="float">
            <text:p>24</text:p>
          </table:table-cell>
          <table:table-cell office:value-type="float" office:value="320.3808" calcext:value-type="float">
            <text:p>320.3808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  <table:table-row table:style-name="ro1">
          <table:table-cell table:number-columns-repeated="70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1:38:56.540386805</dc:date>
    <meta:editing-duration>PT15M22S</meta:editing-duration>
    <meta:editing-cycles>2</meta:editing-cycles>
    <meta:generator>LibreOffice/24.2.1.2$Linux_X86_64 LibreOffice_project/420$Build-2</meta:generator>
    <meta:document-statistic meta:table-count="5" meta:cell-count="189569" meta:object-count="0"/>
  </office:meta>
</office:document-meta>
</file>